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9.344cm" svg:height="27.899cm" svg:x="10.209cm" svg:y="0.226cm">
            <draw:object draw:notify-on-update-of-ranges="Sheet1.C2:Sheet1.C2105 Sheet1.B1:Sheet1.B1 Sheet1.B2:Sheet1.B210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2]+[.B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3]+[.B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4]+[.B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5]+[.B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6]+[.B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7]+[.B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8]+[.B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9" calcext:value-type="float">
            <text:p>209</text:p>
          </table:table-cell>
          <table:table-cell table:formula="of:=[.C9]+[.B10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table:formula="of:=[.C10]+[.B11]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table:formula="of:=[.C11]+[.B12]"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4" calcext:value-type="float">
            <text:p>364</text:p>
          </table:table-cell>
          <table:table-cell table:formula="of:=[.C12]+[.B13]"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table:formula="of:=[.C13]+[.B14]"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table:formula="of:=[.C14]+[.B15]"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1" calcext:value-type="float">
            <text:p>181</text:p>
          </table:table-cell>
          <table:table-cell table:formula="of:=[.C15]+[.B16]"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table:formula="of:=[.C16]+[.B17]"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9" calcext:value-type="float">
            <text:p>179</text:p>
          </table:table-cell>
          <table:table-cell table:formula="of:=[.C17]+[.B18]"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2" calcext:value-type="float">
            <text:p>182</text:p>
          </table:table-cell>
          <table:table-cell table:formula="of:=[.C18]+[.B19]"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5" calcext:value-type="float">
            <text:p>185</text:p>
          </table:table-cell>
          <table:table-cell table:formula="of:=[.C19]+[.B20]"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4" calcext:value-type="float">
            <text:p>174</text:p>
          </table:table-cell>
          <table:table-cell table:formula="of:=[.C20]+[.B21]" office:value-type="float" office:value="2337" calcext:value-type="float">
            <text:p>23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table:formula="of:=[.C21]+[.B22]" office:value-type="float" office:value="2517" calcext:value-type="float">
            <text:p>25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2" calcext:value-type="float">
            <text:p>182</text:p>
          </table:table-cell>
          <table:table-cell table:formula="of:=[.C22]+[.B23]" office:value-type="float" office:value="2699" calcext:value-type="float">
            <text:p>26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9" calcext:value-type="float">
            <text:p>179</text:p>
          </table:table-cell>
          <table:table-cell table:formula="of:=[.C23]+[.B24]"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1" calcext:value-type="float">
            <text:p>181</text:p>
          </table:table-cell>
          <table:table-cell table:formula="of:=[.C24]+[.B25]" office:value-type="float" office:value="3059" calcext:value-type="float">
            <text:p>30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9" calcext:value-type="float">
            <text:p>179</text:p>
          </table:table-cell>
          <table:table-cell table:formula="of:=[.C25]+[.B26]"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8" calcext:value-type="float">
            <text:p>188</text:p>
          </table:table-cell>
          <table:table-cell table:formula="of:=[.C26]+[.B27]" office:value-type="float" office:value="3426" calcext:value-type="float">
            <text:p>34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2" calcext:value-type="float">
            <text:p>172</text:p>
          </table:table-cell>
          <table:table-cell table:formula="of:=[.C27]+[.B28]" office:value-type="float" office:value="3598" calcext:value-type="float">
            <text:p>35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1" calcext:value-type="float">
            <text:p>181</text:p>
          </table:table-cell>
          <table:table-cell table:formula="of:=[.C28]+[.B29]"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8" calcext:value-type="float">
            <text:p>368</text:p>
          </table:table-cell>
          <table:table-cell table:formula="of:=[.C29]+[.B30]" office:value-type="float" office:value="4147" calcext:value-type="float">
            <text:p>41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formula="of:=[.C30]+[.B31]" office:value-type="float" office:value="4317" calcext:value-type="float">
            <text:p>43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table:formula="of:=[.C31]+[.B32]" office:value-type="float" office:value="4497" calcext:value-type="float">
            <text:p>44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table:formula="of:=[.C32]+[.B33]" office:value-type="float" office:value="4677" calcext:value-type="float">
            <text:p>46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table:formula="of:=[.C33]+[.B34]" office:value-type="float" office:value="4858" calcext:value-type="float">
            <text:p>48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table:formula="of:=[.C34]+[.B35]" office:value-type="float" office:value="5038" calcext:value-type="float">
            <text:p>50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table:formula="of:=[.C35]+[.B36]" office:value-type="float" office:value="5218" calcext:value-type="float">
            <text:p>52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table:formula="of:=[.C36]+[.B37]" office:value-type="float" office:value="5398" calcext:value-type="float">
            <text:p>53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table:formula="of:=[.C37]+[.B38]" office:value-type="float" office:value="5578" calcext:value-type="float">
            <text:p>55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table:formula="of:=[.C38]+[.B39]" office:value-type="float" office:value="5758" calcext:value-type="float">
            <text:p>57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1" calcext:value-type="float">
            <text:p>181</text:p>
          </table:table-cell>
          <table:table-cell table:formula="of:=[.C39]+[.B40]" office:value-type="float" office:value="5939" calcext:value-type="float">
            <text:p>59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table:formula="of:=[.C40]+[.B41]" office:value-type="float" office:value="6119" calcext:value-type="float">
            <text:p>61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table:formula="of:=[.C41]+[.B42]" office:value-type="float" office:value="6299" calcext:value-type="float">
            <text:p>62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table:formula="of:=[.C42]+[.B43]" office:value-type="float" office:value="6479" calcext:value-type="float">
            <text:p>64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table:formula="of:=[.C43]+[.B44]" office:value-type="float" office:value="6659" calcext:value-type="float">
            <text:p>66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table:formula="of:=[.C44]+[.B45]" office:value-type="float" office:value="6839" calcext:value-type="float">
            <text:p>68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8" calcext:value-type="float">
            <text:p>188</text:p>
          </table:table-cell>
          <table:table-cell table:formula="of:=[.C45]+[.B46]" office:value-type="float" office:value="7027" calcext:value-type="float">
            <text:p>70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3" calcext:value-type="float">
            <text:p>173</text:p>
          </table:table-cell>
          <table:table-cell table:formula="of:=[.C46]+[.B47]"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table:formula="of:=[.C47]+[.B48]" office:value-type="float" office:value="7380" calcext:value-type="float">
            <text:p>73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9" calcext:value-type="float">
            <text:p>199</text:p>
          </table:table-cell>
          <table:table-cell table:formula="of:=[.C48]+[.B49]" office:value-type="float" office:value="7579" calcext:value-type="float">
            <text:p>75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table:formula="of:=[.C49]+[.B50]" office:value-type="float" office:value="7743" calcext:value-type="float">
            <text:p>77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9" calcext:value-type="float">
            <text:p>179</text:p>
          </table:table-cell>
          <table:table-cell table:formula="of:=[.C50]+[.B51]" office:value-type="float" office:value="7922" calcext:value-type="float">
            <text:p>79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1" calcext:value-type="float">
            <text:p>181</text:p>
          </table:table-cell>
          <table:table-cell table:formula="of:=[.C51]+[.B52]" office:value-type="float" office:value="8103" calcext:value-type="float">
            <text:p>81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8" calcext:value-type="float">
            <text:p>178</text:p>
          </table:table-cell>
          <table:table-cell table:formula="of:=[.C52]+[.B53]" office:value-type="float" office:value="8281" calcext:value-type="float">
            <text:p>828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table:formula="of:=[.C53]+[.B54]" office:value-type="float" office:value="8461" calcext:value-type="float">
            <text:p>84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1" calcext:value-type="float">
            <text:p>181</text:p>
          </table:table-cell>
          <table:table-cell table:formula="of:=[.C54]+[.B55]" office:value-type="float" office:value="8642" calcext:value-type="float">
            <text:p>86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table:formula="of:=[.C55]+[.B56]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table:formula="of:=[.C56]+[.B57]" office:value-type="float" office:value="9002" calcext:value-type="float">
            <text:p>900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table:formula="of:=[.C57]+[.B58]" office:value-type="float" office:value="9182" calcext:value-type="float">
            <text:p>91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table:formula="of:=[.C58]+[.B59]" office:value-type="float" office:value="9362" calcext:value-type="float">
            <text:p>93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table:formula="of:=[.C59]+[.B60]" office:value-type="float" office:value="9542" calcext:value-type="float">
            <text:p>95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1" calcext:value-type="float">
            <text:p>181</text:p>
          </table:table-cell>
          <table:table-cell table:formula="of:=[.C60]+[.B61]" office:value-type="float" office:value="9723" calcext:value-type="float">
            <text:p>97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table:formula="of:=[.C61]+[.B62]" office:value-type="float" office:value="9903" calcext:value-type="float">
            <text:p>99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table:formula="of:=[.C62]+[.B63]" office:value-type="float" office:value="10083" calcext:value-type="float">
            <text:p>100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table:formula="of:=[.C63]+[.B64]" office:value-type="float" office:value="10263" calcext:value-type="float">
            <text:p>102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1" calcext:value-type="float">
            <text:p>181</text:p>
          </table:table-cell>
          <table:table-cell table:formula="of:=[.C64]+[.B65]" office:value-type="float" office:value="10444" calcext:value-type="float">
            <text:p>104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9" calcext:value-type="float">
            <text:p>179</text:p>
          </table:table-cell>
          <table:table-cell table:formula="of:=[.C65]+[.B66]" office:value-type="float" office:value="10623" calcext:value-type="float">
            <text:p>106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4" calcext:value-type="float">
            <text:p>184</text:p>
          </table:table-cell>
          <table:table-cell table:formula="of:=[.C66]+[.B67]" office:value-type="float" office:value="10807" calcext:value-type="float">
            <text:p>108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7" calcext:value-type="float">
            <text:p>177</text:p>
          </table:table-cell>
          <table:table-cell table:formula="of:=[.C67]+[.B68]" office:value-type="float" office:value="10984" calcext:value-type="float">
            <text:p>109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2" calcext:value-type="float">
            <text:p>182</text:p>
          </table:table-cell>
          <table:table-cell table:formula="of:=[.C68]+[.B69]" office:value-type="float" office:value="11166" calcext:value-type="float">
            <text:p>111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8" calcext:value-type="float">
            <text:p>178</text:p>
          </table:table-cell>
          <table:table-cell table:formula="of:=[.C69]+[.B70]" office:value-type="float" office:value="11344" calcext:value-type="float">
            <text:p>113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4" calcext:value-type="float">
            <text:p>184</text:p>
          </table:table-cell>
          <table:table-cell table:formula="of:=[.C70]+[.B71]" office:value-type="float" office:value="11528" calcext:value-type="float">
            <text:p>115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7" calcext:value-type="float">
            <text:p>177</text:p>
          </table:table-cell>
          <table:table-cell table:formula="of:=[.C71]+[.B72]" office:value-type="float" office:value="11705" calcext:value-type="float">
            <text:p>117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table:formula="of:=[.C72]+[.B73]" office:value-type="float" office:value="11885" calcext:value-type="float">
            <text:p>118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table:formula="of:=[.C73]+[.B74]" office:value-type="float" office:value="12065" calcext:value-type="float">
            <text:p>120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table:formula="of:=[.C74]+[.B75]" office:value-type="float" office:value="12245" calcext:value-type="float">
            <text:p>122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9" calcext:value-type="float">
            <text:p>179</text:p>
          </table:table-cell>
          <table:table-cell table:formula="of:=[.C75]+[.B76]" office:value-type="float" office:value="12424" calcext:value-type="float">
            <text:p>124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2" calcext:value-type="float">
            <text:p>182</text:p>
          </table:table-cell>
          <table:table-cell table:formula="of:=[.C76]+[.B77]" office:value-type="float" office:value="12606" calcext:value-type="float">
            <text:p>126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9" calcext:value-type="float">
            <text:p>179</text:p>
          </table:table-cell>
          <table:table-cell table:formula="of:=[.C77]+[.B78]" office:value-type="float" office:value="12785" calcext:value-type="float">
            <text:p>127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1" calcext:value-type="float">
            <text:p>181</text:p>
          </table:table-cell>
          <table:table-cell table:formula="of:=[.C78]+[.B79]" office:value-type="float" office:value="12966" calcext:value-type="float">
            <text:p>129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0" calcext:value-type="float">
            <text:p>180</text:p>
          </table:table-cell>
          <table:table-cell table:formula="of:=[.C79]+[.B80]" office:value-type="float" office:value="13146" calcext:value-type="float">
            <text:p>131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formula="of:=[.C80]+[.B81]" office:value-type="float" office:value="13326" calcext:value-type="float">
            <text:p>133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  <table:table-cell table:formula="of:=[.C81]+[.B82]" office:value-type="float" office:value="13507" calcext:value-type="float">
            <text:p>135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9" calcext:value-type="float">
            <text:p>179</text:p>
          </table:table-cell>
          <table:table-cell table:formula="of:=[.C82]+[.B83]" office:value-type="float" office:value="13686" calcext:value-type="float">
            <text:p>136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table:formula="of:=[.C83]+[.B84]" office:value-type="float" office:value="13866" calcext:value-type="float">
            <text:p>1386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table:formula="of:=[.C84]+[.B85]" office:value-type="float" office:value="14046" calcext:value-type="float">
            <text:p>140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table:formula="of:=[.C85]+[.B86]" office:value-type="float" office:value="14226" calcext:value-type="float">
            <text:p>142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2" calcext:value-type="float">
            <text:p>182</text:p>
          </table:table-cell>
          <table:table-cell table:formula="of:=[.C86]+[.B87]" office:value-type="float" office:value="14408" calcext:value-type="float">
            <text:p>144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table:formula="of:=[.C87]+[.B88]" office:value-type="float" office:value="14588" calcext:value-type="float">
            <text:p>145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9" calcext:value-type="float">
            <text:p>179</text:p>
          </table:table-cell>
          <table:table-cell table:formula="of:=[.C88]+[.B89]" office:value-type="float" office:value="14767" calcext:value-type="float">
            <text:p>147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1" calcext:value-type="float">
            <text:p>181</text:p>
          </table:table-cell>
          <table:table-cell table:formula="of:=[.C89]+[.B90]" office:value-type="float" office:value="14948" calcext:value-type="float">
            <text:p>149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table:formula="of:=[.C90]+[.B91]" office:value-type="float" office:value="15127" calcext:value-type="float">
            <text:p>151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1" calcext:value-type="float">
            <text:p>181</text:p>
          </table:table-cell>
          <table:table-cell table:formula="of:=[.C91]+[.B92]" office:value-type="float" office:value="15308" calcext:value-type="float">
            <text:p>1530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  <table:table-cell table:formula="of:=[.C92]+[.B93]" office:value-type="float" office:value="15493" calcext:value-type="float">
            <text:p>154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8" calcext:value-type="float">
            <text:p>178</text:p>
          </table:table-cell>
          <table:table-cell table:formula="of:=[.C93]+[.B94]" office:value-type="float" office:value="15671" calcext:value-type="float">
            <text:p>156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1" calcext:value-type="float">
            <text:p>181</text:p>
          </table:table-cell>
          <table:table-cell table:formula="of:=[.C94]+[.B95]" office:value-type="float" office:value="15852" calcext:value-type="float">
            <text:p>158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8" calcext:value-type="float">
            <text:p>178</text:p>
          </table:table-cell>
          <table:table-cell table:formula="of:=[.C95]+[.B96]" office:value-type="float" office:value="16030" calcext:value-type="float">
            <text:p>1603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table:formula="of:=[.C96]+[.B97]" office:value-type="float" office:value="16210" calcext:value-type="float">
            <text:p>162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table:formula="of:=[.C97]+[.B98]" office:value-type="float" office:value="16390" calcext:value-type="float">
            <text:p>163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1" calcext:value-type="float">
            <text:p>181</text:p>
          </table:table-cell>
          <table:table-cell table:formula="of:=[.C98]+[.B99]" office:value-type="float" office:value="16571" calcext:value-type="float">
            <text:p>165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3" calcext:value-type="float">
            <text:p>183</text:p>
          </table:table-cell>
          <table:table-cell table:formula="of:=[.C99]+[.B100]" office:value-type="float" office:value="16754" calcext:value-type="float">
            <text:p>167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" calcext:value-type="float">
            <text:p>176</text:p>
          </table:table-cell>
          <table:table-cell table:formula="of:=[.C100]+[.B101]" office:value-type="float" office:value="16930" calcext:value-type="float">
            <text:p>169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table:formula="of:=[.C101]+[.B102]" office:value-type="float" office:value="17111" calcext:value-type="float">
            <text:p>171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table:formula="of:=[.C102]+[.B103]" office:value-type="float" office:value="17291" calcext:value-type="float">
            <text:p>1729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2" calcext:value-type="float">
            <text:p>182</text:p>
          </table:table-cell>
          <table:table-cell table:formula="of:=[.C103]+[.B104]" office:value-type="float" office:value="17473" calcext:value-type="float">
            <text:p>1747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0" calcext:value-type="float">
            <text:p>180</text:p>
          </table:table-cell>
          <table:table-cell table:formula="of:=[.C104]+[.B105]" office:value-type="float" office:value="17653" calcext:value-type="float">
            <text:p>1765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9" calcext:value-type="float">
            <text:p>179</text:p>
          </table:table-cell>
          <table:table-cell table:formula="of:=[.C105]+[.B106]" office:value-type="float" office:value="17832" calcext:value-type="float">
            <text:p>1783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table:formula="of:=[.C106]+[.B107]" office:value-type="float" office:value="18012" calcext:value-type="float">
            <text:p>180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table:formula="of:=[.C107]+[.B108]" office:value-type="float" office:value="18192" calcext:value-type="float">
            <text:p>1819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" calcext:value-type="float">
            <text:p>180</text:p>
          </table:table-cell>
          <table:table-cell table:formula="of:=[.C108]+[.B109]" office:value-type="float" office:value="18372" calcext:value-type="float">
            <text:p>1837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" calcext:value-type="float">
            <text:p>180</text:p>
          </table:table-cell>
          <table:table-cell table:formula="of:=[.C109]+[.B110]" office:value-type="float" office:value="18552" calcext:value-type="float">
            <text:p>185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table:formula="of:=[.C110]+[.B111]" office:value-type="float" office:value="18732" calcext:value-type="float">
            <text:p>1873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table:formula="of:=[.C111]+[.B112]" office:value-type="float" office:value="18912" calcext:value-type="float">
            <text:p>189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table:formula="of:=[.C112]+[.B113]" office:value-type="float" office:value="19092" calcext:value-type="float">
            <text:p>1909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1" calcext:value-type="float">
            <text:p>181</text:p>
          </table:table-cell>
          <table:table-cell table:formula="of:=[.C113]+[.B114]" office:value-type="float" office:value="19273" calcext:value-type="float">
            <text:p>1927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table:formula="of:=[.C114]+[.B115]" office:value-type="float" office:value="19453" calcext:value-type="float">
            <text:p>194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0" calcext:value-type="float">
            <text:p>180</text:p>
          </table:table-cell>
          <table:table-cell table:formula="of:=[.C115]+[.B116]" office:value-type="float" office:value="19633" calcext:value-type="float">
            <text:p>196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0" calcext:value-type="float">
            <text:p>180</text:p>
          </table:table-cell>
          <table:table-cell table:formula="of:=[.C116]+[.B117]" office:value-type="float" office:value="19813" calcext:value-type="float">
            <text:p>198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1" calcext:value-type="float">
            <text:p>181</text:p>
          </table:table-cell>
          <table:table-cell table:formula="of:=[.C117]+[.B118]" office:value-type="float" office:value="19994" calcext:value-type="float">
            <text:p>1999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9" calcext:value-type="float">
            <text:p>179</text:p>
          </table:table-cell>
          <table:table-cell table:formula="of:=[.C118]+[.B119]" office:value-type="float" office:value="20173" calcext:value-type="float">
            <text:p>2017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1" calcext:value-type="float">
            <text:p>181</text:p>
          </table:table-cell>
          <table:table-cell table:formula="of:=[.C119]+[.B120]" office:value-type="float" office:value="20354" calcext:value-type="float">
            <text:p>203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formula="of:=[.C120]+[.B121]" office:value-type="float" office:value="20534" calcext:value-type="float">
            <text:p>2053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0" calcext:value-type="float">
            <text:p>180</text:p>
          </table:table-cell>
          <table:table-cell table:formula="of:=[.C121]+[.B122]" office:value-type="float" office:value="20714" calcext:value-type="float">
            <text:p>2071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5" calcext:value-type="float">
            <text:p>215</text:p>
          </table:table-cell>
          <table:table-cell table:formula="of:=[.C122]+[.B123]" office:value-type="float" office:value="20929" calcext:value-type="float">
            <text:p>2092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table:formula="of:=[.C123]+[.B124]" office:value-type="float" office:value="21074" calcext:value-type="float">
            <text:p>2107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1" calcext:value-type="float">
            <text:p>181</text:p>
          </table:table-cell>
          <table:table-cell table:formula="of:=[.C124]+[.B125]" office:value-type="float" office:value="21255" calcext:value-type="float">
            <text:p>2125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table:formula="of:=[.C125]+[.B126]" office:value-type="float" office:value="21435" calcext:value-type="float">
            <text:p>214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0" calcext:value-type="float">
            <text:p>180</text:p>
          </table:table-cell>
          <table:table-cell table:formula="of:=[.C126]+[.B127]" office:value-type="float" office:value="21615" calcext:value-type="float">
            <text:p>216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80" calcext:value-type="float">
            <text:p>180</text:p>
          </table:table-cell>
          <table:table-cell table:formula="of:=[.C127]+[.B128]" office:value-type="float" office:value="21795" calcext:value-type="float">
            <text:p>217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1" calcext:value-type="float">
            <text:p>181</text:p>
          </table:table-cell>
          <table:table-cell table:formula="of:=[.C128]+[.B129]" office:value-type="float" office:value="21976" calcext:value-type="float">
            <text:p>219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81" calcext:value-type="float">
            <text:p>181</text:p>
          </table:table-cell>
          <table:table-cell table:formula="of:=[.C129]+[.B130]" office:value-type="float" office:value="22157" calcext:value-type="float">
            <text:p>2215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9" calcext:value-type="float">
            <text:p>179</text:p>
          </table:table-cell>
          <table:table-cell table:formula="of:=[.C130]+[.B131]" office:value-type="float" office:value="22336" calcext:value-type="float">
            <text:p>223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0" calcext:value-type="float">
            <text:p>180</text:p>
          </table:table-cell>
          <table:table-cell table:formula="of:=[.C131]+[.B132]" office:value-type="float" office:value="22516" calcext:value-type="float">
            <text:p>225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84" calcext:value-type="float">
            <text:p>184</text:p>
          </table:table-cell>
          <table:table-cell table:formula="of:=[.C132]+[.B133]" office:value-type="float" office:value="22700" calcext:value-type="float">
            <text:p>227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6" calcext:value-type="float">
            <text:p>176</text:p>
          </table:table-cell>
          <table:table-cell table:formula="of:=[.C133]+[.B134]" office:value-type="float" office:value="22876" calcext:value-type="float">
            <text:p>2287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8" calcext:value-type="float">
            <text:p>188</text:p>
          </table:table-cell>
          <table:table-cell table:formula="of:=[.C134]+[.B135]" office:value-type="float" office:value="23064" calcext:value-type="float">
            <text:p>230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72" calcext:value-type="float">
            <text:p>172</text:p>
          </table:table-cell>
          <table:table-cell table:formula="of:=[.C135]+[.B136]" office:value-type="float" office:value="23236" calcext:value-type="float">
            <text:p>232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1" calcext:value-type="float">
            <text:p>181</text:p>
          </table:table-cell>
          <table:table-cell table:formula="of:=[.C136]+[.B137]" office:value-type="float" office:value="23417" calcext:value-type="float">
            <text:p>2341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80" calcext:value-type="float">
            <text:p>180</text:p>
          </table:table-cell>
          <table:table-cell table:formula="of:=[.C137]+[.B138]" office:value-type="float" office:value="23597" calcext:value-type="float">
            <text:p>2359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1" calcext:value-type="float">
            <text:p>181</text:p>
          </table:table-cell>
          <table:table-cell table:formula="of:=[.C138]+[.B139]" office:value-type="float" office:value="23778" calcext:value-type="float">
            <text:p>2377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1" calcext:value-type="float">
            <text:p>181</text:p>
          </table:table-cell>
          <table:table-cell table:formula="of:=[.C139]+[.B140]" office:value-type="float" office:value="23959" calcext:value-type="float">
            <text:p>2395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formula="of:=[.C140]+[.B141]" office:value-type="float" office:value="24138" calcext:value-type="float">
            <text:p>241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formula="of:=[.C141]+[.B142]" office:value-type="float" office:value="24318" calcext:value-type="float">
            <text:p>243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83" calcext:value-type="float">
            <text:p>183</text:p>
          </table:table-cell>
          <table:table-cell table:formula="of:=[.C142]+[.B143]" office:value-type="float" office:value="24501" calcext:value-type="float">
            <text:p>245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8" calcext:value-type="float">
            <text:p>178</text:p>
          </table:table-cell>
          <table:table-cell table:formula="of:=[.C143]+[.B144]" office:value-type="float" office:value="24679" calcext:value-type="float">
            <text:p>2467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0" calcext:value-type="float">
            <text:p>180</text:p>
          </table:table-cell>
          <table:table-cell table:formula="of:=[.C144]+[.B145]" office:value-type="float" office:value="24859" calcext:value-type="float">
            <text:p>2485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table:formula="of:=[.C145]+[.B146]" office:value-type="float" office:value="25039" calcext:value-type="float">
            <text:p>250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9" calcext:value-type="float">
            <text:p>179</text:p>
          </table:table-cell>
          <table:table-cell table:formula="of:=[.C146]+[.B147]" office:value-type="float" office:value="25218" calcext:value-type="float">
            <text:p>252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1" calcext:value-type="float">
            <text:p>181</text:p>
          </table:table-cell>
          <table:table-cell table:formula="of:=[.C147]+[.B148]" office:value-type="float" office:value="25399" calcext:value-type="float">
            <text:p>2539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81" calcext:value-type="float">
            <text:p>181</text:p>
          </table:table-cell>
          <table:table-cell table:formula="of:=[.C148]+[.B149]" office:value-type="float" office:value="25580" calcext:value-type="float">
            <text:p>2558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0" calcext:value-type="float">
            <text:p>180</text:p>
          </table:table-cell>
          <table:table-cell table:formula="of:=[.C149]+[.B150]" office:value-type="float" office:value="25760" calcext:value-type="float">
            <text:p>257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1" calcext:value-type="float">
            <text:p>181</text:p>
          </table:table-cell>
          <table:table-cell table:formula="of:=[.C150]+[.B151]" office:value-type="float" office:value="25941" calcext:value-type="float">
            <text:p>2594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39" calcext:value-type="float">
            <text:p>239</text:p>
          </table:table-cell>
          <table:table-cell table:formula="of:=[.C151]+[.B152]" office:value-type="float" office:value="26180" calcext:value-type="float">
            <text:p>2618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table:formula="of:=[.C152]+[.B153]" office:value-type="float" office:value="26300" calcext:value-type="float">
            <text:p>263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0" calcext:value-type="float">
            <text:p>180</text:p>
          </table:table-cell>
          <table:table-cell table:formula="of:=[.C153]+[.B154]" office:value-type="float" office:value="26480" calcext:value-type="float">
            <text:p>2648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1" calcext:value-type="float">
            <text:p>181</text:p>
          </table:table-cell>
          <table:table-cell table:formula="of:=[.C154]+[.B155]" office:value-type="float" office:value="26661" calcext:value-type="float">
            <text:p>2666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0" calcext:value-type="float">
            <text:p>180</text:p>
          </table:table-cell>
          <table:table-cell table:formula="of:=[.C155]+[.B156]" office:value-type="float" office:value="26841" calcext:value-type="float">
            <text:p>2684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table:formula="of:=[.C156]+[.B157]" office:value-type="float" office:value="27026" calcext:value-type="float">
            <text:p>2702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  <table:table-cell table:formula="of:=[.C157]+[.B158]" office:value-type="float" office:value="27201" calcext:value-type="float">
            <text:p>272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0" calcext:value-type="float">
            <text:p>180</text:p>
          </table:table-cell>
          <table:table-cell table:formula="of:=[.C158]+[.B159]" office:value-type="float" office:value="27381" calcext:value-type="float">
            <text:p>2738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1" calcext:value-type="float">
            <text:p>181</text:p>
          </table:table-cell>
          <table:table-cell table:formula="of:=[.C159]+[.B160]" office:value-type="float" office:value="27562" calcext:value-type="float">
            <text:p>2756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table:formula="of:=[.C160]+[.B161]" office:value-type="float" office:value="27742" calcext:value-type="float">
            <text:p>2774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table:formula="of:=[.C161]+[.B162]" office:value-type="float" office:value="27922" calcext:value-type="float">
            <text:p>2792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2" calcext:value-type="float">
            <text:p>182</text:p>
          </table:table-cell>
          <table:table-cell table:formula="of:=[.C162]+[.B163]" office:value-type="float" office:value="28104" calcext:value-type="float">
            <text:p>2810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  <table:table-cell table:formula="of:=[.C163]+[.B164]" office:value-type="float" office:value="28281" calcext:value-type="float">
            <text:p>282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1" calcext:value-type="float">
            <text:p>181</text:p>
          </table:table-cell>
          <table:table-cell table:formula="of:=[.C164]+[.B165]" office:value-type="float" office:value="28462" calcext:value-type="float">
            <text:p>284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table:formula="of:=[.C165]+[.B166]" office:value-type="float" office:value="28642" calcext:value-type="float">
            <text:p>2864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table:formula="of:=[.C166]+[.B167]" office:value-type="float" office:value="28822" calcext:value-type="float">
            <text:p>2882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table:formula="of:=[.C167]+[.B168]" office:value-type="float" office:value="29003" calcext:value-type="float">
            <text:p>2900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9" calcext:value-type="float">
            <text:p>179</text:p>
          </table:table-cell>
          <table:table-cell table:formula="of:=[.C168]+[.B169]" office:value-type="float" office:value="29182" calcext:value-type="float">
            <text:p>29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  <table:table-cell table:formula="of:=[.C169]+[.B170]" office:value-type="float" office:value="29364" calcext:value-type="float">
            <text:p>293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1" calcext:value-type="float">
            <text:p>181</text:p>
          </table:table-cell>
          <table:table-cell table:formula="of:=[.C170]+[.B171]" office:value-type="float" office:value="29545" calcext:value-type="float">
            <text:p>2954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8" calcext:value-type="float">
            <text:p>178</text:p>
          </table:table-cell>
          <table:table-cell table:formula="of:=[.C171]+[.B172]" office:value-type="float" office:value="29723" calcext:value-type="float">
            <text:p>2972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table:formula="of:=[.C172]+[.B173]" office:value-type="float" office:value="29903" calcext:value-type="float">
            <text:p>2990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0" calcext:value-type="float">
            <text:p>180</text:p>
          </table:table-cell>
          <table:table-cell table:formula="of:=[.C173]+[.B174]" office:value-type="float" office:value="30083" calcext:value-type="float">
            <text:p>300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table:formula="of:=[.C174]+[.B175]" office:value-type="float" office:value="30263" calcext:value-type="float">
            <text:p>3026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table:formula="of:=[.C175]+[.B176]" office:value-type="float" office:value="30444" calcext:value-type="float">
            <text:p>3044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table:formula="of:=[.C176]+[.B177]" office:value-type="float" office:value="30624" calcext:value-type="float">
            <text:p>3062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table:formula="of:=[.C177]+[.B178]" office:value-type="float" office:value="30805" calcext:value-type="float">
            <text:p>308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1" calcext:value-type="float">
            <text:p>181</text:p>
          </table:table-cell>
          <table:table-cell table:formula="of:=[.C178]+[.B179]" office:value-type="float" office:value="30986" calcext:value-type="float">
            <text:p>30986</text:p>
          </table:table-cell>
        </table:table-row>
        <table:table-row table:style-name="ro1">
          <table:table-cell table:number-columns-repeated="2" office:value-type="float" office:value="179" calcext:value-type="float">
            <text:p>179</text:p>
          </table:table-cell>
          <table:table-cell table:formula="of:=[.C179]+[.B180]" office:value-type="float" office:value="31165" calcext:value-type="float">
            <text:p>31165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table:formula="of:=[.C180]+[.B181]" office:value-type="float" office:value="31345" calcext:value-type="float">
            <text:p>31345</text:p>
          </table:table-cell>
        </table:table-row>
        <table:table-row table:style-name="ro1">
          <table:table-cell table:number-columns-repeated="2" office:value-type="float" office:value="181" calcext:value-type="float">
            <text:p>181</text:p>
          </table:table-cell>
          <table:table-cell table:formula="of:=[.C181]+[.B182]" office:value-type="float" office:value="31526" calcext:value-type="float">
            <text:p>3152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formula="of:=[.C182]+[.B183]" office:value-type="float" office:value="31705" calcext:value-type="float">
            <text:p>317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table:formula="of:=[.C183]+[.B184]" office:value-type="float" office:value="31891" calcext:value-type="float">
            <text:p>3189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[.C184]+[.B185]" office:value-type="float" office:value="31891" calcext:value-type="float">
            <text:p>3189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  <table:table-cell table:formula="of:=[.C185]+[.B186]" office:value-type="float" office:value="31899" calcext:value-type="float">
            <text:p>3189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  <table:table-cell table:formula="of:=[.C186]+[.B187]" office:value-type="float" office:value="31915" calcext:value-type="float">
            <text:p>319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table:formula="of:=[.C187]+[.B188]" office:value-type="float" office:value="31919" calcext:value-type="float">
            <text:p>3191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 table:formula="of:=[.C188]+[.B189]" office:value-type="float" office:value="31932" calcext:value-type="float">
            <text:p>3193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" calcext:value-type="float">
            <text:p>17</text:p>
          </table:table-cell>
          <table:table-cell table:formula="of:=[.C189]+[.B190]" office:value-type="float" office:value="31949" calcext:value-type="float">
            <text:p>3194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formula="of:=[.C190]+[.B191]" office:value-type="float" office:value="31951" calcext:value-type="float">
            <text:p>3195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table:formula="of:=[.C191]+[.B192]" office:value-type="float" office:value="31965" calcext:value-type="float">
            <text:p>3196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formula="of:=[.C192]+[.B193]" office:value-type="float" office:value="31969" calcext:value-type="float">
            <text:p>3196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" calcext:value-type="float">
            <text:p>13</text:p>
          </table:table-cell>
          <table:table-cell table:formula="of:=[.C193]+[.B194]" office:value-type="float" office:value="31982" calcext:value-type="float">
            <text:p>3198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" calcext:value-type="float">
            <text:p>22</text:p>
          </table:table-cell>
          <table:table-cell table:formula="of:=[.C194]+[.B195]" office:value-type="float" office:value="32004" calcext:value-type="float">
            <text:p>3200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[.C195]+[.B196]" office:value-type="float" office:value="32004" calcext:value-type="float">
            <text:p>320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96]+[.B197]" office:value-type="float" office:value="32009" calcext:value-type="float">
            <text:p>3200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  <table:table-cell table:formula="of:=[.C197]+[.B198]" office:value-type="float" office:value="32019" calcext:value-type="float">
            <text:p>3201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[.C198]+[.B199]" office:value-type="float" office:value="32035" calcext:value-type="float">
            <text:p>3203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table:formula="of:=[.C199]+[.B200]" office:value-type="float" office:value="32050" calcext:value-type="float">
            <text:p>320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C200]+[.B201]" office:value-type="float" office:value="32050" calcext:value-type="float">
            <text:p>3205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  <table:table-cell table:formula="of:=[.C201]+[.B202]" office:value-type="float" office:value="32070" calcext:value-type="float">
            <text:p>3207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formula="of:=[.C202]+[.B203]" office:value-type="float" office:value="32070" calcext:value-type="float">
            <text:p>3207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" calcext:value-type="float">
            <text:p>9</text:p>
          </table:table-cell>
          <table:table-cell table:formula="of:=[.C203]+[.B204]" office:value-type="float" office:value="32079" calcext:value-type="float">
            <text:p>3207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0" calcext:value-type="float">
            <text:p>30</text:p>
          </table:table-cell>
          <table:table-cell table:formula="of:=[.C204]+[.B205]" office:value-type="float" office:value="32109" calcext:value-type="float">
            <text:p>3210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formula="of:=[.C205]+[.B206]" office:value-type="float" office:value="32110" calcext:value-type="float">
            <text:p>321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formula="of:=[.C206]+[.B207]" office:value-type="float" office:value="32110" calcext:value-type="float">
            <text:p>3211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9" calcext:value-type="float">
            <text:p>39</text:p>
          </table:table-cell>
          <table:table-cell table:formula="of:=[.C207]+[.B208]" office:value-type="float" office:value="32149" calcext:value-type="float">
            <text:p>3214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formula="of:=[.C208]+[.B209]" office:value-type="float" office:value="32149" calcext:value-type="float">
            <text:p>3214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formula="of:=[.C209]+[.B210]" office:value-type="float" office:value="32150" calcext:value-type="float">
            <text:p>3215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C210]+[.B211]" office:value-type="float" office:value="32150" calcext:value-type="float">
            <text:p>3215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table:formula="of:=[.C211]+[.B212]" office:value-type="float" office:value="32160" calcext:value-type="float">
            <text:p>3216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table:formula="of:=[.C212]+[.B213]" office:value-type="float" office:value="32170" calcext:value-type="float">
            <text:p>3217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table:formula="of:=[.C213]+[.B214]" office:value-type="float" office:value="32188" calcext:value-type="float">
            <text:p>3218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formula="of:=[.C214]+[.B215]" office:value-type="float" office:value="32189" calcext:value-type="float">
            <text:p>3218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table:formula="of:=[.C215]+[.B216]" office:value-type="float" office:value="32199" calcext:value-type="float">
            <text:p>3219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table:formula="of:=[.C216]+[.B217]" office:value-type="float" office:value="32221" calcext:value-type="float">
            <text:p>3222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formula="of:=[.C217]+[.B218]" office:value-type="float" office:value="32222" calcext:value-type="float">
            <text:p>3222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table:formula="of:=[.C218]+[.B219]" office:value-type="float" office:value="32230" calcext:value-type="float">
            <text:p>3223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7" calcext:value-type="float">
            <text:p>27</text:p>
          </table:table-cell>
          <table:table-cell table:formula="of:=[.C219]+[.B220]" office:value-type="float" office:value="32257" calcext:value-type="float">
            <text:p>3225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formula="of:=[.C220]+[.B221]" office:value-type="float" office:value="32258" calcext:value-type="float">
            <text:p>3225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table:formula="of:=[.C221]+[.B222]" office:value-type="float" office:value="32263" calcext:value-type="float">
            <text:p>3226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" calcext:value-type="float">
            <text:p>7</text:p>
          </table:table-cell>
          <table:table-cell table:formula="of:=[.C222]+[.B223]" office:value-type="float" office:value="32270" calcext:value-type="float">
            <text:p>3227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3" calcext:value-type="float">
            <text:p>23</text:p>
          </table:table-cell>
          <table:table-cell table:formula="of:=[.C223]+[.B224]" office:value-type="float" office:value="32293" calcext:value-type="float">
            <text:p>3229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formula="of:=[.C224]+[.B225]" office:value-type="float" office:value="32293" calcext:value-type="float">
            <text:p>3229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table:formula="of:=[.C225]+[.B226]" office:value-type="float" office:value="32303" calcext:value-type="float">
            <text:p>3230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" calcext:value-type="float">
            <text:p>23</text:p>
          </table:table-cell>
          <table:table-cell table:formula="of:=[.C226]+[.B227]" office:value-type="float" office:value="32326" calcext:value-type="float">
            <text:p>323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formula="of:=[.C227]+[.B228]" office:value-type="float" office:value="32327" calcext:value-type="float">
            <text:p>323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table:formula="of:=[.C228]+[.B229]" office:value-type="float" office:value="32330" calcext:value-type="float">
            <text:p>323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table:formula="of:=[.C229]+[.B230]" office:value-type="float" office:value="32360" calcext:value-type="float">
            <text:p>3236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[.C230]+[.B231]" office:value-type="float" office:value="32360" calcext:value-type="float">
            <text:p>3236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table:formula="of:=[.C231]+[.B232]" office:value-type="float" office:value="32365" calcext:value-type="float">
            <text:p>3236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9" calcext:value-type="float">
            <text:p>29</text:p>
          </table:table-cell>
          <table:table-cell table:formula="of:=[.C232]+[.B233]" office:value-type="float" office:value="32394" calcext:value-type="float">
            <text:p>323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formula="of:=[.C233]+[.B234]" office:value-type="float" office:value="32395" calcext:value-type="float">
            <text:p>3239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table:formula="of:=[.C234]+[.B235]" office:value-type="float" office:value="32401" calcext:value-type="float">
            <text:p>3240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6" calcext:value-type="float">
            <text:p>26</text:p>
          </table:table-cell>
          <table:table-cell table:formula="of:=[.C235]+[.B236]" office:value-type="float" office:value="32427" calcext:value-type="float">
            <text:p>3242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formula="of:=[.C236]+[.B237]" office:value-type="float" office:value="32428" calcext:value-type="float">
            <text:p>3242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table:formula="of:=[.C237]+[.B238]" office:value-type="float" office:value="32432" calcext:value-type="float">
            <text:p>3243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1" calcext:value-type="float">
            <text:p>31</text:p>
          </table:table-cell>
          <table:table-cell table:formula="of:=[.C238]+[.B239]" office:value-type="float" office:value="32463" calcext:value-type="float">
            <text:p>3246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[.C239]+[.B240]" office:value-type="float" office:value="32463" calcext:value-type="float">
            <text:p>3246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[.C240]+[.B241]" office:value-type="float" office:value="32463" calcext:value-type="float">
            <text:p>3246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3" calcext:value-type="float">
            <text:p>33</text:p>
          </table:table-cell>
          <table:table-cell table:formula="of:=[.C241]+[.B242]" office:value-type="float" office:value="32496" calcext:value-type="float">
            <text:p>3249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formula="of:=[.C242]+[.B243]" office:value-type="float" office:value="32496" calcext:value-type="float">
            <text:p>3249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formula="of:=[.C243]+[.B244]" office:value-type="float" office:value="32496" calcext:value-type="float">
            <text:p>3249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table:formula="of:=[.C244]+[.B245]" office:value-type="float" office:value="32500" calcext:value-type="float">
            <text:p>325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8" calcext:value-type="float">
            <text:p>18</text:p>
          </table:table-cell>
          <table:table-cell table:formula="of:=[.C245]+[.B246]" office:value-type="float" office:value="32518" calcext:value-type="float">
            <text:p>325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table:formula="of:=[.C246]+[.B247]" office:value-type="float" office:value="32520" calcext:value-type="float">
            <text:p>3252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table:formula="of:=[.C247]+[.B248]" office:value-type="float" office:value="32530" calcext:value-type="float">
            <text:p>3253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3" calcext:value-type="float">
            <text:p>33</text:p>
          </table:table-cell>
          <table:table-cell table:formula="of:=[.C248]+[.B249]" office:value-type="float" office:value="32563" calcext:value-type="float">
            <text:p>3256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formula="of:=[.C249]+[.B250]" office:value-type="float" office:value="32563" calcext:value-type="float">
            <text:p>3256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C250]+[.B251]" office:value-type="float" office:value="32564" calcext:value-type="float">
            <text:p>3256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table:formula="of:=[.C251]+[.B252]" office:value-type="float" office:value="32571" calcext:value-type="float">
            <text:p>3257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table:formula="of:=[.C252]+[.B253]" office:value-type="float" office:value="32581" calcext:value-type="float">
            <text:p>3258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3" calcext:value-type="float">
            <text:p>23</text:p>
          </table:table-cell>
          <table:table-cell table:formula="of:=[.C253]+[.B254]" office:value-type="float" office:value="32604" calcext:value-type="float">
            <text:p>3260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table:formula="of:=[.C254]+[.B255]" office:value-type="float" office:value="32606" calcext:value-type="float">
            <text:p>326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formula="of:=[.C255]+[.B256]" office:value-type="float" office:value="32610" calcext:value-type="float">
            <text:p>3261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table:formula="of:=[.C256]+[.B257]" office:value-type="float" office:value="32636" calcext:value-type="float">
            <text:p>3263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formula="of:=[.C257]+[.B258]" office:value-type="float" office:value="32637" calcext:value-type="float">
            <text:p>3263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  <table:table-cell table:formula="of:=[.C258]+[.B259]" office:value-type="float" office:value="32642" calcext:value-type="float">
            <text:p>3264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" calcext:value-type="float">
            <text:p>10</text:p>
          </table:table-cell>
          <table:table-cell table:formula="of:=[.C259]+[.B260]" office:value-type="float" office:value="32652" calcext:value-type="float">
            <text:p>3265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8" calcext:value-type="float">
            <text:p>28</text:p>
          </table:table-cell>
          <table:table-cell table:formula="of:=[.C260]+[.B261]" office:value-type="float" office:value="32680" calcext:value-type="float">
            <text:p>3268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formula="of:=[.C261]+[.B262]" office:value-type="float" office:value="32680" calcext:value-type="float">
            <text:p>3268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[.C262]+[.B263]" office:value-type="float" office:value="32680" calcext:value-type="float">
            <text:p>3268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5" calcext:value-type="float">
            <text:p>25</text:p>
          </table:table-cell>
          <table:table-cell table:formula="of:=[.C263]+[.B264]" office:value-type="float" office:value="32705" calcext:value-type="float">
            <text:p>3270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formula="of:=[.C264]+[.B265]" office:value-type="float" office:value="32706" calcext:value-type="float">
            <text:p>3270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table:formula="of:=[.C265]+[.B266]" office:value-type="float" office:value="32710" calcext:value-type="float">
            <text:p>3271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7" calcext:value-type="float">
            <text:p>27</text:p>
          </table:table-cell>
          <table:table-cell table:formula="of:=[.C266]+[.B267]" office:value-type="float" office:value="32737" calcext:value-type="float">
            <text:p>3273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formula="of:=[.C267]+[.B268]" office:value-type="float" office:value="32737" calcext:value-type="float">
            <text:p>3273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table:formula="of:=[.C268]+[.B269]" office:value-type="float" office:value="32741" calcext:value-type="float">
            <text:p>3274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" calcext:value-type="float">
            <text:p>9</text:p>
          </table:table-cell>
          <table:table-cell table:formula="of:=[.C269]+[.B270]"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" calcext:value-type="float">
            <text:p>27</text:p>
          </table:table-cell>
          <table:table-cell table:formula="of:=[.C270]+[.B271]" office:value-type="float" office:value="32777" calcext:value-type="float">
            <text:p>3277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[.C271]+[.B272]" office:value-type="float" office:value="32777" calcext:value-type="float">
            <text:p>3277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  <table:table-cell table:formula="of:=[.C272]+[.B273]" office:value-type="float" office:value="32786" calcext:value-type="float">
            <text:p>3278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" calcext:value-type="float">
            <text:p>9</text:p>
          </table:table-cell>
          <table:table-cell table:formula="of:=[.C273]+[.B274]" office:value-type="float" office:value="32795" calcext:value-type="float">
            <text:p>3279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8" calcext:value-type="float">
            <text:p>28</text:p>
          </table:table-cell>
          <table:table-cell table:formula="of:=[.C274]+[.B275]" office:value-type="float" office:value="32823" calcext:value-type="float">
            <text:p>3282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[.C275]+[.B276]" office:value-type="float" office:value="32823" calcext:value-type="float">
            <text:p>3282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[.C276]+[.B277]" office:value-type="float" office:value="32823" calcext:value-type="float">
            <text:p>3282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  <table:table-cell table:formula="of:=[.C277]+[.B278]" office:value-type="float" office:value="32830" calcext:value-type="float">
            <text:p>3283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8" calcext:value-type="float">
            <text:p>28</text:p>
          </table:table-cell>
          <table:table-cell table:formula="of:=[.C278]+[.B279]" office:value-type="float" office:value="32858" calcext:value-type="float">
            <text:p>3285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C279]+[.B280]" office:value-type="float" office:value="32858" calcext:value-type="float">
            <text:p>3285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table:formula="of:=[.C280]+[.B281]" office:value-type="float" office:value="32863" calcext:value-type="float">
            <text:p>3286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2" calcext:value-type="float">
            <text:p>32</text:p>
          </table:table-cell>
          <table:table-cell table:formula="of:=[.C281]+[.B282]" office:value-type="float" office:value="32895" calcext:value-type="float">
            <text:p>3289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formula="of:=[.C282]+[.B283]" office:value-type="float" office:value="32896" calcext:value-type="float">
            <text:p>3289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formula="of:=[.C283]+[.B284]" office:value-type="float" office:value="32896" calcext:value-type="float">
            <text:p>3289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6" calcext:value-type="float">
            <text:p>26</text:p>
          </table:table-cell>
          <table:table-cell table:formula="of:=[.C284]+[.B285]" office:value-type="float" office:value="32922" calcext:value-type="float">
            <text:p>3292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[.C285]+[.B286]" office:value-type="float" office:value="32922" calcext:value-type="float">
            <text:p>3292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formula="of:=[.C286]+[.B287]" office:value-type="float" office:value="32922" calcext:value-type="float">
            <text:p>3292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  <table:table-cell table:formula="of:=[.C287]+[.B288]" office:value-type="float" office:value="32930" calcext:value-type="float">
            <text:p>3293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4" calcext:value-type="float">
            <text:p>34</text:p>
          </table:table-cell>
          <table:table-cell table:formula="of:=[.C288]+[.B289]" office:value-type="float" office:value="32964" calcext:value-type="float">
            <text:p>3296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formula="of:=[.C289]+[.B290]" office:value-type="float" office:value="32965" calcext:value-type="float">
            <text:p>3296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table:formula="of:=[.C290]+[.B291]" office:value-type="float" office:value="32970" calcext:value-type="float">
            <text:p>3297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table:formula="of:=[.C291]+[.B292]" office:value-type="float" office:value="32972" calcext:value-type="float">
            <text:p>3297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" calcext:value-type="float">
            <text:p>9</text:p>
          </table:table-cell>
          <table:table-cell table:formula="of:=[.C292]+[.B293]" office:value-type="float" office:value="32981" calcext:value-type="float">
            <text:p>3298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2" calcext:value-type="float">
            <text:p>32</text:p>
          </table:table-cell>
          <table:table-cell table:formula="of:=[.C293]+[.B294]" office:value-type="float" office:value="33013" calcext:value-type="float">
            <text:p>3301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formula="of:=[.C294]+[.B295]" office:value-type="float" office:value="33013" calcext:value-type="float">
            <text:p>3301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.C295]+[.B296]" office:value-type="float" office:value="33013" calcext:value-type="float">
            <text:p>3301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1" calcext:value-type="float">
            <text:p>31</text:p>
          </table:table-cell>
          <table:table-cell table:formula="of:=[.C296]+[.B297]" office:value-type="float" office:value="33044" calcext:value-type="float">
            <text:p>3304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formula="of:=[.C297]+[.B298]" office:value-type="float" office:value="33045" calcext:value-type="float">
            <text:p>3304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[.C298]+[.B299]" office:value-type="float" office:value="33045" calcext:value-type="float">
            <text:p>3304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table:formula="of:=[.C299]+[.B300]" office:value-type="float" office:value="33051" calcext:value-type="float">
            <text:p>330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table:formula="of:=[.C300]+[.B301]" office:value-type="float" office:value="33081" calcext:value-type="float">
            <text:p>3308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[.C301]+[.B302]" office:value-type="float" office:value="33081" calcext:value-type="float">
            <text:p>3308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formula="of:=[.C302]+[.B303]" office:value-type="float" office:value="33087" calcext:value-type="float">
            <text:p>3308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table:formula="of:=[.C303]+[.B304]" office:value-type="float" office:value="33090" calcext:value-type="float">
            <text:p>3309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" calcext:value-type="float">
            <text:p>11</text:p>
          </table:table-cell>
          <table:table-cell table:formula="of:=[.C304]+[.B305]" office:value-type="float" office:value="33101" calcext:value-type="float">
            <text:p>331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7" calcext:value-type="float">
            <text:p>27</text:p>
          </table:table-cell>
          <table:table-cell table:formula="of:=[.C305]+[.B306]" office:value-type="float" office:value="33128" calcext:value-type="float">
            <text:p>3312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formula="of:=[.C306]+[.B307]" office:value-type="float" office:value="33129" calcext:value-type="float">
            <text:p>3312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  <table:table-cell table:formula="of:=[.C307]+[.B308]" office:value-type="float" office:value="33132" calcext:value-type="float">
            <text:p>3313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2" calcext:value-type="float">
            <text:p>52</text:p>
          </table:table-cell>
          <table:table-cell table:formula="of:=[.C308]+[.B309]" office:value-type="float" office:value="33184" calcext:value-type="float">
            <text:p>3318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formula="of:=[.C309]+[.B310]" office:value-type="float" office:value="33184" calcext:value-type="float">
            <text:p>3318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formula="of:=[.C310]+[.B311]" office:value-type="float" office:value="33185" calcext:value-type="float">
            <text:p>3318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formula="of:=[.C311]+[.B312]" office:value-type="float" office:value="33186" calcext:value-type="float">
            <text:p>3318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formula="of:=[.C312]+[.B313]" office:value-type="float" office:value="33187" calcext:value-type="float">
            <text:p>3318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" calcext:value-type="float">
            <text:p>9</text:p>
          </table:table-cell>
          <table:table-cell table:formula="of:=[.C313]+[.B314]" office:value-type="float" office:value="33196" calcext:value-type="float">
            <text:p>3319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7" calcext:value-type="float">
            <text:p>107</text:p>
          </table:table-cell>
          <table:table-cell table:formula="of:=[.C314]+[.B315]" office:value-type="float" office:value="33303" calcext:value-type="float">
            <text:p>3330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formula="of:=[.C315]+[.B316]" office:value-type="float" office:value="33304" calcext:value-type="float">
            <text:p>3330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formula="of:=[.C316]+[.B317]" office:value-type="float" office:value="33304" calcext:value-type="float">
            <text:p>3330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formula="of:=[.C317]+[.B318]" office:value-type="float" office:value="33305" calcext:value-type="float">
            <text:p>333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[.C318]+[.B319]" office:value-type="float" office:value="33305" calcext:value-type="float">
            <text:p>3330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table:formula="of:=[.C319]+[.B320]" office:value-type="float" office:value="33306" calcext:value-type="float">
            <text:p>3330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[.C320]+[.B321]" office:value-type="float" office:value="33306" calcext:value-type="float">
            <text:p>3330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formula="of:=[.C321]+[.B322]" office:value-type="float" office:value="33306" calcext:value-type="float">
            <text:p>3330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table:formula="of:=[.C322]+[.B323]" office:value-type="float" office:value="33307" calcext:value-type="float">
            <text:p>3330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[.C323]+[.B324]" office:value-type="float" office:value="33307" calcext:value-type="float">
            <text:p>3330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" calcext:value-type="float">
            <text:p>14</text:p>
          </table:table-cell>
          <table:table-cell table:formula="of:=[.C324]+[.B325]" office:value-type="float" office:value="33321" calcext:value-type="float">
            <text:p>3332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table:formula="of:=[.C325]+[.B326]" office:value-type="float" office:value="33328" calcext:value-type="float">
            <text:p>3332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table:formula="of:=[.C326]+[.B327]" office:value-type="float" office:value="33331" calcext:value-type="float">
            <text:p>3333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6" calcext:value-type="float">
            <text:p>96</text:p>
          </table:table-cell>
          <table:table-cell table:formula="of:=[.C327]+[.B328]" office:value-type="float" office:value="33427" calcext:value-type="float">
            <text:p>334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formula="of:=[.C328]+[.B329]" office:value-type="float" office:value="33428" calcext:value-type="float">
            <text:p>334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[.C329]+[.B330]" office:value-type="float" office:value="33428" calcext:value-type="float">
            <text:p>3342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[.C330]+[.B331]" office:value-type="float" office:value="33428" calcext:value-type="float">
            <text:p>3342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table:formula="of:=[.C331]+[.B332]" office:value-type="float" office:value="33429" calcext:value-type="float">
            <text:p>3342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[.C332]+[.B333]" office:value-type="float" office:value="33429" calcext:value-type="float">
            <text:p>3342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[.C333]+[.B334]" office:value-type="float" office:value="33429" calcext:value-type="float">
            <text:p>3342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formula="of:=[.C334]+[.B335]" office:value-type="float" office:value="33430" calcext:value-type="float">
            <text:p>3343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[.C335]+[.B336]" office:value-type="float" office:value="33430" calcext:value-type="float">
            <text:p>3343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" calcext:value-type="float">
            <text:p>9</text:p>
          </table:table-cell>
          <table:table-cell table:formula="of:=[.C336]+[.B337]" office:value-type="float" office:value="33439" calcext:value-type="float">
            <text:p>3343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  <table:table-cell table:formula="of:=[.C337]+[.B338]" office:value-type="float" office:value="33444" calcext:value-type="float">
            <text:p>3344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5" calcext:value-type="float">
            <text:p>25</text:p>
          </table:table-cell>
          <table:table-cell table:formula="of:=[.C338]+[.B339]" office:value-type="float" office:value="33469" calcext:value-type="float">
            <text:p>3346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[.C339]+[.B340]" office:value-type="float" office:value="33469" calcext:value-type="float">
            <text:p>3346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table:formula="of:=[.C340]+[.B341]" office:value-type="float" office:value="33472" calcext:value-type="float">
            <text:p>3347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" calcext:value-type="float">
            <text:p>9</text:p>
          </table:table-cell>
          <table:table-cell table:formula="of:=[.C341]+[.B342]" office:value-type="float" office:value="33481" calcext:value-type="float">
            <text:p>3348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0" calcext:value-type="float">
            <text:p>30</text:p>
          </table:table-cell>
          <table:table-cell table:formula="of:=[.C342]+[.B343]" office:value-type="float" office:value="33511" calcext:value-type="float">
            <text:p>3351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[.C343]+[.B344]" office:value-type="float" office:value="33511" calcext:value-type="float">
            <text:p>3351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formula="of:=[.C344]+[.B345]" office:value-type="float" office:value="33512" calcext:value-type="float">
            <text:p>3351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" calcext:value-type="float">
            <text:p>9</text:p>
          </table:table-cell>
          <table:table-cell table:formula="of:=[.C345]+[.B346]" office:value-type="float" office:value="33521" calcext:value-type="float">
            <text:p>3352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table:formula="of:=[.C346]+[.B347]" office:value-type="float" office:value="33531" calcext:value-type="float">
            <text:p>3353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2" calcext:value-type="float">
            <text:p>42</text:p>
          </table:table-cell>
          <table:table-cell table:formula="of:=[.C347]+[.B348]" office:value-type="float" office:value="33573" calcext:value-type="float">
            <text:p>3357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C348]+[.B349]" office:value-type="float" office:value="33573" calcext:value-type="float">
            <text:p>3357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table:formula="of:=[.C349]+[.B350]" office:value-type="float" office:value="33574" calcext:value-type="float">
            <text:p>3357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[.C350]+[.B351]" office:value-type="float" office:value="33574" calcext:value-type="float">
            <text:p>3357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  <table:table-cell table:formula="of:=[.C351]+[.B352]" office:value-type="float" office:value="33581" calcext:value-type="float">
            <text:p>3358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table:formula="of:=[.C352]+[.B353]" office:value-type="float" office:value="33624" calcext:value-type="float">
            <text:p>3362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formula="of:=[.C353]+[.B354]" office:value-type="float" office:value="33624" calcext:value-type="float">
            <text:p>3362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formula="of:=[.C354]+[.B355]" office:value-type="float" office:value="33625" calcext:value-type="float">
            <text:p>3362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formula="of:=[.C355]+[.B356]" office:value-type="float" office:value="33625" calcext:value-type="float">
            <text:p>3362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table:formula="of:=[.C356]+[.B357]" office:value-type="float" office:value="33632" calcext:value-type="float">
            <text:p>3363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5" calcext:value-type="float">
            <text:p>45</text:p>
          </table:table-cell>
          <table:table-cell table:formula="of:=[.C357]+[.B358]" office:value-type="float" office:value="33677" calcext:value-type="float">
            <text:p>3367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formula="of:=[.C358]+[.B359]" office:value-type="float" office:value="33678" calcext:value-type="float">
            <text:p>3367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formula="of:=[.C359]+[.B360]" office:value-type="float" office:value="33679" calcext:value-type="float">
            <text:p>3367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formula="of:=[.C360]+[.B361]" office:value-type="float" office:value="33680" calcext:value-type="float">
            <text:p>3368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table:formula="of:=[.C361]+[.B362]" office:value-type="float" office:value="33692" calcext:value-type="float">
            <text:p>3369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  <table:table-cell table:formula="of:=[.C362]+[.B363]" office:value-type="float" office:value="33694" calcext:value-type="float">
            <text:p>3369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" calcext:value-type="float">
            <text:p>29</text:p>
          </table:table-cell>
          <table:table-cell table:formula="of:=[.C363]+[.B364]" office:value-type="float" office:value="33723" calcext:value-type="float">
            <text:p>3372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[.C364]+[.B365]" office:value-type="float" office:value="33723" calcext:value-type="float">
            <text:p>3372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formula="of:=[.C365]+[.B366]" office:value-type="float" office:value="33723" calcext:value-type="float">
            <text:p>3372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" calcext:value-type="float">
            <text:p>8</text:p>
          </table:table-cell>
          <table:table-cell table:formula="of:=[.C366]+[.B367]" office:value-type="float" office:value="33731" calcext:value-type="float">
            <text:p>3373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4" calcext:value-type="float">
            <text:p>24</text:p>
          </table:table-cell>
          <table:table-cell table:formula="of:=[.C367]+[.B368]" office:value-type="float" office:value="33755" calcext:value-type="float">
            <text:p>3375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formula="of:=[.C368]+[.B369]" office:value-type="float" office:value="33755" calcext:value-type="float">
            <text:p>3375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table:formula="of:=[.C369]+[.B370]" office:value-type="float" office:value="33761" calcext:value-type="float">
            <text:p>3376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" calcext:value-type="float">
            <text:p>25</text:p>
          </table:table-cell>
          <table:table-cell table:formula="of:=[.C370]+[.B371]" office:value-type="float" office:value="33786" calcext:value-type="float">
            <text:p>3378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[.C371]+[.B372]" office:value-type="float" office:value="33786" calcext:value-type="float">
            <text:p>3378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table:formula="of:=[.C372]+[.B373]" office:value-type="float" office:value="33791" calcext:value-type="float">
            <text:p>3379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8" calcext:value-type="float">
            <text:p>28</text:p>
          </table:table-cell>
          <table:table-cell table:formula="of:=[.C373]+[.B374]" office:value-type="float" office:value="33819" calcext:value-type="float">
            <text:p>3381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formula="of:=[.C374]+[.B375]" office:value-type="float" office:value="33820" calcext:value-type="float">
            <text:p>3382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formula="of:=[.C375]+[.B376]" office:value-type="float" office:value="33823" calcext:value-type="float">
            <text:p>3382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3" calcext:value-type="float">
            <text:p>43</text:p>
          </table:table-cell>
          <table:table-cell table:formula="of:=[.C376]+[.B377]" office:value-type="float" office:value="33866" calcext:value-type="float">
            <text:p>3386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[.C377]+[.B378]" office:value-type="float" office:value="33866" calcext:value-type="float">
            <text:p>3386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[.C378]+[.B379]" office:value-type="float" office:value="33866" calcext:value-type="float">
            <text:p>3386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table:formula="of:=[.C379]+[.B380]" office:value-type="float" office:value="33870" calcext:value-type="float">
            <text:p>3387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formula="of:=[.C380]+[.B381]" office:value-type="float" office:value="33871" calcext:value-type="float">
            <text:p>3387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" calcext:value-type="float">
            <text:p>10</text:p>
          </table:table-cell>
          <table:table-cell table:formula="of:=[.C381]+[.B382]" office:value-type="float" office:value="33881" calcext:value-type="float">
            <text:p>3388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0" calcext:value-type="float">
            <text:p>30</text:p>
          </table:table-cell>
          <table:table-cell table:formula="of:=[.C382]+[.B383]" office:value-type="float" office:value="33911" calcext:value-type="float">
            <text:p>3391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formula="of:=[.C383]+[.B384]" office:value-type="float" office:value="33911" calcext:value-type="float">
            <text:p>3391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[.C384]+[.B385]" office:value-type="float" office:value="33911" calcext:value-type="float">
            <text:p>3391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4" calcext:value-type="float">
            <text:p>34</text:p>
          </table:table-cell>
          <table:table-cell table:formula="of:=[.C385]+[.B386]" office:value-type="float" office:value="33945" calcext:value-type="float">
            <text:p>3394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[.C386]+[.B387]" office:value-type="float" office:value="33945" calcext:value-type="float">
            <text:p>3394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formula="of:=[.C387]+[.B388]" office:value-type="float" office:value="33946" calcext:value-type="float">
            <text:p>3394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table:formula="of:=[.C388]+[.B389]" office:value-type="float" office:value="33951" calcext:value-type="float">
            <text:p>3395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" calcext:value-type="float">
            <text:p>10</text:p>
          </table:table-cell>
          <table:table-cell table:formula="of:=[.C389]+[.B390]" office:value-type="float" office:value="33961" calcext:value-type="float">
            <text:p>3396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7" calcext:value-type="float">
            <text:p>37</text:p>
          </table:table-cell>
          <table:table-cell table:formula="of:=[.C390]+[.B391]" office:value-type="float" office:value="33998" calcext:value-type="float">
            <text:p>3399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table:formula="of:=[.C391]+[.B392]" office:value-type="float" office:value="33999" calcext:value-type="float">
            <text:p>3399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[.C392]+[.B393]" office:value-type="float" office:value="33999" calcext:value-type="float">
            <text:p>3399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" calcext:value-type="float">
            <text:p>5</text:p>
          </table:table-cell>
          <table:table-cell table:formula="of:=[.C393]+[.B394]" office:value-type="float" office:value="34004" calcext:value-type="float">
            <text:p>3400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" calcext:value-type="float">
            <text:p>8</text:p>
          </table:table-cell>
          <table:table-cell table:formula="of:=[.C394]+[.B395]" office:value-type="float" office:value="34012" calcext:value-type="float">
            <text:p>3401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4" calcext:value-type="float">
            <text:p>34</text:p>
          </table:table-cell>
          <table:table-cell table:formula="of:=[.C395]+[.B396]" office:value-type="float" office:value="34046" calcext:value-type="float">
            <text:p>3404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table:formula="of:=[.C396]+[.B397]" office:value-type="float" office:value="34048" calcext:value-type="float">
            <text:p>3404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  <table:table-cell table:formula="of:=[.C397]+[.B398]" office:value-type="float" office:value="34051" calcext:value-type="float">
            <text:p>3405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" calcext:value-type="float">
            <text:p>10</text:p>
          </table:table-cell>
          <table:table-cell table:formula="of:=[.C398]+[.B399]" office:value-type="float" office:value="34061" calcext:value-type="float">
            <text:p>3406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3" calcext:value-type="float">
            <text:p>43</text:p>
          </table:table-cell>
          <table:table-cell table:formula="of:=[.C399]+[.B400]" office:value-type="float" office:value="34104" calcext:value-type="float">
            <text:p>3410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C400]+[.B401]" office:value-type="float" office:value="34105" calcext:value-type="float">
            <text:p>3410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[.C401]+[.B402]" office:value-type="float" office:value="34105" calcext:value-type="float">
            <text:p>3410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formula="of:=[.C402]+[.B403]" office:value-type="float" office:value="34105" calcext:value-type="float">
            <text:p>3410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" calcext:value-type="float">
            <text:p>8</text:p>
          </table:table-cell>
          <table:table-cell table:formula="of:=[.C403]+[.B404]" office:value-type="float" office:value="34113" calcext:value-type="float">
            <text:p>3411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1" calcext:value-type="float">
            <text:p>41</text:p>
          </table:table-cell>
          <table:table-cell table:formula="of:=[.C404]+[.B405]" office:value-type="float" office:value="34154" calcext:value-type="float">
            <text:p>3415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formula="of:=[.C405]+[.B406]" office:value-type="float" office:value="34155" calcext:value-type="float">
            <text:p>3415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formula="of:=[.C406]+[.B407]" office:value-type="float" office:value="34155" calcext:value-type="float">
            <text:p>3415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formula="of:=[.C407]+[.B408]" office:value-type="float" office:value="34155" calcext:value-type="float">
            <text:p>3415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" calcext:value-type="float">
            <text:p>10</text:p>
          </table:table-cell>
          <table:table-cell table:formula="of:=[.C408]+[.B409]" office:value-type="float" office:value="34165" calcext:value-type="float">
            <text:p>3416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9" calcext:value-type="float">
            <text:p>39</text:p>
          </table:table-cell>
          <table:table-cell table:formula="of:=[.C409]+[.B410]" office:value-type="float" office:value="34204" calcext:value-type="float">
            <text:p>342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formula="of:=[.C410]+[.B411]" office:value-type="float" office:value="34204" calcext:value-type="float">
            <text:p>3420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table:formula="of:=[.C411]+[.B412]" office:value-type="float" office:value="34205" calcext:value-type="float">
            <text:p>3420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[.C412]+[.B413]" office:value-type="float" office:value="34205" calcext:value-type="float">
            <text:p>3420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7" calcext:value-type="float">
            <text:p>27</text:p>
          </table:table-cell>
          <table:table-cell table:formula="of:=[.C413]+[.B414]" office:value-type="float" office:value="34232" calcext:value-type="float">
            <text:p>3423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formula="of:=[.C414]+[.B415]" office:value-type="float" office:value="34232" calcext:value-type="float">
            <text:p>3423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formula="of:=[.C415]+[.B416]" office:value-type="float" office:value="34233" calcext:value-type="float">
            <text:p>3423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 table:formula="of:=[.C416]+[.B417]" office:value-type="float" office:value="34241" calcext:value-type="float">
            <text:p>3424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2" calcext:value-type="float">
            <text:p>32</text:p>
          </table:table-cell>
          <table:table-cell table:formula="of:=[.C417]+[.B418]" office:value-type="float" office:value="34273" calcext:value-type="float">
            <text:p>3427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[.C418]+[.B419]" office:value-type="float" office:value="34273" calcext:value-type="float">
            <text:p>3427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table:formula="of:=[.C419]+[.B420]" office:value-type="float" office:value="34274" calcext:value-type="float">
            <text:p>3427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6" calcext:value-type="float">
            <text:p>36</text:p>
          </table:table-cell>
          <table:table-cell table:formula="of:=[.C420]+[.B421]" office:value-type="float" office:value="34310" calcext:value-type="float">
            <text:p>3431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formula="of:=[.C421]+[.B422]" office:value-type="float" office:value="34310" calcext:value-type="float">
            <text:p>3431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table:formula="of:=[.C422]+[.B423]" office:value-type="float" office:value="34311" calcext:value-type="float">
            <text:p>3431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" calcext:value-type="float">
            <text:p>5</text:p>
          </table:table-cell>
          <table:table-cell table:formula="of:=[.C423]+[.B424]" office:value-type="float" office:value="34316" calcext:value-type="float">
            <text:p>3431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table:formula="of:=[.C424]+[.B425]" office:value-type="float" office:value="34322" calcext:value-type="float">
            <text:p>3432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4" calcext:value-type="float">
            <text:p>44</text:p>
          </table:table-cell>
          <table:table-cell table:formula="of:=[.C425]+[.B426]" office:value-type="float" office:value="34366" calcext:value-type="float">
            <text:p>3436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formula="of:=[.C426]+[.B427]" office:value-type="float" office:value="34367" calcext:value-type="float">
            <text:p>3436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table:formula="of:=[.C427]+[.B428]" office:value-type="float" office:value="34368" calcext:value-type="float">
            <text:p>3436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formula="of:=[.C428]+[.B429]" office:value-type="float" office:value="34368" calcext:value-type="float">
            <text:p>3436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" calcext:value-type="float">
            <text:p>7</text:p>
          </table:table-cell>
          <table:table-cell table:formula="of:=[.C429]+[.B430]" office:value-type="float" office:value="34375" calcext:value-type="float">
            <text:p>3437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0" calcext:value-type="float">
            <text:p>50</text:p>
          </table:table-cell>
          <table:table-cell table:formula="of:=[.C430]+[.B431]" office:value-type="float" office:value="34425" calcext:value-type="float">
            <text:p>3442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formula="of:=[.C431]+[.B432]" office:value-type="float" office:value="34425" calcext:value-type="float">
            <text:p>344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table:formula="of:=[.C432]+[.B433]" office:value-type="float" office:value="34426" calcext:value-type="float">
            <text:p>3442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table:formula="of:=[.C433]+[.B434]" office:value-type="float" office:value="34426" calcext:value-type="float">
            <text:p>3442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formula="of:=[.C434]+[.B435]" office:value-type="float" office:value="34426" calcext:value-type="float">
            <text:p>3442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" calcext:value-type="float">
            <text:p>11</text:p>
          </table:table-cell>
          <table:table-cell table:formula="of:=[.C435]+[.B436]" office:value-type="float" office:value="34437" calcext:value-type="float">
            <text:p>3443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  <table:table-cell table:formula="of:=[.C436]+[.B437]" office:value-type="float" office:value="34442" calcext:value-type="float">
            <text:p>3444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2" calcext:value-type="float">
            <text:p>52</text:p>
          </table:table-cell>
          <table:table-cell table:formula="of:=[.C437]+[.B438]" office:value-type="float" office:value="34494" calcext:value-type="float">
            <text:p>3449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[.C438]+[.B439]" office:value-type="float" office:value="34494" calcext:value-type="float">
            <text:p>3449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formula="of:=[.C439]+[.B440]" office:value-type="float" office:value="34494" calcext:value-type="float">
            <text:p>3449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formula="of:=[.C440]+[.B441]" office:value-type="float" office:value="34495" calcext:value-type="float">
            <text:p>3449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[.C441]+[.B442]" office:value-type="float" office:value="34495" calcext:value-type="float">
            <text:p>3449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2" calcext:value-type="float">
            <text:p>12</text:p>
          </table:table-cell>
          <table:table-cell table:formula="of:=[.C442]+[.B443]" office:value-type="float" office:value="34507" calcext:value-type="float">
            <text:p>3450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table:formula="of:=[.C443]+[.B444]" office:value-type="float" office:value="34512" calcext:value-type="float">
            <text:p>3451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9" calcext:value-type="float">
            <text:p>39</text:p>
          </table:table-cell>
          <table:table-cell table:formula="of:=[.C444]+[.B445]" office:value-type="float" office:value="34551" calcext:value-type="float">
            <text:p>3455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table:formula="of:=[.C445]+[.B446]" office:value-type="float" office:value="34552" calcext:value-type="float">
            <text:p>3455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[.C446]+[.B447]" office:value-type="float" office:value="34552" calcext:value-type="float">
            <text:p>3455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table:formula="of:=[.C447]+[.B448]" office:value-type="float" office:value="34553" calcext:value-type="float">
            <text:p>3455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table:formula="of:=[.C448]+[.B449]" office:value-type="float" office:value="34562" calcext:value-type="float">
            <text:p>3456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6" calcext:value-type="float">
            <text:p>36</text:p>
          </table:table-cell>
          <table:table-cell table:formula="of:=[.C449]+[.B450]" office:value-type="float" office:value="34598" calcext:value-type="float">
            <text:p>3459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formula="of:=[.C450]+[.B451]" office:value-type="float" office:value="34598" calcext:value-type="float">
            <text:p>3459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[.C451]+[.B452]" office:value-type="float" office:value="34598" calcext:value-type="float">
            <text:p>3459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" calcext:value-type="float">
            <text:p>6</text:p>
          </table:table-cell>
          <table:table-cell table:formula="of:=[.C452]+[.B453]" office:value-type="float" office:value="34604" calcext:value-type="float">
            <text:p>3460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" calcext:value-type="float">
            <text:p>8</text:p>
          </table:table-cell>
          <table:table-cell table:formula="of:=[.C453]+[.B454]" office:value-type="float" office:value="34612" calcext:value-type="float">
            <text:p>3461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7" calcext:value-type="float">
            <text:p>37</text:p>
          </table:table-cell>
          <table:table-cell table:formula="of:=[.C454]+[.B455]" office:value-type="float" office:value="34649" calcext:value-type="float">
            <text:p>3464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table:formula="of:=[.C455]+[.B456]" office:value-type="float" office:value="34650" calcext:value-type="float">
            <text:p>3465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formula="of:=[.C456]+[.B457]" office:value-type="float" office:value="34651" calcext:value-type="float">
            <text:p>3465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" calcext:value-type="float">
            <text:p>6</text:p>
          </table:table-cell>
          <table:table-cell table:formula="of:=[.C457]+[.B458]" office:value-type="float" office:value="34657" calcext:value-type="float">
            <text:p>3465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 table:formula="of:=[.C458]+[.B459]" office:value-type="float" office:value="34662" calcext:value-type="float">
            <text:p>3466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4" calcext:value-type="float">
            <text:p>44</text:p>
          </table:table-cell>
          <table:table-cell table:formula="of:=[.C459]+[.B460]" office:value-type="float" office:value="34706" calcext:value-type="float">
            <text:p>3470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[.C460]+[.B461]" office:value-type="float" office:value="34706" calcext:value-type="float">
            <text:p>3470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C461]+[.B462]" office:value-type="float" office:value="34706" calcext:value-type="float">
            <text:p>3470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[.C462]+[.B463]" office:value-type="float" office:value="34706" calcext:value-type="float">
            <text:p>3470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" calcext:value-type="float">
            <text:p>6</text:p>
          </table:table-cell>
          <table:table-cell table:formula="of:=[.C463]+[.B464]" office:value-type="float" office:value="34712" calcext:value-type="float">
            <text:p>3471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4" calcext:value-type="float">
            <text:p>34</text:p>
          </table:table-cell>
          <table:table-cell table:formula="of:=[.C464]+[.B465]" office:value-type="float" office:value="34746" calcext:value-type="float">
            <text:p>3474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table:formula="of:=[.C465]+[.B466]" office:value-type="float" office:value="34747" calcext:value-type="float">
            <text:p>3474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[.C466]+[.B467]" office:value-type="float" office:value="34747" calcext:value-type="float">
            <text:p>3474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" calcext:value-type="float">
            <text:p>5</text:p>
          </table:table-cell>
          <table:table-cell table:formula="of:=[.C467]+[.B468]" office:value-type="float" office:value="34752" calcext:value-type="float">
            <text:p>3475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1" calcext:value-type="float">
            <text:p>41</text:p>
          </table:table-cell>
          <table:table-cell table:formula="of:=[.C468]+[.B469]" office:value-type="float" office:value="34793" calcext:value-type="float">
            <text:p>3479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table:formula="of:=[.C469]+[.B470]" office:value-type="float" office:value="34794" calcext:value-type="float">
            <text:p>3479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[.C470]+[.B471]" office:value-type="float" office:value="34794" calcext:value-type="float">
            <text:p>3479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[.C471]+[.B472]" office:value-type="float" office:value="34794" calcext:value-type="float">
            <text:p>3479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1" calcext:value-type="float">
            <text:p>11</text:p>
          </table:table-cell>
          <table:table-cell table:formula="of:=[.C472]+[.B473]" office:value-type="float" office:value="34805" calcext:value-type="float">
            <text:p>3480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" calcext:value-type="float">
            <text:p>7</text:p>
          </table:table-cell>
          <table:table-cell table:formula="of:=[.C473]+[.B474]" office:value-type="float" office:value="34812" calcext:value-type="float">
            <text:p>3481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1" calcext:value-type="float">
            <text:p>31</text:p>
          </table:table-cell>
          <table:table-cell table:formula="of:=[.C474]+[.B475]" office:value-type="float" office:value="34843" calcext:value-type="float">
            <text:p>3484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table:formula="of:=[.C475]+[.B476]" office:value-type="float" office:value="34844" calcext:value-type="float">
            <text:p>3484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[.C476]+[.B477]" office:value-type="float" office:value="34844" calcext:value-type="float">
            <text:p>3484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2" calcext:value-type="float">
            <text:p>42</text:p>
          </table:table-cell>
          <table:table-cell table:formula="of:=[.C477]+[.B478]" office:value-type="float" office:value="34886" calcext:value-type="float">
            <text:p>3488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[.C478]+[.B479]" office:value-type="float" office:value="34886" calcext:value-type="float">
            <text:p>3488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table:formula="of:=[.C479]+[.B480]" office:value-type="float" office:value="34886" calcext:value-type="float">
            <text:p>3488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table:formula="of:=[.C480]+[.B481]" office:value-type="float" office:value="34892" calcext:value-type="float">
            <text:p>3489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7" calcext:value-type="float">
            <text:p>27</text:p>
          </table:table-cell>
          <table:table-cell table:formula="of:=[.C481]+[.B482]" office:value-type="float" office:value="34919" calcext:value-type="float">
            <text:p>3491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formula="of:=[.C482]+[.B483]" office:value-type="float" office:value="34919" calcext:value-type="float">
            <text:p>3491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table:formula="of:=[.C483]+[.B484]" office:value-type="float" office:value="34922" calcext:value-type="float">
            <text:p>3492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4" calcext:value-type="float">
            <text:p>34</text:p>
          </table:table-cell>
          <table:table-cell table:formula="of:=[.C484]+[.B485]" office:value-type="float" office:value="34956" calcext:value-type="float">
            <text:p>3495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formula="of:=[.C485]+[.B486]" office:value-type="float" office:value="34956" calcext:value-type="float">
            <text:p>3495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formula="of:=[.C486]+[.B487]" office:value-type="float" office:value="34956" calcext:value-type="float">
            <text:p>3495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" calcext:value-type="float">
            <text:p>6</text:p>
          </table:table-cell>
          <table:table-cell table:formula="of:=[.C487]+[.B488]" office:value-type="float" office:value="34962" calcext:value-type="float">
            <text:p>3496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7" calcext:value-type="float">
            <text:p>27</text:p>
          </table:table-cell>
          <table:table-cell table:formula="of:=[.C488]+[.B489]" office:value-type="float" office:value="34989" calcext:value-type="float">
            <text:p>3498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[.C489]+[.B490]" office:value-type="float" office:value="34989" calcext:value-type="float">
            <text:p>349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" calcext:value-type="float">
            <text:p>5</text:p>
          </table:table-cell>
          <table:table-cell table:formula="of:=[.C490]+[.B491]" office:value-type="float" office:value="34994" calcext:value-type="float">
            <text:p>3499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" calcext:value-type="float">
            <text:p>34</text:p>
          </table:table-cell>
          <table:table-cell table:formula="of:=[.C491]+[.B492]" office:value-type="float" office:value="35028" calcext:value-type="float">
            <text:p>3502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formula="of:=[.C492]+[.B493]" office:value-type="float" office:value="35028" calcext:value-type="float">
            <text:p>3502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[.C493]+[.B494]" office:value-type="float" office:value="35028" calcext:value-type="float">
            <text:p>3502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  <table:table-cell table:formula="of:=[.C494]+[.B495]" office:value-type="float" office:value="35032" calcext:value-type="float">
            <text:p>3503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table:formula="of:=[.C495]+[.B496]" office:value-type="float" office:value="35042" calcext:value-type="float">
            <text:p>3504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4" calcext:value-type="float">
            <text:p>94</text:p>
          </table:table-cell>
          <table:table-cell table:formula="of:=[.C496]+[.B497]" office:value-type="float" office:value="35136" calcext:value-type="float">
            <text:p>3513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formula="of:=[.C497]+[.B498]" office:value-type="float" office:value="35136" calcext:value-type="float">
            <text:p>3513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[.C498]+[.B499]" office:value-type="float" office:value="35136" calcext:value-type="float">
            <text:p>3513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formula="of:=[.C499]+[.B500]" office:value-type="float" office:value="35136" calcext:value-type="float">
            <text:p>35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C500]+[.B501]" office:value-type="float" office:value="35136" calcext:value-type="float">
            <text:p>3513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[.C501]+[.B502]" office:value-type="float" office:value="35136" calcext:value-type="float">
            <text:p>3513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[.C502]+[.B503]" office:value-type="float" office:value="35136" calcext:value-type="float">
            <text:p>3513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table:formula="of:=[.C503]+[.B504]" office:value-type="float" office:value="35137" calcext:value-type="float">
            <text:p>3513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table:formula="of:=[.C504]+[.B505]" office:value-type="float" office:value="35137" calcext:value-type="float">
            <text:p>3513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5" calcext:value-type="float">
            <text:p>15</text:p>
          </table:table-cell>
          <table:table-cell table:formula="of:=[.C505]+[.B506]" office:value-type="float" office:value="35152" calcext:value-type="float">
            <text:p>3515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table:formula="of:=[.C506]+[.B507]" office:value-type="float" office:value="35153" calcext:value-type="float">
            <text:p>3515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6" calcext:value-type="float">
            <text:p>46</text:p>
          </table:table-cell>
          <table:table-cell table:formula="of:=[.C507]+[.B508]" office:value-type="float" office:value="35199" calcext:value-type="float">
            <text:p>3519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[.C508]+[.B509]" office:value-type="float" office:value="35199" calcext:value-type="float">
            <text:p>3519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formula="of:=[.C509]+[.B510]" office:value-type="float" office:value="35200" calcext:value-type="float">
            <text:p>352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11" calcext:value-type="float">
            <text:p>111</text:p>
          </table:table-cell>
          <table:table-cell table:formula="of:=[.C510]+[.B511]" office:value-type="float" office:value="35311" calcext:value-type="float">
            <text:p>353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78" calcext:value-type="float">
            <text:p>178</text:p>
          </table:table-cell>
          <table:table-cell table:formula="of:=[.C511]+[.B512]" office:value-type="float" office:value="35489" calcext:value-type="float">
            <text:p>3548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81" calcext:value-type="float">
            <text:p>181</text:p>
          </table:table-cell>
          <table:table-cell table:formula="of:=[.C512]+[.B513]" office:value-type="float" office:value="35670" calcext:value-type="float">
            <text:p>3567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81" calcext:value-type="float">
            <text:p>181</text:p>
          </table:table-cell>
          <table:table-cell table:formula="of:=[.C513]+[.B514]" office:value-type="float" office:value="35851" calcext:value-type="float">
            <text:p>3585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79" calcext:value-type="float">
            <text:p>179</text:p>
          </table:table-cell>
          <table:table-cell table:formula="of:=[.C514]+[.B515]" office:value-type="float" office:value="36030" calcext:value-type="float">
            <text:p>3603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80" calcext:value-type="float">
            <text:p>180</text:p>
          </table:table-cell>
          <table:table-cell table:formula="of:=[.C515]+[.B516]" office:value-type="float" office:value="36210" calcext:value-type="float">
            <text:p>3621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81" calcext:value-type="float">
            <text:p>181</text:p>
          </table:table-cell>
          <table:table-cell table:formula="of:=[.C516]+[.B517]" office:value-type="float" office:value="36391" calcext:value-type="float">
            <text:p>3639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80" calcext:value-type="float">
            <text:p>180</text:p>
          </table:table-cell>
          <table:table-cell table:formula="of:=[.C517]+[.B518]" office:value-type="float" office:value="36571" calcext:value-type="float">
            <text:p>3657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81" calcext:value-type="float">
            <text:p>181</text:p>
          </table:table-cell>
          <table:table-cell table:formula="of:=[.C518]+[.B519]" office:value-type="float" office:value="36752" calcext:value-type="float">
            <text:p>3675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79" calcext:value-type="float">
            <text:p>179</text:p>
          </table:table-cell>
          <table:table-cell table:formula="of:=[.C519]+[.B520]" office:value-type="float" office:value="36931" calcext:value-type="float">
            <text:p>3693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4" calcext:value-type="float">
            <text:p>194</text:p>
          </table:table-cell>
          <table:table-cell table:formula="of:=[.C520]+[.B521]" office:value-type="float" office:value="37125" calcext:value-type="float">
            <text:p>3712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66" calcext:value-type="float">
            <text:p>166</text:p>
          </table:table-cell>
          <table:table-cell table:formula="of:=[.C521]+[.B522]" office:value-type="float" office:value="37291" calcext:value-type="float">
            <text:p>3729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82" calcext:value-type="float">
            <text:p>182</text:p>
          </table:table-cell>
          <table:table-cell table:formula="of:=[.C522]+[.B523]" office:value-type="float" office:value="37473" calcext:value-type="float">
            <text:p>3747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97" calcext:value-type="float">
            <text:p>197</text:p>
          </table:table-cell>
          <table:table-cell table:formula="of:=[.C523]+[.B524]" office:value-type="float" office:value="37670" calcext:value-type="float">
            <text:p>3767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62" calcext:value-type="float">
            <text:p>162</text:p>
          </table:table-cell>
          <table:table-cell table:formula="of:=[.C524]+[.B525]" office:value-type="float" office:value="37832" calcext:value-type="float">
            <text:p>378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80" calcext:value-type="float">
            <text:p>180</text:p>
          </table:table-cell>
          <table:table-cell table:formula="of:=[.C525]+[.B526]" office:value-type="float" office:value="38012" calcext:value-type="float">
            <text:p>3801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80" calcext:value-type="float">
            <text:p>180</text:p>
          </table:table-cell>
          <table:table-cell table:formula="of:=[.C526]+[.B527]" office:value-type="float" office:value="38192" calcext:value-type="float">
            <text:p>3819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81" calcext:value-type="float">
            <text:p>181</text:p>
          </table:table-cell>
          <table:table-cell table:formula="of:=[.C527]+[.B528]" office:value-type="float" office:value="38373" calcext:value-type="float">
            <text:p>3837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81" calcext:value-type="float">
            <text:p>181</text:p>
          </table:table-cell>
          <table:table-cell table:formula="of:=[.C528]+[.B529]" office:value-type="float" office:value="38554" calcext:value-type="float">
            <text:p>3855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80" calcext:value-type="float">
            <text:p>180</text:p>
          </table:table-cell>
          <table:table-cell table:formula="of:=[.C529]+[.B530]" office:value-type="float" office:value="38734" calcext:value-type="float">
            <text:p>3873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82" calcext:value-type="float">
            <text:p>182</text:p>
          </table:table-cell>
          <table:table-cell table:formula="of:=[.C530]+[.B531]" office:value-type="float" office:value="38916" calcext:value-type="float">
            <text:p>3891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77" calcext:value-type="float">
            <text:p>177</text:p>
          </table:table-cell>
          <table:table-cell table:formula="of:=[.C531]+[.B532]" office:value-type="float" office:value="39093" calcext:value-type="float">
            <text:p>3909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80" calcext:value-type="float">
            <text:p>180</text:p>
          </table:table-cell>
          <table:table-cell table:formula="of:=[.C532]+[.B533]" office:value-type="float" office:value="39273" calcext:value-type="float">
            <text:p>3927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81" calcext:value-type="float">
            <text:p>181</text:p>
          </table:table-cell>
          <table:table-cell table:formula="of:=[.C533]+[.B534]" office:value-type="float" office:value="39454" calcext:value-type="float">
            <text:p>3945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82" calcext:value-type="float">
            <text:p>182</text:p>
          </table:table-cell>
          <table:table-cell table:formula="of:=[.C534]+[.B535]" office:value-type="float" office:value="39636" calcext:value-type="float">
            <text:p>3963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78" calcext:value-type="float">
            <text:p>178</text:p>
          </table:table-cell>
          <table:table-cell table:formula="of:=[.C535]+[.B536]" office:value-type="float" office:value="39814" calcext:value-type="float">
            <text:p>3981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81" calcext:value-type="float">
            <text:p>181</text:p>
          </table:table-cell>
          <table:table-cell table:formula="of:=[.C536]+[.B537]" office:value-type="float" office:value="39995" calcext:value-type="float">
            <text:p>3999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79" calcext:value-type="float">
            <text:p>179</text:p>
          </table:table-cell>
          <table:table-cell table:formula="of:=[.C537]+[.B538]" office:value-type="float" office:value="40174" calcext:value-type="float">
            <text:p>4017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19" calcext:value-type="float">
            <text:p>119</text:p>
          </table:table-cell>
          <table:table-cell table:formula="of:=[.C538]+[.B539]" office:value-type="float" office:value="40293" calcext:value-type="float">
            <text:p>4029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2" calcext:value-type="float">
            <text:p>32</text:p>
          </table:table-cell>
          <table:table-cell table:formula="of:=[.C539]+[.B540]" office:value-type="float" office:value="40325" calcext:value-type="float">
            <text:p>4032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[.C540]+[.B541]" office:value-type="float" office:value="40325" calcext:value-type="float">
            <text:p>4032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[.C541]+[.B542]" office:value-type="float" office:value="40325" calcext:value-type="float">
            <text:p>4032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" calcext:value-type="float">
            <text:p>7</text:p>
          </table:table-cell>
          <table:table-cell table:formula="of:=[.C542]+[.B543]" office:value-type="float" office:value="40332" calcext:value-type="float">
            <text:p>4033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" calcext:value-type="float">
            <text:p>7</text:p>
          </table:table-cell>
          <table:table-cell table:formula="of:=[.C543]+[.B544]" office:value-type="float" office:value="40339" calcext:value-type="float">
            <text:p>4033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1" calcext:value-type="float">
            <text:p>31</text:p>
          </table:table-cell>
          <table:table-cell table:formula="of:=[.C544]+[.B545]" office:value-type="float" office:value="40370" calcext:value-type="float">
            <text:p>4037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[.C545]+[.B546]" office:value-type="float" office:value="40370" calcext:value-type="float">
            <text:p>4037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" calcext:value-type="float">
            <text:p>2</text:p>
          </table:table-cell>
          <table:table-cell table:formula="of:=[.C546]+[.B547]" office:value-type="float" office:value="40372" calcext:value-type="float">
            <text:p>4037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2" calcext:value-type="float">
            <text:p>12</text:p>
          </table:table-cell>
          <table:table-cell table:formula="of:=[.C547]+[.B548]" office:value-type="float" office:value="40384" calcext:value-type="float">
            <text:p>4038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table:formula="of:=[.C548]+[.B549]" office:value-type="float" office:value="40389" calcext:value-type="float">
            <text:p>4038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8" calcext:value-type="float">
            <text:p>38</text:p>
          </table:table-cell>
          <table:table-cell table:formula="of:=[.C549]+[.B550]" office:value-type="float" office:value="40427" calcext:value-type="float">
            <text:p>4042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table:formula="of:=[.C550]+[.B551]" office:value-type="float" office:value="40428" calcext:value-type="float">
            <text:p>4042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table:formula="of:=[.C551]+[.B552]" office:value-type="float" office:value="40429" calcext:value-type="float">
            <text:p>4042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table:formula="of:=[.C552]+[.B553]" office:value-type="float" office:value="40430" calcext:value-type="float">
            <text:p>4043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0" calcext:value-type="float">
            <text:p>10</text:p>
          </table:table-cell>
          <table:table-cell table:formula="of:=[.C553]+[.B554]" office:value-type="float" office:value="40440" calcext:value-type="float">
            <text:p>4044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6" calcext:value-type="float">
            <text:p>46</text:p>
          </table:table-cell>
          <table:table-cell table:formula="of:=[.C554]+[.B555]" office:value-type="float" office:value="40486" calcext:value-type="float">
            <text:p>4048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table:formula="of:=[.C555]+[.B556]" office:value-type="float" office:value="40487" calcext:value-type="float">
            <text:p>4048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table:formula="of:=[.C556]+[.B557]" office:value-type="float" office:value="40488" calcext:value-type="float">
            <text:p>4048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table:formula="of:=[.C557]+[.B558]" office:value-type="float" office:value="40488" calcext:value-type="float">
            <text:p>4048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5" calcext:value-type="float">
            <text:p>25</text:p>
          </table:table-cell>
          <table:table-cell table:formula="of:=[.C558]+[.B559]" office:value-type="float" office:value="40513" calcext:value-type="float">
            <text:p>4051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table:formula="of:=[.C559]+[.B560]" office:value-type="float" office:value="40513" calcext:value-type="float">
            <text:p>4051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formula="of:=[.C560]+[.B561]" office:value-type="float" office:value="40514" calcext:value-type="float">
            <text:p>4051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2" calcext:value-type="float">
            <text:p>32</text:p>
          </table:table-cell>
          <table:table-cell table:formula="of:=[.C561]+[.B562]" office:value-type="float" office:value="40546" calcext:value-type="float">
            <text:p>4054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[.C562]+[.B563]" office:value-type="float" office:value="40546" calcext:value-type="float">
            <text:p>4054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table:formula="of:=[.C563]+[.B564]" office:value-type="float" office:value="40547" calcext:value-type="float">
            <text:p>4054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" calcext:value-type="float">
            <text:p>8</text:p>
          </table:table-cell>
          <table:table-cell table:formula="of:=[.C564]+[.B565]" office:value-type="float" office:value="40555" calcext:value-type="float">
            <text:p>4055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" calcext:value-type="float">
            <text:p>4</text:p>
          </table:table-cell>
          <table:table-cell table:formula="of:=[.C565]+[.B566]" office:value-type="float" office:value="40559" calcext:value-type="float">
            <text:p>4055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4" calcext:value-type="float">
            <text:p>24</text:p>
          </table:table-cell>
          <table:table-cell table:formula="of:=[.C566]+[.B567]" office:value-type="float" office:value="40583" calcext:value-type="float">
            <text:p>4058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[.C567]+[.B568]" office:value-type="float" office:value="40583" calcext:value-type="float">
            <text:p>4058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9" calcext:value-type="float">
            <text:p>9</text:p>
          </table:table-cell>
          <table:table-cell table:formula="of:=[.C568]+[.B569]" office:value-type="float" office:value="40592" calcext:value-type="float">
            <text:p>4059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9" calcext:value-type="float">
            <text:p>29</text:p>
          </table:table-cell>
          <table:table-cell table:formula="of:=[.C569]+[.B570]" office:value-type="float" office:value="40621" calcext:value-type="float">
            <text:p>4062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[.C570]+[.B571]" office:value-type="float" office:value="40621" calcext:value-type="float">
            <text:p>4062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" calcext:value-type="float">
            <text:p>8</text:p>
          </table:table-cell>
          <table:table-cell table:formula="of:=[.C571]+[.B572]" office:value-type="float" office:value="40629" calcext:value-type="float">
            <text:p>4062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9" calcext:value-type="float">
            <text:p>19</text:p>
          </table:table-cell>
          <table:table-cell table:formula="of:=[.C572]+[.B573]" office:value-type="float" office:value="40648" calcext:value-type="float">
            <text:p>4064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" calcext:value-type="float">
            <text:p>4</text:p>
          </table:table-cell>
          <table:table-cell table:formula="of:=[.C573]+[.B574]" office:value-type="float" office:value="40652" calcext:value-type="float">
            <text:p>4065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" calcext:value-type="float">
            <text:p>7</text:p>
          </table:table-cell>
          <table:table-cell table:formula="of:=[.C574]+[.B575]" office:value-type="float" office:value="40659" calcext:value-type="float">
            <text:p>4065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3" calcext:value-type="float">
            <text:p>23</text:p>
          </table:table-cell>
          <table:table-cell table:formula="of:=[.C575]+[.B576]" office:value-type="float" office:value="40682" calcext:value-type="float">
            <text:p>4068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formula="of:=[.C576]+[.B577]" office:value-type="float" office:value="40683" calcext:value-type="float">
            <text:p>4068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" calcext:value-type="float">
            <text:p>6</text:p>
          </table:table-cell>
          <table:table-cell table:formula="of:=[.C577]+[.B578]" office:value-type="float" office:value="40689" calcext:value-type="float">
            <text:p>4068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5" calcext:value-type="float">
            <text:p>35</text:p>
          </table:table-cell>
          <table:table-cell table:formula="of:=[.C578]+[.B579]" office:value-type="float" office:value="40724" calcext:value-type="float">
            <text:p>4072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table:formula="of:=[.C579]+[.B580]" office:value-type="float" office:value="40725" calcext:value-type="float">
            <text:p>4072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table:formula="of:=[.C580]+[.B581]" office:value-type="float" office:value="40726" calcext:value-type="float">
            <text:p>4072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" calcext:value-type="float">
            <text:p>8</text:p>
          </table:table-cell>
          <table:table-cell table:formula="of:=[.C581]+[.B582]" office:value-type="float" office:value="40734" calcext:value-type="float">
            <text:p>4073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" calcext:value-type="float">
            <text:p>5</text:p>
          </table:table-cell>
          <table:table-cell table:formula="of:=[.C582]+[.B583]" office:value-type="float" office:value="40739" calcext:value-type="float">
            <text:p>4073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0" calcext:value-type="float">
            <text:p>30</text:p>
          </table:table-cell>
          <table:table-cell table:formula="of:=[.C583]+[.B584]" office:value-type="float" office:value="40769" calcext:value-type="float">
            <text:p>4076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table:formula="of:=[.C584]+[.B585]" office:value-type="float" office:value="40769" calcext:value-type="float">
            <text:p>4076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" calcext:value-type="float">
            <text:p>3</text:p>
          </table:table-cell>
          <table:table-cell table:formula="of:=[.C585]+[.B586]" office:value-type="float" office:value="40772" calcext:value-type="float">
            <text:p>4077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" calcext:value-type="float">
            <text:p>7</text:p>
          </table:table-cell>
          <table:table-cell table:formula="of:=[.C586]+[.B587]" office:value-type="float" office:value="40779" calcext:value-type="float">
            <text:p>4077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1" calcext:value-type="float">
            <text:p>81</text:p>
          </table:table-cell>
          <table:table-cell table:formula="of:=[.C587]+[.B588]" office:value-type="float" office:value="40860" calcext:value-type="float">
            <text:p>4086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table:formula="of:=[.C588]+[.B589]" office:value-type="float" office:value="40861" calcext:value-type="float">
            <text:p>4086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[.C589]+[.B590]" office:value-type="float" office:value="40861" calcext:value-type="float">
            <text:p>4086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[.C590]+[.B591]" office:value-type="float" office:value="40861" calcext:value-type="float">
            <text:p>4086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table:formula="of:=[.C591]+[.B592]" office:value-type="float" office:value="40862" calcext:value-type="float">
            <text:p>4086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" calcext:value-type="float">
            <text:p>3</text:p>
          </table:table-cell>
          <table:table-cell table:formula="of:=[.C592]+[.B593]" office:value-type="float" office:value="40865" calcext:value-type="float">
            <text:p>4086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[.C593]+[.B594]" office:value-type="float" office:value="40865" calcext:value-type="float">
            <text:p>4086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formula="of:=[.C594]+[.B595]" office:value-type="float" office:value="40865" calcext:value-type="float">
            <text:p>4086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" calcext:value-type="float">
            <text:p>10</text:p>
          </table:table-cell>
          <table:table-cell table:formula="of:=[.C595]+[.B596]" office:value-type="float" office:value="40875" calcext:value-type="float">
            <text:p>4087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" calcext:value-type="float">
            <text:p>4</text:p>
          </table:table-cell>
          <table:table-cell table:formula="of:=[.C596]+[.B597]" office:value-type="float" office:value="40879" calcext:value-type="float">
            <text:p>4087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9" calcext:value-type="float">
            <text:p>19</text:p>
          </table:table-cell>
          <table:table-cell table:formula="of:=[.C597]+[.B598]" office:value-type="float" office:value="40898" calcext:value-type="float">
            <text:p>408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table:formula="of:=[.C598]+[.B599]" office:value-type="float" office:value="40901" calcext:value-type="float">
            <text:p>4090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" calcext:value-type="float">
            <text:p>8</text:p>
          </table:table-cell>
          <table:table-cell table:formula="of:=[.C599]+[.B600]" office:value-type="float" office:value="40909" calcext:value-type="float">
            <text:p>409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" calcext:value-type="float">
            <text:p>22</text:p>
          </table:table-cell>
          <table:table-cell table:formula="of:=[.C600]+[.B601]" office:value-type="float" office:value="40931" calcext:value-type="float">
            <text:p>4093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table:formula="of:=[.C601]+[.B602]" office:value-type="float" office:value="40932" calcext:value-type="float">
            <text:p>4093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" calcext:value-type="float">
            <text:p>7</text:p>
          </table:table-cell>
          <table:table-cell table:formula="of:=[.C602]+[.B603]" office:value-type="float" office:value="40939" calcext:value-type="float">
            <text:p>4093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[.C603]+[.B604]" office:value-type="float" office:value="40967" calcext:value-type="float">
            <text:p>4096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table:formula="of:=[.C604]+[.B605]" office:value-type="float" office:value="40967" calcext:value-type="float">
            <text:p>4096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" calcext:value-type="float">
            <text:p>4</text:p>
          </table:table-cell>
          <table:table-cell table:formula="of:=[.C605]+[.B606]" office:value-type="float" office:value="40971" calcext:value-type="float">
            <text:p>4097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" calcext:value-type="float">
            <text:p>8</text:p>
          </table:table-cell>
          <table:table-cell table:formula="of:=[.C606]+[.B607]" office:value-type="float" office:value="40979" calcext:value-type="float">
            <text:p>4097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9" calcext:value-type="float">
            <text:p>29</text:p>
          </table:table-cell>
          <table:table-cell table:formula="of:=[.C607]+[.B608]" office:value-type="float" office:value="41008" calcext:value-type="float">
            <text:p>4100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table:formula="of:=[.C608]+[.B609]" office:value-type="float" office:value="41009" calcext:value-type="float">
            <text:p>4100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" calcext:value-type="float">
            <text:p>5</text:p>
          </table:table-cell>
          <table:table-cell table:formula="of:=[.C609]+[.B610]" office:value-type="float" office:value="41014" calcext:value-type="float">
            <text:p>4101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" calcext:value-type="float">
            <text:p>5</text:p>
          </table:table-cell>
          <table:table-cell table:formula="of:=[.C610]+[.B611]"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0" calcext:value-type="float">
            <text:p>10</text:p>
          </table:table-cell>
          <table:table-cell table:formula="of:=[.C611]+[.B612]" office:value-type="float" office:value="41029" calcext:value-type="float">
            <text:p>4102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4" calcext:value-type="float">
            <text:p>24</text:p>
          </table:table-cell>
          <table:table-cell table:formula="of:=[.C612]+[.B613]" office:value-type="float" office:value="41053" calcext:value-type="float">
            <text:p>4105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formula="of:=[.C613]+[.B614]" office:value-type="float" office:value="41054" calcext:value-type="float">
            <text:p>4105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" calcext:value-type="float">
            <text:p>6</text:p>
          </table:table-cell>
          <table:table-cell table:formula="of:=[.C614]+[.B615]" office:value-type="float" office:value="41060" calcext:value-type="float">
            <text:p>4106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9" calcext:value-type="float">
            <text:p>49</text:p>
          </table:table-cell>
          <table:table-cell table:formula="of:=[.C615]+[.B616]" office:value-type="float" office:value="41109" calcext:value-type="float">
            <text:p>4110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[.C616]+[.B617]" office:value-type="float" office:value="41109" calcext:value-type="float">
            <text:p>4110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[.C617]+[.B618]" office:value-type="float" office:value="41109" calcext:value-type="float">
            <text:p>4110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table:formula="of:=[.C618]+[.B619]" office:value-type="float" office:value="41110" calcext:value-type="float">
            <text:p>4111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5" calcext:value-type="float">
            <text:p>15</text:p>
          </table:table-cell>
          <table:table-cell table:formula="of:=[.C619]+[.B620]" office:value-type="float" office:value="41125" calcext:value-type="float">
            <text:p>4112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formula="of:=[.C620]+[.B621]" office:value-type="float" office:value="41125" calcext:value-type="float">
            <text:p>4112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6" calcext:value-type="float">
            <text:p>36</text:p>
          </table:table-cell>
          <table:table-cell table:formula="of:=[.C621]+[.B622]" office:value-type="float" office:value="41161" calcext:value-type="float">
            <text:p>4116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table:formula="of:=[.C622]+[.B623]" office:value-type="float" office:value="41162" calcext:value-type="float">
            <text:p>4116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table:formula="of:=[.C623]+[.B624]" office:value-type="float" office:value="41162" calcext:value-type="float">
            <text:p>4116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" calcext:value-type="float">
            <text:p>2</text:p>
          </table:table-cell>
          <table:table-cell table:formula="of:=[.C624]+[.B625]" office:value-type="float" office:value="41164" calcext:value-type="float">
            <text:p>4116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" calcext:value-type="float">
            <text:p>5</text:p>
          </table:table-cell>
          <table:table-cell table:formula="of:=[.C625]+[.B626]" office:value-type="float" office:value="41169" calcext:value-type="float">
            <text:p>4116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0" calcext:value-type="float">
            <text:p>10</text:p>
          </table:table-cell>
          <table:table-cell table:formula="of:=[.C626]+[.B627]" office:value-type="float" office:value="41179" calcext:value-type="float">
            <text:p>4117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3" calcext:value-type="float">
            <text:p>23</text:p>
          </table:table-cell>
          <table:table-cell table:formula="of:=[.C627]+[.B628]" office:value-type="float" office:value="41202" calcext:value-type="float">
            <text:p>4120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[.C628]+[.B629]" office:value-type="float" office:value="41202" calcext:value-type="float">
            <text:p>4120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 table:formula="of:=[.C629]+[.B630]" office:value-type="float" office:value="41209" calcext:value-type="float">
            <text:p>4120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2" calcext:value-type="float">
            <text:p>32</text:p>
          </table:table-cell>
          <table:table-cell table:formula="of:=[.C630]+[.B631]" office:value-type="float" office:value="41241" calcext:value-type="float">
            <text:p>4124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  <table:table-cell table:formula="of:=[.C631]+[.B632]" office:value-type="float" office:value="41242" calcext:value-type="float">
            <text:p>4124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[.C632]+[.B633]" office:value-type="float" office:value="41242" calcext:value-type="float">
            <text:p>4124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3" calcext:value-type="float">
            <text:p>23</text:p>
          </table:table-cell>
          <table:table-cell table:formula="of:=[.C633]+[.B634]" office:value-type="float" office:value="41265" calcext:value-type="float">
            <text:p>4126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[.C634]+[.B635]" office:value-type="float" office:value="41265" calcext:value-type="float">
            <text:p>4126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" calcext:value-type="float">
            <text:p>4</text:p>
          </table:table-cell>
          <table:table-cell table:formula="of:=[.C635]+[.B636]" office:value-type="float" office:value="41269" calcext:value-type="float">
            <text:p>4126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9" calcext:value-type="float">
            <text:p>29</text:p>
          </table:table-cell>
          <table:table-cell table:formula="of:=[.C636]+[.B637]" office:value-type="float" office:value="41298" calcext:value-type="float">
            <text:p>4129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table:formula="of:=[.C637]+[.B638]" office:value-type="float" office:value="41299" calcext:value-type="float">
            <text:p>4129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" calcext:value-type="float">
            <text:p>4</text:p>
          </table:table-cell>
          <table:table-cell table:formula="of:=[.C638]+[.B639]" office:value-type="float" office:value="41303" calcext:value-type="float">
            <text:p>4130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table:formula="of:=[.C639]+[.B640]" office:value-type="float" office:value="41313" calcext:value-type="float">
            <text:p>4131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3" calcext:value-type="float">
            <text:p>33</text:p>
          </table:table-cell>
          <table:table-cell table:formula="of:=[.C640]+[.B641]" office:value-type="float" office:value="41346" calcext:value-type="float">
            <text:p>4134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[.C641]+[.B642]" office:value-type="float" office:value="41346" calcext:value-type="float">
            <text:p>4134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[.C642]+[.B643]" office:value-type="float" office:value="41346" calcext:value-type="float">
            <text:p>4134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" calcext:value-type="float">
            <text:p>4</text:p>
          </table:table-cell>
          <table:table-cell table:formula="of:=[.C643]+[.B644]" office:value-type="float" office:value="41350" calcext:value-type="float">
            <text:p>4135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0" calcext:value-type="float">
            <text:p>10</text:p>
          </table:table-cell>
          <table:table-cell table:formula="of:=[.C644]+[.B645]" office:value-type="float" office:value="41360" calcext:value-type="float">
            <text:p>4136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2" calcext:value-type="float">
            <text:p>22</text:p>
          </table:table-cell>
          <table:table-cell table:formula="of:=[.C645]+[.B646]" office:value-type="float" office:value="41382" calcext:value-type="float">
            <text:p>4138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[.C646]+[.B647]" office:value-type="float" office:value="41382" calcext:value-type="float">
            <text:p>4138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9" calcext:value-type="float">
            <text:p>9</text:p>
          </table:table-cell>
          <table:table-cell table:formula="of:=[.C647]+[.B648]" office:value-type="float" office:value="41391" calcext:value-type="float">
            <text:p>4139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0" calcext:value-type="float">
            <text:p>40</text:p>
          </table:table-cell>
          <table:table-cell table:formula="of:=[.C648]+[.B649]" office:value-type="float" office:value="41431" calcext:value-type="float">
            <text:p>4143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table:formula="of:=[.C649]+[.B650]" office:value-type="float" office:value="41432" calcext:value-type="float">
            <text:p>4143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" calcext:value-type="float">
            <text:p>7</text:p>
          </table:table-cell>
          <table:table-cell table:formula="of:=[.C650]+[.B651]" office:value-type="float" office:value="41439" calcext:value-type="float">
            <text:p>4143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table:formula="of:=[.C651]+[.B652]" office:value-type="float" office:value="41439" calcext:value-type="float">
            <text:p>4143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2" calcext:value-type="float">
            <text:p>32</text:p>
          </table:table-cell>
          <table:table-cell table:formula="of:=[.C652]+[.B653]" office:value-type="float" office:value="41471" calcext:value-type="float">
            <text:p>4147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table:formula="of:=[.C653]+[.B654]" office:value-type="float" office:value="41472" calcext:value-type="float">
            <text:p>4147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table:formula="of:=[.C654]+[.B655]" office:value-type="float" office:value="41472" calcext:value-type="float">
            <text:p>4147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3" calcext:value-type="float">
            <text:p>33</text:p>
          </table:table-cell>
          <table:table-cell table:formula="of:=[.C655]+[.B656]" office:value-type="float" office:value="41505" calcext:value-type="float">
            <text:p>4150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[.C656]+[.B657]" office:value-type="float" office:value="41505" calcext:value-type="float">
            <text:p>4150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table:formula="of:=[.C657]+[.B658]" office:value-type="float" office:value="41505" calcext:value-type="float">
            <text:p>4150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" calcext:value-type="float">
            <text:p>4</text:p>
          </table:table-cell>
          <table:table-cell table:formula="of:=[.C658]+[.B659]" office:value-type="float" office:value="41509" calcext:value-type="float">
            <text:p>4150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7" calcext:value-type="float">
            <text:p>27</text:p>
          </table:table-cell>
          <table:table-cell table:formula="of:=[.C659]+[.B660]" office:value-type="float" office:value="41536" calcext:value-type="float">
            <text:p>4153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formula="of:=[.C660]+[.B661]" office:value-type="float" office:value="41537" calcext:value-type="float">
            <text:p>4153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" calcext:value-type="float">
            <text:p>4</text:p>
          </table:table-cell>
          <table:table-cell table:formula="of:=[.C661]+[.B662]" office:value-type="float" office:value="41541" calcext:value-type="float">
            <text:p>4154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9" calcext:value-type="float">
            <text:p>29</text:p>
          </table:table-cell>
          <table:table-cell table:formula="of:=[.C662]+[.B663]" office:value-type="float" office:value="41570" calcext:value-type="float">
            <text:p>4157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table:formula="of:=[.C663]+[.B664]" office:value-type="float" office:value="41571" calcext:value-type="float">
            <text:p>4157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table:formula="of:=[.C664]+[.B665]" office:value-type="float" office:value="41571" calcext:value-type="float">
            <text:p>4157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0" calcext:value-type="float">
            <text:p>40</text:p>
          </table:table-cell>
          <table:table-cell table:formula="of:=[.C665]+[.B666]" office:value-type="float" office:value="41611" calcext:value-type="float">
            <text:p>4161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table:formula="of:=[.C666]+[.B667]" office:value-type="float" office:value="41612" calcext:value-type="float">
            <text:p>4161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table:formula="of:=[.C667]+[.B668]" office:value-type="float" office:value="41613" calcext:value-type="float">
            <text:p>4161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2" calcext:value-type="float">
            <text:p>12</text:p>
          </table:table-cell>
          <table:table-cell table:formula="of:=[.C668]+[.B669]" office:value-type="float" office:value="41625" calcext:value-type="float">
            <text:p>4162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table:formula="of:=[.C669]+[.B670]" office:value-type="float" office:value="41625" calcext:value-type="float">
            <text:p>4162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2" calcext:value-type="float">
            <text:p>32</text:p>
          </table:table-cell>
          <table:table-cell table:formula="of:=[.C670]+[.B671]" office:value-type="float" office:value="41657" calcext:value-type="float">
            <text:p>4165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[.C671]+[.B672]" office:value-type="float" office:value="41657" calcext:value-type="float">
            <text:p>4165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table:formula="of:=[.C672]+[.B673]" office:value-type="float" office:value="41657" calcext:value-type="float">
            <text:p>4165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" calcext:value-type="float">
            <text:p>4</text:p>
          </table:table-cell>
          <table:table-cell table:formula="of:=[.C673]+[.B674]" office:value-type="float" office:value="41661" calcext:value-type="float">
            <text:p>4166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2" calcext:value-type="float">
            <text:p>12</text:p>
          </table:table-cell>
          <table:table-cell table:formula="of:=[.C674]+[.B675]" office:value-type="float" office:value="41673" calcext:value-type="float">
            <text:p>4167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1" calcext:value-type="float">
            <text:p>31</text:p>
          </table:table-cell>
          <table:table-cell table:formula="of:=[.C675]+[.B676]" office:value-type="float" office:value="41704" calcext:value-type="float">
            <text:p>4170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C676]+[.B677]" office:value-type="float" office:value="41704" calcext:value-type="float">
            <text:p>4170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[.C677]+[.B678]" office:value-type="float" office:value="41704" calcext:value-type="float">
            <text:p>4170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" calcext:value-type="float">
            <text:p>6</text:p>
          </table:table-cell>
          <table:table-cell table:formula="of:=[.C678]+[.B679]" office:value-type="float" office:value="41710" calcext:value-type="float">
            <text:p>4171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0" calcext:value-type="float">
            <text:p>30</text:p>
          </table:table-cell>
          <table:table-cell table:formula="of:=[.C679]+[.B680]" office:value-type="float" office:value="41740" calcext:value-type="float">
            <text:p>4174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table:formula="of:=[.C680]+[.B681]" office:value-type="float" office:value="41741" calcext:value-type="float">
            <text:p>4174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  <table:table-cell table:formula="of:=[.C681]+[.B682]" office:value-type="float" office:value="41742" calcext:value-type="float">
            <text:p>4174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" calcext:value-type="float">
            <text:p>8</text:p>
          </table:table-cell>
          <table:table-cell table:formula="of:=[.C682]+[.B683]" office:value-type="float" office:value="41750" calcext:value-type="float">
            <text:p>4175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0" calcext:value-type="float">
            <text:p>10</text:p>
          </table:table-cell>
          <table:table-cell table:formula="of:=[.C683]+[.B684]" office:value-type="float" office:value="41760" calcext:value-type="float">
            <text:p>4176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4" calcext:value-type="float">
            <text:p>24</text:p>
          </table:table-cell>
          <table:table-cell table:formula="of:=[.C684]+[.B685]" office:value-type="float" office:value="41784" calcext:value-type="float">
            <text:p>4178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table:formula="of:=[.C685]+[.B686]" office:value-type="float" office:value="41785" calcext:value-type="float">
            <text:p>4178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0" calcext:value-type="float">
            <text:p>60</text:p>
          </table:table-cell>
          <table:table-cell table:formula="of:=[.C686]+[.B687]" office:value-type="float" office:value="41845" calcext:value-type="float">
            <text:p>4184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table:formula="of:=[.C687]+[.B688]" office:value-type="float" office:value="41846" calcext:value-type="float">
            <text:p>4184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[.C688]+[.B689]" office:value-type="float" office:value="41846" calcext:value-type="float">
            <text:p>4184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  <table:table-cell table:formula="of:=[.C689]+[.B690]" office:value-type="float" office:value="41847" calcext:value-type="float">
            <text:p>4184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[.C690]+[.B691]" office:value-type="float" office:value="41847" calcext:value-type="float">
            <text:p>4184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table:formula="of:=[.C691]+[.B692]" office:value-type="float" office:value="41848" calcext:value-type="float">
            <text:p>4184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formula="of:=[.C692]+[.B693]" office:value-type="float" office:value="41864" calcext:value-type="float">
            <text:p>4186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table:formula="of:=[.C693]+[.B694]" office:value-type="float" office:value="41865" calcext:value-type="float">
            <text:p>4186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" calcext:value-type="float">
            <text:p>7</text:p>
          </table:table-cell>
          <table:table-cell table:formula="of:=[.C694]+[.B695]" office:value-type="float" office:value="41872" calcext:value-type="float">
            <text:p>4187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3" calcext:value-type="float">
            <text:p>63</text:p>
          </table:table-cell>
          <table:table-cell table:formula="of:=[.C695]+[.B696]" office:value-type="float" office:value="41935" calcext:value-type="float">
            <text:p>4193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table:formula="of:=[.C696]+[.B697]" office:value-type="float" office:value="41935" calcext:value-type="float">
            <text:p>4193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table:formula="of:=[.C697]+[.B698]" office:value-type="float" office:value="41936" calcext:value-type="float">
            <text:p>4193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table:formula="of:=[.C698]+[.B699]" office:value-type="float" office:value="41936" calcext:value-type="float">
            <text:p>4193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table:formula="of:=[.C699]+[.B700]" office:value-type="float" office:value="41936" calcext:value-type="float">
            <text:p>4193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formula="of:=[.C700]+[.B701]" office:value-type="float" office:value="41937" calcext:value-type="float">
            <text:p>4193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" calcext:value-type="float">
            <text:p>10</text:p>
          </table:table-cell>
          <table:table-cell table:formula="of:=[.C701]+[.B702]" office:value-type="float" office:value="41947" calcext:value-type="float">
            <text:p>4194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" calcext:value-type="float">
            <text:p>3</text:p>
          </table:table-cell>
          <table:table-cell table:formula="of:=[.C702]+[.B703]" office:value-type="float" office:value="41950" calcext:value-type="float">
            <text:p>4195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0" calcext:value-type="float">
            <text:p>10</text:p>
          </table:table-cell>
          <table:table-cell table:formula="of:=[.C703]+[.B704]" office:value-type="float" office:value="41960" calcext:value-type="float">
            <text:p>4196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9" calcext:value-type="float">
            <text:p>59</text:p>
          </table:table-cell>
          <table:table-cell table:formula="of:=[.C704]+[.B705]" office:value-type="float" office:value="42019" calcext:value-type="float">
            <text:p>4201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table:formula="of:=[.C705]+[.B706]" office:value-type="float" office:value="42019" calcext:value-type="float">
            <text:p>4201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table:formula="of:=[.C706]+[.B707]" office:value-type="float" office:value="42019" calcext:value-type="float">
            <text:p>4201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table:formula="of:=[.C707]+[.B708]" office:value-type="float" office:value="42019" calcext:value-type="float">
            <text:p>4201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table:formula="of:=[.C708]+[.B709]" office:value-type="float" office:value="42020" calcext:value-type="float">
            <text:p>4202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" calcext:value-type="float">
            <text:p>5</text:p>
          </table:table-cell>
          <table:table-cell table:formula="of:=[.C709]+[.B710]" office:value-type="float" office:value="42025" calcext:value-type="float">
            <text:p>4202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3" calcext:value-type="float">
            <text:p>23</text:p>
          </table:table-cell>
          <table:table-cell table:formula="of:=[.C710]+[.B711]" office:value-type="float" office:value="42048" calcext:value-type="float">
            <text:p>4204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table:formula="of:=[.C711]+[.B712]" office:value-type="float" office:value="42048" calcext:value-type="float">
            <text:p>4204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" calcext:value-type="float">
            <text:p>2</text:p>
          </table:table-cell>
          <table:table-cell table:formula="of:=[.C712]+[.B713]" office:value-type="float" office:value="42050" calcext:value-type="float">
            <text:p>4205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0" calcext:value-type="float">
            <text:p>10</text:p>
          </table:table-cell>
          <table:table-cell table:formula="of:=[.C713]+[.B714]" office:value-type="float" office:value="42060" calcext:value-type="float">
            <text:p>4206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5" calcext:value-type="float">
            <text:p>25</text:p>
          </table:table-cell>
          <table:table-cell table:formula="of:=[.C714]+[.B715]" office:value-type="float" office:value="42085" calcext:value-type="float">
            <text:p>4208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table:formula="of:=[.C715]+[.B716]" office:value-type="float" office:value="42086" calcext:value-type="float">
            <text:p>4208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 table:formula="of:=[.C716]+[.B717]" office:value-type="float" office:value="42093" calcext:value-type="float">
            <text:p>4209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1" calcext:value-type="float">
            <text:p>41</text:p>
          </table:table-cell>
          <table:table-cell table:formula="of:=[.C717]+[.B718]" office:value-type="float" office:value="42134" calcext:value-type="float">
            <text:p>4213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table:formula="of:=[.C718]+[.B719]" office:value-type="float" office:value="42134" calcext:value-type="float">
            <text:p>4213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table:formula="of:=[.C719]+[.B720]" office:value-type="float" office:value="42134" calcext:value-type="float">
            <text:p>4213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formula="of:=[.C720]+[.B721]" office:value-type="float" office:value="42135" calcext:value-type="float">
            <text:p>4213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" calcext:value-type="float">
            <text:p>8</text:p>
          </table:table-cell>
          <table:table-cell table:formula="of:=[.C721]+[.B722]" office:value-type="float" office:value="42143" calcext:value-type="float">
            <text:p>4214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9" calcext:value-type="float">
            <text:p>39</text:p>
          </table:table-cell>
          <table:table-cell table:formula="of:=[.C722]+[.B723]" office:value-type="float" office:value="42182" calcext:value-type="float">
            <text:p>4218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table:formula="of:=[.C723]+[.B724]" office:value-type="float" office:value="42183" calcext:value-type="float">
            <text:p>4218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[.C724]+[.B725]" office:value-type="float" office:value="42183" calcext:value-type="float">
            <text:p>4218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formula="of:=[.C725]+[.B726]" office:value-type="float" office:value="42183" calcext:value-type="float">
            <text:p>4218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9" calcext:value-type="float">
            <text:p>9</text:p>
          </table:table-cell>
          <table:table-cell table:formula="of:=[.C726]+[.B727]" office:value-type="float" office:value="42192" calcext:value-type="float">
            <text:p>4219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3" calcext:value-type="float">
            <text:p>33</text:p>
          </table:table-cell>
          <table:table-cell table:formula="of:=[.C727]+[.B728]" office:value-type="float" office:value="42225" calcext:value-type="float">
            <text:p>4222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[.C728]+[.B729]" office:value-type="float" office:value="42225" calcext:value-type="float">
            <text:p>4222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" calcext:value-type="float">
            <text:p>5</text:p>
          </table:table-cell>
          <table:table-cell table:formula="of:=[.C729]+[.B730]" office:value-type="float" office:value="42230" calcext:value-type="float">
            <text:p>4223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0" calcext:value-type="float">
            <text:p>10</text:p>
          </table:table-cell>
          <table:table-cell table:formula="of:=[.C730]+[.B731]" office:value-type="float" office:value="42240" calcext:value-type="float">
            <text:p>4224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9" calcext:value-type="float">
            <text:p>39</text:p>
          </table:table-cell>
          <table:table-cell table:formula="of:=[.C731]+[.B732]" office:value-type="float" office:value="42279" calcext:value-type="float">
            <text:p>4227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table:formula="of:=[.C732]+[.B733]" office:value-type="float" office:value="42280" calcext:value-type="float">
            <text:p>4228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table:formula="of:=[.C733]+[.B734]" office:value-type="float" office:value="42280" calcext:value-type="float">
            <text:p>4228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[.C734]+[.B735]" office:value-type="float" office:value="42280" calcext:value-type="float">
            <text:p>4228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0" calcext:value-type="float">
            <text:p>10</text:p>
          </table:table-cell>
          <table:table-cell table:formula="of:=[.C735]+[.B736]" office:value-type="float" office:value="42290" calcext:value-type="float">
            <text:p>4229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1" calcext:value-type="float">
            <text:p>31</text:p>
          </table:table-cell>
          <table:table-cell table:formula="of:=[.C736]+[.B737]" office:value-type="float" office:value="42321" calcext:value-type="float">
            <text:p>4232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[.C737]+[.B738]" office:value-type="float" office:value="42321" calcext:value-type="float">
            <text:p>4232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[.C738]+[.B739]" office:value-type="float" office:value="42321" calcext:value-type="float">
            <text:p>4232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6" calcext:value-type="float">
            <text:p>36</text:p>
          </table:table-cell>
          <table:table-cell table:formula="of:=[.C739]+[.B740]" office:value-type="float" office:value="42357" calcext:value-type="float">
            <text:p>4235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[.C740]+[.B741]" office:value-type="float" office:value="42357" calcext:value-type="float">
            <text:p>4235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[.C741]+[.B742]" office:value-type="float" office:value="42357" calcext:value-type="float">
            <text:p>4235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" calcext:value-type="float">
            <text:p>6</text:p>
          </table:table-cell>
          <table:table-cell table:formula="of:=[.C742]+[.B743]" office:value-type="float" office:value="42363" calcext:value-type="float">
            <text:p>4236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" calcext:value-type="float">
            <text:p>7</text:p>
          </table:table-cell>
          <table:table-cell table:formula="of:=[.C743]+[.B744]" office:value-type="float" office:value="42370" calcext:value-type="float">
            <text:p>4237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8" calcext:value-type="float">
            <text:p>38</text:p>
          </table:table-cell>
          <table:table-cell table:formula="of:=[.C744]+[.B745]" office:value-type="float" office:value="42408" calcext:value-type="float">
            <text:p>4240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table:formula="of:=[.C745]+[.B746]" office:value-type="float" office:value="42408" calcext:value-type="float">
            <text:p>4240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 table:formula="of:=[.C746]+[.B747]" office:value-type="float" office:value="42409" calcext:value-type="float">
            <text:p>4240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 table:formula="of:=[.C747]+[.B748]" office:value-type="float" office:value="42414" calcext:value-type="float">
            <text:p>4241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" calcext:value-type="float">
            <text:p>6</text:p>
          </table:table-cell>
          <table:table-cell table:formula="of:=[.C748]+[.B749]" office:value-type="float" office:value="42420" calcext:value-type="float">
            <text:p>4242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8" calcext:value-type="float">
            <text:p>48</text:p>
          </table:table-cell>
          <table:table-cell table:formula="of:=[.C749]+[.B750]" office:value-type="float" office:value="42468" calcext:value-type="float">
            <text:p>4246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table:formula="of:=[.C750]+[.B751]" office:value-type="float" office:value="42468" calcext:value-type="float">
            <text:p>4246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table:formula="of:=[.C751]+[.B752]" office:value-type="float" office:value="42469" calcext:value-type="float">
            <text:p>4246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table:formula="of:=[.C752]+[.B753]" office:value-type="float" office:value="42469" calcext:value-type="float">
            <text:p>4246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9" calcext:value-type="float">
            <text:p>9</text:p>
          </table:table-cell>
          <table:table-cell table:formula="of:=[.C753]+[.B754]" office:value-type="float" office:value="42478" calcext:value-type="float">
            <text:p>4247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" calcext:value-type="float">
            <text:p>3</text:p>
          </table:table-cell>
          <table:table-cell table:formula="of:=[.C754]+[.B755]" office:value-type="float" office:value="42481" calcext:value-type="float">
            <text:p>4248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0" calcext:value-type="float">
            <text:p>10</text:p>
          </table:table-cell>
          <table:table-cell table:formula="of:=[.C755]+[.B756]" office:value-type="float" office:value="42491" calcext:value-type="float">
            <text:p>4249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3" calcext:value-type="float">
            <text:p>53</text:p>
          </table:table-cell>
          <table:table-cell table:formula="of:=[.C756]+[.B757]" office:value-type="float" office:value="42544" calcext:value-type="float">
            <text:p>4254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 table:formula="of:=[.C757]+[.B758]" office:value-type="float" office:value="42545" calcext:value-type="float">
            <text:p>4254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" calcext:value-type="float">
            <text:p>3</text:p>
          </table:table-cell>
          <table:table-cell table:formula="of:=[.C758]+[.B759]" office:value-type="float" office:value="42548" calcext:value-type="float">
            <text:p>4254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" calcext:value-type="float">
            <text:p>2</text:p>
          </table:table-cell>
          <table:table-cell table:formula="of:=[.C759]+[.B760]" office:value-type="float" office:value="42550" calcext:value-type="float">
            <text:p>4255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" calcext:value-type="float">
            <text:p>3</text:p>
          </table:table-cell>
          <table:table-cell table:formula="of:=[.C760]+[.B761]" office:value-type="float" office:value="42553" calcext:value-type="float">
            <text:p>4255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table:formula="of:=[.C761]+[.B762]" office:value-type="float" office:value="42554" calcext:value-type="float">
            <text:p>4255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0" calcext:value-type="float">
            <text:p>20</text:p>
          </table:table-cell>
          <table:table-cell table:formula="of:=[.C762]+[.B763]" office:value-type="float" office:value="42574" calcext:value-type="float">
            <text:p>4257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table:formula="of:=[.C763]+[.B764]" office:value-type="float" office:value="42575" calcext:value-type="float">
            <text:p>4257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" calcext:value-type="float">
            <text:p>6</text:p>
          </table:table-cell>
          <table:table-cell table:formula="of:=[.C764]+[.B765]" office:value-type="float" office:value="42581" calcext:value-type="float">
            <text:p>4258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5" calcext:value-type="float">
            <text:p>65</text:p>
          </table:table-cell>
          <table:table-cell table:formula="of:=[.C765]+[.B766]" office:value-type="float" office:value="42646" calcext:value-type="float">
            <text:p>4264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[.C766]+[.B767]" office:value-type="float" office:value="42646" calcext:value-type="float">
            <text:p>4264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table:formula="of:=[.C767]+[.B768]" office:value-type="float" office:value="42647" calcext:value-type="float">
            <text:p>4264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formula="of:=[.C768]+[.B769]" office:value-type="float" office:value="42648" calcext:value-type="float">
            <text:p>4264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  <table:table-cell table:formula="of:=[.C769]+[.B770]" office:value-type="float" office:value="42649" calcext:value-type="float">
            <text:p>4264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table:formula="of:=[.C770]+[.B771]" office:value-type="float" office:value="42650" calcext:value-type="float">
            <text:p>4265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" calcext:value-type="float">
            <text:p>14</text:p>
          </table:table-cell>
          <table:table-cell table:formula="of:=[.C771]+[.B772]" office:value-type="float" office:value="42664" calcext:value-type="float">
            <text:p>4266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[.C772]+[.B773]" office:value-type="float" office:value="42664" calcext:value-type="float">
            <text:p>4266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" calcext:value-type="float">
            <text:p>7</text:p>
          </table:table-cell>
          <table:table-cell table:formula="of:=[.C773]+[.B774]" office:value-type="float" office:value="42671" calcext:value-type="float">
            <text:p>4267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8" calcext:value-type="float">
            <text:p>58</text:p>
          </table:table-cell>
          <table:table-cell table:formula="of:=[.C774]+[.B775]" office:value-type="float" office:value="42729" calcext:value-type="float">
            <text:p>4272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table:formula="of:=[.C775]+[.B776]" office:value-type="float" office:value="42730" calcext:value-type="float">
            <text:p>4273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table:formula="of:=[.C776]+[.B777]" office:value-type="float" office:value="42731" calcext:value-type="float">
            <text:p>4273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table:formula="of:=[.C777]+[.B778]" office:value-type="float" office:value="42732" calcext:value-type="float">
            <text:p>4273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table:formula="of:=[.C778]+[.B779]" office:value-type="float" office:value="42732" calcext:value-type="float">
            <text:p>4273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table:formula="of:=[.C779]+[.B780]" office:value-type="float" office:value="42733" calcext:value-type="float">
            <text:p>4273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" calcext:value-type="float">
            <text:p>15</text:p>
          </table:table-cell>
          <table:table-cell table:formula="of:=[.C780]+[.B781]" office:value-type="float" office:value="42748" calcext:value-type="float">
            <text:p>4274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" calcext:value-type="float">
            <text:p>6</text:p>
          </table:table-cell>
          <table:table-cell table:formula="of:=[.C781]+[.B782]" office:value-type="float" office:value="42754" calcext:value-type="float">
            <text:p>4275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0" calcext:value-type="float">
            <text:p>50</text:p>
          </table:table-cell>
          <table:table-cell table:formula="of:=[.C782]+[.B783]" office:value-type="float" office:value="42804" calcext:value-type="float">
            <text:p>4280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table:formula="of:=[.C783]+[.B784]" office:value-type="float" office:value="42805" calcext:value-type="float">
            <text:p>4280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table:formula="of:=[.C784]+[.B785]" office:value-type="float" office:value="42805" calcext:value-type="float">
            <text:p>4280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[.C785]+[.B786]" office:value-type="float" office:value="42805" calcext:value-type="float">
            <text:p>4280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[.C786]+[.B787]" office:value-type="float" office:value="42805" calcext:value-type="float">
            <text:p>4280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9" calcext:value-type="float">
            <text:p>9</text:p>
          </table:table-cell>
          <table:table-cell table:formula="of:=[.C787]+[.B788]" office:value-type="float" office:value="42814" calcext:value-type="float">
            <text:p>4281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" calcext:value-type="float">
            <text:p>7</text:p>
          </table:table-cell>
          <table:table-cell table:formula="of:=[.C788]+[.B789]" office:value-type="float" office:value="42821" calcext:value-type="float">
            <text:p>4282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8" calcext:value-type="float">
            <text:p>48</text:p>
          </table:table-cell>
          <table:table-cell table:formula="of:=[.C789]+[.B790]" office:value-type="float" office:value="42869" calcext:value-type="float">
            <text:p>4286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table:formula="of:=[.C790]+[.B791]" office:value-type="float" office:value="42870" calcext:value-type="float">
            <text:p>4287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table:formula="of:=[.C791]+[.B792]" office:value-type="float" office:value="42871" calcext:value-type="float">
            <text:p>4287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[.C792]+[.B793]" office:value-type="float" office:value="42871" calcext:value-type="float">
            <text:p>4287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" calcext:value-type="float">
            <text:p>7</text:p>
          </table:table-cell>
          <table:table-cell table:formula="of:=[.C793]+[.B794]" office:value-type="float" office:value="42878" calcext:value-type="float">
            <text:p>4287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" calcext:value-type="float">
            <text:p>3</text:p>
          </table:table-cell>
          <table:table-cell table:formula="of:=[.C794]+[.B795]" office:value-type="float" office:value="42881" calcext:value-type="float">
            <text:p>4288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" calcext:value-type="float">
            <text:p>10</text:p>
          </table:table-cell>
          <table:table-cell table:formula="of:=[.C795]+[.B796]" office:value-type="float" office:value="42891" calcext:value-type="float">
            <text:p>4289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2" calcext:value-type="float">
            <text:p>42</text:p>
          </table:table-cell>
          <table:table-cell table:formula="of:=[.C796]+[.B797]" office:value-type="float" office:value="42933" calcext:value-type="float">
            <text:p>4293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table:formula="of:=[.C797]+[.B798]" office:value-type="float" office:value="42933" calcext:value-type="float">
            <text:p>4293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table:formula="of:=[.C798]+[.B799]" office:value-type="float" office:value="42934" calcext:value-type="float">
            <text:p>4293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table:formula="of:=[.C799]+[.B800]" office:value-type="float" office:value="42935" calcext:value-type="float">
            <text:p>4293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formula="of:=[.C800]+[.B801]" office:value-type="float" office:value="42944" calcext:value-type="float">
            <text:p>4294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C801]+[.B802]" office:value-type="float" office:value="42952" calcext:value-type="float">
            <text:p>4295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91" calcext:value-type="float">
            <text:p>91</text:p>
          </table:table-cell>
          <table:table-cell table:formula="of:=[.C802]+[.B803]" office:value-type="float" office:value="43043" calcext:value-type="float">
            <text:p>4304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table:formula="of:=[.C803]+[.B804]" office:value-type="float" office:value="43043" calcext:value-type="float">
            <text:p>4304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table:formula="of:=[.C804]+[.B805]" office:value-type="float" office:value="43044" calcext:value-type="float">
            <text:p>4304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table:formula="of:=[.C805]+[.B806]" office:value-type="float" office:value="43044" calcext:value-type="float">
            <text:p>4304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table:formula="of:=[.C806]+[.B807]" office:value-type="float" office:value="43044" calcext:value-type="float">
            <text:p>4304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table:formula="of:=[.C807]+[.B808]" office:value-type="float" office:value="43044" calcext:value-type="float">
            <text:p>4304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table:formula="of:=[.C808]+[.B809]" office:value-type="float" office:value="43045" calcext:value-type="float">
            <text:p>4304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[.C809]+[.B810]" office:value-type="float" office:value="43045" calcext:value-type="float">
            <text:p>4304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" calcext:value-type="float">
            <text:p>12</text:p>
          </table:table-cell>
          <table:table-cell table:formula="of:=[.C810]+[.B811]" office:value-type="float" office:value="43057" calcext:value-type="float">
            <text:p>4305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6" calcext:value-type="float">
            <text:p>46</text:p>
          </table:table-cell>
          <table:table-cell table:formula="of:=[.C811]+[.B812]" office:value-type="float" office:value="43103" calcext:value-type="float">
            <text:p>4310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table:formula="of:=[.C812]+[.B813]" office:value-type="float" office:value="43103" calcext:value-type="float">
            <text:p>4310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[.C813]+[.B814]" office:value-type="float" office:value="43103" calcext:value-type="float">
            <text:p>4310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table:formula="of:=[.C814]+[.B815]" office:value-type="float" office:value="43104" calcext:value-type="float">
            <text:p>4310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table:formula="of:=[.C815]+[.B816]" office:value-type="float" office:value="43104" calcext:value-type="float">
            <text:p>4310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2" calcext:value-type="float">
            <text:p>12</text:p>
          </table:table-cell>
          <table:table-cell table:formula="of:=[.C816]+[.B817]" office:value-type="float" office:value="43116" calcext:value-type="float">
            <text:p>4311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" calcext:value-type="float">
            <text:p>5</text:p>
          </table:table-cell>
          <table:table-cell table:formula="of:=[.C817]+[.B818]" office:value-type="float" office:value="43121" calcext:value-type="float">
            <text:p>4312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7" calcext:value-type="float">
            <text:p>37</text:p>
          </table:table-cell>
          <table:table-cell table:formula="of:=[.C818]+[.B819]" office:value-type="float" office:value="43158" calcext:value-type="float">
            <text:p>4315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table:formula="of:=[.C819]+[.B820]" office:value-type="float" office:value="43158" calcext:value-type="float">
            <text:p>4315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[.C820]+[.B821]" office:value-type="float" office:value="43158" calcext:value-type="float">
            <text:p>4315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" calcext:value-type="float">
            <text:p>3</text:p>
          </table:table-cell>
          <table:table-cell table:formula="of:=[.C821]+[.B822]" office:value-type="float" office:value="43161" calcext:value-type="float">
            <text:p>4316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" calcext:value-type="float">
            <text:p>14</text:p>
          </table:table-cell>
          <table:table-cell table:formula="of:=[.C822]+[.B823]" office:value-type="float" office:value="43175" calcext:value-type="float">
            <text:p>4317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4" calcext:value-type="float">
            <text:p>34</text:p>
          </table:table-cell>
          <table:table-cell table:formula="of:=[.C823]+[.B824]" office:value-type="float" office:value="43209" calcext:value-type="float">
            <text:p>4320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table:formula="of:=[.C824]+[.B825]" office:value-type="float" office:value="43209" calcext:value-type="float">
            <text:p>4320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table:formula="of:=[.C825]+[.B826]" office:value-type="float" office:value="43210" calcext:value-type="float">
            <text:p>4321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" calcext:value-type="float">
            <text:p>4</text:p>
          </table:table-cell>
          <table:table-cell table:formula="of:=[.C826]+[.B827]" office:value-type="float" office:value="43214" calcext:value-type="float">
            <text:p>4321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" calcext:value-type="float">
            <text:p>7</text:p>
          </table:table-cell>
          <table:table-cell table:formula="of:=[.C827]+[.B828]" office:value-type="float" office:value="43221" calcext:value-type="float">
            <text:p>4322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[.C828]+[.B829]" office:value-type="float" office:value="43262" calcext:value-type="float">
            <text:p>4326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table:formula="of:=[.C829]+[.B830]" office:value-type="float" office:value="43263" calcext:value-type="float">
            <text:p>4326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formula="of:=[.C830]+[.B831]" office:value-type="float" office:value="43263" calcext:value-type="float">
            <text:p>4326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[.C831]+[.B832]" office:value-type="float" office:value="43263" calcext:value-type="float">
            <text:p>4326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" calcext:value-type="float">
            <text:p>8</text:p>
          </table:table-cell>
          <table:table-cell table:formula="of:=[.C832]+[.B833]" office:value-type="float" office:value="43271" calcext:value-type="float">
            <text:p>4327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3" calcext:value-type="float">
            <text:p>33</text:p>
          </table:table-cell>
          <table:table-cell table:formula="of:=[.C833]+[.B834]" office:value-type="float" office:value="43304" calcext:value-type="float">
            <text:p>4330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[.C834]+[.B835]" office:value-type="float" office:value="43304" calcext:value-type="float">
            <text:p>4330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[.C835]+[.B836]" office:value-type="float" office:value="43304" calcext:value-type="float">
            <text:p>4330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" calcext:value-type="float">
            <text:p>7</text:p>
          </table:table-cell>
          <table:table-cell table:formula="of:=[.C836]+[.B837]" office:value-type="float" office:value="43311" calcext:value-type="float">
            <text:p>4331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0" calcext:value-type="float">
            <text:p>10</text:p>
          </table:table-cell>
          <table:table-cell table:formula="of:=[.C837]+[.B838]" office:value-type="float" office:value="43321" calcext:value-type="float">
            <text:p>4332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0" calcext:value-type="float">
            <text:p>30</text:p>
          </table:table-cell>
          <table:table-cell table:formula="of:=[.C838]+[.B839]" office:value-type="float" office:value="43351" calcext:value-type="float">
            <text:p>4335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table:formula="of:=[.C839]+[.B840]" office:value-type="float" office:value="43351" calcext:value-type="float">
            <text:p>4335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" calcext:value-type="float">
            <text:p>3</text:p>
          </table:table-cell>
          <table:table-cell table:formula="of:=[.C840]+[.B841]" office:value-type="float" office:value="43354" calcext:value-type="float">
            <text:p>4335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2" calcext:value-type="float">
            <text:p>32</text:p>
          </table:table-cell>
          <table:table-cell table:formula="of:=[.C841]+[.B842]" office:value-type="float" office:value="43386" calcext:value-type="float">
            <text:p>4338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formula="of:=[.C842]+[.B843]" office:value-type="float" office:value="43387" calcext:value-type="float">
            <text:p>4338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table:formula="of:=[.C843]+[.B844]" office:value-type="float" office:value="43387" calcext:value-type="float">
            <text:p>4338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5" calcext:value-type="float">
            <text:p>5</text:p>
          </table:table-cell>
          <table:table-cell table:formula="of:=[.C844]+[.B845]" office:value-type="float" office:value="43392" calcext:value-type="float">
            <text:p>4339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9" calcext:value-type="float">
            <text:p>9</text:p>
          </table:table-cell>
          <table:table-cell table:formula="of:=[.C845]+[.B846]" office:value-type="float" office:value="43401" calcext:value-type="float">
            <text:p>4340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0" calcext:value-type="float">
            <text:p>30</text:p>
          </table:table-cell>
          <table:table-cell table:formula="of:=[.C846]+[.B847]" office:value-type="float" office:value="43431" calcext:value-type="float">
            <text:p>4343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table:formula="of:=[.C847]+[.B848]" office:value-type="float" office:value="43431" calcext:value-type="float">
            <text:p>4343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[.C848]+[.B849]" office:value-type="float" office:value="43431" calcext:value-type="float">
            <text:p>4343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0" calcext:value-type="float">
            <text:p>40</text:p>
          </table:table-cell>
          <table:table-cell table:formula="of:=[.C849]+[.B850]" office:value-type="float" office:value="43471" calcext:value-type="float">
            <text:p>4347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table:formula="of:=[.C850]+[.B851]" office:value-type="float" office:value="43471" calcext:value-type="float">
            <text:p>4347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table:formula="of:=[.C851]+[.B852]" office:value-type="float" office:value="43471" calcext:value-type="float">
            <text:p>4347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" calcext:value-type="float">
            <text:p>6</text:p>
          </table:table-cell>
          <table:table-cell table:formula="of:=[.C852]+[.B853]" office:value-type="float" office:value="43477" calcext:value-type="float">
            <text:p>4347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" calcext:value-type="float">
            <text:p>5</text:p>
          </table:table-cell>
          <table:table-cell table:formula="of:=[.C853]+[.B854]" office:value-type="float" office:value="43482" calcext:value-type="float">
            <text:p>4348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9" calcext:value-type="float">
            <text:p>39</text:p>
          </table:table-cell>
          <table:table-cell table:formula="of:=[.C854]+[.B855]" office:value-type="float" office:value="43521" calcext:value-type="float">
            <text:p>4352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table:formula="of:=[.C855]+[.B856]" office:value-type="float" office:value="43521" calcext:value-type="float">
            <text:p>4352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table:formula="of:=[.C856]+[.B857]" office:value-type="float" office:value="43521" calcext:value-type="float">
            <text:p>4352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5" calcext:value-type="float">
            <text:p>5</text:p>
          </table:table-cell>
          <table:table-cell table:formula="of:=[.C857]+[.B858]" office:value-type="float" office:value="43526" calcext:value-type="float">
            <text:p>4352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" calcext:value-type="float">
            <text:p>8</text:p>
          </table:table-cell>
          <table:table-cell table:formula="of:=[.C858]+[.B859]" office:value-type="float" office:value="43534" calcext:value-type="float">
            <text:p>4353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9" calcext:value-type="float">
            <text:p>39</text:p>
          </table:table-cell>
          <table:table-cell table:formula="of:=[.C859]+[.B860]" office:value-type="float" office:value="43573" calcext:value-type="float">
            <text:p>4357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[.C860]+[.B861]" office:value-type="float" office:value="43573" calcext:value-type="float">
            <text:p>4357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table:formula="of:=[.C861]+[.B862]" office:value-type="float" office:value="43574" calcext:value-type="float">
            <text:p>4357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[.C862]+[.B863]" office:value-type="float" office:value="43574" calcext:value-type="float">
            <text:p>4357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" calcext:value-type="float">
            <text:p>8</text:p>
          </table:table-cell>
          <table:table-cell table:formula="of:=[.C863]+[.B864]" office:value-type="float" office:value="43582" calcext:value-type="float">
            <text:p>4358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0" calcext:value-type="float">
            <text:p>60</text:p>
          </table:table-cell>
          <table:table-cell table:formula="of:=[.C864]+[.B865]" office:value-type="float" office:value="43642" calcext:value-type="float">
            <text:p>4364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 table:formula="of:=[.C865]+[.B866]" office:value-type="float" office:value="43643" calcext:value-type="float">
            <text:p>4364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37" calcext:value-type="float">
            <text:p>137</text:p>
          </table:table-cell>
          <table:table-cell table:formula="of:=[.C866]+[.B867]" office:value-type="float" office:value="43780" calcext:value-type="float">
            <text:p>4378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89" calcext:value-type="float">
            <text:p>189</text:p>
          </table:table-cell>
          <table:table-cell table:formula="of:=[.C867]+[.B868]" office:value-type="float" office:value="43969" calcext:value-type="float">
            <text:p>4396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71" calcext:value-type="float">
            <text:p>171</text:p>
          </table:table-cell>
          <table:table-cell table:formula="of:=[.C868]+[.B869]" office:value-type="float" office:value="44140" calcext:value-type="float">
            <text:p>4414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79" calcext:value-type="float">
            <text:p>179</text:p>
          </table:table-cell>
          <table:table-cell table:formula="of:=[.C869]+[.B870]" office:value-type="float" office:value="44319" calcext:value-type="float">
            <text:p>4431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80" calcext:value-type="float">
            <text:p>180</text:p>
          </table:table-cell>
          <table:table-cell table:formula="of:=[.C870]+[.B871]" office:value-type="float" office:value="44499" calcext:value-type="float">
            <text:p>4449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84" calcext:value-type="float">
            <text:p>184</text:p>
          </table:table-cell>
          <table:table-cell table:formula="of:=[.C871]+[.B872]" office:value-type="float" office:value="44683" calcext:value-type="float">
            <text:p>4468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78" calcext:value-type="float">
            <text:p>178</text:p>
          </table:table-cell>
          <table:table-cell table:formula="of:=[.C872]+[.B873]" office:value-type="float" office:value="44861" calcext:value-type="float">
            <text:p>4486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79" calcext:value-type="float">
            <text:p>179</text:p>
          </table:table-cell>
          <table:table-cell table:formula="of:=[.C873]+[.B874]" office:value-type="float" office:value="45040" calcext:value-type="float">
            <text:p>4504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80" calcext:value-type="float">
            <text:p>180</text:p>
          </table:table-cell>
          <table:table-cell table:formula="of:=[.C874]+[.B875]" office:value-type="float" office:value="45220" calcext:value-type="float">
            <text:p>4522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80" calcext:value-type="float">
            <text:p>180</text:p>
          </table:table-cell>
          <table:table-cell table:formula="of:=[.C875]+[.B876]" office:value-type="float" office:value="45400" calcext:value-type="float">
            <text:p>4540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81" calcext:value-type="float">
            <text:p>181</text:p>
          </table:table-cell>
          <table:table-cell table:formula="of:=[.C876]+[.B877]" office:value-type="float" office:value="45581" calcext:value-type="float">
            <text:p>4558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81" calcext:value-type="float">
            <text:p>181</text:p>
          </table:table-cell>
          <table:table-cell table:formula="of:=[.C877]+[.B878]" office:value-type="float" office:value="45762" calcext:value-type="float">
            <text:p>4576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79" calcext:value-type="float">
            <text:p>179</text:p>
          </table:table-cell>
          <table:table-cell table:formula="of:=[.C878]+[.B879]" office:value-type="float" office:value="45941" calcext:value-type="float">
            <text:p>4594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91" calcext:value-type="float">
            <text:p>191</text:p>
          </table:table-cell>
          <table:table-cell table:formula="of:=[.C879]+[.B880]" office:value-type="float" office:value="46132" calcext:value-type="float">
            <text:p>4613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71" calcext:value-type="float">
            <text:p>171</text:p>
          </table:table-cell>
          <table:table-cell table:formula="of:=[.C880]+[.B881]" office:value-type="float" office:value="46303" calcext:value-type="float">
            <text:p>4630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78" calcext:value-type="float">
            <text:p>178</text:p>
          </table:table-cell>
          <table:table-cell table:formula="of:=[.C881]+[.B882]" office:value-type="float" office:value="46481" calcext:value-type="float">
            <text:p>4648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81" calcext:value-type="float">
            <text:p>181</text:p>
          </table:table-cell>
          <table:table-cell table:formula="of:=[.C882]+[.B883]" office:value-type="float" office:value="46662" calcext:value-type="float">
            <text:p>4666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81" calcext:value-type="float">
            <text:p>181</text:p>
          </table:table-cell>
          <table:table-cell table:formula="of:=[.C883]+[.B884]" office:value-type="float" office:value="46843" calcext:value-type="float">
            <text:p>4684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80" calcext:value-type="float">
            <text:p>180</text:p>
          </table:table-cell>
          <table:table-cell table:formula="of:=[.C884]+[.B885]" office:value-type="float" office:value="47023" calcext:value-type="float">
            <text:p>4702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80" calcext:value-type="float">
            <text:p>180</text:p>
          </table:table-cell>
          <table:table-cell table:formula="of:=[.C885]+[.B886]" office:value-type="float" office:value="47203" calcext:value-type="float">
            <text:p>4720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80" calcext:value-type="float">
            <text:p>180</text:p>
          </table:table-cell>
          <table:table-cell table:formula="of:=[.C886]+[.B887]" office:value-type="float" office:value="47383" calcext:value-type="float">
            <text:p>4738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80" calcext:value-type="float">
            <text:p>180</text:p>
          </table:table-cell>
          <table:table-cell table:formula="of:=[.C887]+[.B888]" office:value-type="float" office:value="47563" calcext:value-type="float">
            <text:p>4756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80" calcext:value-type="float">
            <text:p>180</text:p>
          </table:table-cell>
          <table:table-cell table:formula="of:=[.C888]+[.B889]" office:value-type="float" office:value="47743" calcext:value-type="float">
            <text:p>4774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80" calcext:value-type="float">
            <text:p>180</text:p>
          </table:table-cell>
          <table:table-cell table:formula="of:=[.C889]+[.B890]" office:value-type="float" office:value="47923" calcext:value-type="float">
            <text:p>4792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91" calcext:value-type="float">
            <text:p>191</text:p>
          </table:table-cell>
          <table:table-cell table:formula="of:=[.C890]+[.B891]" office:value-type="float" office:value="48114" calcext:value-type="float">
            <text:p>4811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69" calcext:value-type="float">
            <text:p>169</text:p>
          </table:table-cell>
          <table:table-cell table:formula="of:=[.C891]+[.B892]" office:value-type="float" office:value="48283" calcext:value-type="float">
            <text:p>4828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80" calcext:value-type="float">
            <text:p>180</text:p>
          </table:table-cell>
          <table:table-cell table:formula="of:=[.C892]+[.B893]" office:value-type="float" office:value="48463" calcext:value-type="float">
            <text:p>4846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11" calcext:value-type="float">
            <text:p>211</text:p>
          </table:table-cell>
          <table:table-cell table:formula="of:=[.C893]+[.B894]" office:value-type="float" office:value="48674" calcext:value-type="float">
            <text:p>4867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8" calcext:value-type="float">
            <text:p>88</text:p>
          </table:table-cell>
          <table:table-cell table:formula="of:=[.C894]+[.B895]" office:value-type="float" office:value="48762" calcext:value-type="float">
            <text:p>4876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" calcext:value-type="float">
            <text:p>6</text:p>
          </table:table-cell>
          <table:table-cell table:formula="of:=[.C895]+[.B896]" office:value-type="float" office:value="48768" calcext:value-type="float">
            <text:p>4876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5" calcext:value-type="float">
            <text:p>35</text:p>
          </table:table-cell>
          <table:table-cell table:formula="of:=[.C896]+[.B897]" office:value-type="float" office:value="48803" calcext:value-type="float">
            <text:p>4880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table:formula="of:=[.C897]+[.B898]" office:value-type="float" office:value="48804" calcext:value-type="float">
            <text:p>4880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table:formula="of:=[.C898]+[.B899]" office:value-type="float" office:value="48805" calcext:value-type="float">
            <text:p>4880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5" calcext:value-type="float">
            <text:p>15</text:p>
          </table:table-cell>
          <table:table-cell table:formula="of:=[.C899]+[.B900]" office:value-type="float" office:value="48820" calcext:value-type="float">
            <text:p>4882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table:formula="of:=[.C900]+[.B901]" office:value-type="float" office:value="48825" calcext:value-type="float">
            <text:p>4882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" calcext:value-type="float">
            <text:p>8</text:p>
          </table:table-cell>
          <table:table-cell table:formula="of:=[.C901]+[.B902]" office:value-type="float" office:value="48833" calcext:value-type="float">
            <text:p>4883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0" calcext:value-type="float">
            <text:p>20</text:p>
          </table:table-cell>
          <table:table-cell table:formula="of:=[.C902]+[.B903]" office:value-type="float" office:value="48853" calcext:value-type="float">
            <text:p>4885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table:formula="of:=[.C903]+[.B904]" office:value-type="float" office:value="48854" calcext:value-type="float">
            <text:p>4885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" calcext:value-type="float">
            <text:p>4</text:p>
          </table:table-cell>
          <table:table-cell table:formula="of:=[.C904]+[.B905]" office:value-type="float" office:value="48858" calcext:value-type="float">
            <text:p>4885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9" calcext:value-type="float">
            <text:p>19</text:p>
          </table:table-cell>
          <table:table-cell table:formula="of:=[.C905]+[.B906]" office:value-type="float" office:value="48877" calcext:value-type="float">
            <text:p>4887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  <table:table-cell table:formula="of:=[.C906]+[.B907]" office:value-type="float" office:value="48881" calcext:value-type="float">
            <text:p>4888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" calcext:value-type="float">
            <text:p>7</text:p>
          </table:table-cell>
          <table:table-cell table:formula="of:=[.C907]+[.B908]" office:value-type="float" office:value="48888" calcext:value-type="float">
            <text:p>4888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3" calcext:value-type="float">
            <text:p>23</text:p>
          </table:table-cell>
          <table:table-cell table:formula="of:=[.C908]+[.B909]" office:value-type="float" office:value="48911" calcext:value-type="float">
            <text:p>4891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table:formula="of:=[.C909]+[.B910]" office:value-type="float" office:value="48912" calcext:value-type="float">
            <text:p>4891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" calcext:value-type="float">
            <text:p>6</text:p>
          </table:table-cell>
          <table:table-cell table:formula="of:=[.C910]+[.B911]" office:value-type="float" office:value="48918" calcext:value-type="float">
            <text:p>4891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2" calcext:value-type="float">
            <text:p>22</text:p>
          </table:table-cell>
          <table:table-cell table:formula="of:=[.C911]+[.B912]" office:value-type="float" office:value="48940" calcext:value-type="float">
            <text:p>4894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table:formula="of:=[.C912]+[.B913]" office:value-type="float" office:value="48941" calcext:value-type="float">
            <text:p>4894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" calcext:value-type="float">
            <text:p>7</text:p>
          </table:table-cell>
          <table:table-cell table:formula="of:=[.C913]+[.B914]" office:value-type="float" office:value="48948" calcext:value-type="float">
            <text:p>4894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0" calcext:value-type="float">
            <text:p>10</text:p>
          </table:table-cell>
          <table:table-cell table:formula="of:=[.C914]+[.B915]" office:value-type="float" office:value="48958" calcext:value-type="float">
            <text:p>4895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5" calcext:value-type="float">
            <text:p>15</text:p>
          </table:table-cell>
          <table:table-cell table:formula="of:=[.C915]+[.B916]" office:value-type="float" office:value="48973" calcext:value-type="float">
            <text:p>4897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" calcext:value-type="float">
            <text:p>6</text:p>
          </table:table-cell>
          <table:table-cell table:formula="of:=[.C916]+[.B917]" office:value-type="float" office:value="48979" calcext:value-type="float">
            <text:p>4897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" calcext:value-type="float">
            <text:p>9</text:p>
          </table:table-cell>
          <table:table-cell table:formula="of:=[.C917]+[.B918]" office:value-type="float" office:value="48988" calcext:value-type="float">
            <text:p>4898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7" calcext:value-type="float">
            <text:p>17</text:p>
          </table:table-cell>
          <table:table-cell table:formula="of:=[.C918]+[.B919]" office:value-type="float" office:value="49005" calcext:value-type="float">
            <text:p>4900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" calcext:value-type="float">
            <text:p>3</text:p>
          </table:table-cell>
          <table:table-cell table:formula="of:=[.C919]+[.B920]" office:value-type="float" office:value="49008" calcext:value-type="float">
            <text:p>4900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1" calcext:value-type="float">
            <text:p>21</text:p>
          </table:table-cell>
          <table:table-cell table:formula="of:=[.C920]+[.B921]" office:value-type="float" office:value="49029" calcext:value-type="float">
            <text:p>4902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table:formula="of:=[.C921]+[.B922]" office:value-type="float" office:value="49029" calcext:value-type="float">
            <text:p>4902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9" calcext:value-type="float">
            <text:p>9</text:p>
          </table:table-cell>
          <table:table-cell table:formula="of:=[.C922]+[.B923]" office:value-type="float" office:value="49038" calcext:value-type="float">
            <text:p>4903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0" calcext:value-type="float">
            <text:p>20</text:p>
          </table:table-cell>
          <table:table-cell table:formula="of:=[.C923]+[.B924]" office:value-type="float" office:value="49058" calcext:value-type="float">
            <text:p>4905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" calcext:value-type="float">
            <text:p>6</text:p>
          </table:table-cell>
          <table:table-cell table:formula="of:=[.C924]+[.B925]" office:value-type="float" office:value="49064" calcext:value-type="float">
            <text:p>4906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8" calcext:value-type="float">
            <text:p>8</text:p>
          </table:table-cell>
          <table:table-cell table:formula="of:=[.C925]+[.B926]" office:value-type="float" office:value="49072" calcext:value-type="float">
            <text:p>4907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23" calcext:value-type="float">
            <text:p>123</text:p>
          </table:table-cell>
          <table:table-cell table:formula="of:=[.C926]+[.B927]" office:value-type="float" office:value="49195" calcext:value-type="float">
            <text:p>4919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table:formula="of:=[.C927]+[.B928]" office:value-type="float" office:value="49195" calcext:value-type="float">
            <text:p>4919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table:formula="of:=[.C928]+[.B929]" office:value-type="float" office:value="49195" calcext:value-type="float">
            <text:p>4919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table:formula="of:=[.C929]+[.B930]" office:value-type="float" office:value="49195" calcext:value-type="float">
            <text:p>4919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table:formula="of:=[.C930]+[.B931]" office:value-type="float" office:value="49195" calcext:value-type="float">
            <text:p>4919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table:formula="of:=[.C931]+[.B932]" office:value-type="float" office:value="49195" calcext:value-type="float">
            <text:p>4919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table:formula="of:=[.C932]+[.B933]" office:value-type="float" office:value="49195" calcext:value-type="float">
            <text:p>4919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table:formula="of:=[.C933]+[.B934]" office:value-type="float" office:value="49195" calcext:value-type="float">
            <text:p>4919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formula="of:=[.C934]+[.B935]" office:value-type="float" office:value="49195" calcext:value-type="float">
            <text:p>4919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table:formula="of:=[.C935]+[.B936]" office:value-type="float" office:value="49195" calcext:value-type="float">
            <text:p>4919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table:formula="of:=[.C936]+[.B937]" office:value-type="float" office:value="49196" calcext:value-type="float">
            <text:p>4919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table:formula="of:=[.C937]+[.B938]" office:value-type="float" office:value="49196" calcext:value-type="float">
            <text:p>4919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2" calcext:value-type="float">
            <text:p>12</text:p>
          </table:table-cell>
          <table:table-cell table:formula="of:=[.C938]+[.B939]" office:value-type="float" office:value="49208" calcext:value-type="float">
            <text:p>4920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table:formula="of:=[.C939]+[.B940]" office:value-type="float" office:value="49208" calcext:value-type="float">
            <text:p>4920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" calcext:value-type="float">
            <text:p>10</text:p>
          </table:table-cell>
          <table:table-cell table:formula="of:=[.C940]+[.B941]" office:value-type="float" office:value="49218" calcext:value-type="float">
            <text:p>4921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9" calcext:value-type="float">
            <text:p>19</text:p>
          </table:table-cell>
          <table:table-cell table:formula="of:=[.C941]+[.B942]" office:value-type="float" office:value="49237" calcext:value-type="float">
            <text:p>4923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" calcext:value-type="float">
            <text:p>4</text:p>
          </table:table-cell>
          <table:table-cell table:formula="of:=[.C942]+[.B943]" office:value-type="float" office:value="49241" calcext:value-type="float">
            <text:p>4924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5" calcext:value-type="float">
            <text:p>15</text:p>
          </table:table-cell>
          <table:table-cell table:formula="of:=[.C943]+[.B944]" office:value-type="float" office:value="49256" calcext:value-type="float">
            <text:p>4925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" calcext:value-type="float">
            <text:p>2</text:p>
          </table:table-cell>
          <table:table-cell table:formula="of:=[.C944]+[.B945]" office:value-type="float" office:value="49258" calcext:value-type="float">
            <text:p>4925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0" calcext:value-type="float">
            <text:p>10</text:p>
          </table:table-cell>
          <table:table-cell table:formula="of:=[.C945]+[.B946]" office:value-type="float" office:value="49268" calcext:value-type="float">
            <text:p>4926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0" calcext:value-type="float">
            <text:p>20</text:p>
          </table:table-cell>
          <table:table-cell table:formula="of:=[.C946]+[.B947]" office:value-type="float" office:value="49288" calcext:value-type="float">
            <text:p>4928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table:formula="of:=[.C947]+[.B948]" office:value-type="float" office:value="49288" calcext:value-type="float">
            <text:p>4928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3" calcext:value-type="float">
            <text:p>13</text:p>
          </table:table-cell>
          <table:table-cell table:formula="of:=[.C948]+[.B949]" office:value-type="float" office:value="49301" calcext:value-type="float">
            <text:p>4930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2" calcext:value-type="float">
            <text:p>22</text:p>
          </table:table-cell>
          <table:table-cell table:formula="of:=[.C949]+[.B950]" office:value-type="float" office:value="49323" calcext:value-type="float">
            <text:p>4932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formula="of:=[.C950]+[.B951]" office:value-type="float" office:value="49323" calcext:value-type="float">
            <text:p>4932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" calcext:value-type="float">
            <text:p>5</text:p>
          </table:table-cell>
          <table:table-cell table:formula="of:=[.C951]+[.B952]" office:value-type="float" office:value="49328" calcext:value-type="float">
            <text:p>4932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0" calcext:value-type="float">
            <text:p>10</text:p>
          </table:table-cell>
          <table:table-cell table:formula="of:=[.C952]+[.B953]" office:value-type="float" office:value="49338" calcext:value-type="float">
            <text:p>4933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7" calcext:value-type="float">
            <text:p>27</text:p>
          </table:table-cell>
          <table:table-cell table:formula="of:=[.C953]+[.B954]" office:value-type="float" office:value="49365" calcext:value-type="float">
            <text:p>4936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[.C954]+[.B955]" office:value-type="float" office:value="49365" calcext:value-type="float">
            <text:p>4936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" calcext:value-type="float">
            <text:p>7</text:p>
          </table:table-cell>
          <table:table-cell table:formula="of:=[.C955]+[.B956]" office:value-type="float" office:value="49372" calcext:value-type="float">
            <text:p>4937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6" calcext:value-type="float">
            <text:p>26</text:p>
          </table:table-cell>
          <table:table-cell table:formula="of:=[.C956]+[.B957]" office:value-type="float" office:value="49398" calcext:value-type="float">
            <text:p>4939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table:formula="of:=[.C957]+[.B958]" office:value-type="float" office:value="49398" calcext:value-type="float">
            <text:p>4939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 table:formula="of:=[.C958]+[.B959]" office:value-type="float" office:value="49399" calcext:value-type="float">
            <text:p>4939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9" calcext:value-type="float">
            <text:p>29</text:p>
          </table:table-cell>
          <table:table-cell table:formula="of:=[.C959]+[.B960]" office:value-type="float" office:value="49428" calcext:value-type="float">
            <text:p>4942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formula="of:=[.C960]+[.B961]" office:value-type="float" office:value="49428" calcext:value-type="float">
            <text:p>4942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table:formula="of:=[.C961]+[.B962]" office:value-type="float" office:value="49429" calcext:value-type="float">
            <text:p>49429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" calcext:value-type="float">
            <text:p>9</text:p>
          </table:table-cell>
          <table:table-cell table:formula="of:=[.C962]+[.B963]" office:value-type="float" office:value="49438" calcext:value-type="float">
            <text:p>4943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0" calcext:value-type="float">
            <text:p>20</text:p>
          </table:table-cell>
          <table:table-cell table:formula="of:=[.C963]+[.B964]" office:value-type="float" office:value="49458" calcext:value-type="float">
            <text:p>4945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table:formula="of:=[.C964]+[.B965]" office:value-type="float" office:value="49459" calcext:value-type="float">
            <text:p>4945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" calcext:value-type="float">
            <text:p>9</text:p>
          </table:table-cell>
          <table:table-cell table:formula="of:=[.C965]+[.B966]" office:value-type="float" office:value="49468" calcext:value-type="float">
            <text:p>4946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5" calcext:value-type="float">
            <text:p>25</text:p>
          </table:table-cell>
          <table:table-cell table:formula="of:=[.C966]+[.B967]" office:value-type="float" office:value="49493" calcext:value-type="float">
            <text:p>4949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table:formula="of:=[.C967]+[.B968]" office:value-type="float" office:value="49494" calcext:value-type="float">
            <text:p>4949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" calcext:value-type="float">
            <text:p>4</text:p>
          </table:table-cell>
          <table:table-cell table:formula="of:=[.C968]+[.B969]" office:value-type="float" office:value="49498" calcext:value-type="float">
            <text:p>4949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0" calcext:value-type="float">
            <text:p>30</text:p>
          </table:table-cell>
          <table:table-cell table:formula="of:=[.C969]+[.B970]" office:value-type="float" office:value="49528" calcext:value-type="float">
            <text:p>4952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table:formula="of:=[.C970]+[.B971]" office:value-type="float" office:value="49529" calcext:value-type="float">
            <text:p>4952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table:formula="of:=[.C971]+[.B972]" office:value-type="float" office:value="49529" calcext:value-type="float">
            <text:p>4952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2" calcext:value-type="float">
            <text:p>32</text:p>
          </table:table-cell>
          <table:table-cell table:formula="of:=[.C972]+[.B973]" office:value-type="float" office:value="49561" calcext:value-type="float">
            <text:p>4956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table:formula="of:=[.C973]+[.B974]" office:value-type="float" office:value="49561" calcext:value-type="float">
            <text:p>4956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table:formula="of:=[.C974]+[.B975]" office:value-type="float" office:value="49562" calcext:value-type="float">
            <text:p>4956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" calcext:value-type="float">
            <text:p>7</text:p>
          </table:table-cell>
          <table:table-cell table:formula="of:=[.C975]+[.B976]" office:value-type="float" office:value="49569" calcext:value-type="float">
            <text:p>49569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7" calcext:value-type="float">
            <text:p>27</text:p>
          </table:table-cell>
          <table:table-cell table:formula="of:=[.C976]+[.B977]" office:value-type="float" office:value="49596" calcext:value-type="float">
            <text:p>4959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formula="of:=[.C977]+[.B978]" office:value-type="float" office:value="49597" calcext:value-type="float">
            <text:p>4959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2" calcext:value-type="float">
            <text:p>42</text:p>
          </table:table-cell>
          <table:table-cell table:formula="of:=[.C978]+[.B979]" office:value-type="float" office:value="49639" calcext:value-type="float">
            <text:p>4963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  <table:table-cell table:formula="of:=[.C979]+[.B980]" office:value-type="float" office:value="49641" calcext:value-type="float">
            <text:p>4964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table:formula="of:=[.C980]+[.B981]" office:value-type="float" office:value="49642" calcext:value-type="float">
            <text:p>4964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table:formula="of:=[.C981]+[.B982]" office:value-type="float" office:value="49643" calcext:value-type="float">
            <text:p>4964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" calcext:value-type="float">
            <text:p>8</text:p>
          </table:table-cell>
          <table:table-cell table:formula="of:=[.C982]+[.B983]" office:value-type="float" office:value="49651" calcext:value-type="float">
            <text:p>4965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6" calcext:value-type="float">
            <text:p>46</text:p>
          </table:table-cell>
          <table:table-cell table:formula="of:=[.C983]+[.B984]" office:value-type="float" office:value="49697" calcext:value-type="float">
            <text:p>4969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table:formula="of:=[.C984]+[.B985]" office:value-type="float" office:value="49698" calcext:value-type="float">
            <text:p>4969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table:formula="of:=[.C985]+[.B986]" office:value-type="float" office:value="49698" calcext:value-type="float">
            <text:p>4969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table:formula="of:=[.C986]+[.B987]" office:value-type="float" office:value="49699" calcext:value-type="float">
            <text:p>4969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table:formula="of:=[.C987]+[.B988]" office:value-type="float" office:value="49699" calcext:value-type="float">
            <text:p>4969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0" calcext:value-type="float">
            <text:p>70</text:p>
          </table:table-cell>
          <table:table-cell table:formula="of:=[.C988]+[.B989]" office:value-type="float" office:value="49769" calcext:value-type="float">
            <text:p>4976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table:formula="of:=[.C989]+[.B990]" office:value-type="float" office:value="49770" calcext:value-type="float">
            <text:p>4977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table:formula="of:=[.C990]+[.B991]" office:value-type="float" office:value="49770" calcext:value-type="float">
            <text:p>4977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table:formula="of:=[.C991]+[.B992]" office:value-type="float" office:value="49770" calcext:value-type="float">
            <text:p>4977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table:formula="of:=[.C992]+[.B993]" office:value-type="float" office:value="49770" calcext:value-type="float">
            <text:p>4977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table:formula="of:=[.C993]+[.B994]" office:value-type="float" office:value="49770" calcext:value-type="float">
            <text:p>4977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table:formula="of:=[.C994]+[.B995]" office:value-type="float" office:value="49770" calcext:value-type="float">
            <text:p>4977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1" calcext:value-type="float">
            <text:p>11</text:p>
          </table:table-cell>
          <table:table-cell table:formula="of:=[.C995]+[.B996]" office:value-type="float" office:value="49781" calcext:value-type="float">
            <text:p>4978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" calcext:value-type="float">
            <text:p>7</text:p>
          </table:table-cell>
          <table:table-cell table:formula="of:=[.C996]+[.B997]" office:value-type="float" office:value="49788" calcext:value-type="float">
            <text:p>4978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6" calcext:value-type="float">
            <text:p>26</text:p>
          </table:table-cell>
          <table:table-cell table:formula="of:=[.C997]+[.B998]" office:value-type="float" office:value="49814" calcext:value-type="float">
            <text:p>4981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[.C998]+[.B999]" office:value-type="float" office:value="49814" calcext:value-type="float">
            <text:p>4981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" calcext:value-type="float">
            <text:p>4</text:p>
          </table:table-cell>
          <table:table-cell table:formula="of:=[.C999]+[.B1000]" office:value-type="float" office:value="49818" calcext:value-type="float">
            <text:p>498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table:formula="of:=[.C1000]+[.B1001]" office:value-type="float" office:value="49846" calcext:value-type="float">
            <text:p>49846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table:formula="of:=[.C1001]+[.B1002]" office:value-type="float" office:value="49846" calcext:value-type="float">
            <text:p>4984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" calcext:value-type="float">
            <text:p>5</text:p>
          </table:table-cell>
          <table:table-cell table:formula="of:=[.C1002]+[.B1003]" office:value-type="float" office:value="49851" calcext:value-type="float">
            <text:p>4985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8" calcext:value-type="float">
            <text:p>28</text:p>
          </table:table-cell>
          <table:table-cell table:formula="of:=[.C1003]+[.B1004]" office:value-type="float" office:value="49879" calcext:value-type="float">
            <text:p>49879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table:formula="of:=[.C1004]+[.B1005]" office:value-type="float" office:value="49880" calcext:value-type="float">
            <text:p>4988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[.C1005]+[.B1006]" office:value-type="float" office:value="49880" calcext:value-type="float">
            <text:p>4988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9" calcext:value-type="float">
            <text:p>9</text:p>
          </table:table-cell>
          <table:table-cell table:formula="of:=[.C1006]+[.B1007]" office:value-type="float" office:value="49889" calcext:value-type="float">
            <text:p>49889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8" calcext:value-type="float">
            <text:p>28</text:p>
          </table:table-cell>
          <table:table-cell table:formula="of:=[.C1007]+[.B1008]" office:value-type="float" office:value="49917" calcext:value-type="float">
            <text:p>49917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[.C1008]+[.B1009]" office:value-type="float" office:value="49917" calcext:value-type="float">
            <text:p>49917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" calcext:value-type="float">
            <text:p>3</text:p>
          </table:table-cell>
          <table:table-cell table:formula="of:=[.C1009]+[.B1010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7" calcext:value-type="float">
            <text:p>27</text:p>
          </table:table-cell>
          <table:table-cell table:formula="of:=[.C1010]+[.B1011]" office:value-type="float" office:value="49947" calcext:value-type="float">
            <text:p>49947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table:formula="of:=[.C1011]+[.B1012]" office:value-type="float" office:value="49948" calcext:value-type="float">
            <text:p>49948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" calcext:value-type="float">
            <text:p>6</text:p>
          </table:table-cell>
          <table:table-cell table:formula="of:=[.C1012]+[.B1013]" office:value-type="float" office:value="49954" calcext:value-type="float">
            <text:p>4995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0" calcext:value-type="float">
            <text:p>30</text:p>
          </table:table-cell>
          <table:table-cell table:formula="of:=[.C1013]+[.B1014]" office:value-type="float" office:value="49984" calcext:value-type="float">
            <text:p>49984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table:formula="of:=[.C1014]+[.B1015]" office:value-type="float" office:value="49985" calcext:value-type="float">
            <text:p>4998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table:formula="of:=[.C1015]+[.B1016]" office:value-type="float" office:value="49985" calcext:value-type="float">
            <text:p>49985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9" calcext:value-type="float">
            <text:p>9</text:p>
          </table:table-cell>
          <table:table-cell table:formula="of:=[.C1016]+[.B1017]" office:value-type="float" office:value="49994" calcext:value-type="float">
            <text:p>4999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" calcext:value-type="float">
            <text:p>5</text:p>
          </table:table-cell>
          <table:table-cell table:formula="of:=[.C1017]+[.B1018]" office:value-type="float" office:value="49999" calcext:value-type="float">
            <text:p>49999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4" calcext:value-type="float">
            <text:p>34</text:p>
          </table:table-cell>
          <table:table-cell table:formula="of:=[.C1018]+[.B1019]" office:value-type="float" office:value="50033" calcext:value-type="float">
            <text:p>50033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table:formula="of:=[.C1019]+[.B1020]" office:value-type="float" office:value="50033" calcext:value-type="float">
            <text:p>5003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table:formula="of:=[.C1020]+[.B1021]" office:value-type="float" office:value="50034" calcext:value-type="float">
            <text:p>5003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7" calcext:value-type="float">
            <text:p>7</text:p>
          </table:table-cell>
          <table:table-cell table:formula="of:=[.C1021]+[.B1022]" office:value-type="float" office:value="50041" calcext:value-type="float">
            <text:p>5004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52" calcext:value-type="float">
            <text:p>52</text:p>
          </table:table-cell>
          <table:table-cell table:formula="of:=[.C1022]+[.B1023]" office:value-type="float" office:value="50093" calcext:value-type="float">
            <text:p>5009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  <table:table-cell table:formula="of:=[.C1023]+[.B1024]" office:value-type="float" office:value="50095" calcext:value-type="float">
            <text:p>5009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formula="of:=[.C1024]+[.B1025]" office:value-type="float" office:value="50096" calcext:value-type="float">
            <text:p>5009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table:formula="of:=[.C1025]+[.B1026]" office:value-type="float" office:value="50097" calcext:value-type="float">
            <text:p>50097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table:formula="of:=[.C1026]+[.B1027]" office:value-type="float" office:value="50098" calcext:value-type="float">
            <text:p>50098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table:formula="of:=[.C1027]+[.B1028]" office:value-type="float" office:value="50101" calcext:value-type="float">
            <text:p>5010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3" calcext:value-type="float">
            <text:p>33</text:p>
          </table:table-cell>
          <table:table-cell table:formula="of:=[.C1028]+[.B1029]" office:value-type="float" office:value="50134" calcext:value-type="float">
            <text:p>5013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table:formula="of:=[.C1029]+[.B1030]" office:value-type="float" office:value="50135" calcext:value-type="float">
            <text:p>5013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" calcext:value-type="float">
            <text:p>2</text:p>
          </table:table-cell>
          <table:table-cell table:formula="of:=[.C1030]+[.B1031]" office:value-type="float" office:value="50137" calcext:value-type="float">
            <text:p>50137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6" calcext:value-type="float">
            <text:p>16</text:p>
          </table:table-cell>
          <table:table-cell table:formula="of:=[.C1031]+[.B1032]" office:value-type="float" office:value="50153" calcext:value-type="float">
            <text:p>50153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table:formula="of:=[.C1032]+[.B1033]" office:value-type="float" office:value="50153" calcext:value-type="float">
            <text:p>50153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6" calcext:value-type="float">
            <text:p>26</text:p>
          </table:table-cell>
          <table:table-cell table:formula="of:=[.C1033]+[.B1034]" office:value-type="float" office:value="50179" calcext:value-type="float">
            <text:p>50179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table:formula="of:=[.C1034]+[.B1035]" office:value-type="float" office:value="50180" calcext:value-type="float">
            <text:p>5018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table:formula="of:=[.C1035]+[.B1036]" office:value-type="float" office:value="50180" calcext:value-type="float">
            <text:p>5018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6" calcext:value-type="float">
            <text:p>26</text:p>
          </table:table-cell>
          <table:table-cell table:formula="of:=[.C1036]+[.B1037]" office:value-type="float" office:value="50206" calcext:value-type="float">
            <text:p>50206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table:formula="of:=[.C1037]+[.B1038]" office:value-type="float" office:value="50206" calcext:value-type="float">
            <text:p>5020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" calcext:value-type="float">
            <text:p>3</text:p>
          </table:table-cell>
          <table:table-cell table:formula="of:=[.C1038]+[.B1039]" office:value-type="float" office:value="50209" calcext:value-type="float">
            <text:p>50209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0" calcext:value-type="float">
            <text:p>10</text:p>
          </table:table-cell>
          <table:table-cell table:formula="of:=[.C1039]+[.B1040]" office:value-type="float" office:value="50219" calcext:value-type="float">
            <text:p>5021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0" calcext:value-type="float">
            <text:p>20</text:p>
          </table:table-cell>
          <table:table-cell table:formula="of:=[.C1040]+[.B1041]" office:value-type="float" office:value="50239" calcext:value-type="float">
            <text:p>50239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table:formula="of:=[.C1041]+[.B1042]" office:value-type="float" office:value="50240" calcext:value-type="float">
            <text:p>5024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9" calcext:value-type="float">
            <text:p>9</text:p>
          </table:table-cell>
          <table:table-cell table:formula="of:=[.C1042]+[.B1043]" office:value-type="float" office:value="50249" calcext:value-type="float">
            <text:p>50249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2" calcext:value-type="float">
            <text:p>32</text:p>
          </table:table-cell>
          <table:table-cell table:formula="of:=[.C1043]+[.B1044]" office:value-type="float" office:value="50281" calcext:value-type="float">
            <text:p>50281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table:formula="of:=[.C1044]+[.B1045]" office:value-type="float" office:value="50282" calcext:value-type="float">
            <text:p>50282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formula="of:=[.C1045]+[.B1046]" office:value-type="float" office:value="50282" calcext:value-type="float">
            <text:p>50282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9" calcext:value-type="float">
            <text:p>29</text:p>
          </table:table-cell>
          <table:table-cell table:formula="of:=[.C1046]+[.B1047]" office:value-type="float" office:value="50311" calcext:value-type="float">
            <text:p>5031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[.C1047]+[.B1048]" office:value-type="float" office:value="50311" calcext:value-type="float">
            <text:p>5031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table:formula="of:=[.C1048]+[.B1049]" office:value-type="float" office:value="50311" calcext:value-type="float">
            <text:p>5031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4" calcext:value-type="float">
            <text:p>34</text:p>
          </table:table-cell>
          <table:table-cell table:formula="of:=[.C1049]+[.B1050]" office:value-type="float" office:value="50345" calcext:value-type="float">
            <text:p>5034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C1050]+[.B1051]" office:value-type="float" office:value="50345" calcext:value-type="float">
            <text:p>50345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[.C1051]+[.B1052]" office:value-type="float" office:value="50345" calcext:value-type="float">
            <text:p>50345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4" calcext:value-type="float">
            <text:p>4</text:p>
          </table:table-cell>
          <table:table-cell table:formula="of:=[.C1052]+[.B1053]" office:value-type="float" office:value="50349" calcext:value-type="float">
            <text:p>50349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1" calcext:value-type="float">
            <text:p>31</text:p>
          </table:table-cell>
          <table:table-cell table:formula="of:=[.C1053]+[.B1054]" office:value-type="float" office:value="50380" calcext:value-type="float">
            <text:p>5038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table:formula="of:=[.C1054]+[.B1055]" office:value-type="float" office:value="50381" calcext:value-type="float">
            <text:p>5038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" calcext:value-type="float">
            <text:p>6</text:p>
          </table:table-cell>
          <table:table-cell table:formula="of:=[.C1055]+[.B1056]" office:value-type="float" office:value="50387" calcext:value-type="float">
            <text:p>50387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1" calcext:value-type="float">
            <text:p>21</text:p>
          </table:table-cell>
          <table:table-cell table:formula="of:=[.C1056]+[.B1057]" office:value-type="float" office:value="50408" calcext:value-type="float">
            <text:p>50408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table:formula="of:=[.C1057]+[.B1058]" office:value-type="float" office:value="50409" calcext:value-type="float">
            <text:p>50409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" calcext:value-type="float">
            <text:p>3</text:p>
          </table:table-cell>
          <table:table-cell table:formula="of:=[.C1058]+[.B1059]" office:value-type="float" office:value="50412" calcext:value-type="float">
            <text:p>5041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9" calcext:value-type="float">
            <text:p>29</text:p>
          </table:table-cell>
          <table:table-cell table:formula="of:=[.C1059]+[.B1060]" office:value-type="float" office:value="50441" calcext:value-type="float">
            <text:p>5044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7" calcext:value-type="float">
            <text:p>7</text:p>
          </table:table-cell>
          <table:table-cell table:formula="of:=[.C1060]+[.B1061]" office:value-type="float" office:value="50448" calcext:value-type="float">
            <text:p>50448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2" calcext:value-type="float">
            <text:p>2</text:p>
          </table:table-cell>
          <table:table-cell table:formula="of:=[.C1061]+[.B1062]" office:value-type="float" office:value="50450" calcext:value-type="float">
            <text:p>5045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9" calcext:value-type="float">
            <text:p>29</text:p>
          </table:table-cell>
          <table:table-cell table:formula="of:=[.C1062]+[.B1063]" office:value-type="float" office:value="50479" calcext:value-type="float">
            <text:p>50479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table:formula="of:=[.C1063]+[.B1064]" office:value-type="float" office:value="50479" calcext:value-type="float">
            <text:p>50479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table:formula="of:=[.C1064]+[.B1065]" office:value-type="float" office:value="50480" calcext:value-type="float">
            <text:p>5048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5" calcext:value-type="float">
            <text:p>35</text:p>
          </table:table-cell>
          <table:table-cell table:formula="of:=[.C1065]+[.B1066]" office:value-type="float" office:value="50515" calcext:value-type="float">
            <text:p>5051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table:formula="of:=[.C1066]+[.B1067]" office:value-type="float" office:value="50515" calcext:value-type="float">
            <text:p>50515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  <table:table-cell table:formula="of:=[.C1067]+[.B1068]" office:value-type="float" office:value="50516" calcext:value-type="float">
            <text:p>5051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8" calcext:value-type="float">
            <text:p>8</text:p>
          </table:table-cell>
          <table:table-cell table:formula="of:=[.C1068]+[.B1069]" office:value-type="float" office:value="50524" calcext:value-type="float">
            <text:p>50524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5" calcext:value-type="float">
            <text:p>5</text:p>
          </table:table-cell>
          <table:table-cell table:formula="of:=[.C1069]+[.B1070]" office:value-type="float" office:value="50529" calcext:value-type="float">
            <text:p>50529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7" calcext:value-type="float">
            <text:p>37</text:p>
          </table:table-cell>
          <table:table-cell table:formula="of:=[.C1070]+[.B1071]" office:value-type="float" office:value="50566" calcext:value-type="float">
            <text:p>5056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  <table:table-cell table:formula="of:=[.C1071]+[.B1072]" office:value-type="float" office:value="50566" calcext:value-type="float">
            <text:p>5056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table:formula="of:=[.C1072]+[.B1073]" office:value-type="float" office:value="50567" calcext:value-type="float">
            <text:p>50567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" calcext:value-type="float">
            <text:p>6</text:p>
          </table:table-cell>
          <table:table-cell table:formula="of:=[.C1073]+[.B1074]" office:value-type="float" office:value="50573" calcext:value-type="float">
            <text:p>5057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7" calcext:value-type="float">
            <text:p>7</text:p>
          </table:table-cell>
          <table:table-cell table:formula="of:=[.C1074]+[.B1075]" office:value-type="float" office:value="50580" calcext:value-type="float">
            <text:p>5058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6" calcext:value-type="float">
            <text:p>76</text:p>
          </table:table-cell>
          <table:table-cell table:formula="of:=[.C1075]+[.B1076]" office:value-type="float" office:value="50656" calcext:value-type="float">
            <text:p>50656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  <table:table-cell table:formula="of:=[.C1076]+[.B1077]" office:value-type="float" office:value="50656" calcext:value-type="float">
            <text:p>5065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  <table:table-cell table:formula="of:=[.C1077]+[.B1078]" office:value-type="float" office:value="50657" calcext:value-type="float">
            <text:p>50657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table:formula="of:=[.C1078]+[.B1079]" office:value-type="float" office:value="50657" calcext:value-type="float">
            <text:p>50657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table:formula="of:=[.C1079]+[.B1080]" office:value-type="float" office:value="50657" calcext:value-type="float">
            <text:p>50657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table:formula="of:=[.C1080]+[.B1081]" office:value-type="float" office:value="50658" calcext:value-type="float">
            <text:p>5065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  <table:table-cell table:formula="of:=[.C1081]+[.B1082]" office:value-type="float" office:value="50658" calcext:value-type="float">
            <text:p>50658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0" calcext:value-type="float">
            <text:p>10</text:p>
          </table:table-cell>
          <table:table-cell table:formula="of:=[.C1082]+[.B1083]" office:value-type="float" office:value="50668" calcext:value-type="float">
            <text:p>50668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table:formula="of:=[.C1083]+[.B1084]" office:value-type="float" office:value="50669" calcext:value-type="float">
            <text:p>50669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75" calcext:value-type="float">
            <text:p>75</text:p>
          </table:table-cell>
          <table:table-cell table:formula="of:=[.C1084]+[.B1085]" office:value-type="float" office:value="50744" calcext:value-type="float">
            <text:p>5074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table:formula="of:=[.C1085]+[.B1086]" office:value-type="float" office:value="50744" calcext:value-type="float">
            <text:p>5074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table:formula="of:=[.C1086]+[.B1087]" office:value-type="float" office:value="50744" calcext:value-type="float">
            <text:p>5074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table:formula="of:=[.C1087]+[.B1088]" office:value-type="float" office:value="50745" calcext:value-type="float">
            <text:p>50745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table:formula="of:=[.C1088]+[.B1089]" office:value-type="float" office:value="50745" calcext:value-type="float">
            <text:p>50745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table:formula="of:=[.C1089]+[.B1090]" office:value-type="float" office:value="50746" calcext:value-type="float">
            <text:p>5074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table:formula="of:=[.C1090]+[.B1091]" office:value-type="float" office:value="50746" calcext:value-type="float">
            <text:p>50746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8" calcext:value-type="float">
            <text:p>8</text:p>
          </table:table-cell>
          <table:table-cell table:formula="of:=[.C1091]+[.B1092]" office:value-type="float" office:value="50754" calcext:value-type="float">
            <text:p>50754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" calcext:value-type="float">
            <text:p>6</text:p>
          </table:table-cell>
          <table:table-cell table:formula="of:=[.C1092]+[.B1093]" office:value-type="float" office:value="50760" calcext:value-type="float">
            <text:p>5076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0" calcext:value-type="float">
            <text:p>10</text:p>
          </table:table-cell>
          <table:table-cell table:formula="of:=[.C1093]+[.B1094]" office:value-type="float" office:value="50770" calcext:value-type="float">
            <text:p>5077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43" calcext:value-type="float">
            <text:p>43</text:p>
          </table:table-cell>
          <table:table-cell table:formula="of:=[.C1094]+[.B1095]" office:value-type="float" office:value="50813" calcext:value-type="float">
            <text:p>50813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table:formula="of:=[.C1095]+[.B1096]" office:value-type="float" office:value="50814" calcext:value-type="float">
            <text:p>5081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table:formula="of:=[.C1096]+[.B1097]" office:value-type="float" office:value="50814" calcext:value-type="float">
            <text:p>50814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table:formula="of:=[.C1097]+[.B1098]" office:value-type="float" office:value="50814" calcext:value-type="float">
            <text:p>50814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0" calcext:value-type="float">
            <text:p>10</text:p>
          </table:table-cell>
          <table:table-cell table:formula="of:=[.C1098]+[.B1099]" office:value-type="float" office:value="50824" calcext:value-type="float">
            <text:p>50824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" calcext:value-type="float">
            <text:p>6</text:p>
          </table:table-cell>
          <table:table-cell table:formula="of:=[.C1099]+[.B1100]" office:value-type="float" office:value="50830" calcext:value-type="float">
            <text:p>5083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5" calcext:value-type="float">
            <text:p>55</text:p>
          </table:table-cell>
          <table:table-cell table:formula="of:=[.C1100]+[.B1101]" office:value-type="float" office:value="50885" calcext:value-type="float">
            <text:p>50885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table:formula="of:=[.C1101]+[.B1102]" office:value-type="float" office:value="50885" calcext:value-type="float">
            <text:p>5088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table:formula="of:=[.C1102]+[.B1103]" office:value-type="float" office:value="50885" calcext:value-type="float">
            <text:p>50885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table:formula="of:=[.C1103]+[.B1104]" office:value-type="float" office:value="50886" calcext:value-type="float">
            <text:p>50886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table:formula="of:=[.C1104]+[.B1105]" office:value-type="float" office:value="50886" calcext:value-type="float">
            <text:p>50886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0" calcext:value-type="float">
            <text:p>10</text:p>
          </table:table-cell>
          <table:table-cell table:formula="of:=[.C1105]+[.B1106]" office:value-type="float" office:value="50896" calcext:value-type="float">
            <text:p>5089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4" calcext:value-type="float">
            <text:p>4</text:p>
          </table:table-cell>
          <table:table-cell table:formula="of:=[.C1106]+[.B1107]" office:value-type="float" office:value="50900" calcext:value-type="float">
            <text:p>5090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3" calcext:value-type="float">
            <text:p>33</text:p>
          </table:table-cell>
          <table:table-cell table:formula="of:=[.C1107]+[.B1108]" office:value-type="float" office:value="50933" calcext:value-type="float">
            <text:p>50933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table:formula="of:=[.C1108]+[.B1109]" office:value-type="float" office:value="50933" calcext:value-type="float">
            <text:p>50933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table:formula="of:=[.C1109]+[.B1110]" office:value-type="float" office:value="50934" calcext:value-type="float">
            <text:p>5093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" calcext:value-type="float">
            <text:p>6</text:p>
          </table:table-cell>
          <table:table-cell table:formula="of:=[.C1110]+[.B1111]" office:value-type="float" office:value="50940" calcext:value-type="float">
            <text:p>5094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0" calcext:value-type="float">
            <text:p>10</text:p>
          </table:table-cell>
          <table:table-cell table:formula="of:=[.C1111]+[.B1112]" office:value-type="float" office:value="50950" calcext:value-type="float">
            <text:p>5095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4" calcext:value-type="float">
            <text:p>34</text:p>
          </table:table-cell>
          <table:table-cell table:formula="of:=[.C1112]+[.B1113]" office:value-type="float" office:value="50984" calcext:value-type="float">
            <text:p>50984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  <table:table-cell table:formula="of:=[.C1113]+[.B1114]" office:value-type="float" office:value="50985" calcext:value-type="float">
            <text:p>50985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" calcext:value-type="float">
            <text:p>6</text:p>
          </table:table-cell>
          <table:table-cell table:formula="of:=[.C1114]+[.B1115]" office:value-type="float" office:value="50991" calcext:value-type="float">
            <text:p>5099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table:formula="of:=[.C1115]+[.B1116]" office:value-type="float" office:value="50992" calcext:value-type="float">
            <text:p>50992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8" calcext:value-type="float">
            <text:p>8</text:p>
          </table:table-cell>
          <table:table-cell table:formula="of:=[.C1116]+[.B1117]" office:value-type="float" office:value="51000" calcext:value-type="float">
            <text:p>5100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6" calcext:value-type="float">
            <text:p>36</text:p>
          </table:table-cell>
          <table:table-cell table:formula="of:=[.C1117]+[.B1118]" office:value-type="float" office:value="51036" calcext:value-type="float">
            <text:p>5103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table:formula="of:=[.C1118]+[.B1119]" office:value-type="float" office:value="51037" calcext:value-type="float">
            <text:p>51037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table:formula="of:=[.C1119]+[.B1120]" office:value-type="float" office:value="51037" calcext:value-type="float">
            <text:p>51037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7" calcext:value-type="float">
            <text:p>7</text:p>
          </table:table-cell>
          <table:table-cell table:formula="of:=[.C1120]+[.B1121]" office:value-type="float" office:value="51044" calcext:value-type="float">
            <text:p>5104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" calcext:value-type="float">
            <text:p>6</text:p>
          </table:table-cell>
          <table:table-cell table:formula="of:=[.C1121]+[.B1122]" office:value-type="float" office:value="51050" calcext:value-type="float">
            <text:p>5105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48" calcext:value-type="float">
            <text:p>48</text:p>
          </table:table-cell>
          <table:table-cell table:formula="of:=[.C1122]+[.B1123]" office:value-type="float" office:value="51098" calcext:value-type="float">
            <text:p>51098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table:formula="of:=[.C1123]+[.B1124]" office:value-type="float" office:value="51099" calcext:value-type="float">
            <text:p>51099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[.C1124]+[.B1125]" office:value-type="float" office:value="51099" calcext:value-type="float">
            <text:p>5109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table:formula="of:=[.C1125]+[.B1126]" office:value-type="float" office:value="51100" calcext:value-type="float">
            <text:p>5110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2" calcext:value-type="float">
            <text:p>12</text:p>
          </table:table-cell>
          <table:table-cell table:formula="of:=[.C1126]+[.B1127]" office:value-type="float" office:value="51112" calcext:value-type="float">
            <text:p>51112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  <table:table-cell table:formula="of:=[.C1127]+[.B1128]" office:value-type="float" office:value="51113" calcext:value-type="float">
            <text:p>5111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4" calcext:value-type="float">
            <text:p>64</text:p>
          </table:table-cell>
          <table:table-cell table:formula="of:=[.C1128]+[.B1129]" office:value-type="float" office:value="51177" calcext:value-type="float">
            <text:p>51177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table:formula="of:=[.C1129]+[.B1130]" office:value-type="float" office:value="51178" calcext:value-type="float">
            <text:p>51178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[.C1130]+[.B1131]" office:value-type="float" office:value="51178" calcext:value-type="float">
            <text:p>51178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table:formula="of:=[.C1131]+[.B1132]" office:value-type="float" office:value="51178" calcext:value-type="float">
            <text:p>51178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table:formula="of:=[.C1132]+[.B1133]" office:value-type="float" office:value="51179" calcext:value-type="float">
            <text:p>51179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  <table:table-cell table:formula="of:=[.C1133]+[.B1134]" office:value-type="float" office:value="51179" calcext:value-type="float">
            <text:p>51179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5" calcext:value-type="float">
            <text:p>15</text:p>
          </table:table-cell>
          <table:table-cell table:formula="of:=[.C1134]+[.B1135]" office:value-type="float" office:value="51194" calcext:value-type="float">
            <text:p>5119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table:formula="of:=[.C1135]+[.B1136]" office:value-type="float" office:value="51195" calcext:value-type="float">
            <text:p>51195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" calcext:value-type="float">
            <text:p>6</text:p>
          </table:table-cell>
          <table:table-cell table:formula="of:=[.C1136]+[.B1137]" office:value-type="float" office:value="51201" calcext:value-type="float">
            <text:p>51201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35" calcext:value-type="float">
            <text:p>35</text:p>
          </table:table-cell>
          <table:table-cell table:formula="of:=[.C1137]+[.B1138]" office:value-type="float" office:value="51236" calcext:value-type="float">
            <text:p>51236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  <table:table-cell table:formula="of:=[.C1138]+[.B1139]" office:value-type="float" office:value="51237" calcext:value-type="float">
            <text:p>51237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" calcext:value-type="float">
            <text:p>4</text:p>
          </table:table-cell>
          <table:table-cell table:formula="of:=[.C1139]+[.B1140]" office:value-type="float" office:value="51241" calcext:value-type="float">
            <text:p>5124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9" calcext:value-type="float">
            <text:p>9</text:p>
          </table:table-cell>
          <table:table-cell table:formula="of:=[.C1140]+[.B1141]" office:value-type="float" office:value="51250" calcext:value-type="float">
            <text:p>5125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4" calcext:value-type="float">
            <text:p>34</text:p>
          </table:table-cell>
          <table:table-cell table:formula="of:=[.C1141]+[.B1142]" office:value-type="float" office:value="51284" calcext:value-type="float">
            <text:p>51284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table:formula="of:=[.C1142]+[.B1143]" office:value-type="float" office:value="51284" calcext:value-type="float">
            <text:p>5128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  <table:table-cell table:formula="of:=[.C1143]+[.B1144]" office:value-type="float" office:value="51284" calcext:value-type="float">
            <text:p>51284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" calcext:value-type="float">
            <text:p>6</text:p>
          </table:table-cell>
          <table:table-cell table:formula="of:=[.C1144]+[.B1145]" office:value-type="float" office:value="51290" calcext:value-type="float">
            <text:p>5129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0" calcext:value-type="float">
            <text:p>10</text:p>
          </table:table-cell>
          <table:table-cell table:formula="of:=[.C1145]+[.B1146]" office:value-type="float" office:value="51300" calcext:value-type="float">
            <text:p>5130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3" calcext:value-type="float">
            <text:p>33</text:p>
          </table:table-cell>
          <table:table-cell table:formula="of:=[.C1146]+[.B1147]" office:value-type="float" office:value="51333" calcext:value-type="float">
            <text:p>51333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  <table:table-cell table:formula="of:=[.C1147]+[.B1148]" office:value-type="float" office:value="51333" calcext:value-type="float">
            <text:p>51333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  <table:table-cell table:formula="of:=[.C1148]+[.B1149]" office:value-type="float" office:value="51333" calcext:value-type="float">
            <text:p>51333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3" calcext:value-type="float">
            <text:p>13</text:p>
          </table:table-cell>
          <table:table-cell table:formula="of:=[.C1149]+[.B1150]" office:value-type="float" office:value="51346" calcext:value-type="float">
            <text:p>5134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" calcext:value-type="float">
            <text:p>4</text:p>
          </table:table-cell>
          <table:table-cell table:formula="of:=[.C1150]+[.B1151]" office:value-type="float" office:value="51350" calcext:value-type="float">
            <text:p>5135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4" calcext:value-type="float">
            <text:p>34</text:p>
          </table:table-cell>
          <table:table-cell table:formula="of:=[.C1151]+[.B1152]" office:value-type="float" office:value="51384" calcext:value-type="float">
            <text:p>51384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table:formula="of:=[.C1152]+[.B1153]" office:value-type="float" office:value="51384" calcext:value-type="float">
            <text:p>51384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  <table:table-cell table:formula="of:=[.C1153]+[.B1154]" office:value-type="float" office:value="51385" calcext:value-type="float">
            <text:p>5138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5" calcext:value-type="float">
            <text:p>5</text:p>
          </table:table-cell>
          <table:table-cell table:formula="of:=[.C1154]+[.B1155]" office:value-type="float" office:value="51390" calcext:value-type="float">
            <text:p>5139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53" calcext:value-type="float">
            <text:p>53</text:p>
          </table:table-cell>
          <table:table-cell table:formula="of:=[.C1155]+[.B1156]" office:value-type="float" office:value="51443" calcext:value-type="float">
            <text:p>51443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table:formula="of:=[.C1156]+[.B1157]" office:value-type="float" office:value="51444" calcext:value-type="float">
            <text:p>5144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table:formula="of:=[.C1157]+[.B1158]" office:value-type="float" office:value="51444" calcext:value-type="float">
            <text:p>51444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table:formula="of:=[.C1158]+[.B1159]" office:value-type="float" office:value="51444" calcext:value-type="float">
            <text:p>51444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[.C1159]+[.B1160]" office:value-type="float" office:value="51444" calcext:value-type="float">
            <text:p>5144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" calcext:value-type="float">
            <text:p>6</text:p>
          </table:table-cell>
          <table:table-cell table:formula="of:=[.C1160]+[.B1161]" office:value-type="float" office:value="51450" calcext:value-type="float">
            <text:p>5145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6" calcext:value-type="float">
            <text:p>36</text:p>
          </table:table-cell>
          <table:table-cell table:formula="of:=[.C1161]+[.B1162]" office:value-type="float" office:value="51486" calcext:value-type="float">
            <text:p>51486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[.C1162]+[.B1163]" office:value-type="float" office:value="51486" calcext:value-type="float">
            <text:p>51486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[.C1163]+[.B1164]" office:value-type="float" office:value="51486" calcext:value-type="float">
            <text:p>51486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4" calcext:value-type="float">
            <text:p>4</text:p>
          </table:table-cell>
          <table:table-cell table:formula="of:=[.C1164]+[.B1165]" office:value-type="float" office:value="51490" calcext:value-type="float">
            <text:p>5149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0" calcext:value-type="float">
            <text:p>10</text:p>
          </table:table-cell>
          <table:table-cell table:formula="of:=[.C1165]+[.B1166]" office:value-type="float" office:value="51500" calcext:value-type="float">
            <text:p>5150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4" calcext:value-type="float">
            <text:p>24</text:p>
          </table:table-cell>
          <table:table-cell table:formula="of:=[.C1166]+[.B1167]" office:value-type="float" office:value="51524" calcext:value-type="float">
            <text:p>51524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2" calcext:value-type="float">
            <text:p>2</text:p>
          </table:table-cell>
          <table:table-cell table:formula="of:=[.C1167]+[.B1168]" office:value-type="float" office:value="51526" calcext:value-type="float">
            <text:p>5152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" calcext:value-type="float">
            <text:p>4</text:p>
          </table:table-cell>
          <table:table-cell table:formula="of:=[.C1168]+[.B1169]" office:value-type="float" office:value="51530" calcext:value-type="float">
            <text:p>5153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2" calcext:value-type="float">
            <text:p>32</text:p>
          </table:table-cell>
          <table:table-cell table:formula="of:=[.C1169]+[.B1170]" office:value-type="float" office:value="51562" calcext:value-type="float">
            <text:p>5156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table:formula="of:=[.C1170]+[.B1171]" office:value-type="float" office:value="51563" calcext:value-type="float">
            <text:p>51563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table:formula="of:=[.C1171]+[.B1172]" office:value-type="float" office:value="51563" calcext:value-type="float">
            <text:p>51563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6" calcext:value-type="float">
            <text:p>36</text:p>
          </table:table-cell>
          <table:table-cell table:formula="of:=[.C1172]+[.B1173]" office:value-type="float" office:value="51599" calcext:value-type="float">
            <text:p>5159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table:formula="of:=[.C1173]+[.B1174]" office:value-type="float" office:value="51599" calcext:value-type="float">
            <text:p>51599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table:formula="of:=[.C1174]+[.B1175]" office:value-type="float" office:value="51599" calcext:value-type="float">
            <text:p>51599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4" calcext:value-type="float">
            <text:p>4</text:p>
          </table:table-cell>
          <table:table-cell table:formula="of:=[.C1175]+[.B1176]" office:value-type="float" office:value="51603" calcext:value-type="float">
            <text:p>51603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7" calcext:value-type="float">
            <text:p>7</text:p>
          </table:table-cell>
          <table:table-cell table:formula="of:=[.C1176]+[.B1177]" office:value-type="float" office:value="51610" calcext:value-type="float">
            <text:p>5161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46" calcext:value-type="float">
            <text:p>46</text:p>
          </table:table-cell>
          <table:table-cell table:formula="of:=[.C1177]+[.B1178]" office:value-type="float" office:value="51656" calcext:value-type="float">
            <text:p>51656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table:formula="of:=[.C1178]+[.B1179]" office:value-type="float" office:value="51657" calcext:value-type="float">
            <text:p>51657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table:formula="of:=[.C1179]+[.B1180]" office:value-type="float" office:value="51657" calcext:value-type="float">
            <text:p>51657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table:formula="of:=[.C1180]+[.B1181]" office:value-type="float" office:value="51657" calcext:value-type="float">
            <text:p>51657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41" calcext:value-type="float">
            <text:p>41</text:p>
          </table:table-cell>
          <table:table-cell table:formula="of:=[.C1181]+[.B1182]" office:value-type="float" office:value="51698" calcext:value-type="float">
            <text:p>51698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table:formula="of:=[.C1182]+[.B1183]" office:value-type="float" office:value="51698" calcext:value-type="float">
            <text:p>51698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table:formula="of:=[.C1183]+[.B1184]" office:value-type="float" office:value="51698" calcext:value-type="float">
            <text:p>51698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  <table:table-cell table:formula="of:=[.C1184]+[.B1185]" office:value-type="float" office:value="51698" calcext:value-type="float">
            <text:p>51698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6" calcext:value-type="float">
            <text:p>26</text:p>
          </table:table-cell>
          <table:table-cell table:formula="of:=[.C1185]+[.B1186]" office:value-type="float" office:value="51724" calcext:value-type="float">
            <text:p>51724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table:formula="of:=[.C1186]+[.B1187]" office:value-type="float" office:value="51724" calcext:value-type="float">
            <text:p>51724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table:formula="of:=[.C1187]+[.B1188]" office:value-type="float" office:value="51724" calcext:value-type="float">
            <text:p>51724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" calcext:value-type="float">
            <text:p>6</text:p>
          </table:table-cell>
          <table:table-cell table:formula="of:=[.C1188]+[.B1189]" office:value-type="float" office:value="51730" calcext:value-type="float">
            <text:p>5173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24" calcext:value-type="float">
            <text:p>24</text:p>
          </table:table-cell>
          <table:table-cell table:formula="of:=[.C1189]+[.B1190]" office:value-type="float" office:value="51754" calcext:value-type="float">
            <text:p>51754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table:formula="of:=[.C1190]+[.B1191]" office:value-type="float" office:value="51754" calcext:value-type="float">
            <text:p>51754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9" calcext:value-type="float">
            <text:p>9</text:p>
          </table:table-cell>
          <table:table-cell table:formula="of:=[.C1191]+[.B1192]" office:value-type="float" office:value="51763" calcext:value-type="float">
            <text:p>51763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24" calcext:value-type="float">
            <text:p>24</text:p>
          </table:table-cell>
          <table:table-cell table:formula="of:=[.C1192]+[.B1193]" office:value-type="float" office:value="51787" calcext:value-type="float">
            <text:p>51787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  <table:table-cell table:formula="of:=[.C1193]+[.B1194]" office:value-type="float" office:value="51787" calcext:value-type="float">
            <text:p>51787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" calcext:value-type="float">
            <text:p>3</text:p>
          </table:table-cell>
          <table:table-cell table:formula="of:=[.C1194]+[.B1195]" office:value-type="float" office:value="51790" calcext:value-type="float">
            <text:p>5179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0" calcext:value-type="float">
            <text:p>10</text:p>
          </table:table-cell>
          <table:table-cell table:formula="of:=[.C1195]+[.B1196]" office:value-type="float" office:value="51800" calcext:value-type="float">
            <text:p>5180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1" calcext:value-type="float">
            <text:p>21</text:p>
          </table:table-cell>
          <table:table-cell table:formula="of:=[.C1196]+[.B1197]" office:value-type="float" office:value="51821" calcext:value-type="float">
            <text:p>51821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2" calcext:value-type="float">
            <text:p>2</text:p>
          </table:table-cell>
          <table:table-cell table:formula="of:=[.C1197]+[.B1198]" office:value-type="float" office:value="51823" calcext:value-type="float">
            <text:p>51823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7" calcext:value-type="float">
            <text:p>7</text:p>
          </table:table-cell>
          <table:table-cell table:formula="of:=[.C1198]+[.B1199]" office:value-type="float" office:value="51830" calcext:value-type="float">
            <text:p>5183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5" calcext:value-type="float">
            <text:p>25</text:p>
          </table:table-cell>
          <table:table-cell table:formula="of:=[.C1199]+[.B1200]" office:value-type="float" office:value="51855" calcext:value-type="float">
            <text:p>5185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formula="of:=[.C1200]+[.B1201]" office:value-type="float" office:value="51855" calcext:value-type="float">
            <text:p>51855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" calcext:value-type="float">
            <text:p>6</text:p>
          </table:table-cell>
          <table:table-cell table:formula="of:=[.C1201]+[.B1202]" office:value-type="float" office:value="51861" calcext:value-type="float">
            <text:p>5186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7" calcext:value-type="float">
            <text:p>37</text:p>
          </table:table-cell>
          <table:table-cell table:formula="of:=[.C1202]+[.B1203]" office:value-type="float" office:value="51898" calcext:value-type="float">
            <text:p>51898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table:formula="of:=[.C1203]+[.B1204]" office:value-type="float" office:value="51898" calcext:value-type="float">
            <text:p>51898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table:formula="of:=[.C1204]+[.B1205]" office:value-type="float" office:value="51899" calcext:value-type="float">
            <text:p>51899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0" calcext:value-type="float">
            <text:p>10</text:p>
          </table:table-cell>
          <table:table-cell table:formula="of:=[.C1205]+[.B1206]" office:value-type="float" office:value="51909" calcext:value-type="float">
            <text:p>51909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" calcext:value-type="float">
            <text:p>6</text:p>
          </table:table-cell>
          <table:table-cell table:formula="of:=[.C1206]+[.B1207]" office:value-type="float" office:value="51915" calcext:value-type="float">
            <text:p>51915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41" calcext:value-type="float">
            <text:p>41</text:p>
          </table:table-cell>
          <table:table-cell table:formula="of:=[.C1207]+[.B1208]" office:value-type="float" office:value="51956" calcext:value-type="float">
            <text:p>51956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table:formula="of:=[.C1208]+[.B1209]" office:value-type="float" office:value="51957" calcext:value-type="float">
            <text:p>51957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table:formula="of:=[.C1209]+[.B1210]" office:value-type="float" office:value="51957" calcext:value-type="float">
            <text:p>51957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table:formula="of:=[.C1210]+[.B1211]" office:value-type="float" office:value="51957" calcext:value-type="float">
            <text:p>51957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4" calcext:value-type="float">
            <text:p>4</text:p>
          </table:table-cell>
          <table:table-cell table:formula="of:=[.C1211]+[.B1212]" office:value-type="float" office:value="51961" calcext:value-type="float">
            <text:p>51961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5" calcext:value-type="float">
            <text:p>35</text:p>
          </table:table-cell>
          <table:table-cell table:formula="of:=[.C1212]+[.B1213]" office:value-type="float" office:value="51996" calcext:value-type="float">
            <text:p>51996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  <table:table-cell table:formula="of:=[.C1213]+[.B1214]" office:value-type="float" office:value="51996" calcext:value-type="float">
            <text:p>51996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  <table:table-cell table:formula="of:=[.C1214]+[.B1215]" office:value-type="float" office:value="51996" calcext:value-type="float">
            <text:p>51996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27" calcext:value-type="float">
            <text:p>27</text:p>
          </table:table-cell>
          <table:table-cell table:formula="of:=[.C1215]+[.B1216]" office:value-type="float" office:value="52023" calcext:value-type="float">
            <text:p>5202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[.C1216]+[.B1217]" office:value-type="float" office:value="52023" calcext:value-type="float">
            <text:p>52023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  <table:table-cell table:formula="of:=[.C1217]+[.B1218]" office:value-type="float" office:value="52023" calcext:value-type="float">
            <text:p>52023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8" calcext:value-type="float">
            <text:p>8</text:p>
          </table:table-cell>
          <table:table-cell table:formula="of:=[.C1218]+[.B1219]" office:value-type="float" office:value="52031" calcext:value-type="float">
            <text:p>5203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2" calcext:value-type="float">
            <text:p>22</text:p>
          </table:table-cell>
          <table:table-cell table:formula="of:=[.C1219]+[.B1220]" office:value-type="float" office:value="52053" calcext:value-type="float">
            <text:p>5205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table:formula="of:=[.C1220]+[.B1221]" office:value-type="float" office:value="52053" calcext:value-type="float">
            <text:p>52053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43" calcext:value-type="float">
            <text:p>43</text:p>
          </table:table-cell>
          <table:table-cell table:formula="of:=[.C1221]+[.B1222]" office:value-type="float" office:value="52096" calcext:value-type="float">
            <text:p>52096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table:formula="of:=[.C1222]+[.B1223]" office:value-type="float" office:value="52096" calcext:value-type="float">
            <text:p>52096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53" calcext:value-type="float">
            <text:p>153</text:p>
          </table:table-cell>
          <table:table-cell table:formula="of:=[.C1223]+[.B1224]" office:value-type="float" office:value="52249" calcext:value-type="float">
            <text:p>52249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83" calcext:value-type="float">
            <text:p>183</text:p>
          </table:table-cell>
          <table:table-cell table:formula="of:=[.C1224]+[.B1225]" office:value-type="float" office:value="52432" calcext:value-type="float">
            <text:p>52432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76" calcext:value-type="float">
            <text:p>176</text:p>
          </table:table-cell>
          <table:table-cell table:formula="of:=[.C1225]+[.B1226]" office:value-type="float" office:value="52608" calcext:value-type="float">
            <text:p>52608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81" calcext:value-type="float">
            <text:p>181</text:p>
          </table:table-cell>
          <table:table-cell table:formula="of:=[.C1226]+[.B1227]" office:value-type="float" office:value="52789" calcext:value-type="float">
            <text:p>52789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83" calcext:value-type="float">
            <text:p>183</text:p>
          </table:table-cell>
          <table:table-cell table:formula="of:=[.C1227]+[.B1228]" office:value-type="float" office:value="52972" calcext:value-type="float">
            <text:p>52972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76" calcext:value-type="float">
            <text:p>176</text:p>
          </table:table-cell>
          <table:table-cell table:formula="of:=[.C1228]+[.B1229]" office:value-type="float" office:value="53148" calcext:value-type="float">
            <text:p>53148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81" calcext:value-type="float">
            <text:p>181</text:p>
          </table:table-cell>
          <table:table-cell table:formula="of:=[.C1229]+[.B1230]" office:value-type="float" office:value="53329" calcext:value-type="float">
            <text:p>5332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81" calcext:value-type="float">
            <text:p>181</text:p>
          </table:table-cell>
          <table:table-cell table:formula="of:=[.C1230]+[.B1231]" office:value-type="float" office:value="53510" calcext:value-type="float">
            <text:p>5351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79" calcext:value-type="float">
            <text:p>179</text:p>
          </table:table-cell>
          <table:table-cell table:formula="of:=[.C1231]+[.B1232]" office:value-type="float" office:value="53689" calcext:value-type="float">
            <text:p>53689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85" calcext:value-type="float">
            <text:p>185</text:p>
          </table:table-cell>
          <table:table-cell table:formula="of:=[.C1232]+[.B1233]" office:value-type="float" office:value="53874" calcext:value-type="float">
            <text:p>53874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77" calcext:value-type="float">
            <text:p>177</text:p>
          </table:table-cell>
          <table:table-cell table:formula="of:=[.C1233]+[.B1234]" office:value-type="float" office:value="54051" calcext:value-type="float">
            <text:p>5405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79" calcext:value-type="float">
            <text:p>179</text:p>
          </table:table-cell>
          <table:table-cell table:formula="of:=[.C1234]+[.B1235]" office:value-type="float" office:value="54230" calcext:value-type="float">
            <text:p>5423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80" calcext:value-type="float">
            <text:p>180</text:p>
          </table:table-cell>
          <table:table-cell table:formula="of:=[.C1235]+[.B1236]" office:value-type="float" office:value="54410" calcext:value-type="float">
            <text:p>5441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82" calcext:value-type="float">
            <text:p>182</text:p>
          </table:table-cell>
          <table:table-cell table:formula="of:=[.C1236]+[.B1237]" office:value-type="float" office:value="54592" calcext:value-type="float">
            <text:p>54592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79" calcext:value-type="float">
            <text:p>179</text:p>
          </table:table-cell>
          <table:table-cell table:formula="of:=[.C1237]+[.B1238]" office:value-type="float" office:value="54771" calcext:value-type="float">
            <text:p>54771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81" calcext:value-type="float">
            <text:p>181</text:p>
          </table:table-cell>
          <table:table-cell table:formula="of:=[.C1238]+[.B1239]" office:value-type="float" office:value="54952" calcext:value-type="float">
            <text:p>54952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79" calcext:value-type="float">
            <text:p>179</text:p>
          </table:table-cell>
          <table:table-cell table:formula="of:=[.C1239]+[.B1240]" office:value-type="float" office:value="55131" calcext:value-type="float">
            <text:p>5513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81" calcext:value-type="float">
            <text:p>181</text:p>
          </table:table-cell>
          <table:table-cell table:formula="of:=[.C1240]+[.B1241]" office:value-type="float" office:value="55312" calcext:value-type="float">
            <text:p>55312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79" calcext:value-type="float">
            <text:p>179</text:p>
          </table:table-cell>
          <table:table-cell table:formula="of:=[.C1241]+[.B1242]" office:value-type="float" office:value="55491" calcext:value-type="float">
            <text:p>5549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81" calcext:value-type="float">
            <text:p>181</text:p>
          </table:table-cell>
          <table:table-cell table:formula="of:=[.C1242]+[.B1243]" office:value-type="float" office:value="55672" calcext:value-type="float">
            <text:p>55672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80" calcext:value-type="float">
            <text:p>180</text:p>
          </table:table-cell>
          <table:table-cell table:formula="of:=[.C1243]+[.B1244]" office:value-type="float" office:value="55852" calcext:value-type="float">
            <text:p>55852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85" calcext:value-type="float">
            <text:p>185</text:p>
          </table:table-cell>
          <table:table-cell table:formula="of:=[.C1244]+[.B1245]" office:value-type="float" office:value="56037" calcext:value-type="float">
            <text:p>56037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75" calcext:value-type="float">
            <text:p>175</text:p>
          </table:table-cell>
          <table:table-cell table:formula="of:=[.C1245]+[.B1246]" office:value-type="float" office:value="56212" calcext:value-type="float">
            <text:p>56212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80" calcext:value-type="float">
            <text:p>180</text:p>
          </table:table-cell>
          <table:table-cell table:formula="of:=[.C1246]+[.B1247]" office:value-type="float" office:value="56392" calcext:value-type="float">
            <text:p>56392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81" calcext:value-type="float">
            <text:p>181</text:p>
          </table:table-cell>
          <table:table-cell table:formula="of:=[.C1247]+[.B1248]" office:value-type="float" office:value="56573" calcext:value-type="float">
            <text:p>56573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79" calcext:value-type="float">
            <text:p>179</text:p>
          </table:table-cell>
          <table:table-cell table:formula="of:=[.C1248]+[.B1249]" office:value-type="float" office:value="56752" calcext:value-type="float">
            <text:p>56752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81" calcext:value-type="float">
            <text:p>181</text:p>
          </table:table-cell>
          <table:table-cell table:formula="of:=[.C1249]+[.B1250]" office:value-type="float" office:value="56933" calcext:value-type="float">
            <text:p>5693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80" calcext:value-type="float">
            <text:p>180</text:p>
          </table:table-cell>
          <table:table-cell table:formula="of:=[.C1250]+[.B1251]" office:value-type="float" office:value="57113" calcext:value-type="float">
            <text:p>57113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80" calcext:value-type="float">
            <text:p>180</text:p>
          </table:table-cell>
          <table:table-cell table:formula="of:=[.C1251]+[.B1252]" office:value-type="float" office:value="57293" calcext:value-type="float">
            <text:p>5729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80" calcext:value-type="float">
            <text:p>180</text:p>
          </table:table-cell>
          <table:table-cell table:formula="of:=[.C1252]+[.B1253]" office:value-type="float" office:value="57473" calcext:value-type="float">
            <text:p>57473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86" calcext:value-type="float">
            <text:p>186</text:p>
          </table:table-cell>
          <table:table-cell table:formula="of:=[.C1253]+[.B1254]" office:value-type="float" office:value="57659" calcext:value-type="float">
            <text:p>57659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83" calcext:value-type="float">
            <text:p>183</text:p>
          </table:table-cell>
          <table:table-cell table:formula="of:=[.C1254]+[.B1255]" office:value-type="float" office:value="57842" calcext:value-type="float">
            <text:p>57842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72" calcext:value-type="float">
            <text:p>172</text:p>
          </table:table-cell>
          <table:table-cell table:formula="of:=[.C1255]+[.B1256]" office:value-type="float" office:value="58014" calcext:value-type="float">
            <text:p>58014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82" calcext:value-type="float">
            <text:p>182</text:p>
          </table:table-cell>
          <table:table-cell table:formula="of:=[.C1256]+[.B1257]" office:value-type="float" office:value="58196" calcext:value-type="float">
            <text:p>58196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79" calcext:value-type="float">
            <text:p>179</text:p>
          </table:table-cell>
          <table:table-cell table:formula="of:=[.C1257]+[.B1258]" office:value-type="float" office:value="58375" calcext:value-type="float">
            <text:p>58375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80" calcext:value-type="float">
            <text:p>180</text:p>
          </table:table-cell>
          <table:table-cell table:formula="of:=[.C1258]+[.B1259]" office:value-type="float" office:value="58555" calcext:value-type="float">
            <text:p>58555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89" calcext:value-type="float">
            <text:p>189</text:p>
          </table:table-cell>
          <table:table-cell table:formula="of:=[.C1259]+[.B1260]" office:value-type="float" office:value="58744" calcext:value-type="float">
            <text:p>58744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79" calcext:value-type="float">
            <text:p>179</text:p>
          </table:table-cell>
          <table:table-cell table:formula="of:=[.C1260]+[.B1261]" office:value-type="float" office:value="58923" calcext:value-type="float">
            <text:p>58923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74" calcext:value-type="float">
            <text:p>174</text:p>
          </table:table-cell>
          <table:table-cell table:formula="of:=[.C1261]+[.B1262]" office:value-type="float" office:value="59097" calcext:value-type="float">
            <text:p>59097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77" calcext:value-type="float">
            <text:p>177</text:p>
          </table:table-cell>
          <table:table-cell table:formula="of:=[.C1262]+[.B1263]" office:value-type="float" office:value="59274" calcext:value-type="float">
            <text:p>59274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81" calcext:value-type="float">
            <text:p>181</text:p>
          </table:table-cell>
          <table:table-cell table:formula="of:=[.C1263]+[.B1264]" office:value-type="float" office:value="59455" calcext:value-type="float">
            <text:p>59455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80" calcext:value-type="float">
            <text:p>180</text:p>
          </table:table-cell>
          <table:table-cell table:formula="of:=[.C1264]+[.B1265]" office:value-type="float" office:value="59635" calcext:value-type="float">
            <text:p>59635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81" calcext:value-type="float">
            <text:p>181</text:p>
          </table:table-cell>
          <table:table-cell table:formula="of:=[.C1265]+[.B1266]" office:value-type="float" office:value="59816" calcext:value-type="float">
            <text:p>59816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84" calcext:value-type="float">
            <text:p>184</text:p>
          </table:table-cell>
          <table:table-cell table:formula="of:=[.C1266]+[.B1267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87" calcext:value-type="float">
            <text:p>187</text:p>
          </table:table-cell>
          <table:table-cell table:formula="of:=[.C1267]+[.B1268]" office:value-type="float" office:value="60187" calcext:value-type="float">
            <text:p>60187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68" calcext:value-type="float">
            <text:p>168</text:p>
          </table:table-cell>
          <table:table-cell table:formula="of:=[.C1268]+[.B1269]" office:value-type="float" office:value="60355" calcext:value-type="float">
            <text:p>60355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80" calcext:value-type="float">
            <text:p>180</text:p>
          </table:table-cell>
          <table:table-cell table:formula="of:=[.C1269]+[.B1270]" office:value-type="float" office:value="60535" calcext:value-type="float">
            <text:p>6053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81" calcext:value-type="float">
            <text:p>181</text:p>
          </table:table-cell>
          <table:table-cell table:formula="of:=[.C1270]+[.B1271]" office:value-type="float" office:value="60716" calcext:value-type="float">
            <text:p>60716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80" calcext:value-type="float">
            <text:p>180</text:p>
          </table:table-cell>
          <table:table-cell table:formula="of:=[.C1271]+[.B1272]" office:value-type="float" office:value="60896" calcext:value-type="float">
            <text:p>60896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83" calcext:value-type="float">
            <text:p>183</text:p>
          </table:table-cell>
          <table:table-cell table:formula="of:=[.C1272]+[.B1273]" office:value-type="float" office:value="61079" calcext:value-type="float">
            <text:p>61079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77" calcext:value-type="float">
            <text:p>177</text:p>
          </table:table-cell>
          <table:table-cell table:formula="of:=[.C1273]+[.B1274]" office:value-type="float" office:value="61256" calcext:value-type="float">
            <text:p>61256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81" calcext:value-type="float">
            <text:p>181</text:p>
          </table:table-cell>
          <table:table-cell table:formula="of:=[.C1274]+[.B1275]" office:value-type="float" office:value="61437" calcext:value-type="float">
            <text:p>61437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80" calcext:value-type="float">
            <text:p>180</text:p>
          </table:table-cell>
          <table:table-cell table:formula="of:=[.C1275]+[.B1276]" office:value-type="float" office:value="61617" calcext:value-type="float">
            <text:p>61617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81" calcext:value-type="float">
            <text:p>181</text:p>
          </table:table-cell>
          <table:table-cell table:formula="of:=[.C1276]+[.B1277]" office:value-type="float" office:value="61798" calcext:value-type="float">
            <text:p>61798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89" calcext:value-type="float">
            <text:p>189</text:p>
          </table:table-cell>
          <table:table-cell table:formula="of:=[.C1277]+[.B1278]" office:value-type="float" office:value="61987" calcext:value-type="float">
            <text:p>61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71" calcext:value-type="float">
            <text:p>171</text:p>
          </table:table-cell>
          <table:table-cell table:formula="of:=[.C1278]+[.B1279]" office:value-type="float" office:value="62158" calcext:value-type="float">
            <text:p>6215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79" calcext:value-type="float">
            <text:p>179</text:p>
          </table:table-cell>
          <table:table-cell table:formula="of:=[.C1279]+[.B1280]" office:value-type="float" office:value="62337" calcext:value-type="float">
            <text:p>6233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82" calcext:value-type="float">
            <text:p>182</text:p>
          </table:table-cell>
          <table:table-cell table:formula="of:=[.C1280]+[.B1281]" office:value-type="float" office:value="62519" calcext:value-type="float">
            <text:p>62519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80" calcext:value-type="float">
            <text:p>180</text:p>
          </table:table-cell>
          <table:table-cell table:formula="of:=[.C1281]+[.B1282]" office:value-type="float" office:value="62699" calcext:value-type="float">
            <text:p>62699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83" calcext:value-type="float">
            <text:p>183</text:p>
          </table:table-cell>
          <table:table-cell table:formula="of:=[.C1282]+[.B1283]" office:value-type="float" office:value="62882" calcext:value-type="float">
            <text:p>62882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77" calcext:value-type="float">
            <text:p>177</text:p>
          </table:table-cell>
          <table:table-cell table:formula="of:=[.C1283]+[.B1284]" office:value-type="float" office:value="63059" calcext:value-type="float">
            <text:p>63059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79" calcext:value-type="float">
            <text:p>179</text:p>
          </table:table-cell>
          <table:table-cell table:formula="of:=[.C1284]+[.B1285]" office:value-type="float" office:value="63238" calcext:value-type="float">
            <text:p>63238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81" calcext:value-type="float">
            <text:p>181</text:p>
          </table:table-cell>
          <table:table-cell table:formula="of:=[.C1285]+[.B1286]" office:value-type="float" office:value="63419" calcext:value-type="float">
            <text:p>6341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81" calcext:value-type="float">
            <text:p>181</text:p>
          </table:table-cell>
          <table:table-cell table:formula="of:=[.C1286]+[.B1287]" office:value-type="float" office:value="63600" calcext:value-type="float">
            <text:p>6360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80" calcext:value-type="float">
            <text:p>180</text:p>
          </table:table-cell>
          <table:table-cell table:formula="of:=[.C1287]+[.B1288]" office:value-type="float" office:value="63780" calcext:value-type="float">
            <text:p>6378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80" calcext:value-type="float">
            <text:p>180</text:p>
          </table:table-cell>
          <table:table-cell table:formula="of:=[.C1288]+[.B1289]" office:value-type="float" office:value="63960" calcext:value-type="float">
            <text:p>6396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80" calcext:value-type="float">
            <text:p>180</text:p>
          </table:table-cell>
          <table:table-cell table:formula="of:=[.C1289]+[.B1290]" office:value-type="float" office:value="64140" calcext:value-type="float">
            <text:p>6414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84" calcext:value-type="float">
            <text:p>184</text:p>
          </table:table-cell>
          <table:table-cell table:formula="of:=[.C1290]+[.B1291]" office:value-type="float" office:value="64324" calcext:value-type="float">
            <text:p>64324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77" calcext:value-type="float">
            <text:p>177</text:p>
          </table:table-cell>
          <table:table-cell table:formula="of:=[.C1291]+[.B1292]" office:value-type="float" office:value="64501" calcext:value-type="float">
            <text:p>64501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81" calcext:value-type="float">
            <text:p>181</text:p>
          </table:table-cell>
          <table:table-cell table:formula="of:=[.C1292]+[.B1293]" office:value-type="float" office:value="64682" calcext:value-type="float">
            <text:p>64682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78" calcext:value-type="float">
            <text:p>178</text:p>
          </table:table-cell>
          <table:table-cell table:formula="of:=[.C1293]+[.B1294]" office:value-type="float" office:value="64860" calcext:value-type="float">
            <text:p>6486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81" calcext:value-type="float">
            <text:p>181</text:p>
          </table:table-cell>
          <table:table-cell table:formula="of:=[.C1294]+[.B1295]" office:value-type="float" office:value="65041" calcext:value-type="float">
            <text:p>65041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79" calcext:value-type="float">
            <text:p>179</text:p>
          </table:table-cell>
          <table:table-cell table:formula="of:=[.C1295]+[.B1296]" office:value-type="float" office:value="65220" calcext:value-type="float">
            <text:p>6522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80" calcext:value-type="float">
            <text:p>180</text:p>
          </table:table-cell>
          <table:table-cell table:formula="of:=[.C1296]+[.B1297]" office:value-type="float" office:value="65400" calcext:value-type="float">
            <text:p>6540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82" calcext:value-type="float">
            <text:p>182</text:p>
          </table:table-cell>
          <table:table-cell table:formula="of:=[.C1297]+[.B1298]" office:value-type="float" office:value="65582" calcext:value-type="float">
            <text:p>65582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79" calcext:value-type="float">
            <text:p>179</text:p>
          </table:table-cell>
          <table:table-cell table:formula="of:=[.C1298]+[.B1299]" office:value-type="float" office:value="65761" calcext:value-type="float">
            <text:p>65761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80" calcext:value-type="float">
            <text:p>180</text:p>
          </table:table-cell>
          <table:table-cell table:formula="of:=[.C1299]+[.B1300]" office:value-type="float" office:value="65941" calcext:value-type="float">
            <text:p>6594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98" calcext:value-type="float">
            <text:p>198</text:p>
          </table:table-cell>
          <table:table-cell table:formula="of:=[.C1300]+[.B1301]" office:value-type="float" office:value="66139" calcext:value-type="float">
            <text:p>66139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62" calcext:value-type="float">
            <text:p>162</text:p>
          </table:table-cell>
          <table:table-cell table:formula="of:=[.C1301]+[.B1302]" office:value-type="float" office:value="66301" calcext:value-type="float">
            <text:p>6630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85" calcext:value-type="float">
            <text:p>185</text:p>
          </table:table-cell>
          <table:table-cell table:formula="of:=[.C1302]+[.B1303]" office:value-type="float" office:value="66486" calcext:value-type="float">
            <text:p>66486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79" calcext:value-type="float">
            <text:p>179</text:p>
          </table:table-cell>
          <table:table-cell table:formula="of:=[.C1303]+[.B1304]" office:value-type="float" office:value="66665" calcext:value-type="float">
            <text:p>66665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79" calcext:value-type="float">
            <text:p>179</text:p>
          </table:table-cell>
          <table:table-cell table:formula="of:=[.C1304]+[.B1305]" office:value-type="float" office:value="66844" calcext:value-type="float">
            <text:p>66844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77" calcext:value-type="float">
            <text:p>177</text:p>
          </table:table-cell>
          <table:table-cell table:formula="of:=[.C1305]+[.B1306]" office:value-type="float" office:value="67021" calcext:value-type="float">
            <text:p>67021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84" calcext:value-type="float">
            <text:p>184</text:p>
          </table:table-cell>
          <table:table-cell table:formula="of:=[.C1306]+[.B1307]" office:value-type="float" office:value="67205" calcext:value-type="float">
            <text:p>67205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77" calcext:value-type="float">
            <text:p>177</text:p>
          </table:table-cell>
          <table:table-cell table:formula="of:=[.C1307]+[.B1308]" office:value-type="float" office:value="67382" calcext:value-type="float">
            <text:p>67382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92" calcext:value-type="float">
            <text:p>192</text:p>
          </table:table-cell>
          <table:table-cell table:formula="of:=[.C1308]+[.B1309]" office:value-type="float" office:value="67574" calcext:value-type="float">
            <text:p>67574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70" calcext:value-type="float">
            <text:p>170</text:p>
          </table:table-cell>
          <table:table-cell table:formula="of:=[.C1309]+[.B1310]" office:value-type="float" office:value="67744" calcext:value-type="float">
            <text:p>67744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79" calcext:value-type="float">
            <text:p>179</text:p>
          </table:table-cell>
          <table:table-cell table:formula="of:=[.C1310]+[.B1311]" office:value-type="float" office:value="67923" calcext:value-type="float">
            <text:p>6792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79" calcext:value-type="float">
            <text:p>179</text:p>
          </table:table-cell>
          <table:table-cell table:formula="of:=[.C1311]+[.B1312]" office:value-type="float" office:value="68102" calcext:value-type="float">
            <text:p>68102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81" calcext:value-type="float">
            <text:p>181</text:p>
          </table:table-cell>
          <table:table-cell table:formula="of:=[.C1312]+[.B1313]" office:value-type="float" office:value="68283" calcext:value-type="float">
            <text:p>68283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80" calcext:value-type="float">
            <text:p>180</text:p>
          </table:table-cell>
          <table:table-cell table:formula="of:=[.C1313]+[.B1314]" office:value-type="float" office:value="68463" calcext:value-type="float">
            <text:p>68463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81" calcext:value-type="float">
            <text:p>181</text:p>
          </table:table-cell>
          <table:table-cell table:formula="of:=[.C1314]+[.B1315]" office:value-type="float" office:value="68644" calcext:value-type="float">
            <text:p>68644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80" calcext:value-type="float">
            <text:p>180</text:p>
          </table:table-cell>
          <table:table-cell table:formula="of:=[.C1315]+[.B1316]" office:value-type="float" office:value="68824" calcext:value-type="float">
            <text:p>68824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81" calcext:value-type="float">
            <text:p>181</text:p>
          </table:table-cell>
          <table:table-cell table:formula="of:=[.C1316]+[.B1317]" office:value-type="float" office:value="69005" calcext:value-type="float">
            <text:p>69005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79" calcext:value-type="float">
            <text:p>179</text:p>
          </table:table-cell>
          <table:table-cell table:formula="of:=[.C1317]+[.B1318]" office:value-type="float" office:value="69184" calcext:value-type="float">
            <text:p>69184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79" calcext:value-type="float">
            <text:p>179</text:p>
          </table:table-cell>
          <table:table-cell table:formula="of:=[.C1318]+[.B1319]" office:value-type="float" office:value="69363" calcext:value-type="float">
            <text:p>69363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82" calcext:value-type="float">
            <text:p>182</text:p>
          </table:table-cell>
          <table:table-cell table:formula="of:=[.C1319]+[.B1320]" office:value-type="float" office:value="69545" calcext:value-type="float">
            <text:p>6954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81" calcext:value-type="float">
            <text:p>181</text:p>
          </table:table-cell>
          <table:table-cell table:formula="of:=[.C1320]+[.B1321]" office:value-type="float" office:value="69726" calcext:value-type="float">
            <text:p>69726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82" calcext:value-type="float">
            <text:p>182</text:p>
          </table:table-cell>
          <table:table-cell table:formula="of:=[.C1321]+[.B1322]" office:value-type="float" office:value="69908" calcext:value-type="float">
            <text:p>69908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28" calcext:value-type="float">
            <text:p>228</text:p>
          </table:table-cell>
          <table:table-cell table:formula="of:=[.C1322]+[.B1323]" office:value-type="float" office:value="70136" calcext:value-type="float">
            <text:p>70136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28" calcext:value-type="float">
            <text:p>128</text:p>
          </table:table-cell>
          <table:table-cell table:formula="of:=[.C1323]+[.B1324]" office:value-type="float" office:value="70264" calcext:value-type="float">
            <text:p>70264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80" calcext:value-type="float">
            <text:p>180</text:p>
          </table:table-cell>
          <table:table-cell table:formula="of:=[.C1324]+[.B1325]" office:value-type="float" office:value="70444" calcext:value-type="float">
            <text:p>70444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82" calcext:value-type="float">
            <text:p>182</text:p>
          </table:table-cell>
          <table:table-cell table:formula="of:=[.C1325]+[.B1326]" office:value-type="float" office:value="70626" calcext:value-type="float">
            <text:p>70626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80" calcext:value-type="float">
            <text:p>180</text:p>
          </table:table-cell>
          <table:table-cell table:formula="of:=[.C1326]+[.B1327]" office:value-type="float" office:value="70806" calcext:value-type="float">
            <text:p>7080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80" calcext:value-type="float">
            <text:p>180</text:p>
          </table:table-cell>
          <table:table-cell table:formula="of:=[.C1327]+[.B1328]" office:value-type="float" office:value="70986" calcext:value-type="float">
            <text:p>7098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80" calcext:value-type="float">
            <text:p>180</text:p>
          </table:table-cell>
          <table:table-cell table:formula="of:=[.C1328]+[.B1329]" office:value-type="float" office:value="71166" calcext:value-type="float">
            <text:p>71166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79" calcext:value-type="float">
            <text:p>179</text:p>
          </table:table-cell>
          <table:table-cell table:formula="of:=[.C1329]+[.B1330]" office:value-type="float" office:value="71345" calcext:value-type="float">
            <text:p>7134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80" calcext:value-type="float">
            <text:p>180</text:p>
          </table:table-cell>
          <table:table-cell table:formula="of:=[.C1330]+[.B1331]" office:value-type="float" office:value="71525" calcext:value-type="float">
            <text:p>71525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82" calcext:value-type="float">
            <text:p>182</text:p>
          </table:table-cell>
          <table:table-cell table:formula="of:=[.C1331]+[.B1332]" office:value-type="float" office:value="71707" calcext:value-type="float">
            <text:p>71707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89" calcext:value-type="float">
            <text:p>189</text:p>
          </table:table-cell>
          <table:table-cell table:formula="of:=[.C1332]+[.B1333]" office:value-type="float" office:value="71896" calcext:value-type="float">
            <text:p>71896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73" calcext:value-type="float">
            <text:p>173</text:p>
          </table:table-cell>
          <table:table-cell table:formula="of:=[.C1333]+[.B1334]" office:value-type="float" office:value="72069" calcext:value-type="float">
            <text:p>72069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89" calcext:value-type="float">
            <text:p>189</text:p>
          </table:table-cell>
          <table:table-cell table:formula="of:=[.C1334]+[.B1335]" office:value-type="float" office:value="72258" calcext:value-type="float">
            <text:p>72258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70" calcext:value-type="float">
            <text:p>170</text:p>
          </table:table-cell>
          <table:table-cell table:formula="of:=[.C1335]+[.B1336]" office:value-type="float" office:value="72428" calcext:value-type="float">
            <text:p>72428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81" calcext:value-type="float">
            <text:p>181</text:p>
          </table:table-cell>
          <table:table-cell table:formula="of:=[.C1336]+[.B1337]" office:value-type="float" office:value="72609" calcext:value-type="float">
            <text:p>72609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79" calcext:value-type="float">
            <text:p>179</text:p>
          </table:table-cell>
          <table:table-cell table:formula="of:=[.C1337]+[.B1338]" office:value-type="float" office:value="72788" calcext:value-type="float">
            <text:p>72788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81" calcext:value-type="float">
            <text:p>181</text:p>
          </table:table-cell>
          <table:table-cell table:formula="of:=[.C1338]+[.B1339]" office:value-type="float" office:value="72969" calcext:value-type="float">
            <text:p>72969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84" calcext:value-type="float">
            <text:p>184</text:p>
          </table:table-cell>
          <table:table-cell table:formula="of:=[.C1339]+[.B1340]" office:value-type="float" office:value="73153" calcext:value-type="float">
            <text:p>7315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82" calcext:value-type="float">
            <text:p>182</text:p>
          </table:table-cell>
          <table:table-cell table:formula="of:=[.C1340]+[.B1341]" office:value-type="float" office:value="73335" calcext:value-type="float">
            <text:p>73335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75" calcext:value-type="float">
            <text:p>175</text:p>
          </table:table-cell>
          <table:table-cell table:formula="of:=[.C1341]+[.B1342]" office:value-type="float" office:value="73510" calcext:value-type="float">
            <text:p>7351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81" calcext:value-type="float">
            <text:p>181</text:p>
          </table:table-cell>
          <table:table-cell table:formula="of:=[.C1342]+[.B1343]" office:value-type="float" office:value="73691" calcext:value-type="float">
            <text:p>73691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79" calcext:value-type="float">
            <text:p>179</text:p>
          </table:table-cell>
          <table:table-cell table:formula="of:=[.C1343]+[.B1344]" office:value-type="float" office:value="73870" calcext:value-type="float">
            <text:p>7387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81" calcext:value-type="float">
            <text:p>181</text:p>
          </table:table-cell>
          <table:table-cell table:formula="of:=[.C1344]+[.B1345]" office:value-type="float" office:value="74051" calcext:value-type="float">
            <text:p>74051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83" calcext:value-type="float">
            <text:p>183</text:p>
          </table:table-cell>
          <table:table-cell table:formula="of:=[.C1345]+[.B1346]" office:value-type="float" office:value="74234" calcext:value-type="float">
            <text:p>74234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76" calcext:value-type="float">
            <text:p>176</text:p>
          </table:table-cell>
          <table:table-cell table:formula="of:=[.C1346]+[.B1347]" office:value-type="float" office:value="74410" calcext:value-type="float">
            <text:p>7441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85" calcext:value-type="float">
            <text:p>185</text:p>
          </table:table-cell>
          <table:table-cell table:formula="of:=[.C1347]+[.B1348]" office:value-type="float" office:value="74595" calcext:value-type="float">
            <text:p>74595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78" calcext:value-type="float">
            <text:p>178</text:p>
          </table:table-cell>
          <table:table-cell table:formula="of:=[.C1348]+[.B1349]" office:value-type="float" office:value="74773" calcext:value-type="float">
            <text:p>74773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78" calcext:value-type="float">
            <text:p>178</text:p>
          </table:table-cell>
          <table:table-cell table:formula="of:=[.C1349]+[.B1350]" office:value-type="float" office:value="74951" calcext:value-type="float">
            <text:p>7495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80" calcext:value-type="float">
            <text:p>180</text:p>
          </table:table-cell>
          <table:table-cell table:formula="of:=[.C1350]+[.B1351]" office:value-type="float" office:value="75131" calcext:value-type="float">
            <text:p>75131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80" calcext:value-type="float">
            <text:p>180</text:p>
          </table:table-cell>
          <table:table-cell table:formula="of:=[.C1351]+[.B1352]" office:value-type="float" office:value="75311" calcext:value-type="float">
            <text:p>75311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85" calcext:value-type="float">
            <text:p>185</text:p>
          </table:table-cell>
          <table:table-cell table:formula="of:=[.C1352]+[.B1353]" office:value-type="float" office:value="75496" calcext:value-type="float">
            <text:p>75496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77" calcext:value-type="float">
            <text:p>177</text:p>
          </table:table-cell>
          <table:table-cell table:formula="of:=[.C1353]+[.B1354]" office:value-type="float" office:value="75673" calcext:value-type="float">
            <text:p>75673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80" calcext:value-type="float">
            <text:p>180</text:p>
          </table:table-cell>
          <table:table-cell table:formula="of:=[.C1354]+[.B1355]" office:value-type="float" office:value="75853" calcext:value-type="float">
            <text:p>75853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79" calcext:value-type="float">
            <text:p>179</text:p>
          </table:table-cell>
          <table:table-cell table:formula="of:=[.C1355]+[.B1356]" office:value-type="float" office:value="76032" calcext:value-type="float">
            <text:p>76032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80" calcext:value-type="float">
            <text:p>180</text:p>
          </table:table-cell>
          <table:table-cell table:formula="of:=[.C1356]+[.B1357]" office:value-type="float" office:value="76212" calcext:value-type="float">
            <text:p>76212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80" calcext:value-type="float">
            <text:p>180</text:p>
          </table:table-cell>
          <table:table-cell table:formula="of:=[.C1357]+[.B1358]" office:value-type="float" office:value="76392" calcext:value-type="float">
            <text:p>76392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80" calcext:value-type="float">
            <text:p>180</text:p>
          </table:table-cell>
          <table:table-cell table:formula="of:=[.C1358]+[.B1359]" office:value-type="float" office:value="76572" calcext:value-type="float">
            <text:p>76572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80" calcext:value-type="float">
            <text:p>180</text:p>
          </table:table-cell>
          <table:table-cell table:formula="of:=[.C1359]+[.B1360]" office:value-type="float" office:value="76752" calcext:value-type="float">
            <text:p>7675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81" calcext:value-type="float">
            <text:p>181</text:p>
          </table:table-cell>
          <table:table-cell table:formula="of:=[.C1360]+[.B1361]" office:value-type="float" office:value="76933" calcext:value-type="float">
            <text:p>76933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80" calcext:value-type="float">
            <text:p>180</text:p>
          </table:table-cell>
          <table:table-cell table:formula="of:=[.C1361]+[.B1362]" office:value-type="float" office:value="77113" calcext:value-type="float">
            <text:p>77113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80" calcext:value-type="float">
            <text:p>180</text:p>
          </table:table-cell>
          <table:table-cell table:formula="of:=[.C1362]+[.B1363]" office:value-type="float" office:value="77293" calcext:value-type="float">
            <text:p>77293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80" calcext:value-type="float">
            <text:p>180</text:p>
          </table:table-cell>
          <table:table-cell table:formula="of:=[.C1363]+[.B1364]" office:value-type="float" office:value="77473" calcext:value-type="float">
            <text:p>77473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80" calcext:value-type="float">
            <text:p>180</text:p>
          </table:table-cell>
          <table:table-cell table:formula="of:=[.C1364]+[.B1365]" office:value-type="float" office:value="77653" calcext:value-type="float">
            <text:p>77653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80" calcext:value-type="float">
            <text:p>180</text:p>
          </table:table-cell>
          <table:table-cell table:formula="of:=[.C1365]+[.B1366]" office:value-type="float" office:value="77833" calcext:value-type="float">
            <text:p>77833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80" calcext:value-type="float">
            <text:p>180</text:p>
          </table:table-cell>
          <table:table-cell table:formula="of:=[.C1366]+[.B1367]" office:value-type="float" office:value="78013" calcext:value-type="float">
            <text:p>78013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81" calcext:value-type="float">
            <text:p>181</text:p>
          </table:table-cell>
          <table:table-cell table:formula="of:=[.C1367]+[.B1368]" office:value-type="float" office:value="78194" calcext:value-type="float">
            <text:p>78194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80" calcext:value-type="float">
            <text:p>180</text:p>
          </table:table-cell>
          <table:table-cell table:formula="of:=[.C1368]+[.B1369]" office:value-type="float" office:value="78374" calcext:value-type="float">
            <text:p>78374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81" calcext:value-type="float">
            <text:p>181</text:p>
          </table:table-cell>
          <table:table-cell table:formula="of:=[.C1369]+[.B1370]" office:value-type="float" office:value="78555" calcext:value-type="float">
            <text:p>78555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81" calcext:value-type="float">
            <text:p>181</text:p>
          </table:table-cell>
          <table:table-cell table:formula="of:=[.C1370]+[.B1371]" office:value-type="float" office:value="78736" calcext:value-type="float">
            <text:p>78736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83" calcext:value-type="float">
            <text:p>183</text:p>
          </table:table-cell>
          <table:table-cell table:formula="of:=[.C1371]+[.B1372]" office:value-type="float" office:value="78919" calcext:value-type="float">
            <text:p>78919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221" calcext:value-type="float">
            <text:p>221</text:p>
          </table:table-cell>
          <table:table-cell table:formula="of:=[.C1372]+[.B1373]" office:value-type="float" office:value="79140" calcext:value-type="float">
            <text:p>7914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35" calcext:value-type="float">
            <text:p>135</text:p>
          </table:table-cell>
          <table:table-cell table:formula="of:=[.C1373]+[.B1374]" office:value-type="float" office:value="79275" calcext:value-type="float">
            <text:p>79275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80" calcext:value-type="float">
            <text:p>180</text:p>
          </table:table-cell>
          <table:table-cell table:formula="of:=[.C1374]+[.B1375]" office:value-type="float" office:value="79455" calcext:value-type="float">
            <text:p>79455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81" calcext:value-type="float">
            <text:p>181</text:p>
          </table:table-cell>
          <table:table-cell table:formula="of:=[.C1375]+[.B1376]" office:value-type="float" office:value="79636" calcext:value-type="float">
            <text:p>79636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80" calcext:value-type="float">
            <text:p>180</text:p>
          </table:table-cell>
          <table:table-cell table:formula="of:=[.C1376]+[.B1377]" office:value-type="float" office:value="79816" calcext:value-type="float">
            <text:p>79816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80" calcext:value-type="float">
            <text:p>180</text:p>
          </table:table-cell>
          <table:table-cell table:formula="of:=[.C1377]+[.B1378]" office:value-type="float" office:value="79996" calcext:value-type="float">
            <text:p>79996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86" calcext:value-type="float">
            <text:p>186</text:p>
          </table:table-cell>
          <table:table-cell table:formula="of:=[.C1378]+[.B1379]" office:value-type="float" office:value="80182" calcext:value-type="float">
            <text:p>80182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74" calcext:value-type="float">
            <text:p>174</text:p>
          </table:table-cell>
          <table:table-cell table:formula="of:=[.C1379]+[.B1380]" office:value-type="float" office:value="80356" calcext:value-type="float">
            <text:p>80356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80" calcext:value-type="float">
            <text:p>180</text:p>
          </table:table-cell>
          <table:table-cell table:formula="of:=[.C1380]+[.B1381]" office:value-type="float" office:value="80536" calcext:value-type="float">
            <text:p>80536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80" calcext:value-type="float">
            <text:p>180</text:p>
          </table:table-cell>
          <table:table-cell table:formula="of:=[.C1381]+[.B1382]" office:value-type="float" office:value="80716" calcext:value-type="float">
            <text:p>80716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80" calcext:value-type="float">
            <text:p>180</text:p>
          </table:table-cell>
          <table:table-cell table:formula="of:=[.C1382]+[.B1383]" office:value-type="float" office:value="80896" calcext:value-type="float">
            <text:p>80896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80" calcext:value-type="float">
            <text:p>180</text:p>
          </table:table-cell>
          <table:table-cell table:formula="of:=[.C1383]+[.B1384]" office:value-type="float" office:value="81076" calcext:value-type="float">
            <text:p>81076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81" calcext:value-type="float">
            <text:p>181</text:p>
          </table:table-cell>
          <table:table-cell table:formula="of:=[.C1384]+[.B1385]" office:value-type="float" office:value="81257" calcext:value-type="float">
            <text:p>81257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81" calcext:value-type="float">
            <text:p>181</text:p>
          </table:table-cell>
          <table:table-cell table:formula="of:=[.C1385]+[.B1386]" office:value-type="float" office:value="81438" calcext:value-type="float">
            <text:p>81438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80" calcext:value-type="float">
            <text:p>180</text:p>
          </table:table-cell>
          <table:table-cell table:formula="of:=[.C1386]+[.B1387]" office:value-type="float" office:value="81618" calcext:value-type="float">
            <text:p>81618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79" calcext:value-type="float">
            <text:p>179</text:p>
          </table:table-cell>
          <table:table-cell table:formula="of:=[.C1387]+[.B1388]" office:value-type="float" office:value="81797" calcext:value-type="float">
            <text:p>81797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80" calcext:value-type="float">
            <text:p>180</text:p>
          </table:table-cell>
          <table:table-cell table:formula="of:=[.C1388]+[.B1389]" office:value-type="float" office:value="81977" calcext:value-type="float">
            <text:p>81977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81" calcext:value-type="float">
            <text:p>181</text:p>
          </table:table-cell>
          <table:table-cell table:formula="of:=[.C1389]+[.B1390]" office:value-type="float" office:value="82158" calcext:value-type="float">
            <text:p>82158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80" calcext:value-type="float">
            <text:p>180</text:p>
          </table:table-cell>
          <table:table-cell table:formula="of:=[.C1390]+[.B1391]" office:value-type="float" office:value="82338" calcext:value-type="float">
            <text:p>82338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81" calcext:value-type="float">
            <text:p>181</text:p>
          </table:table-cell>
          <table:table-cell table:formula="of:=[.C1391]+[.B1392]" office:value-type="float" office:value="82519" calcext:value-type="float">
            <text:p>82519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80" calcext:value-type="float">
            <text:p>180</text:p>
          </table:table-cell>
          <table:table-cell table:formula="of:=[.C1392]+[.B1393]" office:value-type="float" office:value="82699" calcext:value-type="float">
            <text:p>82699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79" calcext:value-type="float">
            <text:p>179</text:p>
          </table:table-cell>
          <table:table-cell table:formula="of:=[.C1393]+[.B1394]" office:value-type="float" office:value="82878" calcext:value-type="float">
            <text:p>82878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81" calcext:value-type="float">
            <text:p>181</text:p>
          </table:table-cell>
          <table:table-cell table:formula="of:=[.C1394]+[.B1395]" office:value-type="float" office:value="83059" calcext:value-type="float">
            <text:p>83059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79" calcext:value-type="float">
            <text:p>179</text:p>
          </table:table-cell>
          <table:table-cell table:formula="of:=[.C1395]+[.B1396]" office:value-type="float" office:value="83238" calcext:value-type="float">
            <text:p>83238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81" calcext:value-type="float">
            <text:p>181</text:p>
          </table:table-cell>
          <table:table-cell table:formula="of:=[.C1396]+[.B1397]" office:value-type="float" office:value="83419" calcext:value-type="float">
            <text:p>83419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80" calcext:value-type="float">
            <text:p>180</text:p>
          </table:table-cell>
          <table:table-cell table:formula="of:=[.C1397]+[.B1398]" office:value-type="float" office:value="83599" calcext:value-type="float">
            <text:p>83599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81" calcext:value-type="float">
            <text:p>181</text:p>
          </table:table-cell>
          <table:table-cell table:formula="of:=[.C1398]+[.B1399]" office:value-type="float" office:value="83780" calcext:value-type="float">
            <text:p>8378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79" calcext:value-type="float">
            <text:p>179</text:p>
          </table:table-cell>
          <table:table-cell table:formula="of:=[.C1399]+[.B1400]" office:value-type="float" office:value="83959" calcext:value-type="float">
            <text:p>8395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81" calcext:value-type="float">
            <text:p>181</text:p>
          </table:table-cell>
          <table:table-cell table:formula="of:=[.C1400]+[.B1401]" office:value-type="float" office:value="84140" calcext:value-type="float">
            <text:p>8414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79" calcext:value-type="float">
            <text:p>179</text:p>
          </table:table-cell>
          <table:table-cell table:formula="of:=[.C1401]+[.B1402]" office:value-type="float" office:value="84319" calcext:value-type="float">
            <text:p>84319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82" calcext:value-type="float">
            <text:p>182</text:p>
          </table:table-cell>
          <table:table-cell table:formula="of:=[.C1402]+[.B1403]" office:value-type="float" office:value="84501" calcext:value-type="float">
            <text:p>84501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80" calcext:value-type="float">
            <text:p>180</text:p>
          </table:table-cell>
          <table:table-cell table:formula="of:=[.C1403]+[.B1404]" office:value-type="float" office:value="84681" calcext:value-type="float">
            <text:p>84681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81" calcext:value-type="float">
            <text:p>181</text:p>
          </table:table-cell>
          <table:table-cell table:formula="of:=[.C1404]+[.B1405]" office:value-type="float" office:value="84862" calcext:value-type="float">
            <text:p>84862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79" calcext:value-type="float">
            <text:p>179</text:p>
          </table:table-cell>
          <table:table-cell table:formula="of:=[.C1405]+[.B1406]" office:value-type="float" office:value="85041" calcext:value-type="float">
            <text:p>85041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80" calcext:value-type="float">
            <text:p>180</text:p>
          </table:table-cell>
          <table:table-cell table:formula="of:=[.C1406]+[.B1407]" office:value-type="float" office:value="85221" calcext:value-type="float">
            <text:p>85221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80" calcext:value-type="float">
            <text:p>180</text:p>
          </table:table-cell>
          <table:table-cell table:formula="of:=[.C1407]+[.B1408]" office:value-type="float" office:value="85401" calcext:value-type="float">
            <text:p>85401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82" calcext:value-type="float">
            <text:p>182</text:p>
          </table:table-cell>
          <table:table-cell table:formula="of:=[.C1408]+[.B1409]" office:value-type="float" office:value="85583" calcext:value-type="float">
            <text:p>85583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78" calcext:value-type="float">
            <text:p>178</text:p>
          </table:table-cell>
          <table:table-cell table:formula="of:=[.C1409]+[.B1410]" office:value-type="float" office:value="85761" calcext:value-type="float">
            <text:p>8576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88" calcext:value-type="float">
            <text:p>188</text:p>
          </table:table-cell>
          <table:table-cell table:formula="of:=[.C1410]+[.B1411]" office:value-type="float" office:value="85949" calcext:value-type="float">
            <text:p>85949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79" calcext:value-type="float">
            <text:p>179</text:p>
          </table:table-cell>
          <table:table-cell table:formula="of:=[.C1411]+[.B1412]" office:value-type="float" office:value="86128" calcext:value-type="float">
            <text:p>86128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74" calcext:value-type="float">
            <text:p>174</text:p>
          </table:table-cell>
          <table:table-cell table:formula="of:=[.C1412]+[.B1413]" office:value-type="float" office:value="86302" calcext:value-type="float">
            <text:p>86302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80" calcext:value-type="float">
            <text:p>180</text:p>
          </table:table-cell>
          <table:table-cell table:formula="of:=[.C1413]+[.B1414]" office:value-type="float" office:value="86482" calcext:value-type="float">
            <text:p>86482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81" calcext:value-type="float">
            <text:p>181</text:p>
          </table:table-cell>
          <table:table-cell table:formula="of:=[.C1414]+[.B1415]" office:value-type="float" office:value="86663" calcext:value-type="float">
            <text:p>8666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80" calcext:value-type="float">
            <text:p>180</text:p>
          </table:table-cell>
          <table:table-cell table:formula="of:=[.C1415]+[.B1416]" office:value-type="float" office:value="86843" calcext:value-type="float">
            <text:p>86843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80" calcext:value-type="float">
            <text:p>180</text:p>
          </table:table-cell>
          <table:table-cell table:formula="of:=[.C1416]+[.B1417]" office:value-type="float" office:value="87023" calcext:value-type="float">
            <text:p>87023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80" calcext:value-type="float">
            <text:p>180</text:p>
          </table:table-cell>
          <table:table-cell table:formula="of:=[.C1417]+[.B1418]" office:value-type="float" office:value="87203" calcext:value-type="float">
            <text:p>87203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80" calcext:value-type="float">
            <text:p>180</text:p>
          </table:table-cell>
          <table:table-cell table:formula="of:=[.C1418]+[.B1419]" office:value-type="float" office:value="87383" calcext:value-type="float">
            <text:p>87383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82" calcext:value-type="float">
            <text:p>182</text:p>
          </table:table-cell>
          <table:table-cell table:formula="of:=[.C1419]+[.B1420]" office:value-type="float" office:value="87565" calcext:value-type="float">
            <text:p>8756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79" calcext:value-type="float">
            <text:p>179</text:p>
          </table:table-cell>
          <table:table-cell table:formula="of:=[.C1420]+[.B1421]" office:value-type="float" office:value="87744" calcext:value-type="float">
            <text:p>87744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79" calcext:value-type="float">
            <text:p>179</text:p>
          </table:table-cell>
          <table:table-cell table:formula="of:=[.C1421]+[.B1422]" office:value-type="float" office:value="87923" calcext:value-type="float">
            <text:p>87923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81" calcext:value-type="float">
            <text:p>181</text:p>
          </table:table-cell>
          <table:table-cell table:formula="of:=[.C1422]+[.B1423]" office:value-type="float" office:value="88104" calcext:value-type="float">
            <text:p>88104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80" calcext:value-type="float">
            <text:p>180</text:p>
          </table:table-cell>
          <table:table-cell table:formula="of:=[.C1423]+[.B1424]" office:value-type="float" office:value="88284" calcext:value-type="float">
            <text:p>88284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80" calcext:value-type="float">
            <text:p>180</text:p>
          </table:table-cell>
          <table:table-cell table:formula="of:=[.C1424]+[.B1425]" office:value-type="float" office:value="88464" calcext:value-type="float">
            <text:p>88464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82" calcext:value-type="float">
            <text:p>182</text:p>
          </table:table-cell>
          <table:table-cell table:formula="of:=[.C1425]+[.B1426]" office:value-type="float" office:value="88646" calcext:value-type="float">
            <text:p>88646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81" calcext:value-type="float">
            <text:p>181</text:p>
          </table:table-cell>
          <table:table-cell table:formula="of:=[.C1426]+[.B1427]" office:value-type="float" office:value="88827" calcext:value-type="float">
            <text:p>88827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78" calcext:value-type="float">
            <text:p>178</text:p>
          </table:table-cell>
          <table:table-cell table:formula="of:=[.C1427]+[.B1428]" office:value-type="float" office:value="89005" calcext:value-type="float">
            <text:p>89005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80" calcext:value-type="float">
            <text:p>180</text:p>
          </table:table-cell>
          <table:table-cell table:formula="of:=[.C1428]+[.B1429]" office:value-type="float" office:value="89185" calcext:value-type="float">
            <text:p>89185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79" calcext:value-type="float">
            <text:p>179</text:p>
          </table:table-cell>
          <table:table-cell table:formula="of:=[.C1429]+[.B1430]" office:value-type="float" office:value="89364" calcext:value-type="float">
            <text:p>89364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87" calcext:value-type="float">
            <text:p>187</text:p>
          </table:table-cell>
          <table:table-cell table:formula="of:=[.C1430]+[.B1431]" office:value-type="float" office:value="89551" calcext:value-type="float">
            <text:p>89551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75" calcext:value-type="float">
            <text:p>175</text:p>
          </table:table-cell>
          <table:table-cell table:formula="of:=[.C1431]+[.B1432]" office:value-type="float" office:value="89726" calcext:value-type="float">
            <text:p>89726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80" calcext:value-type="float">
            <text:p>180</text:p>
          </table:table-cell>
          <table:table-cell table:formula="of:=[.C1432]+[.B1433]" office:value-type="float" office:value="89906" calcext:value-type="float">
            <text:p>89906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80" calcext:value-type="float">
            <text:p>180</text:p>
          </table:table-cell>
          <table:table-cell table:formula="of:=[.C1433]+[.B1434]" office:value-type="float" office:value="90086" calcext:value-type="float">
            <text:p>90086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80" calcext:value-type="float">
            <text:p>180</text:p>
          </table:table-cell>
          <table:table-cell table:formula="of:=[.C1434]+[.B1435]" office:value-type="float" office:value="90266" calcext:value-type="float">
            <text:p>90266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80" calcext:value-type="float">
            <text:p>180</text:p>
          </table:table-cell>
          <table:table-cell table:formula="of:=[.C1435]+[.B1436]" office:value-type="float" office:value="90446" calcext:value-type="float">
            <text:p>90446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80" calcext:value-type="float">
            <text:p>180</text:p>
          </table:table-cell>
          <table:table-cell table:formula="of:=[.C1436]+[.B1437]" office:value-type="float" office:value="90626" calcext:value-type="float">
            <text:p>90626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82" calcext:value-type="float">
            <text:p>182</text:p>
          </table:table-cell>
          <table:table-cell table:formula="of:=[.C1437]+[.B1438]" office:value-type="float" office:value="90808" calcext:value-type="float">
            <text:p>90808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80" calcext:value-type="float">
            <text:p>180</text:p>
          </table:table-cell>
          <table:table-cell table:formula="of:=[.C1438]+[.B1439]" office:value-type="float" office:value="90988" calcext:value-type="float">
            <text:p>90988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79" calcext:value-type="float">
            <text:p>179</text:p>
          </table:table-cell>
          <table:table-cell table:formula="of:=[.C1439]+[.B1440]" office:value-type="float" office:value="91167" calcext:value-type="float">
            <text:p>9116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79" calcext:value-type="float">
            <text:p>179</text:p>
          </table:table-cell>
          <table:table-cell table:formula="of:=[.C1440]+[.B1441]" office:value-type="float" office:value="91346" calcext:value-type="float">
            <text:p>91346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81" calcext:value-type="float">
            <text:p>181</text:p>
          </table:table-cell>
          <table:table-cell table:formula="of:=[.C1441]+[.B1442]" office:value-type="float" office:value="91527" calcext:value-type="float">
            <text:p>91527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81" calcext:value-type="float">
            <text:p>181</text:p>
          </table:table-cell>
          <table:table-cell table:formula="of:=[.C1442]+[.B1443]" office:value-type="float" office:value="91708" calcext:value-type="float">
            <text:p>91708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80" calcext:value-type="float">
            <text:p>180</text:p>
          </table:table-cell>
          <table:table-cell table:formula="of:=[.C1443]+[.B1444]" office:value-type="float" office:value="91888" calcext:value-type="float">
            <text:p>91888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81" calcext:value-type="float">
            <text:p>181</text:p>
          </table:table-cell>
          <table:table-cell table:formula="of:=[.C1444]+[.B1445]" office:value-type="float" office:value="92069" calcext:value-type="float">
            <text:p>92069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80" calcext:value-type="float">
            <text:p>180</text:p>
          </table:table-cell>
          <table:table-cell table:formula="of:=[.C1445]+[.B1446]" office:value-type="float" office:value="92249" calcext:value-type="float">
            <text:p>92249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79" calcext:value-type="float">
            <text:p>179</text:p>
          </table:table-cell>
          <table:table-cell table:formula="of:=[.C1446]+[.B1447]" office:value-type="float" office:value="92428" calcext:value-type="float">
            <text:p>92428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81" calcext:value-type="float">
            <text:p>181</text:p>
          </table:table-cell>
          <table:table-cell table:formula="of:=[.C1447]+[.B1448]" office:value-type="float" office:value="92609" calcext:value-type="float">
            <text:p>92609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80" calcext:value-type="float">
            <text:p>180</text:p>
          </table:table-cell>
          <table:table-cell table:formula="of:=[.C1448]+[.B1449]" office:value-type="float" office:value="92789" calcext:value-type="float">
            <text:p>92789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79" calcext:value-type="float">
            <text:p>179</text:p>
          </table:table-cell>
          <table:table-cell table:formula="of:=[.C1449]+[.B1450]" office:value-type="float" office:value="92968" calcext:value-type="float">
            <text:p>92968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80" calcext:value-type="float">
            <text:p>180</text:p>
          </table:table-cell>
          <table:table-cell table:formula="of:=[.C1450]+[.B1451]" office:value-type="float" office:value="93148" calcext:value-type="float">
            <text:p>93148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81" calcext:value-type="float">
            <text:p>181</text:p>
          </table:table-cell>
          <table:table-cell table:formula="of:=[.C1451]+[.B1452]" office:value-type="float" office:value="93329" calcext:value-type="float">
            <text:p>93329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80" calcext:value-type="float">
            <text:p>180</text:p>
          </table:table-cell>
          <table:table-cell table:formula="of:=[.C1452]+[.B1453]" office:value-type="float" office:value="93509" calcext:value-type="float">
            <text:p>93509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80" calcext:value-type="float">
            <text:p>180</text:p>
          </table:table-cell>
          <table:table-cell table:formula="of:=[.C1453]+[.B1454]" office:value-type="float" office:value="93689" calcext:value-type="float">
            <text:p>93689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82" calcext:value-type="float">
            <text:p>182</text:p>
          </table:table-cell>
          <table:table-cell table:formula="of:=[.C1454]+[.B1455]" office:value-type="float" office:value="93871" calcext:value-type="float">
            <text:p>93871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79" calcext:value-type="float">
            <text:p>179</text:p>
          </table:table-cell>
          <table:table-cell table:formula="of:=[.C1455]+[.B1456]" office:value-type="float" office:value="94050" calcext:value-type="float">
            <text:p>9405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79" calcext:value-type="float">
            <text:p>179</text:p>
          </table:table-cell>
          <table:table-cell table:formula="of:=[.C1456]+[.B1457]" office:value-type="float" office:value="94229" calcext:value-type="float">
            <text:p>94229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82" calcext:value-type="float">
            <text:p>182</text:p>
          </table:table-cell>
          <table:table-cell table:formula="of:=[.C1457]+[.B1458]" office:value-type="float" office:value="94411" calcext:value-type="float">
            <text:p>94411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81" calcext:value-type="float">
            <text:p>181</text:p>
          </table:table-cell>
          <table:table-cell table:formula="of:=[.C1458]+[.B1459]" office:value-type="float" office:value="94592" calcext:value-type="float">
            <text:p>94592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79" calcext:value-type="float">
            <text:p>179</text:p>
          </table:table-cell>
          <table:table-cell table:formula="of:=[.C1459]+[.B1460]" office:value-type="float" office:value="94771" calcext:value-type="float">
            <text:p>9477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81" calcext:value-type="float">
            <text:p>181</text:p>
          </table:table-cell>
          <table:table-cell table:formula="of:=[.C1460]+[.B1461]" office:value-type="float" office:value="94952" calcext:value-type="float">
            <text:p>94952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85" calcext:value-type="float">
            <text:p>185</text:p>
          </table:table-cell>
          <table:table-cell table:formula="of:=[.C1461]+[.B1462]" office:value-type="float" office:value="95137" calcext:value-type="float">
            <text:p>95137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73" calcext:value-type="float">
            <text:p>173</text:p>
          </table:table-cell>
          <table:table-cell table:formula="of:=[.C1462]+[.B1463]" office:value-type="float" office:value="95310" calcext:value-type="float">
            <text:p>9531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81" calcext:value-type="float">
            <text:p>181</text:p>
          </table:table-cell>
          <table:table-cell table:formula="of:=[.C1463]+[.B1464]" office:value-type="float" office:value="95491" calcext:value-type="float">
            <text:p>95491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81" calcext:value-type="float">
            <text:p>181</text:p>
          </table:table-cell>
          <table:table-cell table:formula="of:=[.C1464]+[.B1465]" office:value-type="float" office:value="95672" calcext:value-type="float">
            <text:p>95672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80" calcext:value-type="float">
            <text:p>180</text:p>
          </table:table-cell>
          <table:table-cell table:formula="of:=[.C1465]+[.B1466]" office:value-type="float" office:value="95852" calcext:value-type="float">
            <text:p>95852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80" calcext:value-type="float">
            <text:p>180</text:p>
          </table:table-cell>
          <table:table-cell table:formula="of:=[.C1466]+[.B1467]" office:value-type="float" office:value="96032" calcext:value-type="float">
            <text:p>96032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83" calcext:value-type="float">
            <text:p>183</text:p>
          </table:table-cell>
          <table:table-cell table:formula="of:=[.C1467]+[.B1468]" office:value-type="float" office:value="96215" calcext:value-type="float">
            <text:p>96215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76" calcext:value-type="float">
            <text:p>176</text:p>
          </table:table-cell>
          <table:table-cell table:formula="of:=[.C1468]+[.B1469]" office:value-type="float" office:value="96391" calcext:value-type="float">
            <text:p>96391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81" calcext:value-type="float">
            <text:p>181</text:p>
          </table:table-cell>
          <table:table-cell table:formula="of:=[.C1469]+[.B1470]" office:value-type="float" office:value="96572" calcext:value-type="float">
            <text:p>96572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81" calcext:value-type="float">
            <text:p>181</text:p>
          </table:table-cell>
          <table:table-cell table:formula="of:=[.C1470]+[.B1471]" office:value-type="float" office:value="96753" calcext:value-type="float">
            <text:p>96753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80" calcext:value-type="float">
            <text:p>180</text:p>
          </table:table-cell>
          <table:table-cell table:formula="of:=[.C1471]+[.B1472]" office:value-type="float" office:value="96933" calcext:value-type="float">
            <text:p>96933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80" calcext:value-type="float">
            <text:p>180</text:p>
          </table:table-cell>
          <table:table-cell table:formula="of:=[.C1472]+[.B1473]" office:value-type="float" office:value="97113" calcext:value-type="float">
            <text:p>97113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79" calcext:value-type="float">
            <text:p>179</text:p>
          </table:table-cell>
          <table:table-cell table:formula="of:=[.C1473]+[.B1474]" office:value-type="float" office:value="97292" calcext:value-type="float">
            <text:p>97292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80" calcext:value-type="float">
            <text:p>180</text:p>
          </table:table-cell>
          <table:table-cell table:formula="of:=[.C1474]+[.B1475]" office:value-type="float" office:value="97472" calcext:value-type="float">
            <text:p>97472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80" calcext:value-type="float">
            <text:p>180</text:p>
          </table:table-cell>
          <table:table-cell table:formula="of:=[.C1475]+[.B1476]" office:value-type="float" office:value="97652" calcext:value-type="float">
            <text:p>97652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99" calcext:value-type="float">
            <text:p>199</text:p>
          </table:table-cell>
          <table:table-cell table:formula="of:=[.C1476]+[.B1477]" office:value-type="float" office:value="97851" calcext:value-type="float">
            <text:p>97851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63" calcext:value-type="float">
            <text:p>163</text:p>
          </table:table-cell>
          <table:table-cell table:formula="of:=[.C1477]+[.B1478]" office:value-type="float" office:value="98014" calcext:value-type="float">
            <text:p>98014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79" calcext:value-type="float">
            <text:p>179</text:p>
          </table:table-cell>
          <table:table-cell table:formula="of:=[.C1478]+[.B1479]" office:value-type="float" office:value="98193" calcext:value-type="float">
            <text:p>98193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[.C1479]+[.B1480]" office:value-type="float" office:value="98374" calcext:value-type="float">
            <text:p>98374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80" calcext:value-type="float">
            <text:p>180</text:p>
          </table:table-cell>
          <table:table-cell table:formula="of:=[.C1480]+[.B1481]" office:value-type="float" office:value="98554" calcext:value-type="float">
            <text:p>98554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81" calcext:value-type="float">
            <text:p>181</text:p>
          </table:table-cell>
          <table:table-cell table:formula="of:=[.C1481]+[.B1482]" office:value-type="float" office:value="98735" calcext:value-type="float">
            <text:p>98735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79" calcext:value-type="float">
            <text:p>179</text:p>
          </table:table-cell>
          <table:table-cell table:formula="of:=[.C1482]+[.B1483]" office:value-type="float" office:value="98914" calcext:value-type="float">
            <text:p>98914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82" calcext:value-type="float">
            <text:p>182</text:p>
          </table:table-cell>
          <table:table-cell table:formula="of:=[.C1483]+[.B1484]" office:value-type="float" office:value="99096" calcext:value-type="float">
            <text:p>99096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78" calcext:value-type="float">
            <text:p>178</text:p>
          </table:table-cell>
          <table:table-cell table:formula="of:=[.C1484]+[.B1485]" office:value-type="float" office:value="99274" calcext:value-type="float">
            <text:p>99274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80" calcext:value-type="float">
            <text:p>180</text:p>
          </table:table-cell>
          <table:table-cell table:formula="of:=[.C1485]+[.B1486]" office:value-type="float" office:value="99454" calcext:value-type="float">
            <text:p>99454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81" calcext:value-type="float">
            <text:p>181</text:p>
          </table:table-cell>
          <table:table-cell table:formula="of:=[.C1486]+[.B1487]" office:value-type="float" office:value="99635" calcext:value-type="float">
            <text:p>99635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85" calcext:value-type="float">
            <text:p>185</text:p>
          </table:table-cell>
          <table:table-cell table:formula="of:=[.C1487]+[.B1488]" office:value-type="float" office:value="99820" calcext:value-type="float">
            <text:p>9982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76" calcext:value-type="float">
            <text:p>176</text:p>
          </table:table-cell>
          <table:table-cell table:formula="of:=[.C1488]+[.B1489]" office:value-type="float" office:value="99996" calcext:value-type="float">
            <text:p>99996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79" calcext:value-type="float">
            <text:p>179</text:p>
          </table:table-cell>
          <table:table-cell table:formula="of:=[.C1489]+[.B1490]" office:value-type="float" office:value="100175" calcext:value-type="float">
            <text:p>100175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80" calcext:value-type="float">
            <text:p>180</text:p>
          </table:table-cell>
          <table:table-cell table:formula="of:=[.C1490]+[.B1491]" office:value-type="float" office:value="100355" calcext:value-type="float">
            <text:p>100355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80" calcext:value-type="float">
            <text:p>180</text:p>
          </table:table-cell>
          <table:table-cell table:formula="of:=[.C1491]+[.B1492]" office:value-type="float" office:value="100535" calcext:value-type="float">
            <text:p>100535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84" calcext:value-type="float">
            <text:p>184</text:p>
          </table:table-cell>
          <table:table-cell table:formula="of:=[.C1492]+[.B1493]" office:value-type="float" office:value="100719" calcext:value-type="float">
            <text:p>100719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table:formula="of:=[.C1493]+[.B1494]" office:value-type="float" office:value="100901" calcext:value-type="float">
            <text:p>100901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78" calcext:value-type="float">
            <text:p>178</text:p>
          </table:table-cell>
          <table:table-cell table:formula="of:=[.C1494]+[.B1495]" office:value-type="float" office:value="101079" calcext:value-type="float">
            <text:p>101079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77" calcext:value-type="float">
            <text:p>177</text:p>
          </table:table-cell>
          <table:table-cell table:formula="of:=[.C1495]+[.B1496]" office:value-type="float" office:value="101256" calcext:value-type="float">
            <text:p>101256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82" calcext:value-type="float">
            <text:p>182</text:p>
          </table:table-cell>
          <table:table-cell table:formula="of:=[.C1496]+[.B1497]" office:value-type="float" office:value="101438" calcext:value-type="float">
            <text:p>101438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78" calcext:value-type="float">
            <text:p>178</text:p>
          </table:table-cell>
          <table:table-cell table:formula="of:=[.C1497]+[.B1498]" office:value-type="float" office:value="101616" calcext:value-type="float">
            <text:p>101616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11" calcext:value-type="float">
            <text:p>211</text:p>
          </table:table-cell>
          <table:table-cell table:formula="of:=[.C1498]+[.B1499]" office:value-type="float" office:value="101827" calcext:value-type="float">
            <text:p>101827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49" calcext:value-type="float">
            <text:p>149</text:p>
          </table:table-cell>
          <table:table-cell table:formula="of:=[.C1499]+[.B1500]" office:value-type="float" office:value="101976" calcext:value-type="float">
            <text:p>10197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88" calcext:value-type="float">
            <text:p>188</text:p>
          </table:table-cell>
          <table:table-cell table:formula="of:=[.C1500]+[.B1501]" office:value-type="float" office:value="102164" calcext:value-type="float">
            <text:p>102164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72" calcext:value-type="float">
            <text:p>172</text:p>
          </table:table-cell>
          <table:table-cell table:formula="of:=[.C1501]+[.B1502]" office:value-type="float" office:value="102336" calcext:value-type="float">
            <text:p>102336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81" calcext:value-type="float">
            <text:p>181</text:p>
          </table:table-cell>
          <table:table-cell table:formula="of:=[.C1502]+[.B1503]" office:value-type="float" office:value="102517" calcext:value-type="float">
            <text:p>102517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81" calcext:value-type="float">
            <text:p>181</text:p>
          </table:table-cell>
          <table:table-cell table:formula="of:=[.C1503]+[.B1504]" office:value-type="float" office:value="102698" calcext:value-type="float">
            <text:p>102698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81" calcext:value-type="float">
            <text:p>181</text:p>
          </table:table-cell>
          <table:table-cell table:formula="of:=[.C1504]+[.B1505]" office:value-type="float" office:value="102879" calcext:value-type="float">
            <text:p>102879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82" calcext:value-type="float">
            <text:p>182</text:p>
          </table:table-cell>
          <table:table-cell table:formula="of:=[.C1505]+[.B1506]" office:value-type="float" office:value="103061" calcext:value-type="float">
            <text:p>103061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77" calcext:value-type="float">
            <text:p>177</text:p>
          </table:table-cell>
          <table:table-cell table:formula="of:=[.C1506]+[.B1507]" office:value-type="float" office:value="103238" calcext:value-type="float">
            <text:p>103238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81" calcext:value-type="float">
            <text:p>181</text:p>
          </table:table-cell>
          <table:table-cell table:formula="of:=[.C1507]+[.B1508]" office:value-type="float" office:value="103419" calcext:value-type="float">
            <text:p>103419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79" calcext:value-type="float">
            <text:p>179</text:p>
          </table:table-cell>
          <table:table-cell table:formula="of:=[.C1508]+[.B1509]" office:value-type="float" office:value="103598" calcext:value-type="float">
            <text:p>103598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88" calcext:value-type="float">
            <text:p>188</text:p>
          </table:table-cell>
          <table:table-cell table:formula="of:=[.C1509]+[.B1510]" office:value-type="float" office:value="103786" calcext:value-type="float">
            <text:p>103786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74" calcext:value-type="float">
            <text:p>174</text:p>
          </table:table-cell>
          <table:table-cell table:formula="of:=[.C1510]+[.B1511]" office:value-type="float" office:value="103960" calcext:value-type="float">
            <text:p>10396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205" calcext:value-type="float">
            <text:p>205</text:p>
          </table:table-cell>
          <table:table-cell table:formula="of:=[.C1511]+[.B1512]" office:value-type="float" office:value="104165" calcext:value-type="float">
            <text:p>104165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55" calcext:value-type="float">
            <text:p>155</text:p>
          </table:table-cell>
          <table:table-cell table:formula="of:=[.C1512]+[.B1513]" office:value-type="float" office:value="104320" calcext:value-type="float">
            <text:p>10432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79" calcext:value-type="float">
            <text:p>179</text:p>
          </table:table-cell>
          <table:table-cell table:formula="of:=[.C1513]+[.B1514]" office:value-type="float" office:value="104499" calcext:value-type="float">
            <text:p>104499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79" calcext:value-type="float">
            <text:p>179</text:p>
          </table:table-cell>
          <table:table-cell table:formula="of:=[.C1514]+[.B1515]" office:value-type="float" office:value="104678" calcext:value-type="float">
            <text:p>104678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85" calcext:value-type="float">
            <text:p>185</text:p>
          </table:table-cell>
          <table:table-cell table:formula="of:=[.C1515]+[.B1516]" office:value-type="float" office:value="104863" calcext:value-type="float">
            <text:p>104863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76" calcext:value-type="float">
            <text:p>176</text:p>
          </table:table-cell>
          <table:table-cell table:formula="of:=[.C1516]+[.B1517]" office:value-type="float" office:value="105039" calcext:value-type="float">
            <text:p>105039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96" calcext:value-type="float">
            <text:p>196</text:p>
          </table:table-cell>
          <table:table-cell table:formula="of:=[.C1517]+[.B1518]" office:value-type="float" office:value="105235" calcext:value-type="float">
            <text:p>105235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66" calcext:value-type="float">
            <text:p>166</text:p>
          </table:table-cell>
          <table:table-cell table:formula="of:=[.C1518]+[.B1519]" office:value-type="float" office:value="105401" calcext:value-type="float">
            <text:p>105401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79" calcext:value-type="float">
            <text:p>179</text:p>
          </table:table-cell>
          <table:table-cell table:formula="of:=[.C1519]+[.B1520]" office:value-type="float" office:value="105580" calcext:value-type="float">
            <text:p>10558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83" calcext:value-type="float">
            <text:p>183</text:p>
          </table:table-cell>
          <table:table-cell table:formula="of:=[.C1520]+[.B1521]" office:value-type="float" office:value="105763" calcext:value-type="float">
            <text:p>105763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79" calcext:value-type="float">
            <text:p>179</text:p>
          </table:table-cell>
          <table:table-cell table:formula="of:=[.C1521]+[.B1522]" office:value-type="float" office:value="105942" calcext:value-type="float">
            <text:p>105942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241" calcext:value-type="float">
            <text:p>241</text:p>
          </table:table-cell>
          <table:table-cell table:formula="of:=[.C1522]+[.B1523]" office:value-type="float" office:value="106183" calcext:value-type="float">
            <text:p>106183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17" calcext:value-type="float">
            <text:p>117</text:p>
          </table:table-cell>
          <table:table-cell table:formula="of:=[.C1523]+[.B1524]" office:value-type="float" office:value="106300" calcext:value-type="float">
            <text:p>10630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80" calcext:value-type="float">
            <text:p>180</text:p>
          </table:table-cell>
          <table:table-cell table:formula="of:=[.C1524]+[.B1525]" office:value-type="float" office:value="106480" calcext:value-type="float">
            <text:p>10648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83" calcext:value-type="float">
            <text:p>183</text:p>
          </table:table-cell>
          <table:table-cell table:formula="of:=[.C1525]+[.B1526]" office:value-type="float" office:value="106663" calcext:value-type="float">
            <text:p>106663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206" calcext:value-type="float">
            <text:p>206</text:p>
          </table:table-cell>
          <table:table-cell table:formula="of:=[.C1526]+[.B1527]" office:value-type="float" office:value="106869" calcext:value-type="float">
            <text:p>106869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52" calcext:value-type="float">
            <text:p>152</text:p>
          </table:table-cell>
          <table:table-cell table:formula="of:=[.C1527]+[.B1528]" office:value-type="float" office:value="107021" calcext:value-type="float">
            <text:p>107021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80" calcext:value-type="float">
            <text:p>180</text:p>
          </table:table-cell>
          <table:table-cell table:formula="of:=[.C1528]+[.B1529]" office:value-type="float" office:value="107201" calcext:value-type="float">
            <text:p>107201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80" calcext:value-type="float">
            <text:p>180</text:p>
          </table:table-cell>
          <table:table-cell table:formula="of:=[.C1529]+[.B1530]" office:value-type="float" office:value="107381" calcext:value-type="float">
            <text:p>107381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81" calcext:value-type="float">
            <text:p>181</text:p>
          </table:table-cell>
          <table:table-cell table:formula="of:=[.C1530]+[.B1531]" office:value-type="float" office:value="107562" calcext:value-type="float">
            <text:p>107562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80" calcext:value-type="float">
            <text:p>180</text:p>
          </table:table-cell>
          <table:table-cell table:formula="of:=[.C1531]+[.B1532]" office:value-type="float" office:value="107742" calcext:value-type="float">
            <text:p>107742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79" calcext:value-type="float">
            <text:p>179</text:p>
          </table:table-cell>
          <table:table-cell table:formula="of:=[.C1532]+[.B1533]" office:value-type="float" office:value="107921" calcext:value-type="float">
            <text:p>107921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81" calcext:value-type="float">
            <text:p>181</text:p>
          </table:table-cell>
          <table:table-cell table:formula="of:=[.C1533]+[.B1534]" office:value-type="float" office:value="108102" calcext:value-type="float">
            <text:p>108102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80" calcext:value-type="float">
            <text:p>180</text:p>
          </table:table-cell>
          <table:table-cell table:formula="of:=[.C1534]+[.B1535]" office:value-type="float" office:value="108282" calcext:value-type="float">
            <text:p>108282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81" calcext:value-type="float">
            <text:p>181</text:p>
          </table:table-cell>
          <table:table-cell table:formula="of:=[.C1535]+[.B1536]" office:value-type="float" office:value="108463" calcext:value-type="float">
            <text:p>108463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80" calcext:value-type="float">
            <text:p>180</text:p>
          </table:table-cell>
          <table:table-cell table:formula="of:=[.C1536]+[.B1537]" office:value-type="float" office:value="108643" calcext:value-type="float">
            <text:p>108643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93" calcext:value-type="float">
            <text:p>193</text:p>
          </table:table-cell>
          <table:table-cell table:formula="of:=[.C1537]+[.B1538]" office:value-type="float" office:value="108836" calcext:value-type="float">
            <text:p>108836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70" calcext:value-type="float">
            <text:p>170</text:p>
          </table:table-cell>
          <table:table-cell table:formula="of:=[.C1538]+[.B1539]" office:value-type="float" office:value="109006" calcext:value-type="float">
            <text:p>109006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77" calcext:value-type="float">
            <text:p>177</text:p>
          </table:table-cell>
          <table:table-cell table:formula="of:=[.C1539]+[.B1540]" office:value-type="float" office:value="109183" calcext:value-type="float">
            <text:p>109183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80" calcext:value-type="float">
            <text:p>180</text:p>
          </table:table-cell>
          <table:table-cell table:formula="of:=[.C1540]+[.B1541]" office:value-type="float" office:value="109363" calcext:value-type="float">
            <text:p>109363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80" calcext:value-type="float">
            <text:p>180</text:p>
          </table:table-cell>
          <table:table-cell table:formula="of:=[.C1541]+[.B1542]" office:value-type="float" office:value="109543" calcext:value-type="float">
            <text:p>109543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86" calcext:value-type="float">
            <text:p>186</text:p>
          </table:table-cell>
          <table:table-cell table:formula="of:=[.C1542]+[.B1543]" office:value-type="float" office:value="109729" calcext:value-type="float">
            <text:p>109729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86" calcext:value-type="float">
            <text:p>186</text:p>
          </table:table-cell>
          <table:table-cell table:formula="of:=[.C1543]+[.B1544]" office:value-type="float" office:value="109915" calcext:value-type="float">
            <text:p>109915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71" calcext:value-type="float">
            <text:p>171</text:p>
          </table:table-cell>
          <table:table-cell table:formula="of:=[.C1544]+[.B1545]" office:value-type="float" office:value="110086" calcext:value-type="float">
            <text:p>110086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78" calcext:value-type="float">
            <text:p>178</text:p>
          </table:table-cell>
          <table:table-cell table:formula="of:=[.C1545]+[.B1546]" office:value-type="float" office:value="110264" calcext:value-type="float">
            <text:p>110264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80" calcext:value-type="float">
            <text:p>180</text:p>
          </table:table-cell>
          <table:table-cell table:formula="of:=[.C1546]+[.B1547]" office:value-type="float" office:value="110444" calcext:value-type="float">
            <text:p>110444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89" calcext:value-type="float">
            <text:p>189</text:p>
          </table:table-cell>
          <table:table-cell table:formula="of:=[.C1547]+[.B1548]" office:value-type="float" office:value="110633" calcext:value-type="float">
            <text:p>110633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71" calcext:value-type="float">
            <text:p>171</text:p>
          </table:table-cell>
          <table:table-cell table:formula="of:=[.C1548]+[.B1549]" office:value-type="float" office:value="110804" calcext:value-type="float">
            <text:p>110804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80" calcext:value-type="float">
            <text:p>180</text:p>
          </table:table-cell>
          <table:table-cell table:formula="of:=[.C1549]+[.B1550]" office:value-type="float" office:value="110984" calcext:value-type="float">
            <text:p>110984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82" calcext:value-type="float">
            <text:p>182</text:p>
          </table:table-cell>
          <table:table-cell table:formula="of:=[.C1550]+[.B1551]" office:value-type="float" office:value="111166" calcext:value-type="float">
            <text:p>111166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79" calcext:value-type="float">
            <text:p>179</text:p>
          </table:table-cell>
          <table:table-cell table:formula="of:=[.C1551]+[.B1552]" office:value-type="float" office:value="111345" calcext:value-type="float">
            <text:p>111345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84" calcext:value-type="float">
            <text:p>184</text:p>
          </table:table-cell>
          <table:table-cell table:formula="of:=[.C1552]+[.B1553]" office:value-type="float" office:value="111529" calcext:value-type="float">
            <text:p>111529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78" calcext:value-type="float">
            <text:p>178</text:p>
          </table:table-cell>
          <table:table-cell table:formula="of:=[.C1553]+[.B1554]" office:value-type="float" office:value="111707" calcext:value-type="float">
            <text:p>111707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80" calcext:value-type="float">
            <text:p>180</text:p>
          </table:table-cell>
          <table:table-cell table:formula="of:=[.C1554]+[.B1555]" office:value-type="float" office:value="111887" calcext:value-type="float">
            <text:p>111887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79" calcext:value-type="float">
            <text:p>179</text:p>
          </table:table-cell>
          <table:table-cell table:formula="of:=[.C1555]+[.B1556]" office:value-type="float" office:value="112066" calcext:value-type="float">
            <text:p>112066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80" calcext:value-type="float">
            <text:p>180</text:p>
          </table:table-cell>
          <table:table-cell table:formula="of:=[.C1556]+[.B1557]" office:value-type="float" office:value="112246" calcext:value-type="float">
            <text:p>112246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85" calcext:value-type="float">
            <text:p>185</text:p>
          </table:table-cell>
          <table:table-cell table:formula="of:=[.C1557]+[.B1558]" office:value-type="float" office:value="112431" calcext:value-type="float">
            <text:p>112431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77" calcext:value-type="float">
            <text:p>177</text:p>
          </table:table-cell>
          <table:table-cell table:formula="of:=[.C1558]+[.B1559]" office:value-type="float" office:value="112608" calcext:value-type="float">
            <text:p>112608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80" calcext:value-type="float">
            <text:p>180</text:p>
          </table:table-cell>
          <table:table-cell table:formula="of:=[.C1559]+[.B1560]" office:value-type="float" office:value="112788" calcext:value-type="float">
            <text:p>112788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82" calcext:value-type="float">
            <text:p>182</text:p>
          </table:table-cell>
          <table:table-cell table:formula="of:=[.C1560]+[.B1561]" office:value-type="float" office:value="112970" calcext:value-type="float">
            <text:p>11297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78" calcext:value-type="float">
            <text:p>178</text:p>
          </table:table-cell>
          <table:table-cell table:formula="of:=[.C1561]+[.B1562]" office:value-type="float" office:value="113148" calcext:value-type="float">
            <text:p>113148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81" calcext:value-type="float">
            <text:p>181</text:p>
          </table:table-cell>
          <table:table-cell table:formula="of:=[.C1562]+[.B1563]" office:value-type="float" office:value="113329" calcext:value-type="float">
            <text:p>113329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80" calcext:value-type="float">
            <text:p>180</text:p>
          </table:table-cell>
          <table:table-cell table:formula="of:=[.C1563]+[.B1564]" office:value-type="float" office:value="113509" calcext:value-type="float">
            <text:p>113509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81" calcext:value-type="float">
            <text:p>181</text:p>
          </table:table-cell>
          <table:table-cell table:formula="of:=[.C1564]+[.B1565]" office:value-type="float" office:value="113690" calcext:value-type="float">
            <text:p>11369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80" calcext:value-type="float">
            <text:p>180</text:p>
          </table:table-cell>
          <table:table-cell table:formula="of:=[.C1565]+[.B1566]" office:value-type="float" office:value="113870" calcext:value-type="float">
            <text:p>11387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92" calcext:value-type="float">
            <text:p>192</text:p>
          </table:table-cell>
          <table:table-cell table:formula="of:=[.C1566]+[.B1567]" office:value-type="float" office:value="114062" calcext:value-type="float">
            <text:p>114062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67" calcext:value-type="float">
            <text:p>167</text:p>
          </table:table-cell>
          <table:table-cell table:formula="of:=[.C1567]+[.B1568]" office:value-type="float" office:value="114229" calcext:value-type="float">
            <text:p>114229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81" calcext:value-type="float">
            <text:p>181</text:p>
          </table:table-cell>
          <table:table-cell table:formula="of:=[.C1568]+[.B1569]" office:value-type="float" office:value="114410" calcext:value-type="float">
            <text:p>11441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84" calcext:value-type="float">
            <text:p>184</text:p>
          </table:table-cell>
          <table:table-cell table:formula="of:=[.C1569]+[.B1570]" office:value-type="float" office:value="114594" calcext:value-type="float">
            <text:p>114594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78" calcext:value-type="float">
            <text:p>178</text:p>
          </table:table-cell>
          <table:table-cell table:formula="of:=[.C1570]+[.B1571]" office:value-type="float" office:value="114772" calcext:value-type="float">
            <text:p>114772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79" calcext:value-type="float">
            <text:p>179</text:p>
          </table:table-cell>
          <table:table-cell table:formula="of:=[.C1571]+[.B1572]" office:value-type="float" office:value="114951" calcext:value-type="float">
            <text:p>114951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202" calcext:value-type="float">
            <text:p>202</text:p>
          </table:table-cell>
          <table:table-cell table:formula="of:=[.C1572]+[.B1573]" office:value-type="float" office:value="115153" calcext:value-type="float">
            <text:p>115153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58" calcext:value-type="float">
            <text:p>158</text:p>
          </table:table-cell>
          <table:table-cell table:formula="of:=[.C1573]+[.B1574]" office:value-type="float" office:value="115311" calcext:value-type="float">
            <text:p>115311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80" calcext:value-type="float">
            <text:p>180</text:p>
          </table:table-cell>
          <table:table-cell table:formula="of:=[.C1574]+[.B1575]" office:value-type="float" office:value="115491" calcext:value-type="float">
            <text:p>115491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81" calcext:value-type="float">
            <text:p>181</text:p>
          </table:table-cell>
          <table:table-cell table:formula="of:=[.C1575]+[.B1576]" office:value-type="float" office:value="115672" calcext:value-type="float">
            <text:p>115672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80" calcext:value-type="float">
            <text:p>180</text:p>
          </table:table-cell>
          <table:table-cell table:formula="of:=[.C1576]+[.B1577]" office:value-type="float" office:value="115852" calcext:value-type="float">
            <text:p>115852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81" calcext:value-type="float">
            <text:p>181</text:p>
          </table:table-cell>
          <table:table-cell table:formula="of:=[.C1577]+[.B1578]" office:value-type="float" office:value="116033" calcext:value-type="float">
            <text:p>116033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81" calcext:value-type="float">
            <text:p>181</text:p>
          </table:table-cell>
          <table:table-cell table:formula="of:=[.C1578]+[.B1579]" office:value-type="float" office:value="116214" calcext:value-type="float">
            <text:p>116214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78" calcext:value-type="float">
            <text:p>178</text:p>
          </table:table-cell>
          <table:table-cell table:formula="of:=[.C1579]+[.B1580]" office:value-type="float" office:value="116392" calcext:value-type="float">
            <text:p>116392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80" calcext:value-type="float">
            <text:p>180</text:p>
          </table:table-cell>
          <table:table-cell table:formula="of:=[.C1580]+[.B1581]" office:value-type="float" office:value="116572" calcext:value-type="float">
            <text:p>116572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81" calcext:value-type="float">
            <text:p>181</text:p>
          </table:table-cell>
          <table:table-cell table:formula="of:=[.C1581]+[.B1582]" office:value-type="float" office:value="116753" calcext:value-type="float">
            <text:p>116753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79" calcext:value-type="float">
            <text:p>179</text:p>
          </table:table-cell>
          <table:table-cell table:formula="of:=[.C1582]+[.B1583]" office:value-type="float" office:value="116932" calcext:value-type="float">
            <text:p>116932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82" calcext:value-type="float">
            <text:p>182</text:p>
          </table:table-cell>
          <table:table-cell table:formula="of:=[.C1583]+[.B1584]" office:value-type="float" office:value="117114" calcext:value-type="float">
            <text:p>117114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79" calcext:value-type="float">
            <text:p>179</text:p>
          </table:table-cell>
          <table:table-cell table:formula="of:=[.C1584]+[.B1585]" office:value-type="float" office:value="117293" calcext:value-type="float">
            <text:p>117293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80" calcext:value-type="float">
            <text:p>180</text:p>
          </table:table-cell>
          <table:table-cell table:formula="of:=[.C1585]+[.B1586]" office:value-type="float" office:value="117473" calcext:value-type="float">
            <text:p>117473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81" calcext:value-type="float">
            <text:p>181</text:p>
          </table:table-cell>
          <table:table-cell table:formula="of:=[.C1586]+[.B1587]" office:value-type="float" office:value="117654" calcext:value-type="float">
            <text:p>117654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80" calcext:value-type="float">
            <text:p>180</text:p>
          </table:table-cell>
          <table:table-cell table:formula="of:=[.C1587]+[.B1588]" office:value-type="float" office:value="117834" calcext:value-type="float">
            <text:p>117834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80" calcext:value-type="float">
            <text:p>180</text:p>
          </table:table-cell>
          <table:table-cell table:formula="of:=[.C1588]+[.B1589]" office:value-type="float" office:value="118014" calcext:value-type="float">
            <text:p>118014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80" calcext:value-type="float">
            <text:p>180</text:p>
          </table:table-cell>
          <table:table-cell table:formula="of:=[.C1589]+[.B1590]" office:value-type="float" office:value="118194" calcext:value-type="float">
            <text:p>118194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80" calcext:value-type="float">
            <text:p>180</text:p>
          </table:table-cell>
          <table:table-cell table:formula="of:=[.C1590]+[.B1591]" office:value-type="float" office:value="118374" calcext:value-type="float">
            <text:p>118374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81" calcext:value-type="float">
            <text:p>181</text:p>
          </table:table-cell>
          <table:table-cell table:formula="of:=[.C1591]+[.B1592]" office:value-type="float" office:value="118555" calcext:value-type="float">
            <text:p>118555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80" calcext:value-type="float">
            <text:p>180</text:p>
          </table:table-cell>
          <table:table-cell table:formula="of:=[.C1592]+[.B1593]" office:value-type="float" office:value="118735" calcext:value-type="float">
            <text:p>118735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80" calcext:value-type="float">
            <text:p>180</text:p>
          </table:table-cell>
          <table:table-cell table:formula="of:=[.C1593]+[.B1594]" office:value-type="float" office:value="118915" calcext:value-type="float">
            <text:p>118915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80" calcext:value-type="float">
            <text:p>180</text:p>
          </table:table-cell>
          <table:table-cell table:formula="of:=[.C1594]+[.B1595]" office:value-type="float" office:value="119095" calcext:value-type="float">
            <text:p>119095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79" calcext:value-type="float">
            <text:p>179</text:p>
          </table:table-cell>
          <table:table-cell table:formula="of:=[.C1595]+[.B1596]" office:value-type="float" office:value="119274" calcext:value-type="float">
            <text:p>119274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80" calcext:value-type="float">
            <text:p>180</text:p>
          </table:table-cell>
          <table:table-cell table:formula="of:=[.C1596]+[.B1597]" office:value-type="float" office:value="119454" calcext:value-type="float">
            <text:p>119454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81" calcext:value-type="float">
            <text:p>181</text:p>
          </table:table-cell>
          <table:table-cell table:formula="of:=[.C1597]+[.B1598]" office:value-type="float" office:value="119635" calcext:value-type="float">
            <text:p>119635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80" calcext:value-type="float">
            <text:p>180</text:p>
          </table:table-cell>
          <table:table-cell table:formula="of:=[.C1598]+[.B1599]" office:value-type="float" office:value="119815" calcext:value-type="float">
            <text:p>119815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81" calcext:value-type="float">
            <text:p>181</text:p>
          </table:table-cell>
          <table:table-cell table:formula="of:=[.C1599]+[.B1600]" office:value-type="float" office:value="119996" calcext:value-type="float">
            <text:p>11999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0" calcext:value-type="float">
            <text:p>180</text:p>
          </table:table-cell>
          <table:table-cell table:formula="of:=[.C1600]+[.B1601]" office:value-type="float" office:value="120176" calcext:value-type="float">
            <text:p>120176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79" calcext:value-type="float">
            <text:p>179</text:p>
          </table:table-cell>
          <table:table-cell table:formula="of:=[.C1601]+[.B1602]" office:value-type="float" office:value="120355" calcext:value-type="float">
            <text:p>120355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82" calcext:value-type="float">
            <text:p>182</text:p>
          </table:table-cell>
          <table:table-cell table:formula="of:=[.C1602]+[.B1603]" office:value-type="float" office:value="120537" calcext:value-type="float">
            <text:p>120537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80" calcext:value-type="float">
            <text:p>180</text:p>
          </table:table-cell>
          <table:table-cell table:formula="of:=[.C1603]+[.B1604]" office:value-type="float" office:value="120717" calcext:value-type="float">
            <text:p>120717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80" calcext:value-type="float">
            <text:p>180</text:p>
          </table:table-cell>
          <table:table-cell table:formula="of:=[.C1604]+[.B1605]" office:value-type="float" office:value="120897" calcext:value-type="float">
            <text:p>120897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84" calcext:value-type="float">
            <text:p>184</text:p>
          </table:table-cell>
          <table:table-cell table:formula="of:=[.C1605]+[.B1606]" office:value-type="float" office:value="121081" calcext:value-type="float">
            <text:p>121081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75" calcext:value-type="float">
            <text:p>175</text:p>
          </table:table-cell>
          <table:table-cell table:formula="of:=[.C1606]+[.B1607]" office:value-type="float" office:value="121256" calcext:value-type="float">
            <text:p>121256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80" calcext:value-type="float">
            <text:p>180</text:p>
          </table:table-cell>
          <table:table-cell table:formula="of:=[.C1607]+[.B1608]" office:value-type="float" office:value="121436" calcext:value-type="float">
            <text:p>121436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82" calcext:value-type="float">
            <text:p>182</text:p>
          </table:table-cell>
          <table:table-cell table:formula="of:=[.C1608]+[.B1609]" office:value-type="float" office:value="121618" calcext:value-type="float">
            <text:p>121618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80" calcext:value-type="float">
            <text:p>180</text:p>
          </table:table-cell>
          <table:table-cell table:formula="of:=[.C1609]+[.B1610]" office:value-type="float" office:value="121798" calcext:value-type="float">
            <text:p>121798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80" calcext:value-type="float">
            <text:p>180</text:p>
          </table:table-cell>
          <table:table-cell table:formula="of:=[.C1610]+[.B1611]" office:value-type="float" office:value="121978" calcext:value-type="float">
            <text:p>121978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80" calcext:value-type="float">
            <text:p>180</text:p>
          </table:table-cell>
          <table:table-cell table:formula="of:=[.C1611]+[.B1612]" office:value-type="float" office:value="122158" calcext:value-type="float">
            <text:p>122158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79" calcext:value-type="float">
            <text:p>179</text:p>
          </table:table-cell>
          <table:table-cell table:formula="of:=[.C1612]+[.B1613]" office:value-type="float" office:value="122337" calcext:value-type="float">
            <text:p>122337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81" calcext:value-type="float">
            <text:p>181</text:p>
          </table:table-cell>
          <table:table-cell table:formula="of:=[.C1613]+[.B1614]" office:value-type="float" office:value="122518" calcext:value-type="float">
            <text:p>122518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84" calcext:value-type="float">
            <text:p>184</text:p>
          </table:table-cell>
          <table:table-cell table:formula="of:=[.C1614]+[.B1615]" office:value-type="float" office:value="122702" calcext:value-type="float">
            <text:p>122702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77" calcext:value-type="float">
            <text:p>177</text:p>
          </table:table-cell>
          <table:table-cell table:formula="of:=[.C1615]+[.B1616]" office:value-type="float" office:value="122879" calcext:value-type="float">
            <text:p>122879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81" calcext:value-type="float">
            <text:p>181</text:p>
          </table:table-cell>
          <table:table-cell table:formula="of:=[.C1616]+[.B1617]" office:value-type="float" office:value="123060" calcext:value-type="float">
            <text:p>12306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82" calcext:value-type="float">
            <text:p>182</text:p>
          </table:table-cell>
          <table:table-cell table:formula="of:=[.C1617]+[.B1618]" office:value-type="float" office:value="123242" calcext:value-type="float">
            <text:p>123242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77" calcext:value-type="float">
            <text:p>177</text:p>
          </table:table-cell>
          <table:table-cell table:formula="of:=[.C1618]+[.B1619]" office:value-type="float" office:value="123419" calcext:value-type="float">
            <text:p>123419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80" calcext:value-type="float">
            <text:p>180</text:p>
          </table:table-cell>
          <table:table-cell table:formula="of:=[.C1619]+[.B1620]" office:value-type="float" office:value="123599" calcext:value-type="float">
            <text:p>123599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80" calcext:value-type="float">
            <text:p>180</text:p>
          </table:table-cell>
          <table:table-cell table:formula="of:=[.C1620]+[.B1621]" office:value-type="float" office:value="123779" calcext:value-type="float">
            <text:p>123779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85" calcext:value-type="float">
            <text:p>185</text:p>
          </table:table-cell>
          <table:table-cell table:formula="of:=[.C1621]+[.B1622]" office:value-type="float" office:value="123964" calcext:value-type="float">
            <text:p>123964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78" calcext:value-type="float">
            <text:p>178</text:p>
          </table:table-cell>
          <table:table-cell table:formula="of:=[.C1622]+[.B1623]" office:value-type="float" office:value="124142" calcext:value-type="float">
            <text:p>124142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77" calcext:value-type="float">
            <text:p>177</text:p>
          </table:table-cell>
          <table:table-cell table:formula="of:=[.C1623]+[.B1624]" office:value-type="float" office:value="124319" calcext:value-type="float">
            <text:p>124319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81" calcext:value-type="float">
            <text:p>181</text:p>
          </table:table-cell>
          <table:table-cell table:formula="of:=[.C1624]+[.B1625]" office:value-type="float" office:value="124500" calcext:value-type="float">
            <text:p>12450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81" calcext:value-type="float">
            <text:p>181</text:p>
          </table:table-cell>
          <table:table-cell table:formula="of:=[.C1625]+[.B1626]" office:value-type="float" office:value="124681" calcext:value-type="float">
            <text:p>124681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81" calcext:value-type="float">
            <text:p>181</text:p>
          </table:table-cell>
          <table:table-cell table:formula="of:=[.C1626]+[.B1627]" office:value-type="float" office:value="124862" calcext:value-type="float">
            <text:p>124862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78" calcext:value-type="float">
            <text:p>178</text:p>
          </table:table-cell>
          <table:table-cell table:formula="of:=[.C1627]+[.B1628]" office:value-type="float" office:value="125040" calcext:value-type="float">
            <text:p>12504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81" calcext:value-type="float">
            <text:p>181</text:p>
          </table:table-cell>
          <table:table-cell table:formula="of:=[.C1628]+[.B1629]" office:value-type="float" office:value="125221" calcext:value-type="float">
            <text:p>125221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79" calcext:value-type="float">
            <text:p>179</text:p>
          </table:table-cell>
          <table:table-cell table:formula="of:=[.C1629]+[.B1630]" office:value-type="float" office:value="125400" calcext:value-type="float">
            <text:p>12540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80" calcext:value-type="float">
            <text:p>180</text:p>
          </table:table-cell>
          <table:table-cell table:formula="of:=[.C1630]+[.B1631]" office:value-type="float" office:value="125580" calcext:value-type="float">
            <text:p>12558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82" calcext:value-type="float">
            <text:p>182</text:p>
          </table:table-cell>
          <table:table-cell table:formula="of:=[.C1631]+[.B1632]" office:value-type="float" office:value="125762" calcext:value-type="float">
            <text:p>125762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80" calcext:value-type="float">
            <text:p>180</text:p>
          </table:table-cell>
          <table:table-cell table:formula="of:=[.C1632]+[.B1633]" office:value-type="float" office:value="125942" calcext:value-type="float">
            <text:p>125942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93" calcext:value-type="float">
            <text:p>193</text:p>
          </table:table-cell>
          <table:table-cell table:formula="of:=[.C1633]+[.B1634]" office:value-type="float" office:value="126135" calcext:value-type="float">
            <text:p>126135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67" calcext:value-type="float">
            <text:p>167</text:p>
          </table:table-cell>
          <table:table-cell table:formula="of:=[.C1634]+[.B1635]" office:value-type="float" office:value="126302" calcext:value-type="float">
            <text:p>126302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83" calcext:value-type="float">
            <text:p>183</text:p>
          </table:table-cell>
          <table:table-cell table:formula="of:=[.C1635]+[.B1636]" office:value-type="float" office:value="126485" calcext:value-type="float">
            <text:p>126485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78" calcext:value-type="float">
            <text:p>178</text:p>
          </table:table-cell>
          <table:table-cell table:formula="of:=[.C1636]+[.B1637]" office:value-type="float" office:value="126663" calcext:value-type="float">
            <text:p>126663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80" calcext:value-type="float">
            <text:p>180</text:p>
          </table:table-cell>
          <table:table-cell table:formula="of:=[.C1637]+[.B1638]" office:value-type="float" office:value="126843" calcext:value-type="float">
            <text:p>126843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80" calcext:value-type="float">
            <text:p>180</text:p>
          </table:table-cell>
          <table:table-cell table:formula="of:=[.C1638]+[.B1639]" office:value-type="float" office:value="127023" calcext:value-type="float">
            <text:p>127023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82" calcext:value-type="float">
            <text:p>182</text:p>
          </table:table-cell>
          <table:table-cell table:formula="of:=[.C1639]+[.B1640]" office:value-type="float" office:value="127205" calcext:value-type="float">
            <text:p>127205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78" calcext:value-type="float">
            <text:p>178</text:p>
          </table:table-cell>
          <table:table-cell table:formula="of:=[.C1640]+[.B1641]" office:value-type="float" office:value="127383" calcext:value-type="float">
            <text:p>127383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80" calcext:value-type="float">
            <text:p>180</text:p>
          </table:table-cell>
          <table:table-cell table:formula="of:=[.C1641]+[.B1642]" office:value-type="float" office:value="127563" calcext:value-type="float">
            <text:p>127563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80" calcext:value-type="float">
            <text:p>180</text:p>
          </table:table-cell>
          <table:table-cell table:formula="of:=[.C1642]+[.B1643]" office:value-type="float" office:value="127743" calcext:value-type="float">
            <text:p>127743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203" calcext:value-type="float">
            <text:p>203</text:p>
          </table:table-cell>
          <table:table-cell table:formula="of:=[.C1643]+[.B1644]" office:value-type="float" office:value="127946" calcext:value-type="float">
            <text:p>127946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58" calcext:value-type="float">
            <text:p>158</text:p>
          </table:table-cell>
          <table:table-cell table:formula="of:=[.C1644]+[.B1645]" office:value-type="float" office:value="128104" calcext:value-type="float">
            <text:p>128104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79" calcext:value-type="float">
            <text:p>179</text:p>
          </table:table-cell>
          <table:table-cell table:formula="of:=[.C1645]+[.B1646]" office:value-type="float" office:value="128283" calcext:value-type="float">
            <text:p>128283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80" calcext:value-type="float">
            <text:p>180</text:p>
          </table:table-cell>
          <table:table-cell table:formula="of:=[.C1646]+[.B1647]" office:value-type="float" office:value="128463" calcext:value-type="float">
            <text:p>128463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80" calcext:value-type="float">
            <text:p>180</text:p>
          </table:table-cell>
          <table:table-cell table:formula="of:=[.C1647]+[.B1648]" office:value-type="float" office:value="128643" calcext:value-type="float">
            <text:p>128643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82" calcext:value-type="float">
            <text:p>182</text:p>
          </table:table-cell>
          <table:table-cell table:formula="of:=[.C1648]+[.B1649]" office:value-type="float" office:value="128825" calcext:value-type="float">
            <text:p>128825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80" calcext:value-type="float">
            <text:p>180</text:p>
          </table:table-cell>
          <table:table-cell table:formula="of:=[.C1649]+[.B1650]" office:value-type="float" office:value="129005" calcext:value-type="float">
            <text:p>129005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79" calcext:value-type="float">
            <text:p>179</text:p>
          </table:table-cell>
          <table:table-cell table:formula="of:=[.C1650]+[.B1651]" office:value-type="float" office:value="129184" calcext:value-type="float">
            <text:p>129184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80" calcext:value-type="float">
            <text:p>180</text:p>
          </table:table-cell>
          <table:table-cell table:formula="of:=[.C1651]+[.B1652]" office:value-type="float" office:value="129364" calcext:value-type="float">
            <text:p>129364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82" calcext:value-type="float">
            <text:p>182</text:p>
          </table:table-cell>
          <table:table-cell table:formula="of:=[.C1652]+[.B1653]" office:value-type="float" office:value="129546" calcext:value-type="float">
            <text:p>129546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91" calcext:value-type="float">
            <text:p>191</text:p>
          </table:table-cell>
          <table:table-cell table:formula="of:=[.C1653]+[.B1654]" office:value-type="float" office:value="129737" calcext:value-type="float">
            <text:p>129737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69" calcext:value-type="float">
            <text:p>169</text:p>
          </table:table-cell>
          <table:table-cell table:formula="of:=[.C1654]+[.B1655]" office:value-type="float" office:value="129906" calcext:value-type="float">
            <text:p>129906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80" calcext:value-type="float">
            <text:p>180</text:p>
          </table:table-cell>
          <table:table-cell table:formula="of:=[.C1655]+[.B1656]" office:value-type="float" office:value="130086" calcext:value-type="float">
            <text:p>130086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79" calcext:value-type="float">
            <text:p>179</text:p>
          </table:table-cell>
          <table:table-cell table:formula="of:=[.C1656]+[.B1657]" office:value-type="float" office:value="130265" calcext:value-type="float">
            <text:p>130265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80" calcext:value-type="float">
            <text:p>180</text:p>
          </table:table-cell>
          <table:table-cell table:formula="of:=[.C1657]+[.B1658]" office:value-type="float" office:value="130445" calcext:value-type="float">
            <text:p>130445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81" calcext:value-type="float">
            <text:p>181</text:p>
          </table:table-cell>
          <table:table-cell table:formula="of:=[.C1658]+[.B1659]" office:value-type="float" office:value="130626" calcext:value-type="float">
            <text:p>130626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82" calcext:value-type="float">
            <text:p>182</text:p>
          </table:table-cell>
          <table:table-cell table:formula="of:=[.C1659]+[.B1660]" office:value-type="float" office:value="130808" calcext:value-type="float">
            <text:p>130808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79" calcext:value-type="float">
            <text:p>179</text:p>
          </table:table-cell>
          <table:table-cell table:formula="of:=[.C1660]+[.B1661]" office:value-type="float" office:value="130987" calcext:value-type="float">
            <text:p>130987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80" calcext:value-type="float">
            <text:p>180</text:p>
          </table:table-cell>
          <table:table-cell table:formula="of:=[.C1661]+[.B1662]" office:value-type="float" office:value="131167" calcext:value-type="float">
            <text:p>131167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79" calcext:value-type="float">
            <text:p>179</text:p>
          </table:table-cell>
          <table:table-cell table:formula="of:=[.C1662]+[.B1663]" office:value-type="float" office:value="131346" calcext:value-type="float">
            <text:p>131346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80" calcext:value-type="float">
            <text:p>180</text:p>
          </table:table-cell>
          <table:table-cell table:formula="of:=[.C1663]+[.B1664]" office:value-type="float" office:value="131526" calcext:value-type="float">
            <text:p>131526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81" calcext:value-type="float">
            <text:p>181</text:p>
          </table:table-cell>
          <table:table-cell table:formula="of:=[.C1664]+[.B1665]" office:value-type="float" office:value="131707" calcext:value-type="float">
            <text:p>131707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81" calcext:value-type="float">
            <text:p>181</text:p>
          </table:table-cell>
          <table:table-cell table:formula="of:=[.C1665]+[.B1666]" office:value-type="float" office:value="131888" calcext:value-type="float">
            <text:p>131888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93" calcext:value-type="float">
            <text:p>193</text:p>
          </table:table-cell>
          <table:table-cell table:formula="of:=[.C1666]+[.B1667]" office:value-type="float" office:value="132081" calcext:value-type="float">
            <text:p>132081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66" calcext:value-type="float">
            <text:p>166</text:p>
          </table:table-cell>
          <table:table-cell table:formula="of:=[.C1667]+[.B1668]" office:value-type="float" office:value="132247" calcext:value-type="float">
            <text:p>132247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80" calcext:value-type="float">
            <text:p>180</text:p>
          </table:table-cell>
          <table:table-cell table:formula="of:=[.C1668]+[.B1669]" office:value-type="float" office:value="132427" calcext:value-type="float">
            <text:p>132427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81" calcext:value-type="float">
            <text:p>181</text:p>
          </table:table-cell>
          <table:table-cell table:formula="of:=[.C1669]+[.B1670]" office:value-type="float" office:value="132608" calcext:value-type="float">
            <text:p>132608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80" calcext:value-type="float">
            <text:p>180</text:p>
          </table:table-cell>
          <table:table-cell table:formula="of:=[.C1670]+[.B1671]" office:value-type="float" office:value="132788" calcext:value-type="float">
            <text:p>132788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81" calcext:value-type="float">
            <text:p>181</text:p>
          </table:table-cell>
          <table:table-cell table:formula="of:=[.C1671]+[.B1672]" office:value-type="float" office:value="132969" calcext:value-type="float">
            <text:p>132969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79" calcext:value-type="float">
            <text:p>179</text:p>
          </table:table-cell>
          <table:table-cell table:formula="of:=[.C1672]+[.B1673]" office:value-type="float" office:value="133148" calcext:value-type="float">
            <text:p>133148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80" calcext:value-type="float">
            <text:p>180</text:p>
          </table:table-cell>
          <table:table-cell table:formula="of:=[.C1673]+[.B1674]" office:value-type="float" office:value="133328" calcext:value-type="float">
            <text:p>133328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81" calcext:value-type="float">
            <text:p>181</text:p>
          </table:table-cell>
          <table:table-cell table:formula="of:=[.C1674]+[.B1675]" office:value-type="float" office:value="133509" calcext:value-type="float">
            <text:p>133509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80" calcext:value-type="float">
            <text:p>180</text:p>
          </table:table-cell>
          <table:table-cell table:formula="of:=[.C1675]+[.B1676]" office:value-type="float" office:value="133689" calcext:value-type="float">
            <text:p>133689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80" calcext:value-type="float">
            <text:p>180</text:p>
          </table:table-cell>
          <table:table-cell table:formula="of:=[.C1676]+[.B1677]" office:value-type="float" office:value="133869" calcext:value-type="float">
            <text:p>133869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81" calcext:value-type="float">
            <text:p>181</text:p>
          </table:table-cell>
          <table:table-cell table:formula="of:=[.C1677]+[.B1678]" office:value-type="float" office:value="134050" calcext:value-type="float">
            <text:p>13405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79" calcext:value-type="float">
            <text:p>179</text:p>
          </table:table-cell>
          <table:table-cell table:formula="of:=[.C1678]+[.B1679]" office:value-type="float" office:value="134229" calcext:value-type="float">
            <text:p>134229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80" calcext:value-type="float">
            <text:p>180</text:p>
          </table:table-cell>
          <table:table-cell table:formula="of:=[.C1679]+[.B1680]" office:value-type="float" office:value="134409" calcext:value-type="float">
            <text:p>13440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80" calcext:value-type="float">
            <text:p>180</text:p>
          </table:table-cell>
          <table:table-cell table:formula="of:=[.C1680]+[.B1681]" office:value-type="float" office:value="134589" calcext:value-type="float">
            <text:p>134589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82" calcext:value-type="float">
            <text:p>182</text:p>
          </table:table-cell>
          <table:table-cell table:formula="of:=[.C1681]+[.B1682]" office:value-type="float" office:value="134771" calcext:value-type="float">
            <text:p>134771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79" calcext:value-type="float">
            <text:p>179</text:p>
          </table:table-cell>
          <table:table-cell table:formula="of:=[.C1682]+[.B1683]" office:value-type="float" office:value="134950" calcext:value-type="float">
            <text:p>13495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87" calcext:value-type="float">
            <text:p>187</text:p>
          </table:table-cell>
          <table:table-cell table:formula="of:=[.C1683]+[.B1684]" office:value-type="float" office:value="135137" calcext:value-type="float">
            <text:p>135137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73" calcext:value-type="float">
            <text:p>173</text:p>
          </table:table-cell>
          <table:table-cell table:formula="of:=[.C1684]+[.B1685]" office:value-type="float" office:value="135310" calcext:value-type="float">
            <text:p>13531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80" calcext:value-type="float">
            <text:p>180</text:p>
          </table:table-cell>
          <table:table-cell table:formula="of:=[.C1685]+[.B1686]" office:value-type="float" office:value="135490" calcext:value-type="float">
            <text:p>135490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80" calcext:value-type="float">
            <text:p>180</text:p>
          </table:table-cell>
          <table:table-cell table:formula="of:=[.C1686]+[.B1687]" office:value-type="float" office:value="135670" calcext:value-type="float">
            <text:p>13567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80" calcext:value-type="float">
            <text:p>180</text:p>
          </table:table-cell>
          <table:table-cell table:formula="of:=[.C1687]+[.B1688]" office:value-type="float" office:value="135850" calcext:value-type="float">
            <text:p>135850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82" calcext:value-type="float">
            <text:p>182</text:p>
          </table:table-cell>
          <table:table-cell table:formula="of:=[.C1688]+[.B1689]" office:value-type="float" office:value="136032" calcext:value-type="float">
            <text:p>136032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84" calcext:value-type="float">
            <text:p>184</text:p>
          </table:table-cell>
          <table:table-cell table:formula="of:=[.C1689]+[.B1690]" office:value-type="float" office:value="136216" calcext:value-type="float">
            <text:p>136216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75" calcext:value-type="float">
            <text:p>175</text:p>
          </table:table-cell>
          <table:table-cell table:formula="of:=[.C1690]+[.B1691]" office:value-type="float" office:value="136391" calcext:value-type="float">
            <text:p>136391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81" calcext:value-type="float">
            <text:p>181</text:p>
          </table:table-cell>
          <table:table-cell table:formula="of:=[.C1691]+[.B1692]" office:value-type="float" office:value="136572" calcext:value-type="float">
            <text:p>136572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93" calcext:value-type="float">
            <text:p>193</text:p>
          </table:table-cell>
          <table:table-cell table:formula="of:=[.C1692]+[.B1693]" office:value-type="float" office:value="136765" calcext:value-type="float">
            <text:p>136765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67" calcext:value-type="float">
            <text:p>167</text:p>
          </table:table-cell>
          <table:table-cell table:formula="of:=[.C1693]+[.B1694]" office:value-type="float" office:value="136932" calcext:value-type="float">
            <text:p>136932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80" calcext:value-type="float">
            <text:p>180</text:p>
          </table:table-cell>
          <table:table-cell table:formula="of:=[.C1694]+[.B1695]" office:value-type="float" office:value="137112" calcext:value-type="float">
            <text:p>137112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80" calcext:value-type="float">
            <text:p>180</text:p>
          </table:table-cell>
          <table:table-cell table:formula="of:=[.C1695]+[.B1696]" office:value-type="float" office:value="137292" calcext:value-type="float">
            <text:p>137292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82" calcext:value-type="float">
            <text:p>182</text:p>
          </table:table-cell>
          <table:table-cell table:formula="of:=[.C1696]+[.B1697]" office:value-type="float" office:value="137474" calcext:value-type="float">
            <text:p>137474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79" calcext:value-type="float">
            <text:p>179</text:p>
          </table:table-cell>
          <table:table-cell table:formula="of:=[.C1697]+[.B1698]" office:value-type="float" office:value="137653" calcext:value-type="float">
            <text:p>137653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79" calcext:value-type="float">
            <text:p>179</text:p>
          </table:table-cell>
          <table:table-cell table:formula="of:=[.C1698]+[.B1699]" office:value-type="float" office:value="137832" calcext:value-type="float">
            <text:p>137832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80" calcext:value-type="float">
            <text:p>180</text:p>
          </table:table-cell>
          <table:table-cell table:formula="of:=[.C1699]+[.B1700]" office:value-type="float" office:value="138012" calcext:value-type="float">
            <text:p>13801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82" calcext:value-type="float">
            <text:p>182</text:p>
          </table:table-cell>
          <table:table-cell table:formula="of:=[.C1700]+[.B1701]" office:value-type="float" office:value="138194" calcext:value-type="float">
            <text:p>138194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79" calcext:value-type="float">
            <text:p>179</text:p>
          </table:table-cell>
          <table:table-cell table:formula="of:=[.C1701]+[.B1702]" office:value-type="float" office:value="138373" calcext:value-type="float">
            <text:p>138373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81" calcext:value-type="float">
            <text:p>181</text:p>
          </table:table-cell>
          <table:table-cell table:formula="of:=[.C1702]+[.B1703]" office:value-type="float" office:value="138554" calcext:value-type="float">
            <text:p>138554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87" calcext:value-type="float">
            <text:p>187</text:p>
          </table:table-cell>
          <table:table-cell table:formula="of:=[.C1703]+[.B1704]" office:value-type="float" office:value="138741" calcext:value-type="float">
            <text:p>138741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73" calcext:value-type="float">
            <text:p>173</text:p>
          </table:table-cell>
          <table:table-cell table:formula="of:=[.C1704]+[.B1705]" office:value-type="float" office:value="138914" calcext:value-type="float">
            <text:p>138914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81" calcext:value-type="float">
            <text:p>181</text:p>
          </table:table-cell>
          <table:table-cell table:formula="of:=[.C1705]+[.B1706]" office:value-type="float" office:value="139095" calcext:value-type="float">
            <text:p>139095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79" calcext:value-type="float">
            <text:p>179</text:p>
          </table:table-cell>
          <table:table-cell table:formula="of:=[.C1706]+[.B1707]" office:value-type="float" office:value="139274" calcext:value-type="float">
            <text:p>139274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80" calcext:value-type="float">
            <text:p>180</text:p>
          </table:table-cell>
          <table:table-cell table:formula="of:=[.C1707]+[.B1708]" office:value-type="float" office:value="139454" calcext:value-type="float">
            <text:p>139454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80" calcext:value-type="float">
            <text:p>180</text:p>
          </table:table-cell>
          <table:table-cell table:formula="of:=[.C1708]+[.B1709]" office:value-type="float" office:value="139634" calcext:value-type="float">
            <text:p>139634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82" calcext:value-type="float">
            <text:p>182</text:p>
          </table:table-cell>
          <table:table-cell table:formula="of:=[.C1709]+[.B1710]" office:value-type="float" office:value="139816" calcext:value-type="float">
            <text:p>139816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79" calcext:value-type="float">
            <text:p>179</text:p>
          </table:table-cell>
          <table:table-cell table:formula="of:=[.C1710]+[.B1711]" office:value-type="float" office:value="139995" calcext:value-type="float">
            <text:p>139995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81" calcext:value-type="float">
            <text:p>181</text:p>
          </table:table-cell>
          <table:table-cell table:formula="of:=[.C1711]+[.B1712]" office:value-type="float" office:value="140176" calcext:value-type="float">
            <text:p>140176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79" calcext:value-type="float">
            <text:p>179</text:p>
          </table:table-cell>
          <table:table-cell table:formula="of:=[.C1712]+[.B1713]" office:value-type="float" office:value="140355" calcext:value-type="float">
            <text:p>140355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83" calcext:value-type="float">
            <text:p>183</text:p>
          </table:table-cell>
          <table:table-cell table:formula="of:=[.C1713]+[.B1714]" office:value-type="float" office:value="140538" calcext:value-type="float">
            <text:p>140538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77" calcext:value-type="float">
            <text:p>177</text:p>
          </table:table-cell>
          <table:table-cell table:formula="of:=[.C1714]+[.B1715]" office:value-type="float" office:value="140715" calcext:value-type="float">
            <text:p>140715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80" calcext:value-type="float">
            <text:p>180</text:p>
          </table:table-cell>
          <table:table-cell table:formula="of:=[.C1715]+[.B1716]" office:value-type="float" office:value="140895" calcext:value-type="float">
            <text:p>140895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81" calcext:value-type="float">
            <text:p>181</text:p>
          </table:table-cell>
          <table:table-cell table:formula="of:=[.C1716]+[.B1717]" office:value-type="float" office:value="141076" calcext:value-type="float">
            <text:p>141076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79" calcext:value-type="float">
            <text:p>179</text:p>
          </table:table-cell>
          <table:table-cell table:formula="of:=[.C1717]+[.B1718]" office:value-type="float" office:value="141255" calcext:value-type="float">
            <text:p>141255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81" calcext:value-type="float">
            <text:p>181</text:p>
          </table:table-cell>
          <table:table-cell table:formula="of:=[.C1718]+[.B1719]" office:value-type="float" office:value="141436" calcext:value-type="float">
            <text:p>141436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80" calcext:value-type="float">
            <text:p>180</text:p>
          </table:table-cell>
          <table:table-cell table:formula="of:=[.C1719]+[.B1720]" office:value-type="float" office:value="141616" calcext:value-type="float">
            <text:p>141616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81" calcext:value-type="float">
            <text:p>181</text:p>
          </table:table-cell>
          <table:table-cell table:formula="of:=[.C1720]+[.B1721]" office:value-type="float" office:value="141797" calcext:value-type="float">
            <text:p>141797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81" calcext:value-type="float">
            <text:p>181</text:p>
          </table:table-cell>
          <table:table-cell table:formula="of:=[.C1721]+[.B1722]" office:value-type="float" office:value="141978" calcext:value-type="float">
            <text:p>141978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79" calcext:value-type="float">
            <text:p>179</text:p>
          </table:table-cell>
          <table:table-cell table:formula="of:=[.C1722]+[.B1723]" office:value-type="float" office:value="142157" calcext:value-type="float">
            <text:p>142157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80" calcext:value-type="float">
            <text:p>180</text:p>
          </table:table-cell>
          <table:table-cell table:formula="of:=[.C1723]+[.B1724]" office:value-type="float" office:value="142337" calcext:value-type="float">
            <text:p>142337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80" calcext:value-type="float">
            <text:p>180</text:p>
          </table:table-cell>
          <table:table-cell table:formula="of:=[.C1724]+[.B1725]" office:value-type="float" office:value="142517" calcext:value-type="float">
            <text:p>142517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82" calcext:value-type="float">
            <text:p>182</text:p>
          </table:table-cell>
          <table:table-cell table:formula="of:=[.C1725]+[.B1726]" office:value-type="float" office:value="142699" calcext:value-type="float">
            <text:p>142699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83" calcext:value-type="float">
            <text:p>183</text:p>
          </table:table-cell>
          <table:table-cell table:formula="of:=[.C1726]+[.B1727]" office:value-type="float" office:value="142882" calcext:value-type="float">
            <text:p>142882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76" calcext:value-type="float">
            <text:p>176</text:p>
          </table:table-cell>
          <table:table-cell table:formula="of:=[.C1727]+[.B1728]" office:value-type="float" office:value="143058" calcext:value-type="float">
            <text:p>143058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80" calcext:value-type="float">
            <text:p>180</text:p>
          </table:table-cell>
          <table:table-cell table:formula="of:=[.C1728]+[.B1729]" office:value-type="float" office:value="143238" calcext:value-type="float">
            <text:p>143238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83" calcext:value-type="float">
            <text:p>183</text:p>
          </table:table-cell>
          <table:table-cell table:formula="of:=[.C1729]+[.B1730]" office:value-type="float" office:value="143421" calcext:value-type="float">
            <text:p>143421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77" calcext:value-type="float">
            <text:p>177</text:p>
          </table:table-cell>
          <table:table-cell table:formula="of:=[.C1730]+[.B1731]" office:value-type="float" office:value="143598" calcext:value-type="float">
            <text:p>143598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82" calcext:value-type="float">
            <text:p>182</text:p>
          </table:table-cell>
          <table:table-cell table:formula="of:=[.C1731]+[.B1732]" office:value-type="float" office:value="143780" calcext:value-type="float">
            <text:p>14378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80" calcext:value-type="float">
            <text:p>180</text:p>
          </table:table-cell>
          <table:table-cell table:formula="of:=[.C1732]+[.B1733]" office:value-type="float" office:value="143960" calcext:value-type="float">
            <text:p>14396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80" calcext:value-type="float">
            <text:p>180</text:p>
          </table:table-cell>
          <table:table-cell table:formula="of:=[.C1733]+[.B1734]" office:value-type="float" office:value="144140" calcext:value-type="float">
            <text:p>144140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82" calcext:value-type="float">
            <text:p>182</text:p>
          </table:table-cell>
          <table:table-cell table:formula="of:=[.C1734]+[.B1735]" office:value-type="float" office:value="144322" calcext:value-type="float">
            <text:p>144322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77" calcext:value-type="float">
            <text:p>177</text:p>
          </table:table-cell>
          <table:table-cell table:formula="of:=[.C1735]+[.B1736]" office:value-type="float" office:value="144499" calcext:value-type="float">
            <text:p>144499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81" calcext:value-type="float">
            <text:p>181</text:p>
          </table:table-cell>
          <table:table-cell table:formula="of:=[.C1736]+[.B1737]" office:value-type="float" office:value="144680" calcext:value-type="float">
            <text:p>14468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80" calcext:value-type="float">
            <text:p>180</text:p>
          </table:table-cell>
          <table:table-cell table:formula="of:=[.C1737]+[.B1738]" office:value-type="float" office:value="144860" calcext:value-type="float">
            <text:p>144860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80" calcext:value-type="float">
            <text:p>180</text:p>
          </table:table-cell>
          <table:table-cell table:formula="of:=[.C1738]+[.B1739]" office:value-type="float" office:value="145040" calcext:value-type="float">
            <text:p>14504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80" calcext:value-type="float">
            <text:p>180</text:p>
          </table:table-cell>
          <table:table-cell table:formula="of:=[.C1739]+[.B1740]" office:value-type="float" office:value="145220" calcext:value-type="float">
            <text:p>14522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80" calcext:value-type="float">
            <text:p>180</text:p>
          </table:table-cell>
          <table:table-cell table:formula="of:=[.C1740]+[.B1741]" office:value-type="float" office:value="145400" calcext:value-type="float">
            <text:p>14540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80" calcext:value-type="float">
            <text:p>180</text:p>
          </table:table-cell>
          <table:table-cell table:formula="of:=[.C1741]+[.B1742]" office:value-type="float" office:value="145580" calcext:value-type="float">
            <text:p>145580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82" calcext:value-type="float">
            <text:p>182</text:p>
          </table:table-cell>
          <table:table-cell table:formula="of:=[.C1742]+[.B1743]" office:value-type="float" office:value="145762" calcext:value-type="float">
            <text:p>145762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80" calcext:value-type="float">
            <text:p>180</text:p>
          </table:table-cell>
          <table:table-cell table:formula="of:=[.C1743]+[.B1744]" office:value-type="float" office:value="145942" calcext:value-type="float">
            <text:p>145942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52" calcext:value-type="float">
            <text:p>252</text:p>
          </table:table-cell>
          <table:table-cell table:formula="of:=[.C1744]+[.B1745]" office:value-type="float" office:value="146194" calcext:value-type="float">
            <text:p>146194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08" calcext:value-type="float">
            <text:p>108</text:p>
          </table:table-cell>
          <table:table-cell table:formula="of:=[.C1745]+[.B1746]" office:value-type="float" office:value="146302" calcext:value-type="float">
            <text:p>146302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79" calcext:value-type="float">
            <text:p>179</text:p>
          </table:table-cell>
          <table:table-cell table:formula="of:=[.C1746]+[.B1747]" office:value-type="float" office:value="146481" calcext:value-type="float">
            <text:p>146481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80" calcext:value-type="float">
            <text:p>180</text:p>
          </table:table-cell>
          <table:table-cell table:formula="of:=[.C1747]+[.B1748]" office:value-type="float" office:value="146661" calcext:value-type="float">
            <text:p>146661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82" calcext:value-type="float">
            <text:p>182</text:p>
          </table:table-cell>
          <table:table-cell table:formula="of:=[.C1748]+[.B1749]" office:value-type="float" office:value="146843" calcext:value-type="float">
            <text:p>146843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80" calcext:value-type="float">
            <text:p>180</text:p>
          </table:table-cell>
          <table:table-cell table:formula="of:=[.C1749]+[.B1750]" office:value-type="float" office:value="147023" calcext:value-type="float">
            <text:p>14702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85" calcext:value-type="float">
            <text:p>185</text:p>
          </table:table-cell>
          <table:table-cell table:formula="of:=[.C1750]+[.B1751]" office:value-type="float" office:value="147208" calcext:value-type="float">
            <text:p>147208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73" calcext:value-type="float">
            <text:p>173</text:p>
          </table:table-cell>
          <table:table-cell table:formula="of:=[.C1751]+[.B1752]" office:value-type="float" office:value="147381" calcext:value-type="float">
            <text:p>147381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83" calcext:value-type="float">
            <text:p>183</text:p>
          </table:table-cell>
          <table:table-cell table:formula="of:=[.C1752]+[.B1753]" office:value-type="float" office:value="147564" calcext:value-type="float">
            <text:p>147564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79" calcext:value-type="float">
            <text:p>179</text:p>
          </table:table-cell>
          <table:table-cell table:formula="of:=[.C1753]+[.B1754]" office:value-type="float" office:value="147743" calcext:value-type="float">
            <text:p>147743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81" calcext:value-type="float">
            <text:p>181</text:p>
          </table:table-cell>
          <table:table-cell table:formula="of:=[.C1754]+[.B1755]" office:value-type="float" office:value="147924" calcext:value-type="float">
            <text:p>147924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79" calcext:value-type="float">
            <text:p>179</text:p>
          </table:table-cell>
          <table:table-cell table:formula="of:=[.C1755]+[.B1756]" office:value-type="float" office:value="148103" calcext:value-type="float">
            <text:p>148103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79" calcext:value-type="float">
            <text:p>179</text:p>
          </table:table-cell>
          <table:table-cell table:formula="of:=[.C1756]+[.B1757]" office:value-type="float" office:value="148282" calcext:value-type="float">
            <text:p>148282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85" calcext:value-type="float">
            <text:p>185</text:p>
          </table:table-cell>
          <table:table-cell table:formula="of:=[.C1757]+[.B1758]" office:value-type="float" office:value="148467" calcext:value-type="float">
            <text:p>148467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77" calcext:value-type="float">
            <text:p>177</text:p>
          </table:table-cell>
          <table:table-cell table:formula="of:=[.C1758]+[.B1759]" office:value-type="float" office:value="148644" calcext:value-type="float">
            <text:p>148644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80" calcext:value-type="float">
            <text:p>180</text:p>
          </table:table-cell>
          <table:table-cell table:formula="of:=[.C1759]+[.B1760]" office:value-type="float" office:value="148824" calcext:value-type="float">
            <text:p>148824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81" calcext:value-type="float">
            <text:p>181</text:p>
          </table:table-cell>
          <table:table-cell table:formula="of:=[.C1760]+[.B1761]" office:value-type="float" office:value="149005" calcext:value-type="float">
            <text:p>149005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81" calcext:value-type="float">
            <text:p>181</text:p>
          </table:table-cell>
          <table:table-cell table:formula="of:=[.C1761]+[.B1762]" office:value-type="float" office:value="149186" calcext:value-type="float">
            <text:p>149186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77" calcext:value-type="float">
            <text:p>177</text:p>
          </table:table-cell>
          <table:table-cell table:formula="of:=[.C1762]+[.B1763]" office:value-type="float" office:value="149363" calcext:value-type="float">
            <text:p>149363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82" calcext:value-type="float">
            <text:p>182</text:p>
          </table:table-cell>
          <table:table-cell table:formula="of:=[.C1763]+[.B1764]" office:value-type="float" office:value="149545" calcext:value-type="float">
            <text:p>149545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79" calcext:value-type="float">
            <text:p>179</text:p>
          </table:table-cell>
          <table:table-cell table:formula="of:=[.C1764]+[.B1765]" office:value-type="float" office:value="149724" calcext:value-type="float">
            <text:p>149724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80" calcext:value-type="float">
            <text:p>180</text:p>
          </table:table-cell>
          <table:table-cell table:formula="of:=[.C1765]+[.B1766]" office:value-type="float" office:value="149904" calcext:value-type="float">
            <text:p>149904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81" calcext:value-type="float">
            <text:p>181</text:p>
          </table:table-cell>
          <table:table-cell table:formula="of:=[.C1766]+[.B1767]" office:value-type="float" office:value="150085" calcext:value-type="float">
            <text:p>150085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79" calcext:value-type="float">
            <text:p>179</text:p>
          </table:table-cell>
          <table:table-cell table:formula="of:=[.C1767]+[.B1768]" office:value-type="float" office:value="150264" calcext:value-type="float">
            <text:p>150264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81" calcext:value-type="float">
            <text:p>181</text:p>
          </table:table-cell>
          <table:table-cell table:formula="of:=[.C1768]+[.B1769]" office:value-type="float" office:value="150445" calcext:value-type="float">
            <text:p>150445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80" calcext:value-type="float">
            <text:p>180</text:p>
          </table:table-cell>
          <table:table-cell table:formula="of:=[.C1769]+[.B1770]" office:value-type="float" office:value="150625" calcext:value-type="float">
            <text:p>150625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81" calcext:value-type="float">
            <text:p>181</text:p>
          </table:table-cell>
          <table:table-cell table:formula="of:=[.C1770]+[.B1771]" office:value-type="float" office:value="150806" calcext:value-type="float">
            <text:p>150806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80" calcext:value-type="float">
            <text:p>180</text:p>
          </table:table-cell>
          <table:table-cell table:formula="of:=[.C1771]+[.B1772]" office:value-type="float" office:value="150986" calcext:value-type="float">
            <text:p>150986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79" calcext:value-type="float">
            <text:p>179</text:p>
          </table:table-cell>
          <table:table-cell table:formula="of:=[.C1772]+[.B1773]" office:value-type="float" office:value="151165" calcext:value-type="float">
            <text:p>151165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80" calcext:value-type="float">
            <text:p>180</text:p>
          </table:table-cell>
          <table:table-cell table:formula="of:=[.C1773]+[.B1774]" office:value-type="float" office:value="151345" calcext:value-type="float">
            <text:p>151345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82" calcext:value-type="float">
            <text:p>182</text:p>
          </table:table-cell>
          <table:table-cell table:formula="of:=[.C1774]+[.B1775]" office:value-type="float" office:value="151527" calcext:value-type="float">
            <text:p>151527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79" calcext:value-type="float">
            <text:p>179</text:p>
          </table:table-cell>
          <table:table-cell table:formula="of:=[.C1775]+[.B1776]" office:value-type="float" office:value="151706" calcext:value-type="float">
            <text:p>151706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81" calcext:value-type="float">
            <text:p>181</text:p>
          </table:table-cell>
          <table:table-cell table:formula="of:=[.C1776]+[.B1777]" office:value-type="float" office:value="151887" calcext:value-type="float">
            <text:p>151887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80" calcext:value-type="float">
            <text:p>180</text:p>
          </table:table-cell>
          <table:table-cell table:formula="of:=[.C1777]+[.B1778]" office:value-type="float" office:value="152067" calcext:value-type="float">
            <text:p>152067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80" calcext:value-type="float">
            <text:p>180</text:p>
          </table:table-cell>
          <table:table-cell table:formula="of:=[.C1778]+[.B1779]" office:value-type="float" office:value="152247" calcext:value-type="float">
            <text:p>152247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80" calcext:value-type="float">
            <text:p>180</text:p>
          </table:table-cell>
          <table:table-cell table:formula="of:=[.C1779]+[.B1780]" office:value-type="float" office:value="152427" calcext:value-type="float">
            <text:p>152427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80" calcext:value-type="float">
            <text:p>180</text:p>
          </table:table-cell>
          <table:table-cell table:formula="of:=[.C1780]+[.B1781]" office:value-type="float" office:value="152607" calcext:value-type="float">
            <text:p>152607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81" calcext:value-type="float">
            <text:p>181</text:p>
          </table:table-cell>
          <table:table-cell table:formula="of:=[.C1781]+[.B1782]" office:value-type="float" office:value="152788" calcext:value-type="float">
            <text:p>152788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79" calcext:value-type="float">
            <text:p>179</text:p>
          </table:table-cell>
          <table:table-cell table:formula="of:=[.C1782]+[.B1783]" office:value-type="float" office:value="152967" calcext:value-type="float">
            <text:p>152967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82" calcext:value-type="float">
            <text:p>182</text:p>
          </table:table-cell>
          <table:table-cell table:formula="of:=[.C1783]+[.B1784]" office:value-type="float" office:value="153149" calcext:value-type="float">
            <text:p>153149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78" calcext:value-type="float">
            <text:p>178</text:p>
          </table:table-cell>
          <table:table-cell table:formula="of:=[.C1784]+[.B1785]" office:value-type="float" office:value="153327" calcext:value-type="float">
            <text:p>153327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80" calcext:value-type="float">
            <text:p>180</text:p>
          </table:table-cell>
          <table:table-cell table:formula="of:=[.C1785]+[.B1786]" office:value-type="float" office:value="153507" calcext:value-type="float">
            <text:p>153507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81" calcext:value-type="float">
            <text:p>181</text:p>
          </table:table-cell>
          <table:table-cell table:formula="of:=[.C1786]+[.B1787]" office:value-type="float" office:value="153688" calcext:value-type="float">
            <text:p>153688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81" calcext:value-type="float">
            <text:p>181</text:p>
          </table:table-cell>
          <table:table-cell table:formula="of:=[.C1787]+[.B1788]" office:value-type="float" office:value="153869" calcext:value-type="float">
            <text:p>153869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79" calcext:value-type="float">
            <text:p>179</text:p>
          </table:table-cell>
          <table:table-cell table:formula="of:=[.C1788]+[.B1789]" office:value-type="float" office:value="154048" calcext:value-type="float">
            <text:p>154048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81" calcext:value-type="float">
            <text:p>181</text:p>
          </table:table-cell>
          <table:table-cell table:formula="of:=[.C1789]+[.B1790]" office:value-type="float" office:value="154229" calcext:value-type="float">
            <text:p>154229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79" calcext:value-type="float">
            <text:p>179</text:p>
          </table:table-cell>
          <table:table-cell table:formula="of:=[.C1790]+[.B1791]" office:value-type="float" office:value="154408" calcext:value-type="float">
            <text:p>154408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80" calcext:value-type="float">
            <text:p>180</text:p>
          </table:table-cell>
          <table:table-cell table:formula="of:=[.C1791]+[.B1792]" office:value-type="float" office:value="154588" calcext:value-type="float">
            <text:p>154588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81" calcext:value-type="float">
            <text:p>181</text:p>
          </table:table-cell>
          <table:table-cell table:formula="of:=[.C1792]+[.B1793]" office:value-type="float" office:value="154769" calcext:value-type="float">
            <text:p>154769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80" calcext:value-type="float">
            <text:p>180</text:p>
          </table:table-cell>
          <table:table-cell table:formula="of:=[.C1793]+[.B1794]" office:value-type="float" office:value="154949" calcext:value-type="float">
            <text:p>154949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80" calcext:value-type="float">
            <text:p>180</text:p>
          </table:table-cell>
          <table:table-cell table:formula="of:=[.C1794]+[.B1795]" office:value-type="float" office:value="155129" calcext:value-type="float">
            <text:p>155129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81" calcext:value-type="float">
            <text:p>181</text:p>
          </table:table-cell>
          <table:table-cell table:formula="of:=[.C1795]+[.B1796]" office:value-type="float" office:value="155310" calcext:value-type="float">
            <text:p>155310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84" calcext:value-type="float">
            <text:p>184</text:p>
          </table:table-cell>
          <table:table-cell table:formula="of:=[.C1796]+[.B1797]" office:value-type="float" office:value="155494" calcext:value-type="float">
            <text:p>155494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75" calcext:value-type="float">
            <text:p>175</text:p>
          </table:table-cell>
          <table:table-cell table:formula="of:=[.C1797]+[.B1798]" office:value-type="float" office:value="155669" calcext:value-type="float">
            <text:p>155669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81" calcext:value-type="float">
            <text:p>181</text:p>
          </table:table-cell>
          <table:table-cell table:formula="of:=[.C1798]+[.B1799]" office:value-type="float" office:value="155850" calcext:value-type="float">
            <text:p>15585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84" calcext:value-type="float">
            <text:p>184</text:p>
          </table:table-cell>
          <table:table-cell table:formula="of:=[.C1799]+[.B1800]" office:value-type="float" office:value="156034" calcext:value-type="float">
            <text:p>15603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6" calcext:value-type="float">
            <text:p>176</text:p>
          </table:table-cell>
          <table:table-cell table:formula="of:=[.C1800]+[.B1801]" office:value-type="float" office:value="156210" calcext:value-type="float">
            <text:p>15621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82" calcext:value-type="float">
            <text:p>182</text:p>
          </table:table-cell>
          <table:table-cell table:formula="of:=[.C1801]+[.B1802]" office:value-type="float" office:value="156392" calcext:value-type="float">
            <text:p>156392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78" calcext:value-type="float">
            <text:p>178</text:p>
          </table:table-cell>
          <table:table-cell table:formula="of:=[.C1802]+[.B1803]" office:value-type="float" office:value="156570" calcext:value-type="float">
            <text:p>15657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81" calcext:value-type="float">
            <text:p>181</text:p>
          </table:table-cell>
          <table:table-cell table:formula="of:=[.C1803]+[.B1804]" office:value-type="float" office:value="156751" calcext:value-type="float">
            <text:p>156751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80" calcext:value-type="float">
            <text:p>180</text:p>
          </table:table-cell>
          <table:table-cell table:formula="of:=[.C1804]+[.B1805]" office:value-type="float" office:value="156931" calcext:value-type="float">
            <text:p>156931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80" calcext:value-type="float">
            <text:p>180</text:p>
          </table:table-cell>
          <table:table-cell table:formula="of:=[.C1805]+[.B1806]" office:value-type="float" office:value="157111" calcext:value-type="float">
            <text:p>157111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80" calcext:value-type="float">
            <text:p>180</text:p>
          </table:table-cell>
          <table:table-cell table:formula="of:=[.C1806]+[.B1807]" office:value-type="float" office:value="157291" calcext:value-type="float">
            <text:p>157291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80" calcext:value-type="float">
            <text:p>180</text:p>
          </table:table-cell>
          <table:table-cell table:formula="of:=[.C1807]+[.B1808]" office:value-type="float" office:value="157471" calcext:value-type="float">
            <text:p>157471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80" calcext:value-type="float">
            <text:p>180</text:p>
          </table:table-cell>
          <table:table-cell table:formula="of:=[.C1808]+[.B1809]" office:value-type="float" office:value="157651" calcext:value-type="float">
            <text:p>157651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81" calcext:value-type="float">
            <text:p>181</text:p>
          </table:table-cell>
          <table:table-cell table:formula="of:=[.C1809]+[.B1810]" office:value-type="float" office:value="157832" calcext:value-type="float">
            <text:p>157832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92" calcext:value-type="float">
            <text:p>192</text:p>
          </table:table-cell>
          <table:table-cell table:formula="of:=[.C1810]+[.B1811]" office:value-type="float" office:value="158024" calcext:value-type="float">
            <text:p>158024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68" calcext:value-type="float">
            <text:p>168</text:p>
          </table:table-cell>
          <table:table-cell table:formula="of:=[.C1811]+[.B1812]" office:value-type="float" office:value="158192" calcext:value-type="float">
            <text:p>158192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80" calcext:value-type="float">
            <text:p>180</text:p>
          </table:table-cell>
          <table:table-cell table:formula="of:=[.C1812]+[.B1813]" office:value-type="float" office:value="158372" calcext:value-type="float">
            <text:p>158372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81" calcext:value-type="float">
            <text:p>181</text:p>
          </table:table-cell>
          <table:table-cell table:formula="of:=[.C1813]+[.B1814]" office:value-type="float" office:value="158553" calcext:value-type="float">
            <text:p>158553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80" calcext:value-type="float">
            <text:p>180</text:p>
          </table:table-cell>
          <table:table-cell table:formula="of:=[.C1814]+[.B1815]" office:value-type="float" office:value="158733" calcext:value-type="float">
            <text:p>158733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81" calcext:value-type="float">
            <text:p>181</text:p>
          </table:table-cell>
          <table:table-cell table:formula="of:=[.C1815]+[.B1816]" office:value-type="float" office:value="158914" calcext:value-type="float">
            <text:p>158914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213" calcext:value-type="float">
            <text:p>213</text:p>
          </table:table-cell>
          <table:table-cell table:formula="of:=[.C1816]+[.B1817]" office:value-type="float" office:value="159127" calcext:value-type="float">
            <text:p>159127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46" calcext:value-type="float">
            <text:p>146</text:p>
          </table:table-cell>
          <table:table-cell table:formula="of:=[.C1817]+[.B1818]" office:value-type="float" office:value="159273" calcext:value-type="float">
            <text:p>159273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80" calcext:value-type="float">
            <text:p>180</text:p>
          </table:table-cell>
          <table:table-cell table:formula="of:=[.C1818]+[.B1819]" office:value-type="float" office:value="159453" calcext:value-type="float">
            <text:p>159453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81" calcext:value-type="float">
            <text:p>181</text:p>
          </table:table-cell>
          <table:table-cell table:formula="of:=[.C1819]+[.B1820]" office:value-type="float" office:value="159634" calcext:value-type="float">
            <text:p>159634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80" calcext:value-type="float">
            <text:p>180</text:p>
          </table:table-cell>
          <table:table-cell table:formula="of:=[.C1820]+[.B1821]" office:value-type="float" office:value="159814" calcext:value-type="float">
            <text:p>159814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81" calcext:value-type="float">
            <text:p>181</text:p>
          </table:table-cell>
          <table:table-cell table:formula="of:=[.C1821]+[.B1822]" office:value-type="float" office:value="159995" calcext:value-type="float">
            <text:p>159995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80" calcext:value-type="float">
            <text:p>180</text:p>
          </table:table-cell>
          <table:table-cell table:formula="of:=[.C1822]+[.B1823]" office:value-type="float" office:value="160175" calcext:value-type="float">
            <text:p>160175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79" calcext:value-type="float">
            <text:p>179</text:p>
          </table:table-cell>
          <table:table-cell table:formula="of:=[.C1823]+[.B1824]" office:value-type="float" office:value="160354" calcext:value-type="float">
            <text:p>160354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82" calcext:value-type="float">
            <text:p>182</text:p>
          </table:table-cell>
          <table:table-cell table:formula="of:=[.C1824]+[.B1825]" office:value-type="float" office:value="160536" calcext:value-type="float">
            <text:p>160536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79" calcext:value-type="float">
            <text:p>179</text:p>
          </table:table-cell>
          <table:table-cell table:formula="of:=[.C1825]+[.B1826]" office:value-type="float" office:value="160715" calcext:value-type="float">
            <text:p>160715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80" calcext:value-type="float">
            <text:p>180</text:p>
          </table:table-cell>
          <table:table-cell table:formula="of:=[.C1826]+[.B1827]" office:value-type="float" office:value="160895" calcext:value-type="float">
            <text:p>160895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81" calcext:value-type="float">
            <text:p>181</text:p>
          </table:table-cell>
          <table:table-cell table:formula="of:=[.C1827]+[.B1828]" office:value-type="float" office:value="161076" calcext:value-type="float">
            <text:p>161076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80" calcext:value-type="float">
            <text:p>180</text:p>
          </table:table-cell>
          <table:table-cell table:formula="of:=[.C1828]+[.B1829]" office:value-type="float" office:value="161256" calcext:value-type="float">
            <text:p>161256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80" calcext:value-type="float">
            <text:p>180</text:p>
          </table:table-cell>
          <table:table-cell table:formula="of:=[.C1829]+[.B1830]" office:value-type="float" office:value="161436" calcext:value-type="float">
            <text:p>161436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86" calcext:value-type="float">
            <text:p>186</text:p>
          </table:table-cell>
          <table:table-cell table:formula="of:=[.C1830]+[.B1831]" office:value-type="float" office:value="161622" calcext:value-type="float">
            <text:p>161622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74" calcext:value-type="float">
            <text:p>174</text:p>
          </table:table-cell>
          <table:table-cell table:formula="of:=[.C1831]+[.B1832]" office:value-type="float" office:value="161796" calcext:value-type="float">
            <text:p>161796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80" calcext:value-type="float">
            <text:p>180</text:p>
          </table:table-cell>
          <table:table-cell table:formula="of:=[.C1832]+[.B1833]" office:value-type="float" office:value="161976" calcext:value-type="float">
            <text:p>161976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82" calcext:value-type="float">
            <text:p>182</text:p>
          </table:table-cell>
          <table:table-cell table:formula="of:=[.C1833]+[.B1834]" office:value-type="float" office:value="162158" calcext:value-type="float">
            <text:p>162158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78" calcext:value-type="float">
            <text:p>178</text:p>
          </table:table-cell>
          <table:table-cell table:formula="of:=[.C1834]+[.B1835]" office:value-type="float" office:value="162336" calcext:value-type="float">
            <text:p>162336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82" calcext:value-type="float">
            <text:p>182</text:p>
          </table:table-cell>
          <table:table-cell table:formula="of:=[.C1835]+[.B1836]" office:value-type="float" office:value="162518" calcext:value-type="float">
            <text:p>162518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79" calcext:value-type="float">
            <text:p>179</text:p>
          </table:table-cell>
          <table:table-cell table:formula="of:=[.C1836]+[.B1837]" office:value-type="float" office:value="162697" calcext:value-type="float">
            <text:p>162697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80" calcext:value-type="float">
            <text:p>180</text:p>
          </table:table-cell>
          <table:table-cell table:formula="of:=[.C1837]+[.B1838]" office:value-type="float" office:value="162877" calcext:value-type="float">
            <text:p>162877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81" calcext:value-type="float">
            <text:p>181</text:p>
          </table:table-cell>
          <table:table-cell table:formula="of:=[.C1838]+[.B1839]" office:value-type="float" office:value="163058" calcext:value-type="float">
            <text:p>163058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79" calcext:value-type="float">
            <text:p>179</text:p>
          </table:table-cell>
          <table:table-cell table:formula="of:=[.C1839]+[.B1840]" office:value-type="float" office:value="163237" calcext:value-type="float">
            <text:p>163237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80" calcext:value-type="float">
            <text:p>180</text:p>
          </table:table-cell>
          <table:table-cell table:formula="of:=[.C1840]+[.B1841]" office:value-type="float" office:value="163417" calcext:value-type="float">
            <text:p>163417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80" calcext:value-type="float">
            <text:p>180</text:p>
          </table:table-cell>
          <table:table-cell table:formula="of:=[.C1841]+[.B1842]" office:value-type="float" office:value="163597" calcext:value-type="float">
            <text:p>163597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81" calcext:value-type="float">
            <text:p>181</text:p>
          </table:table-cell>
          <table:table-cell table:formula="of:=[.C1842]+[.B1843]" office:value-type="float" office:value="163778" calcext:value-type="float">
            <text:p>163778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80" calcext:value-type="float">
            <text:p>180</text:p>
          </table:table-cell>
          <table:table-cell table:formula="of:=[.C1843]+[.B1844]" office:value-type="float" office:value="163958" calcext:value-type="float">
            <text:p>163958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82" calcext:value-type="float">
            <text:p>182</text:p>
          </table:table-cell>
          <table:table-cell table:formula="of:=[.C1844]+[.B1845]" office:value-type="float" office:value="164140" calcext:value-type="float">
            <text:p>16414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78" calcext:value-type="float">
            <text:p>178</text:p>
          </table:table-cell>
          <table:table-cell table:formula="of:=[.C1845]+[.B1846]" office:value-type="float" office:value="164318" calcext:value-type="float">
            <text:p>164318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84" calcext:value-type="float">
            <text:p>184</text:p>
          </table:table-cell>
          <table:table-cell table:formula="of:=[.C1846]+[.B1847]" office:value-type="float" office:value="164502" calcext:value-type="float">
            <text:p>164502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81" calcext:value-type="float">
            <text:p>181</text:p>
          </table:table-cell>
          <table:table-cell table:formula="of:=[.C1847]+[.B1848]" office:value-type="float" office:value="164683" calcext:value-type="float">
            <text:p>164683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75" calcext:value-type="float">
            <text:p>175</text:p>
          </table:table-cell>
          <table:table-cell table:formula="of:=[.C1848]+[.B1849]" office:value-type="float" office:value="164858" calcext:value-type="float">
            <text:p>164858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90" calcext:value-type="float">
            <text:p>190</text:p>
          </table:table-cell>
          <table:table-cell table:formula="of:=[.C1849]+[.B1850]" office:value-type="float" office:value="165048" calcext:value-type="float">
            <text:p>165048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70" calcext:value-type="float">
            <text:p>170</text:p>
          </table:table-cell>
          <table:table-cell table:formula="of:=[.C1850]+[.B1851]" office:value-type="float" office:value="165218" calcext:value-type="float">
            <text:p>165218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80" calcext:value-type="float">
            <text:p>180</text:p>
          </table:table-cell>
          <table:table-cell table:formula="of:=[.C1851]+[.B1852]" office:value-type="float" office:value="165398" calcext:value-type="float">
            <text:p>165398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80" calcext:value-type="float">
            <text:p>180</text:p>
          </table:table-cell>
          <table:table-cell table:formula="of:=[.C1852]+[.B1853]" office:value-type="float" office:value="165578" calcext:value-type="float">
            <text:p>165578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83" calcext:value-type="float">
            <text:p>183</text:p>
          </table:table-cell>
          <table:table-cell table:formula="of:=[.C1853]+[.B1854]" office:value-type="float" office:value="165761" calcext:value-type="float">
            <text:p>165761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79" calcext:value-type="float">
            <text:p>179</text:p>
          </table:table-cell>
          <table:table-cell table:formula="of:=[.C1854]+[.B1855]" office:value-type="float" office:value="165940" calcext:value-type="float">
            <text:p>16594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82" calcext:value-type="float">
            <text:p>182</text:p>
          </table:table-cell>
          <table:table-cell table:formula="of:=[.C1855]+[.B1856]" office:value-type="float" office:value="166122" calcext:value-type="float">
            <text:p>166122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78" calcext:value-type="float">
            <text:p>178</text:p>
          </table:table-cell>
          <table:table-cell table:formula="of:=[.C1856]+[.B1857]" office:value-type="float" office:value="166300" calcext:value-type="float">
            <text:p>16630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83" calcext:value-type="float">
            <text:p>183</text:p>
          </table:table-cell>
          <table:table-cell table:formula="of:=[.C1857]+[.B1858]" office:value-type="float" office:value="166483" calcext:value-type="float">
            <text:p>166483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183" calcext:value-type="float">
            <text:p>183</text:p>
          </table:table-cell>
          <table:table-cell table:formula="of:=[.C1858]+[.B1859]" office:value-type="float" office:value="166666" calcext:value-type="float">
            <text:p>166666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75" calcext:value-type="float">
            <text:p>175</text:p>
          </table:table-cell>
          <table:table-cell table:formula="of:=[.C1859]+[.B1860]" office:value-type="float" office:value="166841" calcext:value-type="float">
            <text:p>16684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80" calcext:value-type="float">
            <text:p>180</text:p>
          </table:table-cell>
          <table:table-cell table:formula="of:=[.C1860]+[.B1861]" office:value-type="float" office:value="167021" calcext:value-type="float">
            <text:p>167021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81" calcext:value-type="float">
            <text:p>181</text:p>
          </table:table-cell>
          <table:table-cell table:formula="of:=[.C1861]+[.B1862]" office:value-type="float" office:value="167202" calcext:value-type="float">
            <text:p>167202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80" calcext:value-type="float">
            <text:p>180</text:p>
          </table:table-cell>
          <table:table-cell table:formula="of:=[.C1862]+[.B1863]" office:value-type="float" office:value="167382" calcext:value-type="float">
            <text:p>167382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80" calcext:value-type="float">
            <text:p>180</text:p>
          </table:table-cell>
          <table:table-cell table:formula="of:=[.C1863]+[.B1864]" office:value-type="float" office:value="167562" calcext:value-type="float">
            <text:p>167562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80" calcext:value-type="float">
            <text:p>180</text:p>
          </table:table-cell>
          <table:table-cell table:formula="of:=[.C1864]+[.B1865]" office:value-type="float" office:value="167742" calcext:value-type="float">
            <text:p>167742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80" calcext:value-type="float">
            <text:p>180</text:p>
          </table:table-cell>
          <table:table-cell table:formula="of:=[.C1865]+[.B1866]" office:value-type="float" office:value="167922" calcext:value-type="float">
            <text:p>167922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82" calcext:value-type="float">
            <text:p>182</text:p>
          </table:table-cell>
          <table:table-cell table:formula="of:=[.C1866]+[.B1867]" office:value-type="float" office:value="168104" calcext:value-type="float">
            <text:p>168104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85" calcext:value-type="float">
            <text:p>185</text:p>
          </table:table-cell>
          <table:table-cell table:formula="of:=[.C1867]+[.B1868]" office:value-type="float" office:value="168289" calcext:value-type="float">
            <text:p>168289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74" calcext:value-type="float">
            <text:p>174</text:p>
          </table:table-cell>
          <table:table-cell table:formula="of:=[.C1868]+[.B1869]" office:value-type="float" office:value="168463" calcext:value-type="float">
            <text:p>168463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81" calcext:value-type="float">
            <text:p>181</text:p>
          </table:table-cell>
          <table:table-cell table:formula="of:=[.C1869]+[.B1870]" office:value-type="float" office:value="168644" calcext:value-type="float">
            <text:p>168644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80" calcext:value-type="float">
            <text:p>180</text:p>
          </table:table-cell>
          <table:table-cell table:formula="of:=[.C1870]+[.B1871]" office:value-type="float" office:value="168824" calcext:value-type="float">
            <text:p>168824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79" calcext:value-type="float">
            <text:p>179</text:p>
          </table:table-cell>
          <table:table-cell table:formula="of:=[.C1871]+[.B1872]" office:value-type="float" office:value="169003" calcext:value-type="float">
            <text:p>169003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81" calcext:value-type="float">
            <text:p>181</text:p>
          </table:table-cell>
          <table:table-cell table:formula="of:=[.C1872]+[.B1873]" office:value-type="float" office:value="169184" calcext:value-type="float">
            <text:p>169184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79" calcext:value-type="float">
            <text:p>179</text:p>
          </table:table-cell>
          <table:table-cell table:formula="of:=[.C1873]+[.B1874]" office:value-type="float" office:value="169363" calcext:value-type="float">
            <text:p>169363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85" calcext:value-type="float">
            <text:p>185</text:p>
          </table:table-cell>
          <table:table-cell table:formula="of:=[.C1874]+[.B1875]" office:value-type="float" office:value="169548" calcext:value-type="float">
            <text:p>169548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76" calcext:value-type="float">
            <text:p>176</text:p>
          </table:table-cell>
          <table:table-cell table:formula="of:=[.C1875]+[.B1876]" office:value-type="float" office:value="169724" calcext:value-type="float">
            <text:p>169724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81" calcext:value-type="float">
            <text:p>181</text:p>
          </table:table-cell>
          <table:table-cell table:formula="of:=[.C1876]+[.B1877]" office:value-type="float" office:value="169905" calcext:value-type="float">
            <text:p>169905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79" calcext:value-type="float">
            <text:p>179</text:p>
          </table:table-cell>
          <table:table-cell table:formula="of:=[.C1877]+[.B1878]" office:value-type="float" office:value="170084" calcext:value-type="float">
            <text:p>170084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82" calcext:value-type="float">
            <text:p>182</text:p>
          </table:table-cell>
          <table:table-cell table:formula="of:=[.C1878]+[.B1879]" office:value-type="float" office:value="170266" calcext:value-type="float">
            <text:p>170266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79" calcext:value-type="float">
            <text:p>179</text:p>
          </table:table-cell>
          <table:table-cell table:formula="of:=[.C1879]+[.B1880]" office:value-type="float" office:value="170445" calcext:value-type="float">
            <text:p>17044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80" calcext:value-type="float">
            <text:p>180</text:p>
          </table:table-cell>
          <table:table-cell table:formula="of:=[.C1880]+[.B1881]" office:value-type="float" office:value="170625" calcext:value-type="float">
            <text:p>170625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81" calcext:value-type="float">
            <text:p>181</text:p>
          </table:table-cell>
          <table:table-cell table:formula="of:=[.C1881]+[.B1882]" office:value-type="float" office:value="170806" calcext:value-type="float">
            <text:p>170806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79" calcext:value-type="float">
            <text:p>179</text:p>
          </table:table-cell>
          <table:table-cell table:formula="of:=[.C1882]+[.B1883]" office:value-type="float" office:value="170985" calcext:value-type="float">
            <text:p>170985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80" calcext:value-type="float">
            <text:p>180</text:p>
          </table:table-cell>
          <table:table-cell table:formula="of:=[.C1883]+[.B1884]" office:value-type="float" office:value="171165" calcext:value-type="float">
            <text:p>171165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80" calcext:value-type="float">
            <text:p>180</text:p>
          </table:table-cell>
          <table:table-cell table:formula="of:=[.C1884]+[.B1885]" office:value-type="float" office:value="171345" calcext:value-type="float">
            <text:p>171345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81" calcext:value-type="float">
            <text:p>181</text:p>
          </table:table-cell>
          <table:table-cell table:formula="of:=[.C1885]+[.B1886]" office:value-type="float" office:value="171526" calcext:value-type="float">
            <text:p>171526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81" calcext:value-type="float">
            <text:p>181</text:p>
          </table:table-cell>
          <table:table-cell table:formula="of:=[.C1886]+[.B1887]" office:value-type="float" office:value="171707" calcext:value-type="float">
            <text:p>171707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80" calcext:value-type="float">
            <text:p>180</text:p>
          </table:table-cell>
          <table:table-cell table:formula="of:=[.C1887]+[.B1888]" office:value-type="float" office:value="171887" calcext:value-type="float">
            <text:p>171887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80" calcext:value-type="float">
            <text:p>180</text:p>
          </table:table-cell>
          <table:table-cell table:formula="of:=[.C1888]+[.B1889]" office:value-type="float" office:value="172067" calcext:value-type="float">
            <text:p>172067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79" calcext:value-type="float">
            <text:p>179</text:p>
          </table:table-cell>
          <table:table-cell table:formula="of:=[.C1889]+[.B1890]" office:value-type="float" office:value="172246" calcext:value-type="float">
            <text:p>172246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80" calcext:value-type="float">
            <text:p>180</text:p>
          </table:table-cell>
          <table:table-cell table:formula="of:=[.C1890]+[.B1891]" office:value-type="float" office:value="172426" calcext:value-type="float">
            <text:p>172426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86" calcext:value-type="float">
            <text:p>186</text:p>
          </table:table-cell>
          <table:table-cell table:formula="of:=[.C1891]+[.B1892]" office:value-type="float" office:value="172612" calcext:value-type="float">
            <text:p>172612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76" calcext:value-type="float">
            <text:p>176</text:p>
          </table:table-cell>
          <table:table-cell table:formula="of:=[.C1892]+[.B1893]" office:value-type="float" office:value="172788" calcext:value-type="float">
            <text:p>172788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80" calcext:value-type="float">
            <text:p>180</text:p>
          </table:table-cell>
          <table:table-cell table:formula="of:=[.C1893]+[.B1894]" office:value-type="float" office:value="172968" calcext:value-type="float">
            <text:p>172968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229" calcext:value-type="float">
            <text:p>229</text:p>
          </table:table-cell>
          <table:table-cell table:formula="of:=[.C1894]+[.B1895]" office:value-type="float" office:value="173197" calcext:value-type="float">
            <text:p>173197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30" calcext:value-type="float">
            <text:p>130</text:p>
          </table:table-cell>
          <table:table-cell table:formula="of:=[.C1895]+[.B1896]" office:value-type="float" office:value="173327" calcext:value-type="float">
            <text:p>173327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81" calcext:value-type="float">
            <text:p>181</text:p>
          </table:table-cell>
          <table:table-cell table:formula="of:=[.C1896]+[.B1897]" office:value-type="float" office:value="173508" calcext:value-type="float">
            <text:p>173508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80" calcext:value-type="float">
            <text:p>180</text:p>
          </table:table-cell>
          <table:table-cell table:formula="of:=[.C1897]+[.B1898]" office:value-type="float" office:value="173688" calcext:value-type="float">
            <text:p>173688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81" calcext:value-type="float">
            <text:p>181</text:p>
          </table:table-cell>
          <table:table-cell table:formula="of:=[.C1898]+[.B1899]" office:value-type="float" office:value="173869" calcext:value-type="float">
            <text:p>173869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80" calcext:value-type="float">
            <text:p>180</text:p>
          </table:table-cell>
          <table:table-cell table:formula="of:=[.C1899]+[.B1900]" office:value-type="float" office:value="174049" calcext:value-type="float">
            <text:p>17404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0" calcext:value-type="float">
            <text:p>180</text:p>
          </table:table-cell>
          <table:table-cell table:formula="of:=[.C1900]+[.B1901]" office:value-type="float" office:value="174229" calcext:value-type="float">
            <text:p>174229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78" calcext:value-type="float">
            <text:p>178</text:p>
          </table:table-cell>
          <table:table-cell table:formula="of:=[.C1901]+[.B1902]" office:value-type="float" office:value="174407" calcext:value-type="float">
            <text:p>174407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86" calcext:value-type="float">
            <text:p>186</text:p>
          </table:table-cell>
          <table:table-cell table:formula="of:=[.C1902]+[.B1903]" office:value-type="float" office:value="174593" calcext:value-type="float">
            <text:p>174593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74" calcext:value-type="float">
            <text:p>174</text:p>
          </table:table-cell>
          <table:table-cell table:formula="of:=[.C1903]+[.B1904]" office:value-type="float" office:value="174767" calcext:value-type="float">
            <text:p>174767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81" calcext:value-type="float">
            <text:p>181</text:p>
          </table:table-cell>
          <table:table-cell table:formula="of:=[.C1904]+[.B1905]" office:value-type="float" office:value="174948" calcext:value-type="float">
            <text:p>174948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80" calcext:value-type="float">
            <text:p>180</text:p>
          </table:table-cell>
          <table:table-cell table:formula="of:=[.C1905]+[.B1906]" office:value-type="float" office:value="175128" calcext:value-type="float">
            <text:p>175128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80" calcext:value-type="float">
            <text:p>180</text:p>
          </table:table-cell>
          <table:table-cell table:formula="of:=[.C1906]+[.B1907]" office:value-type="float" office:value="175308" calcext:value-type="float">
            <text:p>175308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81" calcext:value-type="float">
            <text:p>181</text:p>
          </table:table-cell>
          <table:table-cell table:formula="of:=[.C1907]+[.B1908]" office:value-type="float" office:value="175489" calcext:value-type="float">
            <text:p>175489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83" calcext:value-type="float">
            <text:p>183</text:p>
          </table:table-cell>
          <table:table-cell table:formula="of:=[.C1908]+[.B1909]" office:value-type="float" office:value="175672" calcext:value-type="float">
            <text:p>175672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78" calcext:value-type="float">
            <text:p>178</text:p>
          </table:table-cell>
          <table:table-cell table:formula="of:=[.C1909]+[.B1910]" office:value-type="float" office:value="175850" calcext:value-type="float">
            <text:p>17585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81" calcext:value-type="float">
            <text:p>181</text:p>
          </table:table-cell>
          <table:table-cell table:formula="of:=[.C1910]+[.B1911]" office:value-type="float" office:value="176031" calcext:value-type="float">
            <text:p>176031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79" calcext:value-type="float">
            <text:p>179</text:p>
          </table:table-cell>
          <table:table-cell table:formula="of:=[.C1911]+[.B1912]" office:value-type="float" office:value="176210" calcext:value-type="float">
            <text:p>17621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80" calcext:value-type="float">
            <text:p>180</text:p>
          </table:table-cell>
          <table:table-cell table:formula="of:=[.C1912]+[.B1913]" office:value-type="float" office:value="176390" calcext:value-type="float">
            <text:p>17639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79" calcext:value-type="float">
            <text:p>179</text:p>
          </table:table-cell>
          <table:table-cell table:formula="of:=[.C1913]+[.B1914]" office:value-type="float" office:value="176569" calcext:value-type="float">
            <text:p>176569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82" calcext:value-type="float">
            <text:p>182</text:p>
          </table:table-cell>
          <table:table-cell table:formula="of:=[.C1914]+[.B1915]" office:value-type="float" office:value="176751" calcext:value-type="float">
            <text:p>176751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82" calcext:value-type="float">
            <text:p>182</text:p>
          </table:table-cell>
          <table:table-cell table:formula="of:=[.C1915]+[.B1916]" office:value-type="float" office:value="176933" calcext:value-type="float">
            <text:p>176933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77" calcext:value-type="float">
            <text:p>177</text:p>
          </table:table-cell>
          <table:table-cell table:formula="of:=[.C1916]+[.B1917]" office:value-type="float" office:value="177110" calcext:value-type="float">
            <text:p>17711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82" calcext:value-type="float">
            <text:p>182</text:p>
          </table:table-cell>
          <table:table-cell table:formula="of:=[.C1917]+[.B1918]" office:value-type="float" office:value="177292" calcext:value-type="float">
            <text:p>177292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82" calcext:value-type="float">
            <text:p>182</text:p>
          </table:table-cell>
          <table:table-cell table:formula="of:=[.C1918]+[.B1919]" office:value-type="float" office:value="177474" calcext:value-type="float">
            <text:p>177474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78" calcext:value-type="float">
            <text:p>178</text:p>
          </table:table-cell>
          <table:table-cell table:formula="of:=[.C1919]+[.B1920]" office:value-type="float" office:value="177652" calcext:value-type="float">
            <text:p>177652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83" calcext:value-type="float">
            <text:p>183</text:p>
          </table:table-cell>
          <table:table-cell table:formula="of:=[.C1920]+[.B1921]" office:value-type="float" office:value="177835" calcext:value-type="float">
            <text:p>177835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75" calcext:value-type="float">
            <text:p>175</text:p>
          </table:table-cell>
          <table:table-cell table:formula="of:=[.C1921]+[.B1922]" office:value-type="float" office:value="178010" calcext:value-type="float">
            <text:p>17801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82" calcext:value-type="float">
            <text:p>182</text:p>
          </table:table-cell>
          <table:table-cell table:formula="of:=[.C1922]+[.B1923]" office:value-type="float" office:value="178192" calcext:value-type="float">
            <text:p>178192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80" calcext:value-type="float">
            <text:p>180</text:p>
          </table:table-cell>
          <table:table-cell table:formula="of:=[.C1923]+[.B1924]" office:value-type="float" office:value="178372" calcext:value-type="float">
            <text:p>178372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84" calcext:value-type="float">
            <text:p>184</text:p>
          </table:table-cell>
          <table:table-cell table:formula="of:=[.C1924]+[.B1925]" office:value-type="float" office:value="178556" calcext:value-type="float">
            <text:p>178556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77" calcext:value-type="float">
            <text:p>177</text:p>
          </table:table-cell>
          <table:table-cell table:formula="of:=[.C1925]+[.B1926]" office:value-type="float" office:value="178733" calcext:value-type="float">
            <text:p>178733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78" calcext:value-type="float">
            <text:p>178</text:p>
          </table:table-cell>
          <table:table-cell table:formula="of:=[.C1926]+[.B1927]" office:value-type="float" office:value="178911" calcext:value-type="float">
            <text:p>178911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81" calcext:value-type="float">
            <text:p>181</text:p>
          </table:table-cell>
          <table:table-cell table:formula="of:=[.C1927]+[.B1928]" office:value-type="float" office:value="179092" calcext:value-type="float">
            <text:p>179092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80" calcext:value-type="float">
            <text:p>180</text:p>
          </table:table-cell>
          <table:table-cell table:formula="of:=[.C1928]+[.B1929]" office:value-type="float" office:value="179272" calcext:value-type="float">
            <text:p>179272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80" calcext:value-type="float">
            <text:p>180</text:p>
          </table:table-cell>
          <table:table-cell table:formula="of:=[.C1929]+[.B1930]" office:value-type="float" office:value="179452" calcext:value-type="float">
            <text:p>179452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80" calcext:value-type="float">
            <text:p>180</text:p>
          </table:table-cell>
          <table:table-cell table:formula="of:=[.C1930]+[.B1931]" office:value-type="float" office:value="179632" calcext:value-type="float">
            <text:p>179632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85" calcext:value-type="float">
            <text:p>185</text:p>
          </table:table-cell>
          <table:table-cell table:formula="of:=[.C1931]+[.B1932]" office:value-type="float" office:value="179817" calcext:value-type="float">
            <text:p>179817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75" calcext:value-type="float">
            <text:p>175</text:p>
          </table:table-cell>
          <table:table-cell table:formula="of:=[.C1932]+[.B1933]" office:value-type="float" office:value="179992" calcext:value-type="float">
            <text:p>179992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80" calcext:value-type="float">
            <text:p>180</text:p>
          </table:table-cell>
          <table:table-cell table:formula="of:=[.C1933]+[.B1934]" office:value-type="float" office:value="180172" calcext:value-type="float">
            <text:p>180172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80" calcext:value-type="float">
            <text:p>180</text:p>
          </table:table-cell>
          <table:table-cell table:formula="of:=[.C1934]+[.B1935]" office:value-type="float" office:value="180352" calcext:value-type="float">
            <text:p>180352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81" calcext:value-type="float">
            <text:p>181</text:p>
          </table:table-cell>
          <table:table-cell table:formula="of:=[.C1935]+[.B1936]" office:value-type="float" office:value="180533" calcext:value-type="float">
            <text:p>180533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80" calcext:value-type="float">
            <text:p>180</text:p>
          </table:table-cell>
          <table:table-cell table:formula="of:=[.C1936]+[.B1937]" office:value-type="float" office:value="180713" calcext:value-type="float">
            <text:p>180713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89" calcext:value-type="float">
            <text:p>189</text:p>
          </table:table-cell>
          <table:table-cell table:formula="of:=[.C1937]+[.B1938]" office:value-type="float" office:value="180902" calcext:value-type="float">
            <text:p>180902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71" calcext:value-type="float">
            <text:p>171</text:p>
          </table:table-cell>
          <table:table-cell table:formula="of:=[.C1938]+[.B1939]" office:value-type="float" office:value="181073" calcext:value-type="float">
            <text:p>181073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84" calcext:value-type="float">
            <text:p>184</text:p>
          </table:table-cell>
          <table:table-cell table:formula="of:=[.C1939]+[.B1940]" office:value-type="float" office:value="181257" calcext:value-type="float">
            <text:p>18125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76" calcext:value-type="float">
            <text:p>176</text:p>
          </table:table-cell>
          <table:table-cell table:formula="of:=[.C1940]+[.B1941]" office:value-type="float" office:value="181433" calcext:value-type="float">
            <text:p>181433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82" calcext:value-type="float">
            <text:p>182</text:p>
          </table:table-cell>
          <table:table-cell table:formula="of:=[.C1941]+[.B1942]" office:value-type="float" office:value="181615" calcext:value-type="float">
            <text:p>181615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79" calcext:value-type="float">
            <text:p>179</text:p>
          </table:table-cell>
          <table:table-cell table:formula="of:=[.C1942]+[.B1943]" office:value-type="float" office:value="181794" calcext:value-type="float">
            <text:p>181794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80" calcext:value-type="float">
            <text:p>180</text:p>
          </table:table-cell>
          <table:table-cell table:formula="of:=[.C1943]+[.B1944]" office:value-type="float" office:value="181974" calcext:value-type="float">
            <text:p>181974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81" calcext:value-type="float">
            <text:p>181</text:p>
          </table:table-cell>
          <table:table-cell table:formula="of:=[.C1944]+[.B1945]" office:value-type="float" office:value="182155" calcext:value-type="float">
            <text:p>182155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79" calcext:value-type="float">
            <text:p>179</text:p>
          </table:table-cell>
          <table:table-cell table:formula="of:=[.C1945]+[.B1946]" office:value-type="float" office:value="182334" calcext:value-type="float">
            <text:p>182334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80" calcext:value-type="float">
            <text:p>180</text:p>
          </table:table-cell>
          <table:table-cell table:formula="of:=[.C1946]+[.B1947]" office:value-type="float" office:value="182514" calcext:value-type="float">
            <text:p>182514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81" calcext:value-type="float">
            <text:p>181</text:p>
          </table:table-cell>
          <table:table-cell table:formula="of:=[.C1947]+[.B1948]" office:value-type="float" office:value="182695" calcext:value-type="float">
            <text:p>182695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80" calcext:value-type="float">
            <text:p>180</text:p>
          </table:table-cell>
          <table:table-cell table:formula="of:=[.C1948]+[.B1949]" office:value-type="float" office:value="182875" calcext:value-type="float">
            <text:p>182875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82" calcext:value-type="float">
            <text:p>182</text:p>
          </table:table-cell>
          <table:table-cell table:formula="of:=[.C1949]+[.B1950]" office:value-type="float" office:value="183057" calcext:value-type="float">
            <text:p>183057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80" calcext:value-type="float">
            <text:p>180</text:p>
          </table:table-cell>
          <table:table-cell table:formula="of:=[.C1950]+[.B1951]" office:value-type="float" office:value="183237" calcext:value-type="float">
            <text:p>183237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80" calcext:value-type="float">
            <text:p>180</text:p>
          </table:table-cell>
          <table:table-cell table:formula="of:=[.C1951]+[.B1952]" office:value-type="float" office:value="183417" calcext:value-type="float">
            <text:p>183417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80" calcext:value-type="float">
            <text:p>180</text:p>
          </table:table-cell>
          <table:table-cell table:formula="of:=[.C1952]+[.B1953]" office:value-type="float" office:value="183597" calcext:value-type="float">
            <text:p>183597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80" calcext:value-type="float">
            <text:p>180</text:p>
          </table:table-cell>
          <table:table-cell table:formula="of:=[.C1953]+[.B1954]" office:value-type="float" office:value="183777" calcext:value-type="float">
            <text:p>183777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81" calcext:value-type="float">
            <text:p>181</text:p>
          </table:table-cell>
          <table:table-cell table:formula="of:=[.C1954]+[.B1955]" office:value-type="float" office:value="183958" calcext:value-type="float">
            <text:p>183958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84" calcext:value-type="float">
            <text:p>184</text:p>
          </table:table-cell>
          <table:table-cell table:formula="of:=[.C1955]+[.B1956]" office:value-type="float" office:value="184142" calcext:value-type="float">
            <text:p>184142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76" calcext:value-type="float">
            <text:p>176</text:p>
          </table:table-cell>
          <table:table-cell table:formula="of:=[.C1956]+[.B1957]" office:value-type="float" office:value="184318" calcext:value-type="float">
            <text:p>184318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80" calcext:value-type="float">
            <text:p>180</text:p>
          </table:table-cell>
          <table:table-cell table:formula="of:=[.C1957]+[.B1958]" office:value-type="float" office:value="184498" calcext:value-type="float">
            <text:p>184498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87" calcext:value-type="float">
            <text:p>187</text:p>
          </table:table-cell>
          <table:table-cell table:formula="of:=[.C1958]+[.B1959]" office:value-type="float" office:value="184685" calcext:value-type="float">
            <text:p>184685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74" calcext:value-type="float">
            <text:p>174</text:p>
          </table:table-cell>
          <table:table-cell table:formula="of:=[.C1959]+[.B1960]" office:value-type="float" office:value="184859" calcext:value-type="float">
            <text:p>18485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80" calcext:value-type="float">
            <text:p>180</text:p>
          </table:table-cell>
          <table:table-cell table:formula="of:=[.C1960]+[.B1961]" office:value-type="float" office:value="185039" calcext:value-type="float">
            <text:p>185039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80" calcext:value-type="float">
            <text:p>180</text:p>
          </table:table-cell>
          <table:table-cell table:formula="of:=[.C1961]+[.B1962]" office:value-type="float" office:value="185219" calcext:value-type="float">
            <text:p>185219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78" calcext:value-type="float">
            <text:p>178</text:p>
          </table:table-cell>
          <table:table-cell table:formula="of:=[.C1962]+[.B1963]" office:value-type="float" office:value="185397" calcext:value-type="float">
            <text:p>185397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85" calcext:value-type="float">
            <text:p>185</text:p>
          </table:table-cell>
          <table:table-cell table:formula="of:=[.C1963]+[.B1964]" office:value-type="float" office:value="185582" calcext:value-type="float">
            <text:p>185582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76" calcext:value-type="float">
            <text:p>176</text:p>
          </table:table-cell>
          <table:table-cell table:formula="of:=[.C1964]+[.B1965]" office:value-type="float" office:value="185758" calcext:value-type="float">
            <text:p>185758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80" calcext:value-type="float">
            <text:p>180</text:p>
          </table:table-cell>
          <table:table-cell table:formula="of:=[.C1965]+[.B1966]" office:value-type="float" office:value="185938" calcext:value-type="float">
            <text:p>185938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81" calcext:value-type="float">
            <text:p>181</text:p>
          </table:table-cell>
          <table:table-cell table:formula="of:=[.C1966]+[.B1967]" office:value-type="float" office:value="186119" calcext:value-type="float">
            <text:p>186119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79" calcext:value-type="float">
            <text:p>179</text:p>
          </table:table-cell>
          <table:table-cell table:formula="of:=[.C1967]+[.B1968]" office:value-type="float" office:value="186298" calcext:value-type="float">
            <text:p>186298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80" calcext:value-type="float">
            <text:p>180</text:p>
          </table:table-cell>
          <table:table-cell table:formula="of:=[.C1968]+[.B1969]" office:value-type="float" office:value="186478" calcext:value-type="float">
            <text:p>18647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82" calcext:value-type="float">
            <text:p>182</text:p>
          </table:table-cell>
          <table:table-cell table:formula="of:=[.C1969]+[.B1970]" office:value-type="float" office:value="186660" calcext:value-type="float">
            <text:p>18666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79" calcext:value-type="float">
            <text:p>179</text:p>
          </table:table-cell>
          <table:table-cell table:formula="of:=[.C1970]+[.B1971]" office:value-type="float" office:value="186839" calcext:value-type="float">
            <text:p>18683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80" calcext:value-type="float">
            <text:p>180</text:p>
          </table:table-cell>
          <table:table-cell table:formula="of:=[.C1971]+[.B1972]" office:value-type="float" office:value="187019" calcext:value-type="float">
            <text:p>187019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83" calcext:value-type="float">
            <text:p>183</text:p>
          </table:table-cell>
          <table:table-cell table:formula="of:=[.C1972]+[.B1973]" office:value-type="float" office:value="187202" calcext:value-type="float">
            <text:p>18720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79" calcext:value-type="float">
            <text:p>179</text:p>
          </table:table-cell>
          <table:table-cell table:formula="of:=[.C1973]+[.B1974]" office:value-type="float" office:value="187381" calcext:value-type="float">
            <text:p>18738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81" calcext:value-type="float">
            <text:p>181</text:p>
          </table:table-cell>
          <table:table-cell table:formula="of:=[.C1974]+[.B1975]" office:value-type="float" office:value="187562" calcext:value-type="float">
            <text:p>18756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80" calcext:value-type="float">
            <text:p>180</text:p>
          </table:table-cell>
          <table:table-cell table:formula="of:=[.C1975]+[.B1976]" office:value-type="float" office:value="187742" calcext:value-type="float">
            <text:p>18774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84" calcext:value-type="float">
            <text:p>184</text:p>
          </table:table-cell>
          <table:table-cell table:formula="of:=[.C1976]+[.B1977]" office:value-type="float" office:value="187926" calcext:value-type="float">
            <text:p>18792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77" calcext:value-type="float">
            <text:p>177</text:p>
          </table:table-cell>
          <table:table-cell table:formula="of:=[.C1977]+[.B1978]" office:value-type="float" office:value="188103" calcext:value-type="float">
            <text:p>18810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79" calcext:value-type="float">
            <text:p>179</text:p>
          </table:table-cell>
          <table:table-cell table:formula="of:=[.C1978]+[.B1979]" office:value-type="float" office:value="188282" calcext:value-type="float">
            <text:p>188282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85" calcext:value-type="float">
            <text:p>185</text:p>
          </table:table-cell>
          <table:table-cell table:formula="of:=[.C1979]+[.B1980]" office:value-type="float" office:value="188467" calcext:value-type="float">
            <text:p>18846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77" calcext:value-type="float">
            <text:p>177</text:p>
          </table:table-cell>
          <table:table-cell table:formula="of:=[.C1980]+[.B1981]" office:value-type="float" office:value="188644" calcext:value-type="float">
            <text:p>18864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80" calcext:value-type="float">
            <text:p>180</text:p>
          </table:table-cell>
          <table:table-cell table:formula="of:=[.C1981]+[.B1982]" office:value-type="float" office:value="188824" calcext:value-type="float">
            <text:p>188824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83" calcext:value-type="float">
            <text:p>183</text:p>
          </table:table-cell>
          <table:table-cell table:formula="of:=[.C1982]+[.B1983]" office:value-type="float" office:value="189007" calcext:value-type="float">
            <text:p>189007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77" calcext:value-type="float">
            <text:p>177</text:p>
          </table:table-cell>
          <table:table-cell table:formula="of:=[.C1983]+[.B1984]" office:value-type="float" office:value="189184" calcext:value-type="float">
            <text:p>18918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79" calcext:value-type="float">
            <text:p>179</text:p>
          </table:table-cell>
          <table:table-cell table:formula="of:=[.C1984]+[.B1985]" office:value-type="float" office:value="189363" calcext:value-type="float">
            <text:p>18936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80" calcext:value-type="float">
            <text:p>180</text:p>
          </table:table-cell>
          <table:table-cell table:formula="of:=[.C1985]+[.B1986]" office:value-type="float" office:value="189543" calcext:value-type="float">
            <text:p>18954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82" calcext:value-type="float">
            <text:p>182</text:p>
          </table:table-cell>
          <table:table-cell table:formula="of:=[.C1986]+[.B1987]" office:value-type="float" office:value="189725" calcext:value-type="float">
            <text:p>18972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81" calcext:value-type="float">
            <text:p>181</text:p>
          </table:table-cell>
          <table:table-cell table:formula="of:=[.C1987]+[.B1988]" office:value-type="float" office:value="189906" calcext:value-type="float">
            <text:p>18990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79" calcext:value-type="float">
            <text:p>179</text:p>
          </table:table-cell>
          <table:table-cell table:formula="of:=[.C1988]+[.B1989]" office:value-type="float" office:value="190085" calcext:value-type="float">
            <text:p>19008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79" calcext:value-type="float">
            <text:p>179</text:p>
          </table:table-cell>
          <table:table-cell table:formula="of:=[.C1989]+[.B1990]" office:value-type="float" office:value="190264" calcext:value-type="float">
            <text:p>19026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80" calcext:value-type="float">
            <text:p>180</text:p>
          </table:table-cell>
          <table:table-cell table:formula="of:=[.C1990]+[.B1991]" office:value-type="float" office:value="190444" calcext:value-type="float">
            <text:p>19044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81" calcext:value-type="float">
            <text:p>181</text:p>
          </table:table-cell>
          <table:table-cell table:formula="of:=[.C1991]+[.B1992]" office:value-type="float" office:value="190625" calcext:value-type="float">
            <text:p>19062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81" calcext:value-type="float">
            <text:p>181</text:p>
          </table:table-cell>
          <table:table-cell table:formula="of:=[.C1992]+[.B1993]" office:value-type="float" office:value="190806" calcext:value-type="float">
            <text:p>19080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79" calcext:value-type="float">
            <text:p>179</text:p>
          </table:table-cell>
          <table:table-cell table:formula="of:=[.C1993]+[.B1994]" office:value-type="float" office:value="190985" calcext:value-type="float">
            <text:p>19098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78" calcext:value-type="float">
            <text:p>178</text:p>
          </table:table-cell>
          <table:table-cell table:formula="of:=[.C1994]+[.B1995]" office:value-type="float" office:value="191163" calcext:value-type="float">
            <text:p>19116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82" calcext:value-type="float">
            <text:p>182</text:p>
          </table:table-cell>
          <table:table-cell table:formula="of:=[.C1995]+[.B1996]" office:value-type="float" office:value="191345" calcext:value-type="float">
            <text:p>19134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81" calcext:value-type="float">
            <text:p>181</text:p>
          </table:table-cell>
          <table:table-cell table:formula="of:=[.C1996]+[.B1997]" office:value-type="float" office:value="191526" calcext:value-type="float">
            <text:p>19152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80" calcext:value-type="float">
            <text:p>180</text:p>
          </table:table-cell>
          <table:table-cell table:formula="of:=[.C1997]+[.B1998]" office:value-type="float" office:value="191706" calcext:value-type="float">
            <text:p>19170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80" calcext:value-type="float">
            <text:p>180</text:p>
          </table:table-cell>
          <table:table-cell table:formula="of:=[.C1998]+[.B1999]" office:value-type="float" office:value="191886" calcext:value-type="float">
            <text:p>19188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1" calcext:value-type="float">
            <text:p>181</text:p>
          </table:table-cell>
          <table:table-cell table:formula="of:=[.C1999]+[.B2000]" office:value-type="float" office:value="192067" calcext:value-type="float">
            <text:p>1920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9" calcext:value-type="float">
            <text:p>179</text:p>
          </table:table-cell>
          <table:table-cell table:formula="of:=[.C2000]+[.B2001]" office:value-type="float" office:value="192246" calcext:value-type="float">
            <text:p>19224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80" calcext:value-type="float">
            <text:p>180</text:p>
          </table:table-cell>
          <table:table-cell table:formula="of:=[.C2001]+[.B2002]" office:value-type="float" office:value="192426" calcext:value-type="float">
            <text:p>19242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81" calcext:value-type="float">
            <text:p>181</text:p>
          </table:table-cell>
          <table:table-cell table:formula="of:=[.C2002]+[.B2003]" office:value-type="float" office:value="192607" calcext:value-type="float">
            <text:p>19260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79" calcext:value-type="float">
            <text:p>179</text:p>
          </table:table-cell>
          <table:table-cell table:formula="of:=[.C2003]+[.B2004]" office:value-type="float" office:value="192786" calcext:value-type="float">
            <text:p>19278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82" calcext:value-type="float">
            <text:p>182</text:p>
          </table:table-cell>
          <table:table-cell table:formula="of:=[.C2004]+[.B2005]" office:value-type="float" office:value="192968" calcext:value-type="float">
            <text:p>19296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78" calcext:value-type="float">
            <text:p>178</text:p>
          </table:table-cell>
          <table:table-cell table:formula="of:=[.C2005]+[.B2006]" office:value-type="float" office:value="193146" calcext:value-type="float">
            <text:p>19314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80" calcext:value-type="float">
            <text:p>180</text:p>
          </table:table-cell>
          <table:table-cell table:formula="of:=[.C2006]+[.B2007]" office:value-type="float" office:value="193326" calcext:value-type="float">
            <text:p>19332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83" calcext:value-type="float">
            <text:p>183</text:p>
          </table:table-cell>
          <table:table-cell table:formula="of:=[.C2007]+[.B2008]" office:value-type="float" office:value="193509" calcext:value-type="float">
            <text:p>19350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78" calcext:value-type="float">
            <text:p>178</text:p>
          </table:table-cell>
          <table:table-cell table:formula="of:=[.C2008]+[.B2009]" office:value-type="float" office:value="193687" calcext:value-type="float">
            <text:p>19368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0" calcext:value-type="float">
            <text:p>180</text:p>
          </table:table-cell>
          <table:table-cell table:formula="of:=[.C2009]+[.B2010]" office:value-type="float" office:value="193867" calcext:value-type="float">
            <text:p>19386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1" calcext:value-type="float">
            <text:p>181</text:p>
          </table:table-cell>
          <table:table-cell table:formula="of:=[.C2010]+[.B2011]" office:value-type="float" office:value="194048" calcext:value-type="float">
            <text:p>19404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80" calcext:value-type="float">
            <text:p>180</text:p>
          </table:table-cell>
          <table:table-cell table:formula="of:=[.C2011]+[.B2012]" office:value-type="float" office:value="194228" calcext:value-type="float">
            <text:p>19422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0" calcext:value-type="float">
            <text:p>180</text:p>
          </table:table-cell>
          <table:table-cell table:formula="of:=[.C2012]+[.B2013]" office:value-type="float" office:value="194408" calcext:value-type="float">
            <text:p>19440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81" calcext:value-type="float">
            <text:p>181</text:p>
          </table:table-cell>
          <table:table-cell table:formula="of:=[.C2013]+[.B2014]" office:value-type="float" office:value="194589" calcext:value-type="float">
            <text:p>19458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81" calcext:value-type="float">
            <text:p>181</text:p>
          </table:table-cell>
          <table:table-cell table:formula="of:=[.C2014]+[.B2015]" office:value-type="float" office:value="194770" calcext:value-type="float">
            <text:p>19477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8" calcext:value-type="float">
            <text:p>188</text:p>
          </table:table-cell>
          <table:table-cell table:formula="of:=[.C2015]+[.B2016]" office:value-type="float" office:value="194958" calcext:value-type="float">
            <text:p>19495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1" calcext:value-type="float">
            <text:p>171</text:p>
          </table:table-cell>
          <table:table-cell table:formula="of:=[.C2016]+[.B2017]" office:value-type="float" office:value="195129" calcext:value-type="float">
            <text:p>19512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0" calcext:value-type="float">
            <text:p>180</text:p>
          </table:table-cell>
          <table:table-cell table:formula="of:=[.C2017]+[.B2018]" office:value-type="float" office:value="195309" calcext:value-type="float">
            <text:p>19530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81" calcext:value-type="float">
            <text:p>181</text:p>
          </table:table-cell>
          <table:table-cell table:formula="of:=[.C2018]+[.B2019]" office:value-type="float" office:value="195490" calcext:value-type="float">
            <text:p>19549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1" calcext:value-type="float">
            <text:p>181</text:p>
          </table:table-cell>
          <table:table-cell table:formula="of:=[.C2019]+[.B2020]" office:value-type="float" office:value="195671" calcext:value-type="float">
            <text:p>19567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78" calcext:value-type="float">
            <text:p>178</text:p>
          </table:table-cell>
          <table:table-cell table:formula="of:=[.C2020]+[.B2021]" office:value-type="float" office:value="195849" calcext:value-type="float">
            <text:p>19584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82" calcext:value-type="float">
            <text:p>182</text:p>
          </table:table-cell>
          <table:table-cell table:formula="of:=[.C2021]+[.B2022]" office:value-type="float" office:value="196031" calcext:value-type="float">
            <text:p>19603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77" calcext:value-type="float">
            <text:p>177</text:p>
          </table:table-cell>
          <table:table-cell table:formula="of:=[.C2022]+[.B2023]" office:value-type="float" office:value="196208" calcext:value-type="float">
            <text:p>19620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82" calcext:value-type="float">
            <text:p>182</text:p>
          </table:table-cell>
          <table:table-cell table:formula="of:=[.C2023]+[.B2024]" office:value-type="float" office:value="196390" calcext:value-type="float">
            <text:p>19639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80" calcext:value-type="float">
            <text:p>180</text:p>
          </table:table-cell>
          <table:table-cell table:formula="of:=[.C2024]+[.B2025]" office:value-type="float" office:value="196570" calcext:value-type="float">
            <text:p>19657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80" calcext:value-type="float">
            <text:p>180</text:p>
          </table:table-cell>
          <table:table-cell table:formula="of:=[.C2025]+[.B2026]" office:value-type="float" office:value="196750" calcext:value-type="float">
            <text:p>196750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80" calcext:value-type="float">
            <text:p>180</text:p>
          </table:table-cell>
          <table:table-cell table:formula="of:=[.C2026]+[.B2027]" office:value-type="float" office:value="196930" calcext:value-type="float">
            <text:p>196930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81" calcext:value-type="float">
            <text:p>181</text:p>
          </table:table-cell>
          <table:table-cell table:formula="of:=[.C2027]+[.B2028]" office:value-type="float" office:value="197111" calcext:value-type="float">
            <text:p>197111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180" calcext:value-type="float">
            <text:p>180</text:p>
          </table:table-cell>
          <table:table-cell table:formula="of:=[.C2028]+[.B2029]" office:value-type="float" office:value="197291" calcext:value-type="float">
            <text:p>197291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81" calcext:value-type="float">
            <text:p>181</text:p>
          </table:table-cell>
          <table:table-cell table:formula="of:=[.C2029]+[.B2030]" office:value-type="float" office:value="197472" calcext:value-type="float">
            <text:p>197472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78" calcext:value-type="float">
            <text:p>178</text:p>
          </table:table-cell>
          <table:table-cell table:formula="of:=[.C2030]+[.B2031]" office:value-type="float" office:value="197650" calcext:value-type="float">
            <text:p>197650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83" calcext:value-type="float">
            <text:p>183</text:p>
          </table:table-cell>
          <table:table-cell table:formula="of:=[.C2031]+[.B2032]" office:value-type="float" office:value="197833" calcext:value-type="float">
            <text:p>197833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79" calcext:value-type="float">
            <text:p>179</text:p>
          </table:table-cell>
          <table:table-cell table:formula="of:=[.C2032]+[.B2033]" office:value-type="float" office:value="198012" calcext:value-type="float">
            <text:p>198012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219" calcext:value-type="float">
            <text:p>219</text:p>
          </table:table-cell>
          <table:table-cell table:formula="of:=[.C2033]+[.B2034]" office:value-type="float" office:value="198231" calcext:value-type="float">
            <text:p>198231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41" calcext:value-type="float">
            <text:p>141</text:p>
          </table:table-cell>
          <table:table-cell table:formula="of:=[.C2034]+[.B2035]" office:value-type="float" office:value="198372" calcext:value-type="float">
            <text:p>198372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86" calcext:value-type="float">
            <text:p>186</text:p>
          </table:table-cell>
          <table:table-cell table:formula="of:=[.C2035]+[.B2036]" office:value-type="float" office:value="198558" calcext:value-type="float">
            <text:p>198558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74" calcext:value-type="float">
            <text:p>174</text:p>
          </table:table-cell>
          <table:table-cell table:formula="of:=[.C2036]+[.B2037]" office:value-type="float" office:value="198732" calcext:value-type="float">
            <text:p>198732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81" calcext:value-type="float">
            <text:p>181</text:p>
          </table:table-cell>
          <table:table-cell table:formula="of:=[.C2037]+[.B2038]" office:value-type="float" office:value="198913" calcext:value-type="float">
            <text:p>198913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267" calcext:value-type="float">
            <text:p>267</text:p>
          </table:table-cell>
          <table:table-cell table:formula="of:=[.C2038]+[.B2039]" office:value-type="float" office:value="199180" calcext:value-type="float">
            <text:p>19918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95" calcext:value-type="float">
            <text:p>95</text:p>
          </table:table-cell>
          <table:table-cell table:formula="of:=[.C2039]+[.B2040]" office:value-type="float" office:value="199275" calcext:value-type="float">
            <text:p>199275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78" calcext:value-type="float">
            <text:p>178</text:p>
          </table:table-cell>
          <table:table-cell table:formula="of:=[.C2040]+[.B2041]" office:value-type="float" office:value="199453" calcext:value-type="float">
            <text:p>199453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81" calcext:value-type="float">
            <text:p>181</text:p>
          </table:table-cell>
          <table:table-cell table:formula="of:=[.C2041]+[.B2042]" office:value-type="float" office:value="199634" calcext:value-type="float">
            <text:p>199634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179" calcext:value-type="float">
            <text:p>179</text:p>
          </table:table-cell>
          <table:table-cell table:formula="of:=[.C2042]+[.B2043]" office:value-type="float" office:value="199813" calcext:value-type="float">
            <text:p>199813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82" calcext:value-type="float">
            <text:p>182</text:p>
          </table:table-cell>
          <table:table-cell table:formula="of:=[.C2043]+[.B2044]" office:value-type="float" office:value="199995" calcext:value-type="float">
            <text:p>199995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79" calcext:value-type="float">
            <text:p>179</text:p>
          </table:table-cell>
          <table:table-cell table:formula="of:=[.C2044]+[.B2045]" office:value-type="float" office:value="200174" calcext:value-type="float">
            <text:p>200174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80" calcext:value-type="float">
            <text:p>180</text:p>
          </table:table-cell>
          <table:table-cell table:formula="of:=[.C2045]+[.B2046]" office:value-type="float" office:value="200354" calcext:value-type="float">
            <text:p>200354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180" calcext:value-type="float">
            <text:p>180</text:p>
          </table:table-cell>
          <table:table-cell table:formula="of:=[.C2046]+[.B2047]" office:value-type="float" office:value="200534" calcext:value-type="float">
            <text:p>20053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89" calcext:value-type="float">
            <text:p>189</text:p>
          </table:table-cell>
          <table:table-cell table:formula="of:=[.C2047]+[.B2048]" office:value-type="float" office:value="200723" calcext:value-type="float">
            <text:p>20072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1" calcext:value-type="float">
            <text:p>171</text:p>
          </table:table-cell>
          <table:table-cell table:formula="of:=[.C2048]+[.B2049]" office:value-type="float" office:value="200894" calcext:value-type="float">
            <text:p>200894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81" calcext:value-type="float">
            <text:p>181</text:p>
          </table:table-cell>
          <table:table-cell table:formula="of:=[.C2049]+[.B2050]" office:value-type="float" office:value="201075" calcext:value-type="float">
            <text:p>201075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79" calcext:value-type="float">
            <text:p>179</text:p>
          </table:table-cell>
          <table:table-cell table:formula="of:=[.C2050]+[.B2051]" office:value-type="float" office:value="201254" calcext:value-type="float">
            <text:p>201254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179" calcext:value-type="float">
            <text:p>179</text:p>
          </table:table-cell>
          <table:table-cell table:formula="of:=[.C2051]+[.B2052]" office:value-type="float" office:value="201433" calcext:value-type="float">
            <text:p>201433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181" calcext:value-type="float">
            <text:p>181</text:p>
          </table:table-cell>
          <table:table-cell table:formula="of:=[.C2052]+[.B2053]" office:value-type="float" office:value="201614" calcext:value-type="float">
            <text:p>201614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180" calcext:value-type="float">
            <text:p>180</text:p>
          </table:table-cell>
          <table:table-cell table:formula="of:=[.C2053]+[.B2054]" office:value-type="float" office:value="201794" calcext:value-type="float">
            <text:p>201794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179" calcext:value-type="float">
            <text:p>179</text:p>
          </table:table-cell>
          <table:table-cell table:formula="of:=[.C2054]+[.B2055]" office:value-type="float" office:value="201973" calcext:value-type="float">
            <text:p>201973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81" calcext:value-type="float">
            <text:p>181</text:p>
          </table:table-cell>
          <table:table-cell table:formula="of:=[.C2055]+[.B2056]" office:value-type="float" office:value="202154" calcext:value-type="float">
            <text:p>202154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81" calcext:value-type="float">
            <text:p>181</text:p>
          </table:table-cell>
          <table:table-cell table:formula="of:=[.C2056]+[.B2057]" office:value-type="float" office:value="202335" calcext:value-type="float">
            <text:p>202335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180" calcext:value-type="float">
            <text:p>180</text:p>
          </table:table-cell>
          <table:table-cell table:formula="of:=[.C2057]+[.B2058]" office:value-type="float" office:value="202515" calcext:value-type="float">
            <text:p>202515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181" calcext:value-type="float">
            <text:p>181</text:p>
          </table:table-cell>
          <table:table-cell table:formula="of:=[.C2058]+[.B2059]" office:value-type="float" office:value="202696" calcext:value-type="float">
            <text:p>202696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79" calcext:value-type="float">
            <text:p>179</text:p>
          </table:table-cell>
          <table:table-cell table:formula="of:=[.C2059]+[.B2060]" office:value-type="float" office:value="202875" calcext:value-type="float">
            <text:p>202875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81" calcext:value-type="float">
            <text:p>181</text:p>
          </table:table-cell>
          <table:table-cell table:formula="of:=[.C2060]+[.B2061]" office:value-type="float" office:value="203056" calcext:value-type="float">
            <text:p>203056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181" calcext:value-type="float">
            <text:p>181</text:p>
          </table:table-cell>
          <table:table-cell table:formula="of:=[.C2061]+[.B2062]" office:value-type="float" office:value="203237" calcext:value-type="float">
            <text:p>203237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180" calcext:value-type="float">
            <text:p>180</text:p>
          </table:table-cell>
          <table:table-cell table:formula="of:=[.C2062]+[.B2063]" office:value-type="float" office:value="203417" calcext:value-type="float">
            <text:p>203417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185" calcext:value-type="float">
            <text:p>185</text:p>
          </table:table-cell>
          <table:table-cell table:formula="of:=[.C2063]+[.B2064]" office:value-type="float" office:value="203602" calcext:value-type="float">
            <text:p>203602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76" calcext:value-type="float">
            <text:p>176</text:p>
          </table:table-cell>
          <table:table-cell table:formula="of:=[.C2064]+[.B2065]" office:value-type="float" office:value="203778" calcext:value-type="float">
            <text:p>203778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81" calcext:value-type="float">
            <text:p>181</text:p>
          </table:table-cell>
          <table:table-cell table:formula="of:=[.C2065]+[.B2066]" office:value-type="float" office:value="203959" calcext:value-type="float">
            <text:p>203959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178" calcext:value-type="float">
            <text:p>178</text:p>
          </table:table-cell>
          <table:table-cell table:formula="of:=[.C2066]+[.B2067]" office:value-type="float" office:value="204137" calcext:value-type="float">
            <text:p>204137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181" calcext:value-type="float">
            <text:p>181</text:p>
          </table:table-cell>
          <table:table-cell table:formula="of:=[.C2067]+[.B2068]" office:value-type="float" office:value="204318" calcext:value-type="float">
            <text:p>204318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181" calcext:value-type="float">
            <text:p>181</text:p>
          </table:table-cell>
          <table:table-cell table:formula="of:=[.C2068]+[.B2069]" office:value-type="float" office:value="204499" calcext:value-type="float">
            <text:p>204499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179" calcext:value-type="float">
            <text:p>179</text:p>
          </table:table-cell>
          <table:table-cell table:formula="of:=[.C2069]+[.B2070]" office:value-type="float" office:value="204678" calcext:value-type="float">
            <text:p>204678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81" calcext:value-type="float">
            <text:p>181</text:p>
          </table:table-cell>
          <table:table-cell table:formula="of:=[.C2070]+[.B2071]" office:value-type="float" office:value="204859" calcext:value-type="float">
            <text:p>204859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180" calcext:value-type="float">
            <text:p>180</text:p>
          </table:table-cell>
          <table:table-cell table:formula="of:=[.C2071]+[.B2072]" office:value-type="float" office:value="205039" calcext:value-type="float">
            <text:p>205039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80" calcext:value-type="float">
            <text:p>180</text:p>
          </table:table-cell>
          <table:table-cell table:formula="of:=[.C2072]+[.B2073]" office:value-type="float" office:value="205219" calcext:value-type="float">
            <text:p>205219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80" calcext:value-type="float">
            <text:p>180</text:p>
          </table:table-cell>
          <table:table-cell table:formula="of:=[.C2073]+[.B2074]" office:value-type="float" office:value="205399" calcext:value-type="float">
            <text:p>205399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181" calcext:value-type="float">
            <text:p>181</text:p>
          </table:table-cell>
          <table:table-cell table:formula="of:=[.C2074]+[.B2075]" office:value-type="float" office:value="205580" calcext:value-type="float">
            <text:p>205580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181" calcext:value-type="float">
            <text:p>181</text:p>
          </table:table-cell>
          <table:table-cell table:formula="of:=[.C2075]+[.B2076]" office:value-type="float" office:value="205761" calcext:value-type="float">
            <text:p>205761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78" calcext:value-type="float">
            <text:p>178</text:p>
          </table:table-cell>
          <table:table-cell table:formula="of:=[.C2076]+[.B2077]" office:value-type="float" office:value="205939" calcext:value-type="float">
            <text:p>205939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184" calcext:value-type="float">
            <text:p>184</text:p>
          </table:table-cell>
          <table:table-cell table:formula="of:=[.C2077]+[.B2078]" office:value-type="float" office:value="206123" calcext:value-type="float">
            <text:p>206123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177" calcext:value-type="float">
            <text:p>177</text:p>
          </table:table-cell>
          <table:table-cell table:formula="of:=[.C2078]+[.B2079]" office:value-type="float" office:value="206300" calcext:value-type="float">
            <text:p>206300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180" calcext:value-type="float">
            <text:p>180</text:p>
          </table:table-cell>
          <table:table-cell table:formula="of:=[.C2079]+[.B2080]" office:value-type="float" office:value="206480" calcext:value-type="float">
            <text:p>20648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81" calcext:value-type="float">
            <text:p>181</text:p>
          </table:table-cell>
          <table:table-cell table:formula="of:=[.C2080]+[.B2081]" office:value-type="float" office:value="206661" calcext:value-type="float">
            <text:p>206661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179" calcext:value-type="float">
            <text:p>179</text:p>
          </table:table-cell>
          <table:table-cell table:formula="of:=[.C2081]+[.B2082]" office:value-type="float" office:value="206840" calcext:value-type="float">
            <text:p>206840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185" calcext:value-type="float">
            <text:p>185</text:p>
          </table:table-cell>
          <table:table-cell table:formula="of:=[.C2082]+[.B2083]" office:value-type="float" office:value="207025" calcext:value-type="float">
            <text:p>207025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175" calcext:value-type="float">
            <text:p>175</text:p>
          </table:table-cell>
          <table:table-cell table:formula="of:=[.C2083]+[.B2084]" office:value-type="float" office:value="207200" calcext:value-type="float">
            <text:p>207200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180" calcext:value-type="float">
            <text:p>180</text:p>
          </table:table-cell>
          <table:table-cell table:formula="of:=[.C2084]+[.B2085]" office:value-type="float" office:value="207380" calcext:value-type="float">
            <text:p>207380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182" calcext:value-type="float">
            <text:p>182</text:p>
          </table:table-cell>
          <table:table-cell table:formula="of:=[.C2085]+[.B2086]" office:value-type="float" office:value="207562" calcext:value-type="float">
            <text:p>207562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181" calcext:value-type="float">
            <text:p>181</text:p>
          </table:table-cell>
          <table:table-cell table:formula="of:=[.C2086]+[.B2087]" office:value-type="float" office:value="207743" calcext:value-type="float">
            <text:p>207743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78" calcext:value-type="float">
            <text:p>178</text:p>
          </table:table-cell>
          <table:table-cell table:formula="of:=[.C2087]+[.B2088]" office:value-type="float" office:value="207921" calcext:value-type="float">
            <text:p>207921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215" calcext:value-type="float">
            <text:p>215</text:p>
          </table:table-cell>
          <table:table-cell table:formula="of:=[.C2088]+[.B2089]" office:value-type="float" office:value="208136" calcext:value-type="float">
            <text:p>208136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146" calcext:value-type="float">
            <text:p>146</text:p>
          </table:table-cell>
          <table:table-cell table:formula="of:=[.C2089]+[.B2090]" office:value-type="float" office:value="208282" calcext:value-type="float">
            <text:p>208282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80" calcext:value-type="float">
            <text:p>180</text:p>
          </table:table-cell>
          <table:table-cell table:formula="of:=[.C2090]+[.B2091]" office:value-type="float" office:value="208462" calcext:value-type="float">
            <text:p>208462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181" calcext:value-type="float">
            <text:p>181</text:p>
          </table:table-cell>
          <table:table-cell table:formula="of:=[.C2091]+[.B2092]" office:value-type="float" office:value="208643" calcext:value-type="float">
            <text:p>208643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180" calcext:value-type="float">
            <text:p>180</text:p>
          </table:table-cell>
          <table:table-cell table:formula="of:=[.C2092]+[.B2093]" office:value-type="float" office:value="208823" calcext:value-type="float">
            <text:p>208823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180" calcext:value-type="float">
            <text:p>180</text:p>
          </table:table-cell>
          <table:table-cell table:formula="of:=[.C2093]+[.B2094]" office:value-type="float" office:value="209003" calcext:value-type="float">
            <text:p>209003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84" calcext:value-type="float">
            <text:p>184</text:p>
          </table:table-cell>
          <table:table-cell table:formula="of:=[.C2094]+[.B2095]" office:value-type="float" office:value="209187" calcext:value-type="float">
            <text:p>209187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176" calcext:value-type="float">
            <text:p>176</text:p>
          </table:table-cell>
          <table:table-cell table:formula="of:=[.C2095]+[.B2096]" office:value-type="float" office:value="209363" calcext:value-type="float">
            <text:p>209363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180" calcext:value-type="float">
            <text:p>180</text:p>
          </table:table-cell>
          <table:table-cell table:formula="of:=[.C2096]+[.B2097]" office:value-type="float" office:value="209543" calcext:value-type="float">
            <text:p>209543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180" calcext:value-type="float">
            <text:p>180</text:p>
          </table:table-cell>
          <table:table-cell table:formula="of:=[.C2097]+[.B2098]" office:value-type="float" office:value="209723" calcext:value-type="float">
            <text:p>209723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181" calcext:value-type="float">
            <text:p>181</text:p>
          </table:table-cell>
          <table:table-cell table:formula="of:=[.C2098]+[.B2099]" office:value-type="float" office:value="209904" calcext:value-type="float">
            <text:p>209904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193" calcext:value-type="float">
            <text:p>193</text:p>
          </table:table-cell>
          <table:table-cell table:formula="of:=[.C2099]+[.B2100]" office:value-type="float" office:value="210097" calcext:value-type="float">
            <text:p>21009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6" calcext:value-type="float">
            <text:p>166</text:p>
          </table:table-cell>
          <table:table-cell table:formula="of:=[.C2100]+[.B2101]" office:value-type="float" office:value="210263" calcext:value-type="float">
            <text:p>210263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181" calcext:value-type="float">
            <text:p>181</text:p>
          </table:table-cell>
          <table:table-cell table:formula="of:=[.C2101]+[.B2102]" office:value-type="float" office:value="210444" calcext:value-type="float">
            <text:p>210444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181" calcext:value-type="float">
            <text:p>181</text:p>
          </table:table-cell>
          <table:table-cell table:formula="of:=[.C2102]+[.B2103]" office:value-type="float" office:value="210625" calcext:value-type="float">
            <text:p>210625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180" calcext:value-type="float">
            <text:p>180</text:p>
          </table:table-cell>
          <table:table-cell table:formula="of:=[.C2103]+[.B2104]" office:value-type="float" office:value="210805" calcext:value-type="float">
            <text:p>210805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180" calcext:value-type="float">
            <text:p>180</text:p>
          </table:table-cell>
          <table:table-cell table:formula="of:=[.C2104]+[.B2105]" office:value-type="float" office:value="210985" calcext:value-type="float">
            <text:p>210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Steen</meta:initial-creator>
    <meta:creation-date>2014-10-02T03:01:09.495000000</meta:creation-date>
    <dc:date>2014-10-02T03:17:49.998000000</dc:date>
    <dc:creator>Henrik Steen</dc:creator>
    <meta:editing-duration>PT3M54S</meta:editing-duration>
    <meta:editing-cycles>2</meta:editing-cycles>
    <meta:generator>LibreOffice/4.2.5.2$Windows_x86 LibreOffice_project/61cb170a04bb1f12e77c884eab9192be736ec5f5</meta:generator>
    <meta:document-statistic meta:table-count="1" meta:cell-count="63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49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9.345cm" svg:height="27.9cm" xlink:href=".." xlink:type="simple" chart:class="chart:line" chart:style-name="ch1">
        <chart:title svg:x="19.456cm" svg:y="0.694cm" chart:style-name="ch2">
          <text:p>Analysis of delay from Android accelerometer-sensor</text:p>
        </chart:title>
        <chart:subtitle svg:x="20.17cm" svg:y="2.031cm" chart:style-name="ch3">
          <text:p>Using SensorManager.SENSOR_DELAY_NORMAL</text:p>
        </chart:subtitle>
        <chart:plot-area chart:style-name="ch4" table:cell-range-address="Sheet1.B2:Sheet1.C2105 Sheet1.B1:Sheet1.B1" chart:data-source-has-labels="both" svg:x="1.997cm" svg:y="3.83cm" svg:width="45.376cm" svg:height="22.531cm">
          <chartooo:coordinate-region svg:x="2.804cm" svg:y="4.029cm" svg:width="44.569cm" svg:height="20.983cm"/>
          <chart:axis chart:dimension="x" chart:name="primary-x" chart:style-name="ch5" chartooo:axis-type="date">
            <chartooo:date-scale/>
            <chart:title svg:x="22.246cm" svg:y="26.919cm" chart:style-name="ch6">
              <text:p>Time since application start (ms)</text:p>
            </chart:title>
            <chart:categories table:cell-range-address="Sheet1.C2:Sheet1.C2105"/>
          </chart:axis>
          <chart:axis chart:dimension="y" chart:name="primary-y" chart:style-name="ch7">
            <chart:title svg:x="0.451cm" svg:y="17.19cm" chart:style-name="ch8">
              <text:p>Time since last update (ms)</text:p>
            </chart:title>
            <chart:grid chart:style-name="ch9" chart:class="major"/>
            <chart:grid chart:style-name="ch9" chart:class="minor"/>
          </chart:axis>
          <chart:series chart:style-name="ch10" chart:values-cell-range-address="Sheet1.B2:Sheet1.B2105" chart:label-cell-address="Sheet1.B1:Sheet1.B1" chart:class="chart:line">
            <chart:data-point chart:repeated="210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a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2:Sheet1.C2105</svg:desc>
                </draw:g>
              </table:table-cell>
              <table:table-cell office:value-type="float" office:value="1575">
                <text:p>1575</text:p>
                <draw:g>
                  <svg:desc>Sheet1.B2:Sheet1.B210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1076">
                <text:p>10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256">
                <text:p>12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37">
                <text:p>14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617">
                <text:p>16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96">
                <text:p>18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2163">
                <text:p>216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2337">
                <text:p>23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2517">
                <text:p>25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699">
                <text:p>27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2878">
                <text:p>28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059">
                <text:p>30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238">
                <text:p>32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426">
                <text:p>34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598">
                <text:p>360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779">
                <text:p>37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147">
                <text:p>415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317">
                <text:p>432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97">
                <text:p>45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677">
                <text:p>46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858">
                <text:p>48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038">
                <text:p>50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218">
                <text:p>52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398">
                <text:p>54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578">
                <text:p>55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758">
                <text:p>57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939">
                <text:p>59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6119">
                <text:p>61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299">
                <text:p>63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479">
                <text:p>64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659">
                <text:p>66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839">
                <text:p>68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027">
                <text:p>70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7380">
                <text:p>73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579">
                <text:p>758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7743">
                <text:p>77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7922">
                <text:p>79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8103">
                <text:p>81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281">
                <text:p>82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8461">
                <text:p>84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642">
                <text:p>86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822">
                <text:p>88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002">
                <text:p>90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182">
                <text:p>9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362">
                <text:p>93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542">
                <text:p>95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723">
                <text:p>97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9903">
                <text:p>99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083">
                <text:p>100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263">
                <text:p>102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444">
                <text:p>104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0623">
                <text:p>106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0807">
                <text:p>108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0984">
                <text:p>1098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1166">
                <text:p>111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1344">
                <text:p>113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1528">
                <text:p>1153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1705">
                <text:p>117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1885">
                <text:p>118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065">
                <text:p>120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245">
                <text:p>122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424">
                <text:p>124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2606">
                <text:p>126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2785">
                <text:p>127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2966">
                <text:p>129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3146">
                <text:p>131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326">
                <text:p>133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507">
                <text:p>135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3686">
                <text:p>136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3866">
                <text:p>138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046">
                <text:p>140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226">
                <text:p>142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408">
                <text:p>144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4588">
                <text:p>145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767">
                <text:p>147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4948">
                <text:p>149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5127">
                <text:p>1513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5308">
                <text:p>153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5493">
                <text:p>1549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5671">
                <text:p>1567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5852">
                <text:p>158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6030">
                <text:p>1603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6210">
                <text:p>162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390">
                <text:p>163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571">
                <text:p>165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6754">
                <text:p>1675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6930">
                <text:p>169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7111">
                <text:p>171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7291">
                <text:p>172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473">
                <text:p>174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7653">
                <text:p>176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832">
                <text:p>1783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8012">
                <text:p>180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192">
                <text:p>181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372">
                <text:p>183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552">
                <text:p>185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732">
                <text:p>187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912">
                <text:p>189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092">
                <text:p>190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273">
                <text:p>192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9453">
                <text:p>194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633">
                <text:p>196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813">
                <text:p>198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994">
                <text:p>199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173">
                <text:p>201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0354">
                <text:p>203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534">
                <text:p>205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714">
                <text:p>207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929">
                <text:p>2093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1074">
                <text:p>210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1255">
                <text:p>212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1435">
                <text:p>214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1615">
                <text:p>216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1795">
                <text:p>218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1976">
                <text:p>219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2157">
                <text:p>221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2336">
                <text:p>223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2516">
                <text:p>225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22876">
                <text:p>2288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3064">
                <text:p>2306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3236">
                <text:p>232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3417">
                <text:p>234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3597">
                <text:p>236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3778">
                <text:p>237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3959">
                <text:p>239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4138">
                <text:p>241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4318">
                <text:p>243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4501">
                <text:p>245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4679">
                <text:p>246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4859">
                <text:p>248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5039">
                <text:p>250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5218">
                <text:p>252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5399">
                <text:p>254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5580">
                <text:p>255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5760">
                <text:p>257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5941">
                <text:p>259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6180">
                <text:p>2618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6480">
                <text:p>264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6661">
                <text:p>266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6841">
                <text:p>268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7026">
                <text:p>2703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27201">
                <text:p>272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7381">
                <text:p>273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7562">
                <text:p>275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7742">
                <text:p>277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7922">
                <text:p>279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8104">
                <text:p>281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28281">
                <text:p>2828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8462">
                <text:p>284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8642">
                <text:p>286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8822">
                <text:p>288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9003">
                <text:p>290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9182">
                <text:p>291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9364">
                <text:p>2936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29545">
                <text:p>295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9723">
                <text:p>297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9903">
                <text:p>299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0083">
                <text:p>300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0263">
                <text:p>302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0444">
                <text:p>304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0624">
                <text:p>306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0805">
                <text:p>308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0986">
                <text:p>309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1165">
                <text:p>311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1345">
                <text:p>313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1526">
                <text:p>315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1705">
                <text:p>317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1891">
                <text:p>3189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1891">
                <text:p>3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899">
                <text:p>319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915">
                <text:p>319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1919">
                <text:p>319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932">
                <text:p>319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1949">
                <text:p>319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951">
                <text:p>319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965">
                <text:p>319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1969">
                <text:p>319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982">
                <text:p>319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2004">
                <text:p>320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2004">
                <text:p>3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09">
                <text:p>3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019">
                <text:p>320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035">
                <text:p>320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050">
                <text:p>320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050">
                <text:p>3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70">
                <text:p>320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2070">
                <text:p>32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79">
                <text:p>320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2109">
                <text:p>32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2110">
                <text:p>32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110">
                <text:p>32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149">
                <text:p>321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2149">
                <text:p>32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150">
                <text:p>32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150">
                <text:p>32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160">
                <text:p>321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170">
                <text:p>321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188">
                <text:p>321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2189">
                <text:p>32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199">
                <text:p>32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221">
                <text:p>322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2222">
                <text:p>32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230">
                <text:p>322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257">
                <text:p>322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2258">
                <text:p>32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263">
                <text:p>322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270">
                <text:p>322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293">
                <text:p>322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2293">
                <text:p>32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303">
                <text:p>32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326">
                <text:p>323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2327">
                <text:p>32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330">
                <text:p>323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360">
                <text:p>323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2360">
                <text:p>32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365">
                <text:p>323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394">
                <text:p>323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2395">
                <text:p>32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401">
                <text:p>324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2427">
                <text:p>324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2428">
                <text:p>32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432">
                <text:p>324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463">
                <text:p>324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2463">
                <text:p>32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463">
                <text:p>32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496">
                <text:p>325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2496">
                <text:p>32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496">
                <text:p>32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518">
                <text:p>325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2520">
                <text:p>32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530">
                <text:p>325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563">
                <text:p>325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2563">
                <text:p>32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64">
                <text:p>32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571">
                <text:p>325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581">
                <text:p>325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604">
                <text:p>326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2606">
                <text:p>32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610">
                <text:p>326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636">
                <text:p>326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2637">
                <text:p>32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642">
                <text:p>326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652">
                <text:p>326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680">
                <text:p>326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680">
                <text:p>32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680">
                <text:p>32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705">
                <text:p>327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2706">
                <text:p>327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710">
                <text:p>327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737">
                <text:p>327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2737">
                <text:p>32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741">
                <text:p>327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750">
                <text:p>327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2777">
                <text:p>327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2777">
                <text:p>32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786">
                <text:p>327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2795">
                <text:p>328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2823">
                <text:p>328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823">
                <text:p>32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823">
                <text:p>32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830">
                <text:p>328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858">
                <text:p>328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858">
                <text:p>32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863">
                <text:p>328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895">
                <text:p>329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2896">
                <text:p>329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896">
                <text:p>32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922">
                <text:p>329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2922">
                <text:p>32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922">
                <text:p>32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930">
                <text:p>329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964">
                <text:p>329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2965">
                <text:p>32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970">
                <text:p>329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972">
                <text:p>329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981">
                <text:p>329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3013">
                <text:p>330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3013">
                <text:p>33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13">
                <text:p>33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44">
                <text:p>330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3045">
                <text:p>33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045">
                <text:p>33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51">
                <text:p>330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081">
                <text:p>330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3081">
                <text:p>33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87">
                <text:p>330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090">
                <text:p>330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101">
                <text:p>33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3128">
                <text:p>331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3129">
                <text:p>33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132">
                <text:p>33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184">
                <text:p>331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3184">
                <text:p>33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185">
                <text:p>33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186">
                <text:p>33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187">
                <text:p>33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196">
                <text:p>33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3303">
                <text:p>333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3304">
                <text:p>33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304">
                <text:p>33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305">
                <text:p>33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305">
                <text:p>33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306">
                <text:p>33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306">
                <text:p>33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306">
                <text:p>33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307">
                <text:p>33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307">
                <text:p>33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321">
                <text:p>333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3328">
                <text:p>333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3331">
                <text:p>333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427">
                <text:p>334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3428">
                <text:p>33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428">
                <text:p>33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428">
                <text:p>33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429">
                <text:p>33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429">
                <text:p>33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429">
                <text:p>33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430">
                <text:p>33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430">
                <text:p>33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439">
                <text:p>334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3444">
                <text:p>33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3469">
                <text:p>334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3469">
                <text:p>33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472">
                <text:p>334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481">
                <text:p>334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3511">
                <text:p>335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3511">
                <text:p>33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512">
                <text:p>33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521">
                <text:p>335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3531">
                <text:p>335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3573">
                <text:p>335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3573">
                <text:p>33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574">
                <text:p>33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574">
                <text:p>33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581">
                <text:p>335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3624">
                <text:p>336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3624">
                <text:p>33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625">
                <text:p>33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625">
                <text:p>33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632">
                <text:p>336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3677">
                <text:p>336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3678">
                <text:p>33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679">
                <text:p>33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680">
                <text:p>33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692">
                <text:p>336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3694">
                <text:p>336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723">
                <text:p>337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3723">
                <text:p>33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723">
                <text:p>33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731">
                <text:p>337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755">
                <text:p>337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3755">
                <text:p>33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761">
                <text:p>337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786">
                <text:p>337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3786">
                <text:p>33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791">
                <text:p>337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3819">
                <text:p>338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3820">
                <text:p>338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823">
                <text:p>338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866">
                <text:p>3387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3866">
                <text:p>33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866">
                <text:p>33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870">
                <text:p>338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3871">
                <text:p>33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881">
                <text:p>338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3911">
                <text:p>339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3911">
                <text:p>33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911">
                <text:p>33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945">
                <text:p>339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945">
                <text:p>3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946">
                <text:p>339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951">
                <text:p>339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3961">
                <text:p>339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3998">
                <text:p>34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3999">
                <text:p>34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999">
                <text:p>3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04">
                <text:p>34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012">
                <text:p>340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046">
                <text:p>340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048">
                <text:p>340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051">
                <text:p>340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4061">
                <text:p>340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4104">
                <text:p>341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4105">
                <text:p>34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105">
                <text:p>34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105">
                <text:p>34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113">
                <text:p>34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154">
                <text:p>341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4155">
                <text:p>34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155">
                <text:p>34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155">
                <text:p>34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165">
                <text:p>341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4204">
                <text:p>342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4204">
                <text:p>34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205">
                <text:p>34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205">
                <text:p>34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232">
                <text:p>342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4232">
                <text:p>34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233">
                <text:p>34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241">
                <text:p>342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273">
                <text:p>342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4273">
                <text:p>34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274">
                <text:p>34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310">
                <text:p>343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4310">
                <text:p>34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311">
                <text:p>34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316">
                <text:p>34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322">
                <text:p>343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366">
                <text:p>343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4367">
                <text:p>34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368">
                <text:p>34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368">
                <text:p>34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375">
                <text:p>343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4425">
                <text:p>344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4425">
                <text:p>34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426">
                <text:p>34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426">
                <text:p>34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426">
                <text:p>34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437">
                <text:p>344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4442">
                <text:p>34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494">
                <text:p>344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4494">
                <text:p>34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494">
                <text:p>34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495">
                <text:p>34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495">
                <text:p>34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507">
                <text:p>345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512">
                <text:p>345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551">
                <text:p>345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4552">
                <text:p>34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552">
                <text:p>34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553">
                <text:p>34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562">
                <text:p>345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4598">
                <text:p>346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4598">
                <text:p>34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598">
                <text:p>34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604">
                <text:p>346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612">
                <text:p>346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649">
                <text:p>346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4650">
                <text:p>34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651">
                <text:p>34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657">
                <text:p>346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662">
                <text:p>346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706">
                <text:p>347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4706">
                <text:p>34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706">
                <text:p>34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706">
                <text:p>34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712">
                <text:p>347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746">
                <text:p>347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747">
                <text:p>34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747">
                <text:p>34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752">
                <text:p>347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793">
                <text:p>347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4794">
                <text:p>34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794">
                <text:p>34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794">
                <text:p>34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805">
                <text:p>348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4812">
                <text:p>348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4843">
                <text:p>348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4844">
                <text:p>34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844">
                <text:p>34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886">
                <text:p>348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4886">
                <text:p>34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886">
                <text:p>34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892">
                <text:p>348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919">
                <text:p>349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4919">
                <text:p>34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922">
                <text:p>349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4956">
                <text:p>349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956">
                <text:p>34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956">
                <text:p>34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962">
                <text:p>349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989">
                <text:p>349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4989">
                <text:p>34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994">
                <text:p>349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5028">
                <text:p>350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028">
                <text:p>35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28">
                <text:p>35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32">
                <text:p>350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042">
                <text:p>350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5136">
                <text:p>351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5136">
                <text:p>35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136">
                <text:p>35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136">
                <text:p>35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136">
                <text:p>35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136">
                <text:p>35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136">
                <text:p>35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137">
                <text:p>35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137">
                <text:p>35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152">
                <text:p>35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153">
                <text:p>35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199">
                <text:p>352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5199">
                <text:p>35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311">
                <text:p>353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35489">
                <text:p>3549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35670">
                <text:p>356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5851">
                <text:p>358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6030">
                <text:p>3603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6210">
                <text:p>362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6391">
                <text:p>363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6571">
                <text:p>365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6752">
                <text:p>367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6931">
                <text:p>3693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7125">
                <text:p>3713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7291">
                <text:p>3729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7473">
                <text:p>374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7670">
                <text:p>3767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7832">
                <text:p>378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8012">
                <text:p>380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8192">
                <text:p>381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8373">
                <text:p>383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8554">
                <text:p>385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8734">
                <text:p>387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8916">
                <text:p>3892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9093">
                <text:p>3909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9273">
                <text:p>392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9454">
                <text:p>394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9636">
                <text:p>396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0174">
                <text:p>401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0293">
                <text:p>4029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0325">
                <text:p>403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0325">
                <text:p>40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325">
                <text:p>40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332">
                <text:p>403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339">
                <text:p>403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370">
                <text:p>403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0370">
                <text:p>40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372">
                <text:p>40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384">
                <text:p>403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0389">
                <text:p>403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427">
                <text:p>404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0428">
                <text:p>40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429">
                <text:p>40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430">
                <text:p>40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440">
                <text:p>404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486">
                <text:p>404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0487">
                <text:p>40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488">
                <text:p>40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488">
                <text:p>40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14">
                <text:p>40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546">
                <text:p>405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0546">
                <text:p>40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555">
                <text:p>405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559">
                <text:p>405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583">
                <text:p>405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0583">
                <text:p>40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92">
                <text:p>405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0621">
                <text:p>406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0621">
                <text:p>40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29">
                <text:p>406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648">
                <text:p>406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0652">
                <text:p>406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659">
                <text:p>40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682">
                <text:p>406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0683">
                <text:p>40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689">
                <text:p>406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26">
                <text:p>40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860">
                <text:p>408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0861">
                <text:p>408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61">
                <text:p>40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861">
                <text:p>40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862">
                <text:p>408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65">
                <text:p>408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65">
                <text:p>40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865">
                <text:p>40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875">
                <text:p>408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879">
                <text:p>408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98">
                <text:p>409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0901">
                <text:p>409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931">
                <text:p>409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0932">
                <text:p>40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39">
                <text:p>409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967">
                <text:p>409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0967">
                <text:p>40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971">
                <text:p>409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979">
                <text:p>409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008">
                <text:p>410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009">
                <text:p>41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14">
                <text:p>41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019">
                <text:p>410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029">
                <text:p>410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053">
                <text:p>410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054">
                <text:p>41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60">
                <text:p>410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109">
                <text:p>411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109">
                <text:p>4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109">
                <text:p>4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110">
                <text:p>41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25">
                <text:p>411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125">
                <text:p>4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161">
                <text:p>411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162">
                <text:p>41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62">
                <text:p>4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164">
                <text:p>41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169">
                <text:p>411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179">
                <text:p>41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202">
                <text:p>412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202">
                <text:p>4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09">
                <text:p>412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241">
                <text:p>412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242">
                <text:p>41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42">
                <text:p>4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65">
                <text:p>412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265">
                <text:p>4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69">
                <text:p>41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298">
                <text:p>413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299">
                <text:p>41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303">
                <text:p>413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313">
                <text:p>413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346">
                <text:p>413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346">
                <text:p>4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346">
                <text:p>4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350">
                <text:p>413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360">
                <text:p>413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382">
                <text:p>413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382">
                <text:p>4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391">
                <text:p>413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431">
                <text:p>414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432">
                <text:p>41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39">
                <text:p>414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439">
                <text:p>4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472">
                <text:p>41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72">
                <text:p>4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505">
                <text:p>415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505">
                <text:p>4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505">
                <text:p>4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509">
                <text:p>415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536">
                <text:p>415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537">
                <text:p>41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541">
                <text:p>415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657">
                <text:p>416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657">
                <text:p>4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657">
                <text:p>4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661">
                <text:p>416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673">
                <text:p>416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704">
                <text:p>417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704">
                <text:p>4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04">
                <text:p>4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10">
                <text:p>417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740">
                <text:p>417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741">
                <text:p>41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742">
                <text:p>41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750">
                <text:p>417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784">
                <text:p>417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785">
                <text:p>41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845">
                <text:p>418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846">
                <text:p>41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846">
                <text:p>4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847">
                <text:p>41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847">
                <text:p>4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848">
                <text:p>41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47">
                <text:p>419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25">
                <text:p>420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048">
                <text:p>420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048">
                <text:p>4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085">
                <text:p>420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086">
                <text:p>42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93">
                <text:p>420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134">
                <text:p>421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134">
                <text:p>42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4">
                <text:p>42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5">
                <text:p>42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143">
                <text:p>421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182">
                <text:p>421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183">
                <text:p>42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183">
                <text:p>42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3">
                <text:p>42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2">
                <text:p>421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225">
                <text:p>422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225">
                <text:p>42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279">
                <text:p>422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321">
                <text:p>423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321">
                <text:p>42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1">
                <text:p>42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7">
                <text:p>423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2357">
                <text:p>42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7">
                <text:p>42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3">
                <text:p>423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408">
                <text:p>424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408">
                <text:p>42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9">
                <text:p>42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414">
                <text:p>424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420">
                <text:p>42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468">
                <text:p>424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468">
                <text:p>42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9">
                <text:p>42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469">
                <text:p>42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8">
                <text:p>424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481">
                <text:p>424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491">
                <text:p>424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544">
                <text:p>425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545">
                <text:p>42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548">
                <text:p>425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550">
                <text:p>42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553">
                <text:p>425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554">
                <text:p>42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574">
                <text:p>425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575">
                <text:p>42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581">
                <text:p>425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646">
                <text:p>426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646">
                <text:p>42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7">
                <text:p>42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648">
                <text:p>42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649">
                <text:p>42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664">
                <text:p>426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664">
                <text:p>42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1">
                <text:p>426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729">
                <text:p>427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730">
                <text:p>42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31">
                <text:p>42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32">
                <text:p>42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32">
                <text:p>42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33">
                <text:p>42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48">
                <text:p>427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754">
                <text:p>427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804">
                <text:p>428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805">
                <text:p>42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805">
                <text:p>42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05">
                <text:p>42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05">
                <text:p>42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14">
                <text:p>428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821">
                <text:p>428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869">
                <text:p>428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870">
                <text:p>42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871">
                <text:p>42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871">
                <text:p>42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78">
                <text:p>428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881">
                <text:p>42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891">
                <text:p>428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933">
                <text:p>429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34">
                <text:p>42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935">
                <text:p>42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944">
                <text:p>429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952">
                <text:p>429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043">
                <text:p>430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043">
                <text:p>43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44">
                <text:p>430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044">
                <text:p>43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44">
                <text:p>43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44">
                <text:p>43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45">
                <text:p>43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045">
                <text:p>43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57">
                <text:p>430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103">
                <text:p>43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103">
                <text:p>43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03">
                <text:p>43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04">
                <text:p>43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04">
                <text:p>43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16">
                <text:p>43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121">
                <text:p>43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158">
                <text:p>431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158">
                <text:p>43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58">
                <text:p>43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61">
                <text:p>43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175">
                <text:p>431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209">
                <text:p>432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209">
                <text:p>43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10">
                <text:p>43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214">
                <text:p>43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221">
                <text:p>43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262">
                <text:p>432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263">
                <text:p>43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263">
                <text:p>43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63">
                <text:p>43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71">
                <text:p>432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304">
                <text:p>433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304">
                <text:p>43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304">
                <text:p>43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311">
                <text:p>43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321">
                <text:p>433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351">
                <text:p>433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351">
                <text:p>43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354">
                <text:p>433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386">
                <text:p>433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387">
                <text:p>43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387">
                <text:p>43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392">
                <text:p>433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401">
                <text:p>43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431">
                <text:p>434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431">
                <text:p>43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31">
                <text:p>43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71">
                <text:p>434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471">
                <text:p>43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71">
                <text:p>43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77">
                <text:p>434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482">
                <text:p>434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521">
                <text:p>435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3521">
                <text:p>43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21">
                <text:p>43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26">
                <text:p>435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534">
                <text:p>435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573">
                <text:p>435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3573">
                <text:p>43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74">
                <text:p>43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574">
                <text:p>43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82">
                <text:p>435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642">
                <text:p>436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643">
                <text:p>43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319">
                <text:p>443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499">
                <text:p>445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683">
                <text:p>4468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4861">
                <text:p>4486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5040">
                <text:p>450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5220">
                <text:p>452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5581">
                <text:p>455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5762">
                <text:p>457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5941">
                <text:p>459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6132">
                <text:p>461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6303">
                <text:p>463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6481">
                <text:p>464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6662">
                <text:p>466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6843">
                <text:p>468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7023">
                <text:p>470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7203">
                <text:p>472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7383">
                <text:p>473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7563">
                <text:p>475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7743">
                <text:p>477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7923">
                <text:p>479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8114">
                <text:p>481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8283">
                <text:p>4828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8463">
                <text:p>484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8674">
                <text:p>4867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8762">
                <text:p>487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8768">
                <text:p>487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8803">
                <text:p>488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8804">
                <text:p>48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805">
                <text:p>48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820">
                <text:p>488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8825">
                <text:p>488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8833">
                <text:p>488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8853">
                <text:p>488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8854">
                <text:p>48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858">
                <text:p>488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877">
                <text:p>488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8881">
                <text:p>488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888">
                <text:p>488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8911">
                <text:p>489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8912">
                <text:p>48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918">
                <text:p>489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8940">
                <text:p>489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8941">
                <text:p>48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948">
                <text:p>489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8958">
                <text:p>489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973">
                <text:p>489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8979">
                <text:p>489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8988">
                <text:p>489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9005">
                <text:p>490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9008">
                <text:p>490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029">
                <text:p>490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9029">
                <text:p>49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38">
                <text:p>490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9058">
                <text:p>490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9064">
                <text:p>490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9072">
                <text:p>490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9195">
                <text:p>492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9195">
                <text:p>4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195">
                <text:p>4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195">
                <text:p>4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195">
                <text:p>4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195">
                <text:p>4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195">
                <text:p>4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195">
                <text:p>4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195">
                <text:p>4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195">
                <text:p>4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196">
                <text:p>49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196">
                <text:p>4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208">
                <text:p>492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9208">
                <text:p>49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218">
                <text:p>492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237">
                <text:p>492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9241">
                <text:p>49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256">
                <text:p>492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9258">
                <text:p>49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9268">
                <text:p>492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288">
                <text:p>492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9288">
                <text:p>49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301">
                <text:p>493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9323">
                <text:p>493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9323">
                <text:p>49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328">
                <text:p>493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9338">
                <text:p>493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365">
                <text:p>493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9365">
                <text:p>49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372">
                <text:p>493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9398">
                <text:p>494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9398">
                <text:p>49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399">
                <text:p>49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428">
                <text:p>494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9428">
                <text:p>49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429">
                <text:p>49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438">
                <text:p>494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9458">
                <text:p>494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9459">
                <text:p>49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468">
                <text:p>494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9493">
                <text:p>494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9494">
                <text:p>49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498">
                <text:p>49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528">
                <text:p>495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9529">
                <text:p>49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529">
                <text:p>49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561">
                <text:p>495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9561">
                <text:p>49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562">
                <text:p>49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569">
                <text:p>495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9596">
                <text:p>496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9597">
                <text:p>49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639">
                <text:p>496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9641">
                <text:p>496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9642">
                <text:p>49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643">
                <text:p>49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651">
                <text:p>496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9697">
                <text:p>497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9698">
                <text:p>49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698">
                <text:p>49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699">
                <text:p>49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699">
                <text:p>49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769">
                <text:p>497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9770">
                <text:p>497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770">
                <text:p>49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770">
                <text:p>49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770">
                <text:p>49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770">
                <text:p>49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770">
                <text:p>49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781">
                <text:p>497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9788">
                <text:p>497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9814">
                <text:p>498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9814">
                <text:p>49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818">
                <text:p>498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846">
                <text:p>498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9846">
                <text:p>49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851">
                <text:p>498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9879">
                <text:p>498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9880">
                <text:p>498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880">
                <text:p>49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889">
                <text:p>498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9917">
                <text:p>499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9917">
                <text:p>49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920">
                <text:p>499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947">
                <text:p>499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9948">
                <text:p>499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954">
                <text:p>499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9984">
                <text:p>499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9985">
                <text:p>49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985">
                <text:p>49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994">
                <text:p>499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9999">
                <text:p>50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033">
                <text:p>500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0033">
                <text:p>50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34">
                <text:p>500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041">
                <text:p>500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0093">
                <text:p>500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0095">
                <text:p>50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096">
                <text:p>50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097">
                <text:p>50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098">
                <text:p>50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101">
                <text:p>50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134">
                <text:p>501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0135">
                <text:p>50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137">
                <text:p>50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153">
                <text:p>501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0153">
                <text:p>50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179">
                <text:p>501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0180">
                <text:p>50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180">
                <text:p>50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206">
                <text:p>502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0206">
                <text:p>50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209">
                <text:p>50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219">
                <text:p>502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239">
                <text:p>502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0240">
                <text:p>50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249">
                <text:p>502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0281">
                <text:p>502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0282">
                <text:p>50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282">
                <text:p>50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311">
                <text:p>503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0311">
                <text:p>50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311">
                <text:p>50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345">
                <text:p>503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0345">
                <text:p>50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345">
                <text:p>50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349">
                <text:p>503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0380">
                <text:p>503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0381">
                <text:p>50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387">
                <text:p>503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408">
                <text:p>504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0409">
                <text:p>50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412">
                <text:p>504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441">
                <text:p>504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0448">
                <text:p>504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0450">
                <text:p>50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479">
                <text:p>504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0479">
                <text:p>50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480">
                <text:p>50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515">
                <text:p>505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0515">
                <text:p>50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516">
                <text:p>50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524">
                <text:p>505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529">
                <text:p>505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566">
                <text:p>505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0566">
                <text:p>50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567">
                <text:p>50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573">
                <text:p>505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580">
                <text:p>505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0656">
                <text:p>5066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50656">
                <text:p>50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657">
                <text:p>50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657">
                <text:p>50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657">
                <text:p>50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658">
                <text:p>50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658">
                <text:p>50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668">
                <text:p>506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669">
                <text:p>50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744">
                <text:p>507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50744">
                <text:p>50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744">
                <text:p>50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745">
                <text:p>50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745">
                <text:p>50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746">
                <text:p>50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746">
                <text:p>50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754">
                <text:p>507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760">
                <text:p>507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770">
                <text:p>507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813">
                <text:p>508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50814">
                <text:p>50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814">
                <text:p>50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814">
                <text:p>50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824">
                <text:p>508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830">
                <text:p>508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885">
                <text:p>508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0885">
                <text:p>50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885">
                <text:p>50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886">
                <text:p>50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886">
                <text:p>50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896">
                <text:p>509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900">
                <text:p>509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0933">
                <text:p>509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0933">
                <text:p>50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934">
                <text:p>50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940">
                <text:p>509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950">
                <text:p>509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984">
                <text:p>509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0985">
                <text:p>50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991">
                <text:p>509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992">
                <text:p>50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036">
                <text:p>510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037">
                <text:p>510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037">
                <text:p>5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044">
                <text:p>510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050">
                <text:p>510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1098">
                <text:p>511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1099">
                <text:p>51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099">
                <text:p>5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100">
                <text:p>51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112">
                <text:p>511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1113">
                <text:p>51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177">
                <text:p>511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51178">
                <text:p>51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178">
                <text:p>5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178">
                <text:p>5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179">
                <text:p>51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179">
                <text:p>5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194">
                <text:p>511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1195">
                <text:p>51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201">
                <text:p>51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1236">
                <text:p>512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1237">
                <text:p>51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241">
                <text:p>51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1250">
                <text:p>512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1284">
                <text:p>512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1284">
                <text:p>5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284">
                <text:p>5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290">
                <text:p>512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1300">
                <text:p>51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1333">
                <text:p>513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1333">
                <text:p>5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333">
                <text:p>5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346">
                <text:p>513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1350">
                <text:p>513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1384">
                <text:p>513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1384">
                <text:p>5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385">
                <text:p>51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390">
                <text:p>513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1443">
                <text:p>514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51444">
                <text:p>51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444">
                <text:p>5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444">
                <text:p>5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444">
                <text:p>5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450">
                <text:p>514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1486">
                <text:p>514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486">
                <text:p>5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486">
                <text:p>5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490">
                <text:p>51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1500">
                <text:p>51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1524">
                <text:p>515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1526">
                <text:p>51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530">
                <text:p>515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1562">
                <text:p>515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1563">
                <text:p>51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563">
                <text:p>5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599">
                <text:p>516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599">
                <text:p>5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599">
                <text:p>5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603">
                <text:p>516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1610">
                <text:p>516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656">
                <text:p>516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1657">
                <text:p>51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657">
                <text:p>5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657">
                <text:p>5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698">
                <text:p>517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1698">
                <text:p>5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698">
                <text:p>5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698">
                <text:p>5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724">
                <text:p>517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1724">
                <text:p>5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724">
                <text:p>5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730">
                <text:p>517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1754">
                <text:p>517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1754">
                <text:p>5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763">
                <text:p>517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1787">
                <text:p>517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1787">
                <text:p>5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790">
                <text:p>517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800">
                <text:p>518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1821">
                <text:p>518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1823">
                <text:p>518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830">
                <text:p>518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855">
                <text:p>518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1855">
                <text:p>5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861">
                <text:p>518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1898">
                <text:p>519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1898">
                <text:p>5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899">
                <text:p>519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909">
                <text:p>519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1915">
                <text:p>519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1956">
                <text:p>519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1957">
                <text:p>51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957">
                <text:p>5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957">
                <text:p>5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961">
                <text:p>519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1996">
                <text:p>520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1996">
                <text:p>5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996">
                <text:p>5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023">
                <text:p>520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2023">
                <text:p>5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023">
                <text:p>5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031">
                <text:p>520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053">
                <text:p>520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2053">
                <text:p>5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096">
                <text:p>521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52096">
                <text:p>52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249">
                <text:p>5225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52432">
                <text:p>5243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52608">
                <text:p>526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52789">
                <text:p>527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2972">
                <text:p>529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53148">
                <text:p>5315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53329">
                <text:p>533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3510">
                <text:p>535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3689">
                <text:p>536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53874">
                <text:p>5387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54051">
                <text:p>540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54230">
                <text:p>5423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54410">
                <text:p>544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4592">
                <text:p>545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54771">
                <text:p>547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54952">
                <text:p>549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5131">
                <text:p>5513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55312">
                <text:p>553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5491">
                <text:p>554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55672">
                <text:p>556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5852">
                <text:p>558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6037">
                <text:p>5604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56212">
                <text:p>562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56392">
                <text:p>563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6573">
                <text:p>565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6752">
                <text:p>567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56933">
                <text:p>569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7113">
                <text:p>571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7293">
                <text:p>572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7473">
                <text:p>574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7659">
                <text:p>5766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57842">
                <text:p>578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58014">
                <text:p>580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58196">
                <text:p>582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58375">
                <text:p>583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58555">
                <text:p>585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8744">
                <text:p>5874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58923">
                <text:p>589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59097">
                <text:p>591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59274">
                <text:p>5927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59455">
                <text:p>594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9635">
                <text:p>596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9816">
                <text:p>598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60187">
                <text:p>6019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60355">
                <text:p>6036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60535">
                <text:p>605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0716">
                <text:p>607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60896">
                <text:p>609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1079">
                <text:p>6108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61256">
                <text:p>6126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61437">
                <text:p>614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61617">
                <text:p>616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1798">
                <text:p>618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61987">
                <text:p>619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62158">
                <text:p>6216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62337">
                <text:p>623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62519">
                <text:p>6252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62699">
                <text:p>627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2882">
                <text:p>6288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63059">
                <text:p>6306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63238">
                <text:p>632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63419">
                <text:p>634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63600">
                <text:p>636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63780">
                <text:p>637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3960">
                <text:p>639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4140">
                <text:p>641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4324">
                <text:p>643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64501">
                <text:p>645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64682">
                <text:p>646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64860">
                <text:p>6486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65041">
                <text:p>650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65220">
                <text:p>652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65400">
                <text:p>654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5582">
                <text:p>6558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65761">
                <text:p>6576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65941">
                <text:p>659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6139">
                <text:p>661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66301">
                <text:p>663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66486">
                <text:p>6649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66665">
                <text:p>666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66844">
                <text:p>668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67021">
                <text:p>670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67205">
                <text:p>672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67382">
                <text:p>6738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67574">
                <text:p>6757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67744">
                <text:p>677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67923">
                <text:p>679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68102">
                <text:p>681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68283">
                <text:p>682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68463">
                <text:p>684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8644">
                <text:p>686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68824">
                <text:p>688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9005">
                <text:p>690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69184">
                <text:p>691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69363">
                <text:p>6936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69545">
                <text:p>695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69726">
                <text:p>697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69908">
                <text:p>699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70136">
                <text:p>7014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70264">
                <text:p>7026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70444">
                <text:p>704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0626">
                <text:p>7063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70806">
                <text:p>708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0986">
                <text:p>709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1166">
                <text:p>711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1345">
                <text:p>713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71525">
                <text:p>715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1707">
                <text:p>717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71896">
                <text:p>719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72069">
                <text:p>7207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72258">
                <text:p>7226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72428">
                <text:p>724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72609">
                <text:p>726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72788">
                <text:p>727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72969">
                <text:p>729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73153">
                <text:p>7315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73335">
                <text:p>733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73510">
                <text:p>735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3691">
                <text:p>736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73870">
                <text:p>738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74051">
                <text:p>740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74234">
                <text:p>7423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74410">
                <text:p>744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74595">
                <text:p>746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74773">
                <text:p>7477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74951">
                <text:p>749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75131">
                <text:p>751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5311">
                <text:p>753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5496">
                <text:p>755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75673">
                <text:p>7567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75853">
                <text:p>758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6032">
                <text:p>7603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76212">
                <text:p>762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6392">
                <text:p>763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6572">
                <text:p>765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6752">
                <text:p>767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6933">
                <text:p>769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77113">
                <text:p>771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7293">
                <text:p>772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7473">
                <text:p>774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7653">
                <text:p>776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7833">
                <text:p>778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8013">
                <text:p>780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8194">
                <text:p>781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78374">
                <text:p>783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8555">
                <text:p>785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78736">
                <text:p>787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78919">
                <text:p>789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79140">
                <text:p>7914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79275">
                <text:p>7928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79455">
                <text:p>794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9636">
                <text:p>796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79816">
                <text:p>798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9996">
                <text:p>800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0182">
                <text:p>8018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80356">
                <text:p>8036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80536">
                <text:p>805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0716">
                <text:p>807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0896">
                <text:p>809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1076">
                <text:p>810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1257">
                <text:p>812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1438">
                <text:p>814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1618">
                <text:p>816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1797">
                <text:p>818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81977">
                <text:p>819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2158">
                <text:p>821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2338">
                <text:p>823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2519">
                <text:p>825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2699">
                <text:p>827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2878">
                <text:p>828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83059">
                <text:p>830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3238">
                <text:p>832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83419">
                <text:p>834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3599">
                <text:p>836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3780">
                <text:p>837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3959">
                <text:p>8396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84140">
                <text:p>841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4319">
                <text:p>843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84501">
                <text:p>845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84681">
                <text:p>846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4862">
                <text:p>848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5041">
                <text:p>850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85221">
                <text:p>852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5401">
                <text:p>854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5583">
                <text:p>8558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85761">
                <text:p>8576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85949">
                <text:p>8595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86128">
                <text:p>8613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86302">
                <text:p>863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86482">
                <text:p>864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6663">
                <text:p>866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6843">
                <text:p>868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7023">
                <text:p>870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7203">
                <text:p>872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7383">
                <text:p>873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7565">
                <text:p>875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87744">
                <text:p>877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87923">
                <text:p>879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88104">
                <text:p>881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8284">
                <text:p>882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8464">
                <text:p>884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8646">
                <text:p>886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88827">
                <text:p>888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9005">
                <text:p>89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89185">
                <text:p>891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9364">
                <text:p>8936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89551">
                <text:p>8955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89726">
                <text:p>8973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89906">
                <text:p>899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0086">
                <text:p>900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0266">
                <text:p>902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0446">
                <text:p>904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0626">
                <text:p>906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0808">
                <text:p>908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90988">
                <text:p>909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1167">
                <text:p>911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91346">
                <text:p>913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91527">
                <text:p>915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91708">
                <text:p>917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91888">
                <text:p>918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2069">
                <text:p>920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92249">
                <text:p>922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2428">
                <text:p>9243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92609">
                <text:p>926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92789">
                <text:p>927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2968">
                <text:p>929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93148">
                <text:p>931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3329">
                <text:p>933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93509">
                <text:p>935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3689">
                <text:p>936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3871">
                <text:p>938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94050">
                <text:p>940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94229">
                <text:p>9423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94411">
                <text:p>944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94592">
                <text:p>945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94771">
                <text:p>947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94952">
                <text:p>949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95137">
                <text:p>9514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95310">
                <text:p>9531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95491">
                <text:p>954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95672">
                <text:p>956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95852">
                <text:p>958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6032">
                <text:p>960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6215">
                <text:p>962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96391">
                <text:p>9639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96572">
                <text:p>965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96753">
                <text:p>967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96933">
                <text:p>969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7113">
                <text:p>971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7292">
                <text:p>972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97472">
                <text:p>974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7652">
                <text:p>976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7851">
                <text:p>978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98014">
                <text:p>98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98193">
                <text:p>981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98374">
                <text:p>983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98554">
                <text:p>985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8735">
                <text:p>987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98914">
                <text:p>989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99096">
                <text:p>991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99274">
                <text:p>9927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99454">
                <text:p>994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9635">
                <text:p>996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99820">
                <text:p>9982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99996">
                <text:p>1000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00175">
                <text:p>1001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00355">
                <text:p>1003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0535">
                <text:p>1005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0719">
                <text:p>1007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00901">
                <text:p>1009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01079">
                <text:p>1010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01256">
                <text:p>10126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01438">
                <text:p>1014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01616">
                <text:p>1016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01827">
                <text:p>10183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101976">
                <text:p>1019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02164">
                <text:p>10216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02336">
                <text:p>1023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02517">
                <text:p>1025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02698">
                <text:p>1027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02879">
                <text:p>1028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03061">
                <text:p>10306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03238">
                <text:p>1032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03419">
                <text:p>1034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03598">
                <text:p>1036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03786">
                <text:p>10379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03960">
                <text:p>10396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04165">
                <text:p>10417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104320">
                <text:p>1043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04499">
                <text:p>1045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04678">
                <text:p>1046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04863">
                <text:p>10486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05039">
                <text:p>1050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05235">
                <text:p>10524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05401">
                <text:p>1054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05580">
                <text:p>1055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05763">
                <text:p>10576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05942">
                <text:p>1059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06183">
                <text:p>10618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106300">
                <text:p>1063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06480">
                <text:p>1064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6663">
                <text:p>10666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06869">
                <text:p>10687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107021">
                <text:p>1070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07201">
                <text:p>1072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7381">
                <text:p>1073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7562">
                <text:p>1075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07742">
                <text:p>1077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7921">
                <text:p>1079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08102">
                <text:p>1081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08282">
                <text:p>1082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8463">
                <text:p>1084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08643">
                <text:p>1086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8836">
                <text:p>1088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09006">
                <text:p>1090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09183">
                <text:p>10918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09363">
                <text:p>1093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9543">
                <text:p>1095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9729">
                <text:p>10973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09915">
                <text:p>10992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10086">
                <text:p>11009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10264">
                <text:p>11026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10444">
                <text:p>1104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0633">
                <text:p>11063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110804">
                <text:p>1108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10984">
                <text:p>1109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1166">
                <text:p>1111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11345">
                <text:p>1113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11529">
                <text:p>11153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11707">
                <text:p>1117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11887">
                <text:p>1118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2066">
                <text:p>1120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12246">
                <text:p>1122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2431">
                <text:p>11243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12608">
                <text:p>1126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12788">
                <text:p>1127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2970">
                <text:p>1129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13148">
                <text:p>1131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13329">
                <text:p>1133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13509">
                <text:p>1135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3690">
                <text:p>1136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13870">
                <text:p>1138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4062">
                <text:p>11406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14229">
                <text:p>11423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14410">
                <text:p>1144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14594">
                <text:p>11459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14772">
                <text:p>11477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14951">
                <text:p>1149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15153">
                <text:p>11515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115311">
                <text:p>1153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15491">
                <text:p>1154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5672">
                <text:p>1156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15852">
                <text:p>1158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6033">
                <text:p>1160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16214">
                <text:p>1162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16392">
                <text:p>11639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16572">
                <text:p>1165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6753">
                <text:p>1167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16932">
                <text:p>11693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17114">
                <text:p>1171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17293">
                <text:p>1172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17473">
                <text:p>1174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7654">
                <text:p>1176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17834">
                <text:p>1178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8014">
                <text:p>1180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8194">
                <text:p>1181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8374">
                <text:p>1183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8555">
                <text:p>1185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18735">
                <text:p>1187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8915">
                <text:p>1189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9095">
                <text:p>1191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9274">
                <text:p>1192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19454">
                <text:p>1194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9635">
                <text:p>1196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19815">
                <text:p>1198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9996">
                <text:p>1200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20176">
                <text:p>120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0355">
                <text:p>12036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20537">
                <text:p>1205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20717">
                <text:p>1207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0897">
                <text:p>1209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1081">
                <text:p>12108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21256">
                <text:p>12126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21436">
                <text:p>1214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1618">
                <text:p>12162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21798">
                <text:p>1218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1978">
                <text:p>1219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2158">
                <text:p>1221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2337">
                <text:p>1223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22518">
                <text:p>1225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22702">
                <text:p>1227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22879">
                <text:p>12288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23060">
                <text:p>1230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23242">
                <text:p>1232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23419">
                <text:p>1234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23599">
                <text:p>1236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3779">
                <text:p>1237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3964">
                <text:p>12396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24142">
                <text:p>1241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24319">
                <text:p>1243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24500">
                <text:p>1245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24681">
                <text:p>1246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24862">
                <text:p>1248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25040">
                <text:p>1250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25221">
                <text:p>1252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25400">
                <text:p>1254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25580">
                <text:p>1255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5762">
                <text:p>12576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25942">
                <text:p>1259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6135">
                <text:p>1261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26302">
                <text:p>1263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26485">
                <text:p>12649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26663">
                <text:p>12666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26843">
                <text:p>1268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7023">
                <text:p>1270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7205">
                <text:p>1272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27383">
                <text:p>1273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27563">
                <text:p>1275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7743">
                <text:p>1277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7946">
                <text:p>12795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28104">
                <text:p>1281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28283">
                <text:p>1282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28463">
                <text:p>1284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8643">
                <text:p>1286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8825">
                <text:p>12883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29005">
                <text:p>1290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9184">
                <text:p>1291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29364">
                <text:p>1293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9546">
                <text:p>1295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29737">
                <text:p>12974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29906">
                <text:p>12991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30086">
                <text:p>1300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0265">
                <text:p>1302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30445">
                <text:p>1304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0626">
                <text:p>1306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30808">
                <text:p>1308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30987">
                <text:p>1309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31167">
                <text:p>1311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1346">
                <text:p>1313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31526">
                <text:p>1315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1707">
                <text:p>1317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31888">
                <text:p>1318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32081">
                <text:p>1320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32247">
                <text:p>1322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2427">
                <text:p>1324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2608">
                <text:p>1326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32788">
                <text:p>1327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2969">
                <text:p>1329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33148">
                <text:p>1331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33328">
                <text:p>1333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3509">
                <text:p>1335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33689">
                <text:p>1336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3869">
                <text:p>1338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4050">
                <text:p>1340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34229">
                <text:p>13423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34409">
                <text:p>1344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4589">
                <text:p>1345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4771">
                <text:p>1347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34950">
                <text:p>1349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35137">
                <text:p>13514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35310">
                <text:p>13531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35490">
                <text:p>1354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5670">
                <text:p>1356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5850">
                <text:p>1358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6032">
                <text:p>13603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36216">
                <text:p>1362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36391">
                <text:p>13639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6572">
                <text:p>1365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36765">
                <text:p>1367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36932">
                <text:p>13693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37112">
                <text:p>1371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7292">
                <text:p>1372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7474">
                <text:p>1374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37653">
                <text:p>1376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37832">
                <text:p>13783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38012">
                <text:p>1380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8194">
                <text:p>1381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38373">
                <text:p>1383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38554">
                <text:p>1385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38741">
                <text:p>13874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38914">
                <text:p>13891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39095">
                <text:p>1391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39274">
                <text:p>1392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39454">
                <text:p>1394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9634">
                <text:p>1396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9816">
                <text:p>13982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39995">
                <text:p>1400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40176">
                <text:p>1401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40355">
                <text:p>14036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40538">
                <text:p>1405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40715">
                <text:p>1407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40895">
                <text:p>1409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1076">
                <text:p>1410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41255">
                <text:p>14126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41436">
                <text:p>1414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41616">
                <text:p>1416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1797">
                <text:p>1418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41978">
                <text:p>1419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42157">
                <text:p>14216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42337">
                <text:p>1423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2517">
                <text:p>1425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2699">
                <text:p>1427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42882">
                <text:p>14288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43058">
                <text:p>14306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43238">
                <text:p>1432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3421">
                <text:p>1434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43598">
                <text:p>1436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43780">
                <text:p>14378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43960">
                <text:p>1439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4140">
                <text:p>1441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4322">
                <text:p>14432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44499">
                <text:p>1445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44680">
                <text:p>1446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44860">
                <text:p>1448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5040">
                <text:p>1450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5220">
                <text:p>1452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5400">
                <text:p>1454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5580">
                <text:p>1455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5762">
                <text:p>14576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45942">
                <text:p>1459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6194">
                <text:p>14619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146302">
                <text:p>1463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46481">
                <text:p>1464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46661">
                <text:p>1466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6843">
                <text:p>1468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47023">
                <text:p>1470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7208">
                <text:p>14721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47381">
                <text:p>14738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47564">
                <text:p>14756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47743">
                <text:p>1477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47924">
                <text:p>1479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48103">
                <text:p>1481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48282">
                <text:p>1482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48467">
                <text:p>14847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48644">
                <text:p>1486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48824">
                <text:p>1488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9005">
                <text:p>1490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49186">
                <text:p>1491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49363">
                <text:p>14936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49545">
                <text:p>1495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49724">
                <text:p>1497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49904">
                <text:p>1499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0085">
                <text:p>1500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50264">
                <text:p>15026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50445">
                <text:p>1504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50625">
                <text:p>1506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0806">
                <text:p>1508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50986">
                <text:p>1509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1165">
                <text:p>1511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51345">
                <text:p>1513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1527">
                <text:p>15153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51706">
                <text:p>1517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51887">
                <text:p>1518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52067">
                <text:p>1520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2247">
                <text:p>1522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2427">
                <text:p>1524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2607">
                <text:p>1526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2788">
                <text:p>1527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52967">
                <text:p>1529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53149">
                <text:p>1531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53327">
                <text:p>15333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53507">
                <text:p>1535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3688">
                <text:p>1536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53869">
                <text:p>1538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54048">
                <text:p>1540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54229">
                <text:p>1542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54408">
                <text:p>1544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54588">
                <text:p>1545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4769">
                <text:p>1547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54949">
                <text:p>1549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5129">
                <text:p>1551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5310">
                <text:p>1553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55494">
                <text:p>15549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55669">
                <text:p>15567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5850">
                <text:p>1558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56034">
                <text:p>15603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56210">
                <text:p>1562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56392">
                <text:p>1563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56570">
                <text:p>15657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56751">
                <text:p>1567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56931">
                <text:p>1569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7111">
                <text:p>1571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7291">
                <text:p>1572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7471">
                <text:p>1574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7651">
                <text:p>1576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7832">
                <text:p>1578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58024">
                <text:p>1580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58192">
                <text:p>15819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58372">
                <text:p>1583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8553">
                <text:p>1585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58733">
                <text:p>1587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8914">
                <text:p>1589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59127">
                <text:p>15913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159273">
                <text:p>1592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59453">
                <text:p>1594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9634">
                <text:p>1596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59814">
                <text:p>1598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9995">
                <text:p>1600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60175">
                <text:p>160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0354">
                <text:p>1603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60536">
                <text:p>1605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60715">
                <text:p>1607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60895">
                <text:p>1609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1076">
                <text:p>1610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61256">
                <text:p>1612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1436">
                <text:p>1614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1622">
                <text:p>16162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61796">
                <text:p>1618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61976">
                <text:p>1619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2158">
                <text:p>16216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62336">
                <text:p>1623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62518">
                <text:p>16252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62697">
                <text:p>1627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62877">
                <text:p>1628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3058">
                <text:p>1630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63237">
                <text:p>1632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63417">
                <text:p>1634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3597">
                <text:p>1636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3778">
                <text:p>1637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63958">
                <text:p>1639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4140">
                <text:p>1641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64318">
                <text:p>1643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64502">
                <text:p>1645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64683">
                <text:p>1646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64858">
                <text:p>16486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5048">
                <text:p>1650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65218">
                <text:p>16522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65398">
                <text:p>1654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5578">
                <text:p>1655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5761">
                <text:p>16576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65940">
                <text:p>1659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66122">
                <text:p>16612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66300">
                <text:p>1663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66483">
                <text:p>16648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66666">
                <text:p>1666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66841">
                <text:p>16684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7021">
                <text:p>1670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7202">
                <text:p>1672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67382">
                <text:p>1673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7562">
                <text:p>1675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7742">
                <text:p>1677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7922">
                <text:p>1679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8104">
                <text:p>1681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68289">
                <text:p>16829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68463">
                <text:p>16846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68644">
                <text:p>1686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68824">
                <text:p>1688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9003">
                <text:p>1690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69184">
                <text:p>1691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69363">
                <text:p>16936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69548">
                <text:p>16955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69724">
                <text:p>1697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69905">
                <text:p>1699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70084">
                <text:p>1700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70266">
                <text:p>1702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70445">
                <text:p>1704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70625">
                <text:p>1706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0806">
                <text:p>1708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70985">
                <text:p>1709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71165">
                <text:p>1711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1345">
                <text:p>1713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1526">
                <text:p>1715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71707">
                <text:p>1717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71887">
                <text:p>1718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2067">
                <text:p>1720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2246">
                <text:p>1722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72426">
                <text:p>1724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2612">
                <text:p>1726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72788">
                <text:p>17279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72968">
                <text:p>1729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3197">
                <text:p>17320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173327">
                <text:p>1733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73508">
                <text:p>1735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73688">
                <text:p>1736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3869">
                <text:p>1738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74049">
                <text:p>1740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4229">
                <text:p>1742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4407">
                <text:p>1744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74593">
                <text:p>17459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74767">
                <text:p>17477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74948">
                <text:p>1749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75128">
                <text:p>1751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5308">
                <text:p>1753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5489">
                <text:p>1754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75672">
                <text:p>1756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75850">
                <text:p>1758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76031">
                <text:p>1760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76210">
                <text:p>1762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76390">
                <text:p>1763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6569">
                <text:p>1765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76751">
                <text:p>1767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76933">
                <text:p>17693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77110">
                <text:p>1771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77292">
                <text:p>1772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77474">
                <text:p>1774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77652">
                <text:p>1776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77835">
                <text:p>1778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78010">
                <text:p>1780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78192">
                <text:p>1781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78372">
                <text:p>1783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8556">
                <text:p>17856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78733">
                <text:p>17873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78911">
                <text:p>1789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79092">
                <text:p>1790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79272">
                <text:p>1792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9452">
                <text:p>1794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9632">
                <text:p>1796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9817">
                <text:p>17982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79992">
                <text:p>17999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80172">
                <text:p>1801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0352">
                <text:p>1803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0533">
                <text:p>1805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80713">
                <text:p>1807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0902">
                <text:p>1809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181073">
                <text:p>18107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81257">
                <text:p>18126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81433">
                <text:p>1814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81615">
                <text:p>18162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81794">
                <text:p>1817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81974">
                <text:p>1819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2155">
                <text:p>1821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82334">
                <text:p>18233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82514">
                <text:p>1825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2695">
                <text:p>1827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82875">
                <text:p>1828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3057">
                <text:p>18306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83237">
                <text:p>1832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3417">
                <text:p>1834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3597">
                <text:p>1836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3777">
                <text:p>1837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3958">
                <text:p>1839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84142">
                <text:p>1841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84318">
                <text:p>1843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84498">
                <text:p>1845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4685">
                <text:p>18469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84859">
                <text:p>18486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85039">
                <text:p>1850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5219">
                <text:p>1852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5397">
                <text:p>1854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85582">
                <text:p>18558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85758">
                <text:p>18576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85938">
                <text:p>1859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6119">
                <text:p>1861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86298">
                <text:p>1863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86478">
                <text:p>1864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6660">
                <text:p>18666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86839">
                <text:p>1868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87019">
                <text:p>1870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7202">
                <text:p>1872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87381">
                <text:p>1873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87562">
                <text:p>1875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87742">
                <text:p>1877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7926">
                <text:p>18793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88103">
                <text:p>1881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88282">
                <text:p>1882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88467">
                <text:p>18847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88644">
                <text:p>1886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88824">
                <text:p>1888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9007">
                <text:p>18901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89184">
                <text:p>18918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89363">
                <text:p>18936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89543">
                <text:p>1895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9725">
                <text:p>18973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89906">
                <text:p>1899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90085">
                <text:p>1900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90264">
                <text:p>19026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90444">
                <text:p>1904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0625">
                <text:p>1906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90806">
                <text:p>1908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90985">
                <text:p>1909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91163">
                <text:p>19116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91345">
                <text:p>1913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91526">
                <text:p>1915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91706">
                <text:p>1917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1886">
                <text:p>1918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2067">
                <text:p>1920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92246">
                <text:p>1922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92426">
                <text:p>1924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2607">
                <text:p>1926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92786">
                <text:p>1927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92968">
                <text:p>1929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93146">
                <text:p>1931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93326">
                <text:p>1933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3509">
                <text:p>19351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93687">
                <text:p>19369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93867">
                <text:p>1938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4048">
                <text:p>1940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94228">
                <text:p>1942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4408">
                <text:p>1944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4589">
                <text:p>1945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94770">
                <text:p>1947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94958">
                <text:p>19496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95129">
                <text:p>1951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95309">
                <text:p>1953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5490">
                <text:p>1954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95671">
                <text:p>1956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95849">
                <text:p>1958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96031">
                <text:p>19603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96208">
                <text:p>1962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96390">
                <text:p>1963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96570">
                <text:p>1965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6750">
                <text:p>1967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6930">
                <text:p>1969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7111">
                <text:p>1971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97291">
                <text:p>1972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7472">
                <text:p>1974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97650">
                <text:p>1976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97833">
                <text:p>19783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98012">
                <text:p>1980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98231">
                <text:p>1982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198372">
                <text:p>19837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98558">
                <text:p>19856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98732">
                <text:p>19873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98913">
                <text:p>1989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99180">
                <text:p>19918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199275">
                <text:p>1992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99453">
                <text:p>1994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99634">
                <text:p>1996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99813">
                <text:p>1998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99995">
                <text:p>2000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200174">
                <text:p>2001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00354">
                <text:p>2003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0534">
                <text:p>2005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0723">
                <text:p>2007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00894">
                <text:p>20089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201075">
                <text:p>2010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1254">
                <text:p>2012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01433">
                <text:p>20143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01614">
                <text:p>2016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1794">
                <text:p>2017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1973">
                <text:p>2019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02154">
                <text:p>2021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2335">
                <text:p>2023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2515">
                <text:p>2025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2696">
                <text:p>2027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2875">
                <text:p>2028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03056">
                <text:p>2030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3237">
                <text:p>2032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3417">
                <text:p>2034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3602">
                <text:p>2036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203778">
                <text:p>20378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03959">
                <text:p>2039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4137">
                <text:p>2041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04318">
                <text:p>2043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4499">
                <text:p>2045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4678">
                <text:p>2046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04859">
                <text:p>2048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5039">
                <text:p>2050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5219">
                <text:p>2052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5399">
                <text:p>2054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5580">
                <text:p>2055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5761">
                <text:p>2057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5939">
                <text:p>2059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06123">
                <text:p>2061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206300">
                <text:p>2063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06480">
                <text:p>2064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6661">
                <text:p>2066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6840">
                <text:p>2068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07025">
                <text:p>20703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207200">
                <text:p>2072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07380">
                <text:p>2073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7562">
                <text:p>20756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207743">
                <text:p>2077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7921">
                <text:p>2079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08136">
                <text:p>20814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08282">
                <text:p>2082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08462">
                <text:p>2084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8643">
                <text:p>2086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8823">
                <text:p>2088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9003">
                <text:p>2090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9187">
                <text:p>20919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209363">
                <text:p>20936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09543">
                <text:p>2095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9723">
                <text:p>2097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9904">
                <text:p>2099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10097">
                <text:p>21010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210263">
                <text:p>21026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10444">
                <text:p>2104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10625">
                <text:p>2106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10805">
                <text:p>2108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10985">
                <text:p>210990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